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4" table:default-cell-style-name="ce3"/>
        <table:table-column table:style-name="co9" table:number-columns-repeated="3" table:default-cell-style-name="ce3"/>
        <table:table-column table:style-name="co10" table:number-columns-repeated="1002" table:default-cell-style-name="ce3"/>
        <table:table-row table:style-name="ro1">
          <table:table-cell table:style-name="Default" office:value-type="string" calcext:value-type="string">
            <text:p>Temps</text:p>
          </table:table-cell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9225.2" calcext:value-type="float">
            <text:p>9225,2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2782.5" calcext:value-type="float">
            <text:p>2782,5</text:p>
          </table:table-cell>
          <table:table-cell table:style-name="ce1" office:value-type="float" office:value="6066.3" calcext:value-type="float">
            <text:p>6066,3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15442.8" calcext:value-type="float">
            <text:p>15442,8</text:p>
          </table:table-cell>
          <table:table-cell table:style-name="ce1" office:value-type="float" office:value="621.2" calcext:value-type="float">
            <text:p>621,2</text:p>
          </table:table-cell>
          <table:table-cell table:style-name="ce1" office:value-type="float" office:value="1142.6" calcext:value-type="float">
            <text:p>1142,6</text:p>
          </table:table-cell>
          <table:table-cell table:style-name="ce1" office:value-type="float" office:value="420.6" calcext:value-type="float">
            <text:p>420,6</text:p>
          </table:table-cell>
          <table:table-cell table:style-name="ce1" office:value-type="float" office:value="18270.6" calcext:value-type="float">
            <text:p>18270,6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225.3" calcext:value-type="float">
            <text:p>225,3</text:p>
          </table:table-cell>
          <table:table-cell table:style-name="ce1" office:value-type="float" office:value="1027.3" calcext:value-type="float">
            <text:p>1027,3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220.2" calcext:value-type="float">
            <text:p>22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7600.8" calcext:value-type="float">
            <text:p>7600,8</text:p>
          </table:table-cell>
          <table:table-cell table:style-name="ce1" office:value-type="float" office:value="320.4" calcext:value-type="float">
            <text:p>320,4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4612.2" calcext:value-type="float">
            <text:p>4612,2</text:p>
          </table:table-cell>
          <table:table-cell table:style-name="ce1" office:value-type="float" office:value="13157.8" calcext:value-type="float">
            <text:p>13157,8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1202.8" calcext:value-type="float">
            <text:p>1202,8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18290.6" calcext:value-type="float">
            <text:p>18290,6</text:p>
          </table:table-cell>
          <table:table-cell table:style-name="ce1" office:value-type="float" office:value="57.1" calcext:value-type="float">
            <text:p>57,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41.8" calcext:value-type="float">
            <text:p>841,8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8162.4" calcext:value-type="float">
            <text:p>8162,4</text:p>
          </table:table-cell>
          <table:table-cell table:style-name="ce1" office:value-type="float" office:value="240.2" calcext:value-type="float">
            <text:p>240,2</text:p>
          </table:table-cell>
          <table:table-cell table:style-name="ce1" office:value-type="float" office:value="5847.9" calcext:value-type="float">
            <text:p>5847,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2.5" calcext:value-type="float">
            <text:p>2882,5</text:p>
          </table:table-cell>
          <table:table-cell table:style-name="ce1" office:value-type="float" office:value="5790.8" calcext:value-type="float">
            <text:p>5790,8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15884.2" calcext:value-type="float">
            <text:p>15884,2</text:p>
          </table:table-cell>
          <table:table-cell table:style-name="ce1" office:value-type="float" office:value="1027.3" calcext:value-type="float">
            <text:p>1027,3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681.2" calcext:value-type="float">
            <text:p>681,2</text:p>
          </table:table-cell>
          <table:table-cell table:style-name="ce1" office:value-type="float" office:value="18752" calcext:value-type="float">
            <text:p>187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61.2" calcext:value-type="float">
            <text:p>661,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8944.6" calcext:value-type="float">
            <text:p>8944,6</text:p>
          </table:table-cell>
          <table:table-cell table:style-name="ce1" office:value-type="float" office:value="525.8" calcext:value-type="float">
            <text:p>525,8</text:p>
          </table:table-cell>
          <table:table-cell table:style-name="ce1" office:value-type="float" office:value="8771.9" calcext:value-type="float">
            <text:p>8771,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65.6" calcext:value-type="float">
            <text:p>2165,6</text:p>
          </table:table-cell>
          <table:table-cell table:style-name="ce1" office:value-type="float" office:value="5891" calcext:value-type="float">
            <text:p>5891</text:p>
          </table:table-cell>
          <table:table-cell table:style-name="ce1" office:value-type="float" office:value="13157.8" calcext:value-type="float">
            <text:p>13157,8</text:p>
          </table:table-cell>
          <table:table-cell table:style-name="ce1" office:value-type="float" office:value="13738" calcext:value-type="float">
            <text:p>13738</text:p>
          </table:table-cell>
          <table:table-cell table:style-name="ce1" office:value-type="float" office:value="1002.3" calcext:value-type="float">
            <text:p>1002,3</text:p>
          </table:table-cell>
          <table:table-cell table:style-name="ce1" office:value-type="float" office:value="922.2" calcext:value-type="float">
            <text:p>922,2</text:p>
          </table:table-cell>
          <table:table-cell table:style-name="ce1" office:value-type="float" office:value="701.8" calcext:value-type="float">
            <text:p>701,8</text:p>
          </table:table-cell>
          <table:table-cell table:style-name="ce1" office:value-type="float" office:value="19193.2" calcext:value-type="float">
            <text:p>19193,2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300.3" calcext:value-type="float">
            <text:p>300,3</text:p>
          </table:table-cell>
          <table:table-cell table:style-name="ce1" office:value-type="float" office:value="781.8" calcext:value-type="float">
            <text:p>781,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.3" calcext:value-type="float">
            <text:p>175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8001.8" calcext:value-type="float">
            <text:p>8001,8</text:p>
          </table:table-cell>
          <table:table-cell table:style-name="ce1" office:value-type="float" office:value="250.3" calcext:value-type="float">
            <text:p>250,3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2531.5" calcext:value-type="float">
            <text:p>2531,5</text:p>
          </table:table-cell>
          <table:table-cell table:style-name="ce1" office:value-type="float" office:value="5539.8" calcext:value-type="float">
            <text:p>5539,8</text:p>
          </table:table-cell>
          <table:table-cell table:style-name="ce1" office:value-type="float" office:value="14035" calcext:value-type="float">
            <text:p>14035</text:p>
          </table:table-cell>
          <table:table-cell table:style-name="ce1" office:value-type="float" office:value="13777.8" calcext:value-type="float">
            <text:p>13777,8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741.4" calcext:value-type="float">
            <text:p>741,4</text:p>
          </table:table-cell>
          <table:table-cell table:style-name="ce1" office:value-type="float" office:value="17107.4" calcext:value-type="float">
            <text:p>17107,4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200.2" calcext:value-type="float">
            <text:p>200,2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8503.2" calcext:value-type="float">
            <text:p>8503,2</text:p>
          </table:table-cell>
          <table:table-cell table:style-name="ce1" office:value-type="float" office:value="425.5" calcext:value-type="float">
            <text:p>425,5</text:p>
          </table:table-cell>
          <table:table-cell table:style-name="ce1" office:value-type="float" office:value="3508.8" calcext:value-type="float">
            <text:p>3508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5.4" calcext:value-type="float">
            <text:p>2045,4</text:p>
          </table:table-cell>
          <table:table-cell table:style-name="ce1" office:value-type="float" office:value="5554.8" calcext:value-type="float">
            <text:p>5554,8</text:p>
          </table:table-cell>
          <table:table-cell table:style-name="ce1" office:value-type="float" office:value="13157.8" calcext:value-type="float">
            <text:p>13157,8</text:p>
          </table:table-cell>
          <table:table-cell table:style-name="ce1" office:value-type="float" office:value="14440" calcext:value-type="float">
            <text:p>14440</text:p>
          </table:table-cell>
          <table:table-cell table:style-name="ce1" office:value-type="float" office:value="952.3" calcext:value-type="float">
            <text:p>952,3</text:p>
          </table:table-cell>
          <table:table-cell table:style-name="ce1" office:value-type="float" office:value="1002.5" calcext:value-type="float">
            <text:p>1002,5</text:p>
          </table:table-cell>
          <table:table-cell table:style-name="ce1" office:value-type="float" office:value="681.2" calcext:value-type="float">
            <text:p>681,2</text:p>
          </table:table-cell>
          <table:table-cell table:style-name="ce1" office:value-type="float" office:value="17729.2" calcext:value-type="float">
            <text:p>17729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41.8" calcext:value-type="float">
            <text:p>841,8</text:p>
          </table:table-cell>
          <table:table-cell table:style-name="ce1" office:value-type="float" office:value="262.5" calcext:value-type="float">
            <text:p>262,5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175.3" calcext:value-type="float">
            <text:p>175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8142.2" calcext:value-type="float">
            <text:p>8142,2</text:p>
          </table:table-cell>
          <table:table-cell table:style-name="ce1" office:value-type="float" office:value="420.8" calcext:value-type="float">
            <text:p>420,8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2" calcext:value-type="float">
            <text:p>2682</text:p>
          </table:table-cell>
          <table:table-cell table:style-name="ce1" office:value-type="float" office:value="4672.6" calcext:value-type="float">
            <text:p>4672,6</text:p>
          </table:table-cell>
          <table:table-cell table:style-name="ce1" office:value-type="float" office:value="14035" calcext:value-type="float">
            <text:p>14035</text:p>
          </table:table-cell>
          <table:table-cell table:style-name="ce1" office:value-type="float" office:value="13517.2" calcext:value-type="float">
            <text:p>13517,2</text:p>
          </table:table-cell>
          <table:table-cell table:style-name="ce1" office:value-type="float" office:value="1202.8" calcext:value-type="float">
            <text:p>1202,8</text:p>
          </table:table-cell>
          <table:table-cell table:style-name="ce1" office:value-type="float" office:value="1127.5" calcext:value-type="float">
            <text:p>1127,5</text:p>
          </table:table-cell>
          <table:table-cell table:style-name="ce1" office:value-type="float" office:value="701.5" calcext:value-type="float">
            <text:p>701,5</text:p>
          </table:table-cell>
          <table:table-cell table:style-name="ce1" office:value-type="float" office:value="17488.4" calcext:value-type="float">
            <text:p>17488,4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1.2" calcext:value-type="float">
            <text:p>621,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8022" calcext:value-type="float">
            <text:p>8022</text:p>
          </table:table-cell>
          <table:table-cell table:style-name="ce1" office:value-type="float" office:value="300.4" calcext:value-type="float">
            <text:p>300,4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2506.8" calcext:value-type="float">
            <text:p>2506,8</text:p>
          </table:table-cell>
          <table:table-cell table:style-name="ce1" office:value-type="float" office:value="5715.3" calcext:value-type="float">
            <text:p>5715,3</text:p>
          </table:table-cell>
          <table:table-cell table:style-name="ce1" office:value-type="float" office:value="13157.8" calcext:value-type="float">
            <text:p>13157,8</text:p>
          </table:table-cell>
          <table:table-cell table:style-name="ce1" office:value-type="float" office:value="13878.6" calcext:value-type="float">
            <text:p>13878,6</text:p>
          </table:table-cell>
          <table:table-cell table:style-name="ce1" office:value-type="float" office:value="776.8" calcext:value-type="float">
            <text:p>776,8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641.2" calcext:value-type="float">
            <text:p>641,2</text:p>
          </table:table-cell>
          <table:table-cell table:style-name="ce1" office:value-type="float" office:value="17849.2" calcext:value-type="float">
            <text:p>17849,2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41.6" calcext:value-type="float">
            <text:p>741,6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.2" calcext:value-type="float">
            <text:p>12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table:style-name="Default" office:value-type="float" office:value="8242.4" calcext:value-type="float">
            <text:p>8242,4</text:p>
          </table:table-cell>
          <table:table-cell table:style-name="Default" office:value-type="float" office:value="400.8" calcext:value-type="float">
            <text:p>400,8</text:p>
          </table:table-cell>
          <table:table-cell table:style-name="Default" office:value-type="float" office:value="7017.5" calcext:value-type="float">
            <text:p>7017,5</text:p>
          </table:table-cell>
          <table:table-cell table:number-columns-repeated="2" table:style-name="Default" office:value-type="float" office:value="8771.9" calcext:value-type="float">
            <text:p>8771,9</text:p>
          </table:table-cell>
          <table:table-cell table:style-name="Default" office:value-type="float" office:value="2983" calcext:value-type="float">
            <text:p>2983</text:p>
          </table:table-cell>
          <table:table-cell table:style-name="Default" office:value-type="float" office:value="5765.8" calcext:value-type="float">
            <text:p>5765,8</text:p>
          </table:table-cell>
          <table:table-cell table:style-name="Default" office:value-type="float" office:value="17543.8" calcext:value-type="float">
            <text:p>17543,8</text:p>
          </table:table-cell>
          <table:table-cell table:style-name="Default" office:value-type="float" office:value="12635" calcext:value-type="float">
            <text:p>12635</text:p>
          </table:table-cell>
          <table:table-cell table:style-name="Default" office:value-type="float" office:value="1122.6" calcext:value-type="float">
            <text:p>1122,6</text:p>
          </table:table-cell>
          <table:table-cell table:style-name="Default" office:value-type="float" office:value="942" calcext:value-type="float">
            <text:p>942</text:p>
          </table:table-cell>
          <table:table-cell table:style-name="Default" office:value-type="float" office:value="641.2" calcext:value-type="float">
            <text:p>641,2</text:p>
          </table:table-cell>
          <table:table-cell table:style-name="Default" office:value-type="float" office:value="16566" calcext:value-type="float">
            <text:p>16566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721.4" calcext:value-type="float">
            <text:p>721,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table:style-name="Default" office:value-type="float" office:value="7761.2" calcext:value-type="float">
            <text:p>7761,2</text:p>
          </table:table-cell>
          <table:table-cell table:style-name="Default" office:value-type="float" office:value="425.8" calcext:value-type="float">
            <text:p>425,8</text:p>
          </table:table-cell>
          <table:table-cell table:number-columns-repeated="2" table:style-name="Default" office:value-type="float" office:value="8771.9" calcext:value-type="float">
            <text:p>8771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08.5" calcext:value-type="float">
            <text:p>3108,5</text:p>
          </table:table-cell>
          <table:table-cell table:style-name="Default" office:value-type="float" office:value="3970.8" calcext:value-type="float">
            <text:p>3970,8</text:p>
          </table:table-cell>
          <table:table-cell table:style-name="Default" office:value-type="float" office:value="13157.8" calcext:value-type="float">
            <text:p>13157,8</text:p>
          </table:table-cell>
          <table:table-cell table:style-name="Default" office:value-type="float" office:value="13457" calcext:value-type="float">
            <text:p>13457</text:p>
          </table:table-cell>
          <table:table-cell table:style-name="Default" office:value-type="float" office:value="882" calcext:value-type="float">
            <text:p>882</text:p>
          </table:table-cell>
          <table:table-cell table:style-name="Default" office:value-type="float" office:value="721.4" calcext:value-type="float">
            <text:p>721,4</text:p>
          </table:table-cell>
          <table:table-cell table:style-name="Default" office:value-type="float" office:value="641.2" calcext:value-type="float">
            <text:p>641,2</text:p>
          </table:table-cell>
          <table:table-cell table:style-name="Default" office:value-type="float" office:value="16265" calcext:value-type="float">
            <text:p>1626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00.3" calcext:value-type="float">
            <text:p>200,3</text:p>
          </table:table-cell>
          <table:table-cell table:style-name="Default" office:value-type="float" office:value="922" calcext:value-type="float">
            <text:p>922</text:p>
          </table:table-cell>
          <table:table-cell table:style-name="Default" office:value-type="float" office:value="162.5" calcext:value-type="float">
            <text:p>162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0.3" calcext:value-type="float">
            <text:p>150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table:style-name="Default" office:value-type="float" office:value="7159.8" calcext:value-type="float">
            <text:p>7159,8</text:p>
          </table:table-cell>
          <table:table-cell table:style-name="Default" office:value-type="float" office:value="300.4" calcext:value-type="float">
            <text:p>300,4</text:p>
          </table:table-cell>
          <table:table-cell table:style-name="Default" office:value-type="float" office:value="11695.8" calcext:value-type="float">
            <text:p>11695,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2025" calcext:value-type="float">
            <text:p>2025</text:p>
          </table:table-cell>
          <table:table-cell table:style-name="Default" office:value-type="float" office:value="5239.3" calcext:value-type="float">
            <text:p>5239,3</text:p>
          </table:table-cell>
          <table:table-cell table:style-name="Default" office:value-type="float" office:value="13157.8" calcext:value-type="float">
            <text:p>13157,8</text:p>
          </table:table-cell>
          <table:table-cell table:style-name="Default" office:value-type="float" office:value="13758.2" calcext:value-type="float">
            <text:p>13758,2</text:p>
          </table:table-cell>
          <table:table-cell table:style-name="Default" office:value-type="float" office:value="1027.3" calcext:value-type="float">
            <text:p>1027,3</text:p>
          </table:table-cell>
          <table:table-cell table:style-name="Default" office:value-type="float" office:value="821.6" calcext:value-type="float">
            <text:p>821,6</text:p>
          </table:table-cell>
          <table:table-cell table:style-name="Default" office:value-type="float" office:value="1077.3" calcext:value-type="float">
            <text:p>1077,3</text:p>
          </table:table-cell>
          <table:table-cell table:style-name="Default" office:value-type="float" office:value="16365.2" calcext:value-type="float">
            <text:p>16365,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741.4" calcext:value-type="float">
            <text:p>741,4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table:style-name="Default" office:value-type="float" office:value="7721.2" calcext:value-type="float">
            <text:p>7721,2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11695.8" calcext:value-type="float">
            <text:p>11695,8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11695.8" calcext:value-type="float">
            <text:p>11695,8</text:p>
          </table:table-cell>
          <table:table-cell table:style-name="Default" office:value-type="float" office:value="2807.3" calcext:value-type="float">
            <text:p>2807,3</text:p>
          </table:table-cell>
          <table:table-cell table:style-name="Default" office:value-type="float" office:value="6267" calcext:value-type="float">
            <text:p>6267</text:p>
          </table:table-cell>
          <table:table-cell table:style-name="Default" office:value-type="float" office:value="21929.7" calcext:value-type="float">
            <text:p>21929,7</text:p>
          </table:table-cell>
          <table:table-cell table:style-name="Default" office:value-type="float" office:value="13156.2" calcext:value-type="float">
            <text:p>13156,2</text:p>
          </table:table-cell>
          <table:table-cell table:style-name="Default" office:value-type="float" office:value="561" calcext:value-type="float">
            <text:p>561</text:p>
          </table:table-cell>
          <table:table-cell table:style-name="Default" office:value-type="float" office:value="821.8" calcext:value-type="float">
            <text:p>821,8</text:p>
          </table:table-cell>
          <table:table-cell table:style-name="Default" office:value-type="float" office:value="877" calcext:value-type="float">
            <text:p>877</text:p>
          </table:table-cell>
          <table:table-cell table:style-name="Default" office:value-type="float" office:value="81026" calcext:value-type="float">
            <text:p>81026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761.6" calcext:value-type="float">
            <text:p>761,6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4035" calcext:value-type="float">
            <text:p>14035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8764" calcext:value-type="float">
            <text:p>8764</text:p>
          </table:table-cell>
          <table:table-cell table:style-name="Default" office:value-type="float" office:value="1223.2" calcext:value-type="float">
            <text:p>1223,2</text:p>
          </table:table-cell>
          <table:table-cell table:style-name="Default" office:value-type="float" office:value="14035" calcext:value-type="float">
            <text:p>14035</text:p>
          </table:table-cell>
          <table:table-cell table:style-name="Default" office:value-type="float" office:value="699250" calcext:value-type="float">
            <text:p>6992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83" calcext:value-type="float">
            <text:p>3083</text:p>
          </table:table-cell>
          <table:table-cell table:style-name="Default" office:value-type="float" office:value="5089" calcext:value-type="float">
            <text:p>5089</text:p>
          </table:table-cell>
          <table:table-cell table:style-name="Default" office:value-type="float" office:value="115999.3" calcext:value-type="float">
            <text:p>115999,3</text:p>
          </table:table-cell>
          <table:table-cell table:style-name="Default" office:value-type="float" office:value="12454.4" calcext:value-type="float">
            <text:p>12454,4</text:p>
          </table:table-cell>
          <table:table-cell table:style-name="Default" office:value-type="float" office:value="877" calcext:value-type="float">
            <text:p>877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982.4" calcext:value-type="float">
            <text:p>982,4</text:p>
          </table:table-cell>
          <table:table-cell table:style-name="Default" office:value-type="float" office:value="747984" calcext:value-type="float">
            <text:p>747984</text:p>
          </table:table-cell>
          <table:table-cell table:style-name="Default" office:value-type="float" office:value="62.5" calcext:value-type="float">
            <text:p>62,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21.4" calcext:value-type="float">
            <text:p>621,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7543.8" calcext:value-type="float">
            <text:p>17543,8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7621" calcext:value-type="float">
            <text:p>7621</text:p>
          </table:table-cell>
          <table:table-cell table:style-name="Default" office:value-type="float" office:value="982.4" calcext:value-type="float">
            <text:p>982,4</text:p>
          </table:table-cell>
          <table:table-cell table:style-name="Default" office:value-type="float" office:value="52675.1" calcext:value-type="float">
            <text:p>52675,1</text:p>
          </table:table-cell>
          <table:table-cell table:style-name="Default" office:value-type="float" office:value="2026584.1" calcext:value-type="float">
            <text:p>2026584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05.8" calcext:value-type="float">
            <text:p>2205,8</text:p>
          </table:table-cell>
          <table:table-cell table:style-name="Default" office:value-type="float" office:value="4913.3" calcext:value-type="float">
            <text:p>4913,3</text:p>
          </table:table-cell>
          <table:table-cell table:style-name="Default" office:value-type="float" office:value="123051.9" calcext:value-type="float">
            <text:p>123051,9</text:p>
          </table:table-cell>
          <table:table-cell table:style-name="Default" office:value-type="float" office:value="13677.8" calcext:value-type="float">
            <text:p>13677,8</text:p>
          </table:table-cell>
          <table:table-cell table:style-name="Default" office:value-type="float" office:value="801.6" calcext:value-type="float">
            <text:p>801,6</text:p>
          </table:table-cell>
          <table:table-cell table:style-name="Default" office:value-type="float" office:value="1303.2" calcext:value-type="float">
            <text:p>1303,2</text:p>
          </table:table-cell>
          <table:table-cell table:style-name="Default" office:value-type="float" office:value="621.2" calcext:value-type="float">
            <text:p>621,2</text:p>
          </table:table-cell>
          <table:table-cell table:style-name="Default" office:value-type="float" office:value="1186022.4" calcext:value-type="float">
            <text:p>1186022,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200.2" calcext:value-type="float">
            <text:p>200,2</text:p>
          </table:table-cell>
          <table:table-cell table:style-name="Default" office:value-type="float" office:value="781.6" calcext:value-type="float">
            <text:p>781,6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24561.3" calcext:value-type="float">
            <text:p>24561,3</text:p>
          </table:table-cell>
          <table:table-cell table:style-name="Default" office:value-type="float" office:value="250" calcext:value-type="float">
            <text:p>25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7881.6" calcext:value-type="float">
            <text:p>7881,6</text:p>
          </table:table-cell>
          <table:table-cell table:style-name="Default" office:value-type="float" office:value="1203" calcext:value-type="float">
            <text:p>1203</text:p>
          </table:table-cell>
          <table:table-cell table:style-name="Default" office:value-type="float" office:value="49157.6" calcext:value-type="float">
            <text:p>49157,6</text:p>
          </table:table-cell>
          <table:table-cell table:style-name="Default" office:value-type="float" office:value="2673983.5" calcext:value-type="float">
            <text:p>2673983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81.5" calcext:value-type="float">
            <text:p>2481,5</text:p>
          </table:table-cell>
          <table:table-cell table:style-name="Default" office:value-type="float" office:value="4472" calcext:value-type="float">
            <text:p>4472</text:p>
          </table:table-cell>
          <table:table-cell table:style-name="Default" office:value-type="float" office:value="126560.6" calcext:value-type="float">
            <text:p>126560,6</text:p>
          </table:table-cell>
          <table:table-cell table:style-name="Default" office:value-type="float" office:value="13918.6" calcext:value-type="float">
            <text:p>13918,6</text:p>
          </table:table-cell>
          <table:table-cell table:style-name="Default" office:value-type="float" office:value="781.4" calcext:value-type="float">
            <text:p>781,4</text:p>
          </table:table-cell>
          <table:table-cell table:style-name="Default" office:value-type="float" office:value="1704.3" calcext:value-type="float">
            <text:p>1704,3</text:p>
          </table:table-cell>
          <table:table-cell table:style-name="Default" office:value-type="float" office:value="721.4" calcext:value-type="float">
            <text:p>721,4</text:p>
          </table:table-cell>
          <table:table-cell table:style-name="Default" office:value-type="float" office:value="1516755.2" calcext:value-type="float">
            <text:p>1516755,2</text:p>
          </table:table-cell>
          <table:table-cell table:style-name="Default" office:value-type="float" office:value="112.5" calcext:value-type="float">
            <text:p>112,5</text:p>
          </table:table-cell>
          <table:table-cell table:style-name="Default" office:value-type="float" office:value="200.2" calcext:value-type="float">
            <text:p>200,2</text:p>
          </table:table-cell>
          <table:table-cell table:style-name="Default" office:value-type="float" office:value="661.4" calcext:value-type="float">
            <text:p>661,4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35087.5" calcext:value-type="float">
            <text:p>35087,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7300" calcext:value-type="float">
            <text:p>7300</text:p>
          </table:table-cell>
          <table:table-cell table:style-name="Default" office:value-type="float" office:value="1102.8" calcext:value-type="float">
            <text:p>1102,8</text:p>
          </table:table-cell>
          <table:table-cell table:style-name="Default" office:value-type="float" office:value="49157.6" calcext:value-type="float">
            <text:p>49157,6</text:p>
          </table:table-cell>
          <table:table-cell table:style-name="Default" office:value-type="float" office:value="3222822.8" calcext:value-type="float">
            <text:p>3222822,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81.8" calcext:value-type="float">
            <text:p>2581,8</text:p>
          </table:table-cell>
          <table:table-cell table:style-name="Default" office:value-type="float" office:value="5540" calcext:value-type="float">
            <text:p>5540</text:p>
          </table:table-cell>
          <table:table-cell table:style-name="Default" office:value-type="float" office:value="137122" calcext:value-type="float">
            <text:p>137122</text:p>
          </table:table-cell>
          <table:table-cell table:style-name="Default" office:value-type="float" office:value="12594.8" calcext:value-type="float">
            <text:p>12594,8</text:p>
          </table:table-cell>
          <table:table-cell table:style-name="Default" office:value-type="float" office:value="676.3" calcext:value-type="float">
            <text:p>676,3</text:p>
          </table:table-cell>
          <table:table-cell table:style-name="Default" office:value-type="float" office:value="1428.5" calcext:value-type="float">
            <text:p>1428,5</text:p>
          </table:table-cell>
          <table:table-cell table:style-name="Default" office:value-type="float" office:value="1162.6" calcext:value-type="float">
            <text:p>1162,6</text:p>
          </table:table-cell>
          <table:table-cell table:style-name="Default" office:value-type="float" office:value="1720736" calcext:value-type="float">
            <text:p>1720736</text:p>
          </table:table-cell>
          <table:table-cell table:style-name="Default" office:value-type="float" office:value="87.5" calcext:value-type="float">
            <text:p>87,5</text:p>
          </table:table-cell>
          <table:table-cell table:style-name="Default" office:value-type="float" office:value="140.2" calcext:value-type="float">
            <text:p>140,2</text:p>
          </table:table-cell>
          <table:table-cell table:style-name="Default" office:value-type="float" office:value="681.4" calcext:value-type="float">
            <text:p>681,4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120.2" calcext:value-type="float">
            <text:p>12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7480.4" calcext:value-type="float">
            <text:p>7480,4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3923098.5" calcext:value-type="float">
            <text:p>392309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5941" calcext:value-type="float">
            <text:p>5941</text:p>
          </table:table-cell>
          <table:table-cell table:style-name="ce2" office:value-type="float" office:value="144139.5" calcext:value-type="float">
            <text:p>144139,5</text:p>
          </table:table-cell>
          <table:table-cell table:style-name="ce2" office:value-type="float" office:value="14379.8" calcext:value-type="float">
            <text:p>14379,8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051276.8" calcext:value-type="float">
            <text:p>2051276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75.5" calcext:value-type="float">
            <text:p>275,5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9192.7" calcext:value-type="float">
            <text:p>49192,7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ce2" office:value-type="float" office:value="7620.8" calcext:value-type="float">
            <text:p>7620,8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4412148.2" calcext:value-type="float">
            <text:p>4412148,2</text:p>
          </table:table-cell>
          <table:table-cell table:style-name="ce2" office:value-type="float" office:value="8771.9" calcext:value-type="float">
            <text:p>8771,9</text:p>
          </table:table-cell>
          <table:table-cell table:style-name="ce2" office:value-type="float" office:value="2506.8" calcext:value-type="float">
            <text:p>2506,8</text:p>
          </table:table-cell>
          <table:table-cell table:style-name="ce2" office:value-type="float" office:value="5214.2" calcext:value-type="float">
            <text:p>5214,2</text:p>
          </table:table-cell>
          <table:table-cell table:style-name="ce2" office:value-type="float" office:value="144139.5" calcext:value-type="float">
            <text:p>144139,5</text:p>
          </table:table-cell>
          <table:table-cell table:style-name="ce2" office:value-type="float" office:value="12875.6" calcext:value-type="float">
            <text:p>12875,6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2187596.8" calcext:value-type="float">
            <text:p>2187596,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6.7" calcext:value-type="float">
            <text:p>166,7</text:p>
          </table:table-cell>
          <table:table-cell table:style-name="ce2" office:value-type="float" office:value="862.2" calcext:value-type="float">
            <text:p>862,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ce2" office:value-type="float" office:value="7199.6" calcext:value-type="float">
            <text:p>7199,6</text:p>
          </table:table-cell>
          <table:table-cell table:style-name="ce2" office:value-type="float" office:value="1343" calcext:value-type="float">
            <text:p>1343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4331271.4" calcext:value-type="float">
            <text:p>4331271,4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5540.3" calcext:value-type="float">
            <text:p>5540,3</text:p>
          </table:table-cell>
          <table:table-cell table:style-name="ce2" office:value-type="float" office:value="151227.1" calcext:value-type="float">
            <text:p>151227,1</text:p>
          </table:table-cell>
          <table:table-cell table:style-name="ce2" office:value-type="float" office:value="13577.4" calcext:value-type="float">
            <text:p>13577,4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337120" calcext:value-type="float">
            <text:p>2337120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52666.3" calcext:value-type="float">
            <text:p>52666,3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7801.4" calcext:value-type="float">
            <text:p>7801,4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52701.4" calcext:value-type="float">
            <text:p>52701,4</text:p>
          </table:table-cell>
          <table:table-cell table:style-name="ce2" office:value-type="float" office:value="4542357.8" calcext:value-type="float">
            <text:p>454235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6066.5" calcext:value-type="float">
            <text:p>6066,5</text:p>
          </table:table-cell>
          <table:table-cell table:style-name="ce2" office:value-type="float" office:value="144174.5" calcext:value-type="float">
            <text:p>144174,5</text:p>
          </table:table-cell>
          <table:table-cell table:style-name="ce2" office:value-type="float" office:value="12314" calcext:value-type="float">
            <text:p>12314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336256" calcext:value-type="float">
            <text:p>233625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52666.3" calcext:value-type="float">
            <text:p>52666,3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ce2" office:value-type="float" office:value="6598.2" calcext:value-type="float">
            <text:p>6598,2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49192.7" calcext:value-type="float">
            <text:p>49192,7</text:p>
          </table:table-cell>
          <table:table-cell table:style-name="ce2" office:value-type="float" office:value="4208114.5" calcext:value-type="float">
            <text:p>4208114,5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1729.5" calcext:value-type="float">
            <text:p>1729,5</text:p>
          </table:table-cell>
          <table:table-cell table:style-name="ce2" office:value-type="float" office:value="5540" calcext:value-type="float">
            <text:p>5540</text:p>
          </table:table-cell>
          <table:table-cell table:style-name="ce2" office:value-type="float" office:value="144139.5" calcext:value-type="float">
            <text:p>144139,5</text:p>
          </table:table-cell>
          <table:table-cell table:style-name="ce2" office:value-type="float" office:value="12935.6" calcext:value-type="float">
            <text:p>12935,6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2281945.6" calcext:value-type="float">
            <text:p>2281945,6</text:p>
          </table:table-cell>
          <table:table-cell table:style-name="ce2" office:value-type="float" office:value="157.1" calcext:value-type="float">
            <text:p>157,1</text:p>
          </table:table-cell>
          <table:table-cell table:style-name="ce2" office:value-type="float" office:value="180.2" calcext:value-type="float">
            <text:p>180,2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ce2" office:value-type="float" office:value="7019.2" calcext:value-type="float">
            <text:p>7019,2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824537.8" calcext:value-type="float">
            <text:p>3824537,8</text:p>
          </table:table-cell>
          <table:table-cell table:style-name="ce2" office:value-type="float" office:value="7017.5" calcext:value-type="float">
            <text:p>7017,5</text:p>
          </table:table-cell>
          <table:table-cell table:style-name="ce2" office:value-type="float" office:value="2957.8" calcext:value-type="float">
            <text:p>2957,8</text:p>
          </table:table-cell>
          <table:table-cell table:style-name="ce2" office:value-type="float" office:value="6543" calcext:value-type="float">
            <text:p>6543</text:p>
          </table:table-cell>
          <table:table-cell table:style-name="ce2" office:value-type="float" office:value="140630.7" calcext:value-type="float">
            <text:p>140630,7</text:p>
          </table:table-cell>
          <table:table-cell table:style-name="ce2" office:value-type="float" office:value="13698" calcext:value-type="float">
            <text:p>13698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1914220.8" calcext:value-type="float">
            <text:p>1914220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ce2" office:value-type="float" office:value="6417.8" calcext:value-type="float">
            <text:p>6417,8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3641522" calcext:value-type="float">
            <text:p>3641522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5841" calcext:value-type="float">
            <text:p>5841</text:p>
          </table:table-cell>
          <table:table-cell table:style-name="ce2" office:value-type="float" office:value="133613.2" calcext:value-type="float">
            <text:p>133613,2</text:p>
          </table:table-cell>
          <table:table-cell table:style-name="ce2" office:value-type="float" office:value="12795.4" calcext:value-type="float">
            <text:p>12795,4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826.5" calcext:value-type="float">
            <text:p>826,5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807065.6" calcext:value-type="float">
            <text:p>1807065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6838.6" calcext:value-type="float">
            <text:p>6838,6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49192.7" calcext:value-type="float">
            <text:p>49192,7</text:p>
          </table:table-cell>
          <table:table-cell table:style-name="ce2" office:value-type="float" office:value="3518434.6" calcext:value-type="float">
            <text:p>3518434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4687.8" calcext:value-type="float">
            <text:p>4687,8</text:p>
          </table:table-cell>
          <table:table-cell table:style-name="ce2" office:value-type="float" office:value="133613.2" calcext:value-type="float">
            <text:p>133613,2</text:p>
          </table:table-cell>
          <table:table-cell table:style-name="ce2" office:value-type="float" office:value="13417" calcext:value-type="float">
            <text:p>13417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865446.4" calcext:value-type="float">
            <text:p>1865446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6718.2" calcext:value-type="float">
            <text:p>6718,2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3806959.2" calcext:value-type="float">
            <text:p>3806959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4732.8" calcext:value-type="float">
            <text:p>4732,8</text:p>
          </table:table-cell>
          <table:table-cell table:style-name="ce2" office:value-type="float" office:value="140630.7" calcext:value-type="float">
            <text:p>140630,7</text:p>
          </table:table-cell>
          <table:table-cell table:style-name="ce2" office:value-type="float" office:value="13898.2" calcext:value-type="float">
            <text:p>13898,2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323.4" calcext:value-type="float">
            <text:p>1323,4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901356.8" calcext:value-type="float">
            <text:p>1901356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859" calcext:value-type="float">
            <text:p>6859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3838713.1" calcext:value-type="float">
            <text:p>3838713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5289.3" calcext:value-type="float">
            <text:p>5289,3</text:p>
          </table:table-cell>
          <table:table-cell table:style-name="ce2" office:value-type="float" office:value="130069.4" calcext:value-type="float">
            <text:p>130069,4</text:p>
          </table:table-cell>
          <table:table-cell table:style-name="ce2" office:value-type="float" office:value="13417" calcext:value-type="float">
            <text:p>13417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378.5" calcext:value-type="float">
            <text:p>1378,5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886304" calcext:value-type="float">
            <text:p>188630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.2" calcext:value-type="float">
            <text:p>80,2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2" office:value-type="float" office:value="7380.2" calcext:value-type="float">
            <text:p>7380,2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3947765" calcext:value-type="float">
            <text:p>39477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5364.5" calcext:value-type="float">
            <text:p>5364,5</text:p>
          </table:table-cell>
          <table:table-cell table:style-name="ce2" office:value-type="float" office:value="133613.2" calcext:value-type="float">
            <text:p>133613,2</text:p>
          </table:table-cell>
          <table:table-cell table:style-name="ce2" office:value-type="float" office:value="12254" calcext:value-type="float">
            <text:p>12254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1895820.8" calcext:value-type="float">
            <text:p>189582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325.5" calcext:value-type="float">
            <text:p>325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3796432.8" calcext:value-type="float">
            <text:p>3796432,8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732.3" calcext:value-type="float">
            <text:p>2732,3</text:p>
          </table:table-cell>
          <table:table-cell table:style-name="ce2" office:value-type="float" office:value="5565" calcext:value-type="float">
            <text:p>5565</text:p>
          </table:table-cell>
          <table:table-cell table:style-name="ce2" office:value-type="float" office:value="137122" calcext:value-type="float">
            <text:p>137122</text:p>
          </table:table-cell>
          <table:table-cell table:style-name="ce2" office:value-type="float" office:value="12996" calcext:value-type="float">
            <text:p>12996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1911865.6" calcext:value-type="float">
            <text:p>1911865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6598" calcext:value-type="float">
            <text:p>6598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673170.9" calcext:value-type="float">
            <text:p>3673170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5565.3" calcext:value-type="float">
            <text:p>5565,3</text:p>
          </table:table-cell>
          <table:table-cell table:style-name="ce2" office:value-type="float" office:value="130104.5" calcext:value-type="float">
            <text:p>130104,5</text:p>
          </table:table-cell>
          <table:table-cell table:style-name="ce2" office:value-type="float" office:value="12414.2" calcext:value-type="float">
            <text:p>12414,2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082.8" calcext:value-type="float">
            <text:p>1082,8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2008235" calcext:value-type="float">
            <text:p>2008235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225.5" calcext:value-type="float">
            <text:p>225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7099.4" calcext:value-type="float">
            <text:p>7099,4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3690924.5" calcext:value-type="float">
            <text:p>369092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5640.3" calcext:value-type="float">
            <text:p>5640,3</text:p>
          </table:table-cell>
          <table:table-cell table:style-name="ce2" office:value-type="float" office:value="133613.2" calcext:value-type="float">
            <text:p>133613,2</text:p>
          </table:table-cell>
          <table:table-cell table:style-name="ce2" office:value-type="float" office:value="11932.8" calcext:value-type="float">
            <text:p>11932,8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1885984" calcext:value-type="float">
            <text:p>188598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1.2" calcext:value-type="float">
            <text:p>701,2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ce2" office:value-type="float" office:value="7279.8" calcext:value-type="float">
            <text:p>7279,8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4197553.1" calcext:value-type="float">
            <text:p>4197553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5816" calcext:value-type="float">
            <text:p>5816</text:p>
          </table:table-cell>
          <table:table-cell table:style-name="ce2" office:value-type="float" office:value="144174.5" calcext:value-type="float">
            <text:p>144174,5</text:p>
          </table:table-cell>
          <table:table-cell table:style-name="ce2" office:value-type="float" office:value="13477.2" calcext:value-type="float">
            <text:p>13477,2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378.5" calcext:value-type="float">
            <text:p>1378,5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332889.6" calcext:value-type="float">
            <text:p>2332889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ce2" office:value-type="float" office:value="6738.4" calcext:value-type="float">
            <text:p>6738,4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52666.3" calcext:value-type="float">
            <text:p>52666,3</text:p>
          </table:table-cell>
          <table:table-cell table:style-name="ce2" office:value-type="float" office:value="4538884.2" calcext:value-type="float">
            <text:p>453888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81.5" calcext:value-type="float">
            <text:p>2481,5</text:p>
          </table:table-cell>
          <table:table-cell table:style-name="ce2" office:value-type="float" office:value="5840.8" calcext:value-type="float">
            <text:p>5840,8</text:p>
          </table:table-cell>
          <table:table-cell table:style-name="ce2" office:value-type="float" office:value="144174.5" calcext:value-type="float">
            <text:p>144174,5</text:p>
          </table:table-cell>
          <table:table-cell table:style-name="ce2" office:value-type="float" office:value="13116.2" calcext:value-type="float">
            <text:p>13116,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2084552.1" calcext:value-type="float">
            <text:p>2084552,1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ce2" office:value-type="float" office:value="6437.6" calcext:value-type="float">
            <text:p>6437,6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4025133.3" calcext:value-type="float">
            <text:p>4025133,3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506.8" calcext:value-type="float">
            <text:p>2506,8</text:p>
          </table:table-cell>
          <table:table-cell table:style-name="ce2" office:value-type="float" office:value="5915.8" calcext:value-type="float">
            <text:p>5915,8</text:p>
          </table:table-cell>
          <table:table-cell table:style-name="ce2" office:value-type="float" office:value="130069.4" calcext:value-type="float">
            <text:p>130069,4</text:p>
          </table:table-cell>
          <table:table-cell table:style-name="ce2" office:value-type="float" office:value="12434.2" calcext:value-type="float">
            <text:p>12434,2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529" calcext:value-type="float">
            <text:p>1529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945047.8" calcext:value-type="float">
            <text:p>1945047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2631.3" calcext:value-type="float">
            <text:p>52631,3</text:p>
          </table:table-cell>
          <table:table-cell table:style-name="ce2" office:value-type="float" office:value="300.5" calcext:value-type="float">
            <text:p>30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ce2" office:value-type="float" office:value="7079.4" calcext:value-type="float">
            <text:p>7079,4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4443867.2" calcext:value-type="float">
            <text:p>4443867,2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6192" calcext:value-type="float">
            <text:p>6192</text:p>
          </table:table-cell>
          <table:table-cell table:style-name="ce2" office:value-type="float" office:value="140665.8" calcext:value-type="float">
            <text:p>140665,8</text:p>
          </table:table-cell>
          <table:table-cell table:style-name="ce2" office:value-type="float" office:value="12775.2" calcext:value-type="float">
            <text:p>12775,2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3186858.1" calcext:value-type="float">
            <text:p>3186858,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52666.3" calcext:value-type="float">
            <text:p>52666,3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6818.6" calcext:value-type="float">
            <text:p>6818,6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908993.5" calcext:value-type="float">
            <text:p>3908993,5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5615" calcext:value-type="float">
            <text:p>5615</text:p>
          </table:table-cell>
          <table:table-cell table:style-name="ce2" office:value-type="float" office:value="133578.1" calcext:value-type="float">
            <text:p>133578,1</text:p>
          </table:table-cell>
          <table:table-cell table:style-name="ce2" office:value-type="float" office:value="12815.4" calcext:value-type="float">
            <text:p>12815,4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937510.4" calcext:value-type="float">
            <text:p>1937510,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6210.2" calcext:value-type="float">
            <text:p>56210,2</text:p>
          </table:table-cell>
          <table:table-cell table:style-name="ce2" office:value-type="float" office:value="180.2" calcext:value-type="float">
            <text:p>18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6959" calcext:value-type="float">
            <text:p>6959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4373446.9" calcext:value-type="float">
            <text:p>4373446,9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144139.5" calcext:value-type="float">
            <text:p>144139,5</text:p>
          </table:table-cell>
          <table:table-cell table:style-name="ce2" office:value-type="float" office:value="12935.6" calcext:value-type="float">
            <text:p>12935,6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082259.2" calcext:value-type="float">
            <text:p>2082259,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0.4" calcext:value-type="float">
            <text:p>260,4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180.2" calcext:value-type="float">
            <text:p>18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ce2" office:value-type="float" office:value="6517.8" calcext:value-type="float">
            <text:p>6517,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4172921.6" calcext:value-type="float">
            <text:p>4172921,6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2631.8" calcext:value-type="float">
            <text:p>2631,8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133613.2" calcext:value-type="float">
            <text:p>133613,2</text:p>
          </table:table-cell>
          <table:table-cell table:style-name="ce2" office:value-type="float" office:value="12574.8" calcext:value-type="float">
            <text:p>12574,8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1428.8" calcext:value-type="float">
            <text:p>1428,8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845331.2" calcext:value-type="float">
            <text:p>1845331,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25.8" calcext:value-type="float">
            <text:p>325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200.4" calcext:value-type="float">
            <text:p>20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ce2" office:value-type="float" office:value="6638" calcext:value-type="float">
            <text:p>663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395277.5" calcext:value-type="float">
            <text:p>3395277,5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6066.8" calcext:value-type="float">
            <text:p>6066,8</text:p>
          </table:table-cell>
          <table:table-cell table:style-name="ce2" office:value-type="float" office:value="126595.7" calcext:value-type="float">
            <text:p>126595,7</text:p>
          </table:table-cell>
          <table:table-cell table:style-name="ce2" office:value-type="float" office:value="12113.4" calcext:value-type="float">
            <text:p>12113,4</text:p>
          </table:table-cell>
          <table:table-cell table:style-name="ce2" office:value-type="float" office:value="561.2" calcext:value-type="float">
            <text:p>561,2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103940.6" calcext:value-type="float">
            <text:p>2103940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33.7" calcext:value-type="float">
            <text:p>233,7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ce2" office:value-type="float" office:value="7079.4" calcext:value-type="float">
            <text:p>7079,4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52631.3" calcext:value-type="float">
            <text:p>52631,3</text:p>
          </table:table-cell>
          <table:table-cell table:style-name="ce2" office:value-type="float" office:value="3303839.5" calcext:value-type="float">
            <text:p>3303839,5</text:p>
          </table:table-cell>
          <table:table-cell table:style-name="ce2" office:value-type="float" office:value="8771.9" calcext:value-type="float">
            <text:p>8771,9</text:p>
          </table:table-cell>
          <table:table-cell table:style-name="ce2" office:value-type="float" office:value="1929.8" calcext:value-type="float">
            <text:p>1929,8</text:p>
          </table:table-cell>
          <table:table-cell table:style-name="ce2" office:value-type="float" office:value="4832.8" calcext:value-type="float">
            <text:p>4832,8</text:p>
          </table:table-cell>
          <table:table-cell table:style-name="ce2" office:value-type="float" office:value="130069.4" calcext:value-type="float">
            <text:p>130069,4</text:p>
          </table:table-cell>
          <table:table-cell table:style-name="ce2" office:value-type="float" office:value="12474.2" calcext:value-type="float">
            <text:p>12474,2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564038.4" calcext:value-type="float">
            <text:p>1564038,4</text:p>
          </table:table-cell>
          <table:table-cell table:style-name="ce2" office:value-type="float" office:value="85.7" calcext:value-type="float">
            <text:p>85,7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ce2" office:value-type="float" office:value="6959.2" calcext:value-type="float">
            <text:p>6959,2</text:p>
          </table:table-cell>
          <table:table-cell table:style-name="ce2" office:value-type="float" office:value="1077.3" calcext:value-type="float">
            <text:p>1077,3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258015.5" calcext:value-type="float">
            <text:p>325801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5665.3" calcext:value-type="float">
            <text:p>5665,3</text:p>
          </table:table-cell>
          <table:table-cell table:style-name="ce2" office:value-type="float" office:value="126560.6" calcext:value-type="float">
            <text:p>126560,6</text:p>
          </table:table-cell>
          <table:table-cell table:style-name="ce2" office:value-type="float" office:value="12594.4" calcext:value-type="float">
            <text:p>12594,4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1539955.2" calcext:value-type="float">
            <text:p>1539955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6959" calcext:value-type="float">
            <text:p>6959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2849982.4" calcext:value-type="float">
            <text:p>284998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5665.5" calcext:value-type="float">
            <text:p>5665,5</text:p>
          </table:table-cell>
          <table:table-cell table:style-name="ce2" office:value-type="float" office:value="126560.6" calcext:value-type="float">
            <text:p>126560,6</text:p>
          </table:table-cell>
          <table:table-cell table:style-name="ce2" office:value-type="float" office:value="12514.4" calcext:value-type="float">
            <text:p>12514,4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414006.4" calcext:value-type="float">
            <text:p>1414006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ce2" office:value-type="float" office:value="6818.4" calcext:value-type="float">
            <text:p>6818,4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2709211.4" calcext:value-type="float">
            <text:p>2709211,4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5264.3" calcext:value-type="float">
            <text:p>5264,3</text:p>
          </table:table-cell>
          <table:table-cell table:style-name="ce2" office:value-type="float" office:value="123051.9" calcext:value-type="float">
            <text:p>123051,9</text:p>
          </table:table-cell>
          <table:table-cell table:style-name="ce2" office:value-type="float" office:value="12795.4" calcext:value-type="float">
            <text:p>12795,4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1359046.4" calcext:value-type="float">
            <text:p>1359046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5122.6" calcext:value-type="float">
            <text:p>35122,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6076.6" calcext:value-type="float">
            <text:p>6076,6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2849912.3" calcext:value-type="float">
            <text:p>284991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29.8" calcext:value-type="float">
            <text:p>1929,8</text:p>
          </table:table-cell>
          <table:table-cell table:style-name="ce2" office:value-type="float" office:value="5189" calcext:value-type="float">
            <text:p>5189</text:p>
          </table:table-cell>
          <table:table-cell table:style-name="ce2" office:value-type="float" office:value="119543.1" calcext:value-type="float">
            <text:p>119543,1</text:p>
          </table:table-cell>
          <table:table-cell table:style-name="ce2" office:value-type="float" office:value="12855.6" calcext:value-type="float">
            <text:p>12855,6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501245.8" calcext:value-type="float">
            <text:p>1501245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6959" calcext:value-type="float">
            <text:p>6959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3064507.6" calcext:value-type="float">
            <text:p>3064507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4391.6" calcext:value-type="float">
            <text:p>4391,6</text:p>
          </table:table-cell>
          <table:table-cell table:style-name="ce2" office:value-type="float" office:value="126595.7" calcext:value-type="float">
            <text:p>126595,7</text:p>
          </table:table-cell>
          <table:table-cell table:style-name="ce2" office:value-type="float" office:value="13076" calcext:value-type="float">
            <text:p>13076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640793.6" calcext:value-type="float">
            <text:p>1640793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337.5" calcext:value-type="float">
            <text:p>337,5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ce2" office:value-type="float" office:value="7801.4" calcext:value-type="float">
            <text:p>7801,4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3011806" calcext:value-type="float">
            <text:p>30118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31.5" calcext:value-type="float">
            <text:p>2431,5</text:p>
          </table:table-cell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119543.1" calcext:value-type="float">
            <text:p>119543,1</text:p>
          </table:table-cell>
          <table:table-cell table:style-name="ce2" office:value-type="float" office:value="12053.2" calcext:value-type="float">
            <text:p>12053,2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862999.5" calcext:value-type="float">
            <text:p>1862999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ce2" office:value-type="float" office:value="6357.2" calcext:value-type="float">
            <text:p>6357,2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2596580.7" calcext:value-type="float">
            <text:p>2596580,7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5640.5" calcext:value-type="float">
            <text:p>5640,5</text:p>
          </table:table-cell>
          <table:table-cell table:style-name="ce2" office:value-type="float" office:value="123087" calcext:value-type="float">
            <text:p>123087</text:p>
          </table:table-cell>
          <table:table-cell table:style-name="ce2" office:value-type="float" office:value="13336.8" calcext:value-type="float">
            <text:p>13336,8</text:p>
          </table:table-cell>
          <table:table-cell table:style-name="ce2" office:value-type="float" office:value="851.8" calcext:value-type="float">
            <text:p>851,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828774.4" calcext:value-type="float">
            <text:p>1828774,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6818.6" calcext:value-type="float">
            <text:p>6818,6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3233453.9" calcext:value-type="float">
            <text:p>3233453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83" calcext:value-type="float">
            <text:p>2983</text:p>
          </table:table-cell>
          <table:table-cell table:style-name="ce2" office:value-type="float" office:value="5414.8" calcext:value-type="float">
            <text:p>5414,8</text:p>
          </table:table-cell>
          <table:table-cell table:style-name="ce2" office:value-type="float" office:value="130104.5" calcext:value-type="float">
            <text:p>130104,5</text:p>
          </table:table-cell>
          <table:table-cell table:style-name="ce2" office:value-type="float" office:value="13316.8" calcext:value-type="float">
            <text:p>13316,8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2034718" calcext:value-type="float">
            <text:p>203471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ce2" office:value-type="float" office:value="7019.2" calcext:value-type="float">
            <text:p>7019,2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2934438" calcext:value-type="float">
            <text:p>29344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5540" calcext:value-type="float">
            <text:p>5540</text:p>
          </table:table-cell>
          <table:table-cell table:style-name="ce2" office:value-type="float" office:value="119543.1" calcext:value-type="float">
            <text:p>119543,1</text:p>
          </table:table-cell>
          <table:table-cell table:style-name="ce2" office:value-type="float" office:value="11993" calcext:value-type="float">
            <text:p>11993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577094.1" calcext:value-type="float">
            <text:p>1577094,1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761.8" calcext:value-type="float">
            <text:p>761,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120.2" calcext:value-type="float">
            <text:p>120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6999" calcext:value-type="float">
            <text:p>6999</text:p>
          </table:table-cell>
          <table:table-cell table:style-name="Default" office:value-type="float" office:value="1142.8" calcext:value-type="float">
            <text:p>1142,8</text:p>
          </table:table-cell>
          <table:table-cell table:style-name="Default" office:value-type="float" office:value="45683.9" calcext:value-type="float">
            <text:p>45683,9</text:p>
          </table:table-cell>
          <table:table-cell table:style-name="Default" office:value-type="float" office:value="2987069.7" calcext:value-type="float">
            <text:p>2987069,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79.5" calcext:value-type="float">
            <text:p>1779,5</text:p>
          </table:table-cell>
          <table:table-cell table:style-name="Default" office:value-type="float" office:value="5314.6" calcext:value-type="float">
            <text:p>5314,6</text:p>
          </table:table-cell>
          <table:table-cell table:style-name="Default" office:value-type="float" office:value="123051.9" calcext:value-type="float">
            <text:p>123051,9</text:p>
          </table:table-cell>
          <table:table-cell table:style-name="Default" office:value-type="float" office:value="12053.2" calcext:value-type="float">
            <text:p>12053,2</text:p>
          </table:table-cell>
          <table:table-cell table:style-name="Default" office:value-type="float" office:value="826.5" calcext:value-type="float">
            <text:p>826,5</text:p>
          </table:table-cell>
          <table:table-cell table:style-name="Default" office:value-type="float" office:value="1002.2" calcext:value-type="float">
            <text:p>1002,2</text:p>
          </table:table-cell>
          <table:table-cell table:style-name="Default" office:value-type="float" office:value="942" calcext:value-type="float">
            <text:p>942</text:p>
          </table:table-cell>
          <table:table-cell table:style-name="Default" office:value-type="float" office:value="2018648.7" calcext:value-type="float">
            <text:p>2018648,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701.6" calcext:value-type="float">
            <text:p>701,6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38596.3" calcext:value-type="float">
            <text:p>38596,3</text:p>
          </table:table-cell>
          <table:table-cell table:style-name="Default" office:value-type="float" office:value="275.3" calcext:value-type="float">
            <text:p>275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table:style-name="Default" office:value-type="float" office:value="6237" calcext:value-type="float">
            <text:p>6237</text:p>
          </table:table-cell>
          <table:table-cell table:style-name="Default" office:value-type="float" office:value="1042.4" calcext:value-type="float">
            <text:p>1042,4</text:p>
          </table:table-cell>
          <table:table-cell table:style-name="Default" office:value-type="float" office:value="49157.6" calcext:value-type="float">
            <text:p>49157,6</text:p>
          </table:table-cell>
          <table:table-cell table:style-name="Default" office:value-type="float" office:value="3374189.9" calcext:value-type="float">
            <text:p>3374189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04.8" calcext:value-type="float">
            <text:p>1904,8</text:p>
          </table:table-cell>
          <table:table-cell table:style-name="Default" office:value-type="float" office:value="6267" calcext:value-type="float">
            <text:p>6267</text:p>
          </table:table-cell>
          <table:table-cell table:style-name="Default" office:value-type="float" office:value="126560.6" calcext:value-type="float">
            <text:p>126560,6</text:p>
          </table:table-cell>
          <table:table-cell table:style-name="Default" office:value-type="float" office:value="13477.2" calcext:value-type="float">
            <text:p>13477,2</text:p>
          </table:table-cell>
          <table:table-cell table:style-name="Default" office:value-type="float" office:value="852" calcext:value-type="float">
            <text:p>852</text:p>
          </table:table-cell>
          <table:table-cell table:style-name="Default" office:value-type="float" office:value="1343.2" calcext:value-type="float">
            <text:p>1343,2</text:p>
          </table:table-cell>
          <table:table-cell table:style-name="Default" office:value-type="float" office:value="962.2" calcext:value-type="float">
            <text:p>962,2</text:p>
          </table:table-cell>
          <table:table-cell table:style-name="Default" office:value-type="float" office:value="1685280" calcext:value-type="float">
            <text:p>1685280</text:p>
          </table:table-cell>
          <table:table-cell table:style-name="Default" office:value-type="float" office:value="112.5" calcext:value-type="float">
            <text:p>112,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2.2" calcext:value-type="float">
            <text:p>902,2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300.4" calcext:value-type="float">
            <text:p>300,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9])" office:value-type="float" office:value="8325.275" calcext:value-type="float">
            <text:p>8325,275</text:p>
          </table:table-cell>
          <table:table-cell table:formula="of:=AVERAGE([.C2:.C9])" office:value-type="float" office:value="337.95" calcext:value-type="float">
            <text:p>337,95</text:p>
          </table:table-cell>
          <table:table-cell table:formula="of:=AVERAGE([.D2:.D9])" office:value-type="float" office:value="5372.775" calcext:value-type="float">
            <text:p>5372,775</text:p>
          </table:table-cell>
          <table:table-cell table:formula="of:=AVERAGE([.E2:.E9])" office:value-type="float" office:value="2521.925" calcext:value-type="float">
            <text:p>2521,925</text:p>
          </table:table-cell>
          <table:table-cell table:formula="of:=AVERAGE([.F2:.F9])" office:value-type="float" office:value="2997.0625" calcext:value-type="float">
            <text:p>2997,0625</text:p>
          </table:table-cell>
          <table:table-cell table:formula="of:=AVERAGE([.G2:.G9])" office:value-type="float" office:value="2485.2875" calcext:value-type="float">
            <text:p>2485,2875</text:p>
          </table:table-cell>
          <table:table-cell table:formula="of:=AVERAGE([.H2:.H9])" office:value-type="float" office:value="5480.35" calcext:value-type="float">
            <text:p>5480,35</text:p>
          </table:table-cell>
          <table:table-cell table:formula="of:=AVERAGE([.I2:.I9])" office:value-type="float" office:value="12061.325" calcext:value-type="float">
            <text:p>12061,325</text:p>
          </table:table-cell>
          <table:table-cell table:formula="of:=AVERAGE([.J2:.J9])" office:value-type="float" office:value="14397.325" calcext:value-type="float">
            <text:p>14397,325</text:p>
          </table:table-cell>
          <table:table-cell table:formula="of:=AVERAGE([.K2:.K9])" office:value-type="float" office:value="923.3375" calcext:value-type="float">
            <text:p>923,3375</text:p>
          </table:table-cell>
          <table:table-cell table:formula="of:=AVERAGE([.L2:.L9])" office:value-type="float" office:value="1058.075" calcext:value-type="float">
            <text:p>1058,075</text:p>
          </table:table-cell>
          <table:table-cell table:formula="of:=AVERAGE([.M2:.M9])" office:value-type="float" office:value="653.7375" calcext:value-type="float">
            <text:p>653,7375</text:p>
          </table:table-cell>
          <table:table-cell table:formula="of:=AVERAGE([.N2:.N9])" office:value-type="float" office:value="18085.075" calcext:value-type="float">
            <text:p>18085,075</text:p>
          </table:table-cell>
          <table:table-cell table:formula="of:=AVERAGE([.O2:.O9])" office:value-type="float" office:value="33.7" calcext:value-type="float">
            <text:p>33,7</text:p>
          </table:table-cell>
          <table:table-cell table:formula="of:=AVERAGE([.P2:.P9])" office:value-type="float" office:value="143.85" calcext:value-type="float">
            <text:p>143,85</text:p>
          </table:table-cell>
          <table:table-cell table:formula="of:=AVERAGE([.Q2:.Q9])" office:value-type="float" office:value="764.7125" calcext:value-type="float">
            <text:p>764,7125</text:p>
          </table:table-cell>
          <table:table-cell table:formula="of:=AVERAGE([.R2:.R9])" office:value-type="float" office:value="229.6875" calcext:value-type="float">
            <text:p>229,6875</text:p>
          </table:table-cell>
          <table:table-cell table:formula="of:=AVERAGE([.S2:.S9])" office:value-type="float" office:value="2631.5625" calcext:value-type="float">
            <text:p>2631,5625</text:p>
          </table:table-cell>
          <table:table-cell table:formula="of:=AVERAGE([.T2:.T9])" office:value-type="float" office:value="132.625" calcext:value-type="float">
            <text:p>132,62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D</text:p>
          </table:table-cell>
          <table:table-cell table:formula="of:=3*STDEV([.B2:.B9])" office:value-type="float" office:value="1606.21368597083" calcext:value-type="float">
            <text:p>1606,2136859708</text:p>
          </table:table-cell>
          <table:table-cell table:formula="of:=3*STDEV([.C2:.C9])" office:value-type="float" office:value="325.957183866663" calcext:value-type="float">
            <text:p>325,9571838667</text:p>
          </table:table-cell>
          <table:table-cell table:formula="of:=3*STDEV([.D2:.D9])" office:value-type="float" office:value="8568.24137527649" calcext:value-type="float">
            <text:p>8568,2413752765</text:p>
          </table:table-cell>
          <table:table-cell table:formula="of:=3*STDEV([.E2:.E9])" office:value-type="float" office:value="9481.73973559554" calcext:value-type="float">
            <text:p>9481,7397355955</text:p>
          </table:table-cell>
          <table:table-cell table:formula="of:=3*STDEV([.F2:.F9])" office:value-type="float" office:value="10502.7367967235" calcext:value-type="float">
            <text:p>10502,7367967235</text:p>
          </table:table-cell>
          <table:table-cell table:formula="of:=3*STDEV([.G2:.G9])" office:value-type="float" office:value="894.859497251624" calcext:value-type="float">
            <text:p>894,8594972516</text:p>
          </table:table-cell>
          <table:table-cell table:formula="of:=3*STDEV([.H2:.H9])" office:value-type="float" office:value="1634.84197925758" calcext:value-type="float">
            <text:p>1634,8419792576</text:p>
          </table:table-cell>
          <table:table-cell table:formula="of:=3*STDEV([.I2:.I9])" office:value-type="float" office:value="7925.93147815628" calcext:value-type="float">
            <text:p>7925,9314781563</text:p>
          </table:table-cell>
          <table:table-cell table:formula="of:=3*STDEV([.J2:.J9])" office:value-type="float" office:value="2580.2977091524" calcext:value-type="float">
            <text:p>2580,2977091524</text:p>
          </table:table-cell>
          <table:table-cell table:formula="of:=3*STDEV([.K2:.K9])" office:value-type="float" office:value="520.730326252055" calcext:value-type="float">
            <text:p>520,7303262521</text:p>
          </table:table-cell>
          <table:table-cell table:formula="of:=3*STDEV([.L2:.L9])" office:value-type="float" office:value="411.23501362186" calcext:value-type="float">
            <text:p>411,2350136219</text:p>
          </table:table-cell>
          <table:table-cell table:formula="of:=3*STDEV([.M2:.M9])" office:value-type="float" office:value="296.437516603415" calcext:value-type="float">
            <text:p>296,4375166034</text:p>
          </table:table-cell>
          <table:table-cell table:formula="of:=3*STDEV([.N2:.N9])" office:value-type="float" office:value="2042.12395156891" calcext:value-type="float">
            <text:p>2042,1239515689</text:p>
          </table:table-cell>
          <table:table-cell table:formula="of:=3*STDEV([.O2:.O9])" office:value-type="float" office:value="69.0292484593099" calcext:value-type="float">
            <text:p>69,0292484593</text:p>
          </table:table-cell>
          <table:table-cell table:formula="of:=3*STDEV([.P2:.P9])" office:value-type="float" office:value="280.28652686645" calcext:value-type="float">
            <text:p>280,2865268665</text:p>
          </table:table-cell>
          <table:table-cell table:formula="of:=3*STDEV([.Q2:.Q9])" office:value-type="float" office:value="423.924201235147" calcext:value-type="float">
            <text:p>423,9242012351</text:p>
          </table:table-cell>
          <table:table-cell table:formula="of:=3*STDEV([.R2:.R9])" office:value-type="float" office:value="169.252228831072" calcext:value-type="float">
            <text:p>169,2522288311</text:p>
          </table:table-cell>
          <table:table-cell table:formula="of:=3*STDEV([.S2:.S9])" office:value-type="float" office:value="9643.37356685001" calcext:value-type="float">
            <text:p>9643,37356685</text:p>
          </table:table-cell>
          <table:table-cell table:formula="of:=3*STDEV([.T2:.T9])" office:value-type="float" office:value="168.874515966315" calcext:value-type="float">
            <text:p>168,8745159663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18]-[.B$176]" office:value-type="float" office:value="-844.875" calcext:value-type="float">
            <text:p>-844,875</text:p>
          </table:table-cell>
          <table:table-cell table:formula="of:=[.C18]-[.C$176]" office:value-type="float" office:value="865.05" calcext:value-type="float">
            <text:p>865,05</text:p>
          </table:table-cell>
          <table:table-cell table:formula="of:=[.D18]-[.D$176]" office:value-type="float" office:value="42916.425" calcext:value-type="float">
            <text:p>42916,425</text:p>
          </table:table-cell>
          <table:table-cell table:formula="of:=[.E18]-[.E$176]" office:value-type="float" office:value="3920576.575" calcext:value-type="float">
            <text:p>3920576,575</text:p>
          </table:table-cell>
          <table:table-cell table:formula="of:=[.F18]-[.F$176]" office:value-type="float" office:value="-2997.0625" calcext:value-type="float">
            <text:p>-2997,0625</text:p>
          </table:table-cell>
          <table:table-cell table:formula="of:=[.G18]-[.G$176]" office:value-type="float" office:value="-104.2875" calcext:value-type="float">
            <text:p>-104,2875</text:p>
          </table:table-cell>
          <table:table-cell table:formula="of:=[.H18]-[.H$176]" office:value-type="float" office:value="460.65" calcext:value-type="float">
            <text:p>460,65</text:p>
          </table:table-cell>
          <table:table-cell table:formula="of:=[.I18]-[.I$176]" office:value-type="float" office:value="132078.175" calcext:value-type="float">
            <text:p>132078,175</text:p>
          </table:table-cell>
          <table:table-cell table:formula="of:=[.J18]-[.J$176]" office:value-type="float" office:value="-17.5250000000015" calcext:value-type="float">
            <text:p>-17,525</text:p>
          </table:table-cell>
          <table:table-cell table:formula="of:=[.K18]-[.K$176]" office:value-type="float" office:value="-146.5375" calcext:value-type="float">
            <text:p>-146,5375</text:p>
          </table:table-cell>
          <table:table-cell table:formula="of:=[.L18]-[.L$176]" office:value-type="float" office:value="470.725" calcext:value-type="float">
            <text:p>470,725</text:p>
          </table:table-cell>
          <table:table-cell table:formula="of:=[.M18]-[.M$176]" office:value-type="float" office:value="288.2625" calcext:value-type="float">
            <text:p>288,2625</text:p>
          </table:table-cell>
          <table:table-cell table:formula="of:=[.N18]-[.N$176]" office:value-type="float" office:value="2033191.725" calcext:value-type="float">
            <text:p>2033191,725</text:p>
          </table:table-cell>
          <table:table-cell table:formula="of:=[.O18]-[.O$176]" office:value-type="float" office:value="53.8" calcext:value-type="float">
            <text:p>53,8</text:p>
          </table:table-cell>
          <table:table-cell table:formula="of:=[.P18]-[.P$176]" office:value-type="float" office:value="131.65" calcext:value-type="float">
            <text:p>131,65</text:p>
          </table:table-cell>
          <table:table-cell table:formula="of:=[.Q18]-[.Q$176]" office:value-type="float" office:value="257.6875" calcext:value-type="float">
            <text:p>257,6875</text:p>
          </table:table-cell>
          <table:table-cell table:formula="of:=[.R18]-[.R$176]" office:value-type="float" office:value="110.3125" calcext:value-type="float">
            <text:p>110,3125</text:p>
          </table:table-cell>
          <table:table-cell table:formula="of:=[.S18]-[.S$176]" office:value-type="float" office:value="46561.1375" calcext:value-type="float">
            <text:p>46561,1375</text:p>
          </table:table-cell>
          <table:table-cell table:formula="of:=[.T18]-[.T$176]" office:value-type="float" office:value="42.675" calcext:value-type="float">
            <text:p>42,675</text:p>
          </table:table-cell>
          <table:table-cell table:formula="of:=[.U18]-[.U$176]" office:value-type="float" office:value="0" calcext:value-type="float">
            <text:p>0</text:p>
          </table:table-cell>
          <table:table-cell table:formula="of:=[.V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19]-[.B$176]" office:value-type="float" office:value="-704.474999999999" calcext:value-type="float">
            <text:p>-704,475</text:p>
          </table:table-cell>
          <table:table-cell table:formula="of:=[.C19]-[.C$176]" office:value-type="float" office:value="1366.45" calcext:value-type="float">
            <text:p>1366,45</text:p>
          </table:table-cell>
          <table:table-cell table:formula="of:=[.D19]-[.D$176]" office:value-type="float" office:value="40276.025" calcext:value-type="float">
            <text:p>40276,025</text:p>
          </table:table-cell>
          <table:table-cell table:formula="of:=[.E19]-[.E$176]" office:value-type="float" office:value="4409626.275" calcext:value-type="float">
            <text:p>4409626,275</text:p>
          </table:table-cell>
          <table:table-cell table:formula="of:=[.F19]-[.F$176]" office:value-type="float" office:value="5774.8375" calcext:value-type="float">
            <text:p>5774,8375</text:p>
          </table:table-cell>
          <table:table-cell table:formula="of:=[.G19]-[.G$176]" office:value-type="float" office:value="21.5125000000003" calcext:value-type="float">
            <text:p>21,5125</text:p>
          </table:table-cell>
          <table:table-cell table:formula="of:=[.H19]-[.H$176]" office:value-type="float" office:value="-266.150000000001" calcext:value-type="float">
            <text:p>-266,15</text:p>
          </table:table-cell>
          <table:table-cell table:formula="of:=[.I19]-[.I$176]" office:value-type="float" office:value="132078.175" calcext:value-type="float">
            <text:p>132078,175</text:p>
          </table:table-cell>
          <table:table-cell table:formula="of:=[.J19]-[.J$176]" office:value-type="float" office:value="-1521.725" calcext:value-type="float">
            <text:p>-1521,725</text:p>
          </table:table-cell>
          <table:table-cell table:formula="of:=[.K19]-[.K$176]" office:value-type="float" office:value="3.66250000000002" calcext:value-type="float">
            <text:p>3,6625</text:p>
          </table:table-cell>
          <table:table-cell table:formula="of:=[.L19]-[.L$176]" office:value-type="float" office:value="94.925" calcext:value-type="float">
            <text:p>94,925</text:p>
          </table:table-cell>
          <table:table-cell table:formula="of:=[.M19]-[.M$176]" office:value-type="float" office:value="574.0625" calcext:value-type="float">
            <text:p>574,0625</text:p>
          </table:table-cell>
          <table:table-cell table:formula="of:=[.N19]-[.N$176]" office:value-type="float" office:value="2169511.725" calcext:value-type="float">
            <text:p>2169511,725</text:p>
          </table:table-cell>
          <table:table-cell table:formula="of:=[.O19]-[.O$176]" office:value-type="float" office:value="-8.7" calcext:value-type="float">
            <text:p>-8,7</text:p>
          </table:table-cell>
          <table:table-cell table:formula="of:=[.P19]-[.P$176]" office:value-type="float" office:value="22.85" calcext:value-type="float">
            <text:p>22,85</text:p>
          </table:table-cell>
          <table:table-cell table:formula="of:=[.Q19]-[.Q$176]" office:value-type="float" office:value="97.4875" calcext:value-type="float">
            <text:p>97,4875</text:p>
          </table:table-cell>
          <table:table-cell table:formula="of:=[.R19]-[.R$176]" office:value-type="float" office:value="-9.6875" calcext:value-type="float">
            <text:p>-9,6875</text:p>
          </table:table-cell>
          <table:table-cell table:formula="of:=[.S19]-[.S$176]" office:value-type="float" office:value="43017.2375" calcext:value-type="float">
            <text:p>43017,2375</text:p>
          </table:table-cell>
          <table:table-cell table:formula="of:=[.T19]-[.T$176]" office:value-type="float" office:value="47.375" calcext:value-type="float">
            <text:p>47,375</text:p>
          </table:table-cell>
          <table:table-cell table:formula="of:=[.U19]-[.U$176]" office:value-type="float" office:value="0" calcext:value-type="float">
            <text:p>0</text:p>
          </table:table-cell>
          <table:table-cell table:formula="of:=[.V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20]-[.B$176]" office:value-type="float" office:value="-1125.675" calcext:value-type="float">
            <text:p>-1125,675</text:p>
          </table:table-cell>
          <table:table-cell table:formula="of:=[.C20]-[.C$176]" office:value-type="float" office:value="1005.05" calcext:value-type="float">
            <text:p>1005,05</text:p>
          </table:table-cell>
          <table:table-cell table:formula="of:=[.D20]-[.D$176]" office:value-type="float" office:value="43784.825" calcext:value-type="float">
            <text:p>43784,825</text:p>
          </table:table-cell>
          <table:table-cell table:formula="of:=[.E20]-[.E$176]" office:value-type="float" office:value="4328749.475" calcext:value-type="float">
            <text:p>4328749,475</text:p>
          </table:table-cell>
          <table:table-cell table:formula="of:=[.F20]-[.F$176]" office:value-type="float" office:value="2850.8375" calcext:value-type="float">
            <text:p>2850,8375</text:p>
          </table:table-cell>
          <table:table-cell table:formula="of:=[.G20]-[.G$176]" office:value-type="float" office:value="-580.4875" calcext:value-type="float">
            <text:p>-580,4875</text:p>
          </table:table-cell>
          <table:table-cell table:formula="of:=[.H20]-[.H$176]" office:value-type="float" office:value="59.9499999999998" calcext:value-type="float">
            <text:p>59,95</text:p>
          </table:table-cell>
          <table:table-cell table:formula="of:=[.I20]-[.I$176]" office:value-type="float" office:value="139165.775" calcext:value-type="float">
            <text:p>139165,775</text:p>
          </table:table-cell>
          <table:table-cell table:formula="of:=[.J20]-[.J$176]" office:value-type="float" office:value="-819.925000000001" calcext:value-type="float">
            <text:p>-819,925</text:p>
          </table:table-cell>
          <table:table-cell table:formula="of:=[.K20]-[.K$176]" office:value-type="float" office:value="179.1625" calcext:value-type="float">
            <text:p>179,1625</text:p>
          </table:table-cell>
          <table:table-cell table:formula="of:=[.L20]-[.L$176]" office:value-type="float" office:value="405.525" calcext:value-type="float">
            <text:p>405,525</text:p>
          </table:table-cell>
          <table:table-cell table:formula="of:=[.M20]-[.M$176]" office:value-type="float" office:value="288.2625" calcext:value-type="float">
            <text:p>288,2625</text:p>
          </table:table-cell>
          <table:table-cell table:formula="of:=[.N20]-[.N$176]" office:value-type="float" office:value="2319034.925" calcext:value-type="float">
            <text:p>2319034,925</text:p>
          </table:table-cell>
          <table:table-cell table:formula="of:=[.O20]-[.O$176]" office:value-type="float" office:value="53.8" calcext:value-type="float">
            <text:p>53,8</text:p>
          </table:table-cell>
          <table:table-cell table:formula="of:=[.P20]-[.P$176]" office:value-type="float" office:value="-63.85" calcext:value-type="float">
            <text:p>-63,85</text:p>
          </table:table-cell>
          <table:table-cell table:formula="of:=[.Q20]-[.Q$176]" office:value-type="float" office:value="57.0874999999999" calcext:value-type="float">
            <text:p>57,0875</text:p>
          </table:table-cell>
          <table:table-cell table:formula="of:=[.R20]-[.R$176]" office:value-type="float" office:value="-42.1875" calcext:value-type="float">
            <text:p>-42,1875</text:p>
          </table:table-cell>
          <table:table-cell table:formula="of:=[.S20]-[.S$176]" office:value-type="float" office:value="50034.7375" calcext:value-type="float">
            <text:p>50034,7375</text:p>
          </table:table-cell>
          <table:table-cell table:formula="of:=[.T20]-[.T$176]" office:value-type="float" office:value="47.375" calcext:value-type="float">
            <text:p>47,375</text:p>
          </table:table-cell>
          <table:table-cell table:formula="of:=[.U20]-[.U$176]" office:value-type="float" office:value="0" calcext:value-type="float">
            <text:p>0</text:p>
          </table:table-cell>
          <table:table-cell table:formula="of:=[.V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21]-[.B$176]" office:value-type="float" office:value="-523.875" calcext:value-type="float">
            <text:p>-523,875</text:p>
          </table:table-cell>
          <table:table-cell table:formula="of:=[.C21]-[.C$176]" office:value-type="float" office:value="1045.45" calcext:value-type="float">
            <text:p>1045,45</text:p>
          </table:table-cell>
          <table:table-cell table:formula="of:=[.D21]-[.D$176]" office:value-type="float" office:value="47328.625" calcext:value-type="float">
            <text:p>47328,625</text:p>
          </table:table-cell>
          <table:table-cell table:formula="of:=[.E21]-[.E$176]" office:value-type="float" office:value="4539835.875" calcext:value-type="float">
            <text:p>4539835,875</text:p>
          </table:table-cell>
          <table:table-cell table:formula="of:=[.F21]-[.F$176]" office:value-type="float" office:value="-2997.0625" calcext:value-type="float">
            <text:p>-2997,0625</text:p>
          </table:table-cell>
          <table:table-cell table:formula="of:=[.G21]-[.G$176]" office:value-type="float" office:value="-861.2875" calcext:value-type="float">
            <text:p>-861,2875</text:p>
          </table:table-cell>
          <table:table-cell table:formula="of:=[.H21]-[.H$176]" office:value-type="float" office:value="586.15" calcext:value-type="float">
            <text:p>586,15</text:p>
          </table:table-cell>
          <table:table-cell table:formula="of:=[.I21]-[.I$176]" office:value-type="float" office:value="132113.175" calcext:value-type="float">
            <text:p>132113,175</text:p>
          </table:table-cell>
          <table:table-cell table:formula="of:=[.J21]-[.J$176]" office:value-type="float" office:value="-2083.325" calcext:value-type="float">
            <text:p>-2083,325</text:p>
          </table:table-cell>
          <table:table-cell table:formula="of:=[.K21]-[.K$176]" office:value-type="float" office:value="-96.5375" calcext:value-type="float">
            <text:p>-96,5375</text:p>
          </table:table-cell>
          <table:table-cell table:formula="of:=[.L21]-[.L$176]" office:value-type="float" office:value="-55.6750000000001" calcext:value-type="float">
            <text:p>-55,675</text:p>
          </table:table-cell>
          <table:table-cell table:formula="of:=[.M21]-[.M$176]" office:value-type="float" office:value="589.2625" calcext:value-type="float">
            <text:p>589,2625</text:p>
          </table:table-cell>
          <table:table-cell table:formula="of:=[.N21]-[.N$176]" office:value-type="float" office:value="2318170.925" calcext:value-type="float">
            <text:p>2318170,925</text:p>
          </table:table-cell>
          <table:table-cell table:formula="of:=[.O21]-[.O$176]" office:value-type="float" office:value="53.8" calcext:value-type="float">
            <text:p>53,8</text:p>
          </table:table-cell>
          <table:table-cell table:formula="of:=[.P21]-[.P$176]" office:value-type="float" office:value="-43.85" calcext:value-type="float">
            <text:p>-43,85</text:p>
          </table:table-cell>
          <table:table-cell table:formula="of:=[.Q21]-[.Q$176]" office:value-type="float" office:value="-123.3125" calcext:value-type="float">
            <text:p>-123,3125</text:p>
          </table:table-cell>
          <table:table-cell table:formula="of:=[.R21]-[.R$176]" office:value-type="float" office:value="-9.6875" calcext:value-type="float">
            <text:p>-9,6875</text:p>
          </table:table-cell>
          <table:table-cell table:formula="of:=[.S21]-[.S$176]" office:value-type="float" office:value="50034.7375" calcext:value-type="float">
            <text:p>50034,7375</text:p>
          </table:table-cell>
          <table:table-cell table:formula="of:=[.T21]-[.T$176]" office:value-type="float" office:value="67.675" calcext:value-type="float">
            <text:p>67,675</text:p>
          </table:table-cell>
          <table:table-cell table:formula="of:=[.U21]-[.U$176]" office:value-type="float" office:value="0" calcext:value-type="float">
            <text:p>0</text:p>
          </table:table-cell>
          <table:table-cell table:formula="of:=[.V21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22]-[.B$176]" office:value-type="float" office:value="-1727.075" calcext:value-type="float">
            <text:p>-1727,075</text:p>
          </table:table-cell>
          <table:table-cell table:formula="of:=[.C22]-[.C$176]" office:value-type="float" office:value="945.25" calcext:value-type="float">
            <text:p>945,25</text:p>
          </table:table-cell>
          <table:table-cell table:formula="of:=[.D22]-[.D$176]" office:value-type="float" office:value="43819.925" calcext:value-type="float">
            <text:p>43819,925</text:p>
          </table:table-cell>
          <table:table-cell table:formula="of:=[.E22]-[.E$176]" office:value-type="float" office:value="4205592.575" calcext:value-type="float">
            <text:p>4205592,575</text:p>
          </table:table-cell>
          <table:table-cell table:formula="of:=[.F22]-[.F$176]" office:value-type="float" office:value="1388.8375" calcext:value-type="float">
            <text:p>1388,8375</text:p>
          </table:table-cell>
          <table:table-cell table:formula="of:=[.G22]-[.G$176]" office:value-type="float" office:value="-755.7875" calcext:value-type="float">
            <text:p>-755,7875</text:p>
          </table:table-cell>
          <table:table-cell table:formula="of:=[.H22]-[.H$176]" office:value-type="float" office:value="59.6499999999996" calcext:value-type="float">
            <text:p>59,65</text:p>
          </table:table-cell>
          <table:table-cell table:formula="of:=[.I22]-[.I$176]" office:value-type="float" office:value="132078.175" calcext:value-type="float">
            <text:p>132078,175</text:p>
          </table:table-cell>
          <table:table-cell table:formula="of:=[.J22]-[.J$176]" office:value-type="float" office:value="-1461.725" calcext:value-type="float">
            <text:p>-1461,725</text:p>
          </table:table-cell>
          <table:table-cell table:formula="of:=[.K22]-[.K$176]" office:value-type="float" office:value="-282.1375" calcext:value-type="float">
            <text:p>-282,1375</text:p>
          </table:table-cell>
          <table:table-cell table:formula="of:=[.L22]-[.L$176]" office:value-type="float" office:value="204.925" calcext:value-type="float">
            <text:p>204,925</text:p>
          </table:table-cell>
          <table:table-cell table:formula="of:=[.M22]-[.M$176]" office:value-type="float" office:value="489.0625" calcext:value-type="float">
            <text:p>489,0625</text:p>
          </table:table-cell>
          <table:table-cell table:formula="of:=[.N22]-[.N$176]" office:value-type="float" office:value="2263860.525" calcext:value-type="float">
            <text:p>2263860,525</text:p>
          </table:table-cell>
          <table:table-cell table:formula="of:=[.O22]-[.O$176]" office:value-type="float" office:value="123.4" calcext:value-type="float">
            <text:p>123,4</text:p>
          </table:table-cell>
          <table:table-cell table:formula="of:=[.P22]-[.P$176]" office:value-type="float" office:value="36.35" calcext:value-type="float">
            <text:p>36,35</text:p>
          </table:table-cell>
          <table:table-cell table:formula="of:=[.Q22]-[.Q$176]" office:value-type="float" office:value="-263.9125" calcext:value-type="float">
            <text:p>-263,9125</text:p>
          </table:table-cell>
          <table:table-cell table:formula="of:=[.R22]-[.R$176]" office:value-type="float" office:value="80.3125" calcext:value-type="float">
            <text:p>80,3125</text:p>
          </table:table-cell>
          <table:table-cell table:formula="of:=[.S22]-[.S$176]" office:value-type="float" office:value="46526.0375" calcext:value-type="float">
            <text:p>46526,0375</text:p>
          </table:table-cell>
          <table:table-cell table:formula="of:=[.T22]-[.T$176]" office:value-type="float" office:value="-65.925" calcext:value-type="float">
            <text:p>-65,925</text:p>
          </table:table-cell>
          <table:table-cell table:formula="of:=[.U22]-[.U$176]" office:value-type="float" office:value="0" calcext:value-type="float">
            <text:p>0</text:p>
          </table:table-cell>
          <table:table-cell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23]-[.B$176]" office:value-type="float" office:value="-1306.075" calcext:value-type="float">
            <text:p>-1306,075</text:p>
          </table:table-cell>
          <table:table-cell table:formula="of:=[.C23]-[.C$176]" office:value-type="float" office:value="664.45" calcext:value-type="float">
            <text:p>664,45</text:p>
          </table:table-cell>
          <table:table-cell table:formula="of:=[.D23]-[.D$176]" office:value-type="float" office:value="40276.025" calcext:value-type="float">
            <text:p>40276,025</text:p>
          </table:table-cell>
          <table:table-cell table:formula="of:=[.E23]-[.E$176]" office:value-type="float" office:value="3822015.875" calcext:value-type="float">
            <text:p>3822015,875</text:p>
          </table:table-cell>
          <table:table-cell table:formula="of:=[.F23]-[.F$176]" office:value-type="float" office:value="4020.4375" calcext:value-type="float">
            <text:p>4020,4375</text:p>
          </table:table-cell>
          <table:table-cell table:formula="of:=[.G23]-[.G$176]" office:value-type="float" office:value="472.5125" calcext:value-type="float">
            <text:p>472,5125</text:p>
          </table:table-cell>
          <table:table-cell table:formula="of:=[.H23]-[.H$176]" office:value-type="float" office:value="1062.65" calcext:value-type="float">
            <text:p>1062,65</text:p>
          </table:table-cell>
          <table:table-cell table:formula="of:=[.I23]-[.I$176]" office:value-type="float" office:value="128569.375" calcext:value-type="float">
            <text:p>128569,375</text:p>
          </table:table-cell>
          <table:table-cell table:formula="of:=[.J23]-[.J$176]" office:value-type="float" office:value="-699.325000000001" calcext:value-type="float">
            <text:p>-699,325</text:p>
          </table:table-cell>
          <table:table-cell table:formula="of:=[.K23]-[.K$176]" office:value-type="float" office:value="-342.1375" calcext:value-type="float">
            <text:p>-342,1375</text:p>
          </table:table-cell>
          <table:table-cell table:formula="of:=[.L23]-[.L$176]" office:value-type="float" office:value="370.425" calcext:value-type="float">
            <text:p>370,425</text:p>
          </table:table-cell>
          <table:table-cell table:formula="of:=[.M23]-[.M$176]" office:value-type="float" office:value="448.7625" calcext:value-type="float">
            <text:p>448,7625</text:p>
          </table:table-cell>
          <table:table-cell table:formula="of:=[.N23]-[.N$176]" office:value-type="float" office:value="1896135.725" calcext:value-type="float">
            <text:p>1896135,725</text:p>
          </table:table-cell>
          <table:table-cell table:formula="of:=[.O23]-[.O$176]" office:value-type="float" office:value="53.8" calcext:value-type="float">
            <text:p>53,8</text:p>
          </table:table-cell>
          <table:table-cell table:formula="of:=[.P23]-[.P$176]" office:value-type="float" office:value="-93.85" calcext:value-type="float">
            <text:p>-93,85</text:p>
          </table:table-cell>
          <table:table-cell table:formula="of:=[.Q23]-[.Q$176]" office:value-type="float" office:value="187.5875" calcext:value-type="float">
            <text:p>187,5875</text:p>
          </table:table-cell>
          <table:table-cell table:formula="of:=[.R23]-[.R$176]" office:value-type="float" office:value="-49.6875" calcext:value-type="float">
            <text:p>-49,6875</text:p>
          </table:table-cell>
          <table:table-cell table:formula="of:=[.S23]-[.S$176]" office:value-type="float" office:value="46490.9375" calcext:value-type="float">
            <text:p>46490,9375</text:p>
          </table:table-cell>
          <table:table-cell table:formula="of:=[.T23]-[.T$176]" office:value-type="float" office:value="-32.625" calcext:value-type="float">
            <text:p>-32,625</text:p>
          </table:table-cell>
          <table:table-cell table:formula="of:=[.U23]-[.U$176]" office:value-type="float" office:value="0" calcext:value-type="float">
            <text:p>0</text:p>
          </table:table-cell>
          <table:table-cell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24]-[.B$176]" office:value-type="float" office:value="-1907.475" calcext:value-type="float">
            <text:p>-1907,475</text:p>
          </table:table-cell>
          <table:table-cell table:formula="of:=[.C24]-[.C$176]" office:value-type="float" office:value="664.25" calcext:value-type="float">
            <text:p>664,25</text:p>
          </table:table-cell>
          <table:table-cell table:formula="of:=[.D24]-[.D$176]" office:value-type="float" office:value="43784.825" calcext:value-type="float">
            <text:p>43784,825</text:p>
          </table:table-cell>
          <table:table-cell table:formula="of:=[.E24]-[.E$176]" office:value-type="float" office:value="3639000.075" calcext:value-type="float">
            <text:p>3639000,075</text:p>
          </table:table-cell>
          <table:table-cell table:formula="of:=[.F24]-[.F$176]" office:value-type="float" office:value="1388.8375" calcext:value-type="float">
            <text:p>1388,8375</text:p>
          </table:table-cell>
          <table:table-cell table:formula="of:=[.G24]-[.G$176]" office:value-type="float" office:value="-229.4875" calcext:value-type="float">
            <text:p>-229,4875</text:p>
          </table:table-cell>
          <table:table-cell table:formula="of:=[.H24]-[.H$176]" office:value-type="float" office:value="360.65" calcext:value-type="float">
            <text:p>360,65</text:p>
          </table:table-cell>
          <table:table-cell table:formula="of:=[.I24]-[.I$176]" office:value-type="float" office:value="121551.875" calcext:value-type="float">
            <text:p>121551,875</text:p>
          </table:table-cell>
          <table:table-cell table:formula="of:=[.J24]-[.J$176]" office:value-type="float" office:value="-1601.925" calcext:value-type="float">
            <text:p>-1601,925</text:p>
          </table:table-cell>
          <table:table-cell table:formula="of:=[.K24]-[.K$176]" office:value-type="float" office:value="59.0625" calcext:value-type="float">
            <text:p>59,0625</text:p>
          </table:table-cell>
          <table:table-cell table:formula="of:=[.L24]-[.L$176]" office:value-type="float" office:value="-231.575" calcext:value-type="float">
            <text:p>-231,575</text:p>
          </table:table-cell>
          <table:table-cell table:formula="of:=[.M24]-[.M$176]" office:value-type="float" office:value="288.4625" calcext:value-type="float">
            <text:p>288,4625</text:p>
          </table:table-cell>
          <table:table-cell table:formula="of:=[.N24]-[.N$176]" office:value-type="float" office:value="1788980.525" calcext:value-type="float">
            <text:p>1788980,525</text:p>
          </table:table-cell>
          <table:table-cell table:formula="of:=[.O24]-[.O$176]" office:value-type="float" office:value="3.8" calcext:value-type="float">
            <text:p>3,8</text:p>
          </table:table-cell>
          <table:table-cell table:formula="of:=[.P24]-[.P$176]" office:value-type="float" office:value="-43.85" calcext:value-type="float">
            <text:p>-43,85</text:p>
          </table:table-cell>
          <table:table-cell table:formula="of:=[.Q24]-[.Q$176]" office:value-type="float" office:value="-83.3125000000001" calcext:value-type="float">
            <text:p>-83,3125</text:p>
          </table:table-cell>
          <table:table-cell table:formula="of:=[.R24]-[.R$176]" office:value-type="float" office:value="50.3125" calcext:value-type="float">
            <text:p>50,3125</text:p>
          </table:table-cell>
          <table:table-cell table:formula="of:=[.S24]-[.S$176]" office:value-type="float" office:value="43017.2375" calcext:value-type="float">
            <text:p>43017,2375</text:p>
          </table:table-cell>
          <table:table-cell table:formula="of:=[.T24]-[.T$176]" office:value-type="float" office:value="34.375" calcext:value-type="float">
            <text:p>34,375</text:p>
          </table:table-cell>
          <table:table-cell table:formula="of:=[.U24]-[.U$176]" office:value-type="float" office:value="0" calcext:value-type="float">
            <text:p>0</text:p>
          </table:table-cell>
          <table:table-cell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25]-[.B$176]" office:value-type="float" office:value="-1486.675" calcext:value-type="float">
            <text:p>-1486,675</text:p>
          </table:table-cell>
          <table:table-cell table:formula="of:=[.C25]-[.C$176]" office:value-type="float" office:value="965.25" calcext:value-type="float">
            <text:p>965,25</text:p>
          </table:table-cell>
          <table:table-cell table:formula="of:=[.D25]-[.D$176]" office:value-type="float" office:value="43819.925" calcext:value-type="float">
            <text:p>43819,925</text:p>
          </table:table-cell>
          <table:table-cell table:formula="of:=[.E25]-[.E$176]" office:value-type="float" office:value="3515912.675" calcext:value-type="float">
            <text:p>3515912,675</text:p>
          </table:table-cell>
          <table:table-cell table:formula="of:=[.F25]-[.F$176]" office:value-type="float" office:value="-2997.0625" calcext:value-type="float">
            <text:p>-2997,0625</text:p>
          </table:table-cell>
          <table:table-cell table:formula="of:=[.G25]-[.G$176]" office:value-type="float" office:value="-229.4875" calcext:value-type="float">
            <text:p>-229,4875</text:p>
          </table:table-cell>
          <table:table-cell table:formula="of:=[.H25]-[.H$176]" office:value-type="float" office:value="-792.55" calcext:value-type="float">
            <text:p>-792,55</text:p>
          </table:table-cell>
          <table:table-cell table:formula="of:=[.I25]-[.I$176]" office:value-type="float" office:value="121551.875" calcext:value-type="float">
            <text:p>121551,875</text:p>
          </table:table-cell>
          <table:table-cell table:formula="of:=[.J25]-[.J$176]" office:value-type="float" office:value="-980.325000000001" calcext:value-type="float">
            <text:p>-980,325</text:p>
          </table:table-cell>
          <table:table-cell table:formula="of:=[.K25]-[.K$176]" office:value-type="float" office:value="-322.0375" calcext:value-type="float">
            <text:p>-322,0375</text:p>
          </table:table-cell>
          <table:table-cell table:formula="of:=[.L25]-[.L$176]" office:value-type="float" office:value="425.525" calcext:value-type="float">
            <text:p>425,525</text:p>
          </table:table-cell>
          <table:table-cell table:formula="of:=[.M25]-[.M$176]" office:value-type="float" office:value="188.0625" calcext:value-type="float">
            <text:p>188,0625</text:p>
          </table:table-cell>
          <table:table-cell table:formula="of:=[.N25]-[.N$176]" office:value-type="float" office:value="1847361.325" calcext:value-type="float">
            <text:p>1847361,325</text:p>
          </table:table-cell>
          <table:table-cell table:formula="of:=[.O25]-[.O$176]" office:value-type="float" office:value="116.3" calcext:value-type="float">
            <text:p>116,3</text:p>
          </table:table-cell>
          <table:table-cell table:formula="of:=[.P25]-[.P$176]" office:value-type="float" office:value="-43.85" calcext:value-type="float">
            <text:p>-43,85</text:p>
          </table:table-cell>
          <table:table-cell table:formula="of:=[.Q25]-[.Q$176]" office:value-type="float" office:value="-43.1125000000001" calcext:value-type="float">
            <text:p>-43,1125</text:p>
          </table:table-cell>
          <table:table-cell table:formula="of:=[.R25]-[.R$176]" office:value-type="float" office:value="50.3125" calcext:value-type="float">
            <text:p>50,3125</text:p>
          </table:table-cell>
          <table:table-cell table:formula="of:=[.S25]-[.S$176]" office:value-type="float" office:value="39473.4375" calcext:value-type="float">
            <text:p>39473,4375</text:p>
          </table:table-cell>
          <table:table-cell table:formula="of:=[.T25]-[.T$176]" office:value-type="float" office:value="-12.625" calcext:value-type="float">
            <text:p>-12,625</text:p>
          </table:table-cell>
          <table:table-cell table:formula="of:=[.U25]-[.U$176]" office:value-type="float" office:value="0" calcext:value-type="float">
            <text:p>0</text:p>
          </table:table-cell>
          <table:table-cell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26]-[.B$176]" office:value-type="float" office:value="-1607.075" calcext:value-type="float">
            <text:p>-1607,075</text:p>
          </table:table-cell>
          <table:table-cell table:formula="of:=[.C26]-[.C$176]" office:value-type="float" office:value="764.45" calcext:value-type="float">
            <text:p>764,45</text:p>
          </table:table-cell>
          <table:table-cell table:formula="of:=[.D26]-[.D$176]" office:value-type="float" office:value="36767.325" calcext:value-type="float">
            <text:p>36767,325</text:p>
          </table:table-cell>
          <table:table-cell table:formula="of:=[.E26]-[.E$176]" office:value-type="float" office:value="3804437.275" calcext:value-type="float">
            <text:p>3804437,275</text:p>
          </table:table-cell>
          <table:table-cell table:formula="of:=[.F26]-[.F$176]" office:value-type="float" office:value="-2997.0625" calcext:value-type="float">
            <text:p>-2997,0625</text:p>
          </table:table-cell>
          <table:table-cell table:formula="of:=[.G26]-[.G$176]" office:value-type="float" office:value="-680.4875" calcext:value-type="float">
            <text:p>-680,4875</text:p>
          </table:table-cell>
          <table:table-cell table:formula="of:=[.H26]-[.H$176]" office:value-type="float" office:value="-747.55" calcext:value-type="float">
            <text:p>-747,55</text:p>
          </table:table-cell>
          <table:table-cell table:formula="of:=[.I26]-[.I$176]" office:value-type="float" office:value="128569.375" calcext:value-type="float">
            <text:p>128569,375</text:p>
          </table:table-cell>
          <table:table-cell table:formula="of:=[.J26]-[.J$176]" office:value-type="float" office:value="-499.125" calcext:value-type="float">
            <text:p>-499,125</text:p>
          </table:table-cell>
          <table:table-cell table:formula="of:=[.K26]-[.K$176]" office:value-type="float" office:value="-121.5375" calcext:value-type="float">
            <text:p>-121,5375</text:p>
          </table:table-cell>
          <table:table-cell table:formula="of:=[.L26]-[.L$176]" office:value-type="float" office:value="265.325" calcext:value-type="float">
            <text:p>265,325</text:p>
          </table:table-cell>
          <table:table-cell table:formula="of:=[.M26]-[.M$176]" office:value-type="float" office:value="529.2625" calcext:value-type="float">
            <text:p>529,2625</text:p>
          </table:table-cell>
          <table:table-cell table:formula="of:=[.N26]-[.N$176]" office:value-type="float" office:value="1883271.725" calcext:value-type="float">
            <text:p>1883271,725</text:p>
          </table:table-cell>
          <table:table-cell table:formula="of:=[.O26]-[.O$176]" office:value-type="float" office:value="41.3" calcext:value-type="float">
            <text:p>41,3</text:p>
          </table:table-cell>
          <table:table-cell table:formula="of:=[.P26]-[.P$176]" office:value-type="float" office:value="6.15000000000001" calcext:value-type="float">
            <text:p>6,15</text:p>
          </table:table-cell>
          <table:table-cell table:formula="of:=[.Q26]-[.Q$176]" office:value-type="float" office:value="37.0874999999999" calcext:value-type="float">
            <text:p>37,0875</text:p>
          </table:table-cell>
          <table:table-cell table:formula="of:=[.R26]-[.R$176]" office:value-type="float" office:value="-9.6875" calcext:value-type="float">
            <text:p>-9,6875</text:p>
          </table:table-cell>
          <table:table-cell table:formula="of:=[.S26]-[.S$176]" office:value-type="float" office:value="39473.4375" calcext:value-type="float">
            <text:p>39473,4375</text:p>
          </table:table-cell>
          <table:table-cell table:formula="of:=[.T26]-[.T$176]" office:value-type="float" office:value="-107.625" calcext:value-type="float">
            <text:p>-107,625</text:p>
          </table:table-cell>
          <table:table-cell table:formula="of:=[.U26]-[.U$176]" office:value-type="float" office:value="0" calcext:value-type="float">
            <text:p>0</text:p>
          </table:table-cell>
          <table:table-cell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27]-[.B$176]" office:value-type="float" office:value="-1466.275" calcext:value-type="float">
            <text:p>-1466,275</text:p>
          </table:table-cell>
          <table:table-cell table:formula="of:=[.C27]-[.C$176]" office:value-type="float" office:value="664.45" calcext:value-type="float">
            <text:p>664,45</text:p>
          </table:table-cell>
          <table:table-cell table:formula="of:=[.D27]-[.D$176]" office:value-type="float" office:value="43784.825" calcext:value-type="float">
            <text:p>43784,825</text:p>
          </table:table-cell>
          <table:table-cell table:formula="of:=[.E27]-[.E$176]" office:value-type="float" office:value="3836191.175" calcext:value-type="float">
            <text:p>3836191,175</text:p>
          </table:table-cell>
          <table:table-cell table:formula="of:=[.F27]-[.F$176]" office:value-type="float" office:value="-2997.0625" calcext:value-type="float">
            <text:p>-2997,0625</text:p>
          </table:table-cell>
          <table:table-cell table:formula="of:=[.G27]-[.G$176]" office:value-type="float" office:value="-906.2875" calcext:value-type="float">
            <text:p>-906,2875</text:p>
          </table:table-cell>
          <table:table-cell table:formula="of:=[.H27]-[.H$176]" office:value-type="float" office:value="-191.05" calcext:value-type="float">
            <text:p>-191,05</text:p>
          </table:table-cell>
          <table:table-cell table:formula="of:=[.I27]-[.I$176]" office:value-type="float" office:value="118008.075" calcext:value-type="float">
            <text:p>118008,075</text:p>
          </table:table-cell>
          <table:table-cell table:formula="of:=[.J27]-[.J$176]" office:value-type="float" office:value="-980.325000000001" calcext:value-type="float">
            <text:p>-980,325</text:p>
          </table:table-cell>
          <table:table-cell table:formula="of:=[.K27]-[.K$176]" office:value-type="float" office:value="-81.5375" calcext:value-type="float">
            <text:p>-81,5375</text:p>
          </table:table-cell>
          <table:table-cell table:formula="of:=[.L27]-[.L$176]" office:value-type="float" office:value="320.425" calcext:value-type="float">
            <text:p>320,425</text:p>
          </table:table-cell>
          <table:table-cell table:formula="of:=[.M27]-[.M$176]" office:value-type="float" office:value="288.4625" calcext:value-type="float">
            <text:p>288,4625</text:p>
          </table:table-cell>
          <table:table-cell table:formula="of:=[.N27]-[.N$176]" office:value-type="float" office:value="1868218.925" calcext:value-type="float">
            <text:p>1868218,925</text:p>
          </table:table-cell>
          <table:table-cell table:formula="of:=[.O27]-[.O$176]" office:value-type="float" office:value="16.3" calcext:value-type="float">
            <text:p>16,3</text:p>
          </table:table-cell>
          <table:table-cell table:formula="of:=[.P27]-[.P$176]" office:value-type="float" office:value="-63.65" calcext:value-type="float">
            <text:p>-63,65</text:p>
          </table:table-cell>
          <table:table-cell table:formula="of:=[.Q27]-[.Q$176]" office:value-type="float" office:value="-23.1125000000001" calcext:value-type="float">
            <text:p>-23,1125</text:p>
          </table:table-cell>
          <table:table-cell table:formula="of:=[.R27]-[.R$176]" office:value-type="float" office:value="-39.6875" calcext:value-type="float">
            <text:p>-39,6875</text:p>
          </table:table-cell>
          <table:table-cell table:formula="of:=[.S27]-[.S$176]" office:value-type="float" office:value="42982.2375" calcext:value-type="float">
            <text:p>42982,2375</text:p>
          </table:table-cell>
          <table:table-cell table:formula="of:=[.T27]-[.T$176]" office:value-type="float" office:value="-92.625" calcext:value-type="float">
            <text:p>-92,625</text:p>
          </table:table-cell>
          <table:table-cell table:formula="of:=[.U27]-[.U$176]" office:value-type="float" office:value="0" calcext:value-type="float">
            <text:p>0</text:p>
          </table:table-cell>
          <table:table-cell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28]-[.B$176]" office:value-type="float" office:value="-945.075" calcext:value-type="float">
            <text:p>-945,075</text:p>
          </table:table-cell>
          <table:table-cell table:formula="of:=[.C28]-[.C$176]" office:value-type="float" office:value="1005.25" calcext:value-type="float">
            <text:p>1005,25</text:p>
          </table:table-cell>
          <table:table-cell table:formula="of:=[.D28]-[.D$176]" office:value-type="float" office:value="47302.325" calcext:value-type="float">
            <text:p>47302,325</text:p>
          </table:table-cell>
          <table:table-cell table:formula="of:=[.E28]-[.E$176]" office:value-type="float" office:value="3945243.075" calcext:value-type="float">
            <text:p>3945243,075</text:p>
          </table:table-cell>
          <table:table-cell table:formula="of:=[.F28]-[.F$176]" office:value-type="float" office:value="-2997.0625" calcext:value-type="float">
            <text:p>-2997,0625</text:p>
          </table:table-cell>
          <table:table-cell table:formula="of:=[.G28]-[.G$176]" office:value-type="float" office:value="-821.0875" calcext:value-type="float">
            <text:p>-821,0875</text:p>
          </table:table-cell>
          <table:table-cell table:formula="of:=[.H28]-[.H$176]" office:value-type="float" office:value="-115.85" calcext:value-type="float">
            <text:p>-115,85</text:p>
          </table:table-cell>
          <table:table-cell table:formula="of:=[.I28]-[.I$176]" office:value-type="float" office:value="121551.875" calcext:value-type="float">
            <text:p>121551,875</text:p>
          </table:table-cell>
          <table:table-cell table:formula="of:=[.J28]-[.J$176]" office:value-type="float" office:value="-2143.325" calcext:value-type="float">
            <text:p>-2143,325</text:p>
          </table:table-cell>
          <table:table-cell table:formula="of:=[.K28]-[.K$176]" office:value-type="float" office:value="-171.8375" calcext:value-type="float">
            <text:p>-171,8375</text:p>
          </table:table-cell>
          <table:table-cell table:formula="of:=[.L28]-[.L$176]" office:value-type="float" office:value="164.925" calcext:value-type="float">
            <text:p>164,925</text:p>
          </table:table-cell>
          <table:table-cell table:formula="of:=[.M28]-[.M$176]" office:value-type="float" office:value="348.2625" calcext:value-type="float">
            <text:p>348,2625</text:p>
          </table:table-cell>
          <table:table-cell table:formula="of:=[.N28]-[.N$176]" office:value-type="float" office:value="1877735.725" calcext:value-type="float">
            <text:p>1877735,725</text:p>
          </table:table-cell>
          <table:table-cell table:formula="of:=[.O28]-[.O$176]" office:value-type="float" office:value="66.3" calcext:value-type="float">
            <text:p>66,3</text:p>
          </table:table-cell>
          <table:table-cell table:formula="of:=[.P28]-[.P$176]" office:value-type="float" office:value="-118.85" calcext:value-type="float">
            <text:p>-118,85</text:p>
          </table:table-cell>
          <table:table-cell table:formula="of:=[.Q28]-[.Q$176]" office:value-type="float" office:value="-23.1125000000001" calcext:value-type="float">
            <text:p>-23,1125</text:p>
          </table:table-cell>
          <table:table-cell table:formula="of:=[.R28]-[.R$176]" office:value-type="float" office:value="-19.6875" calcext:value-type="float">
            <text:p>-19,6875</text:p>
          </table:table-cell>
          <table:table-cell table:formula="of:=[.S28]-[.S$176]" office:value-type="float" office:value="42982.2375" calcext:value-type="float">
            <text:p>42982,2375</text:p>
          </table:table-cell>
          <table:table-cell table:formula="of:=[.T28]-[.T$176]" office:value-type="float" office:value="192.875" calcext:value-type="float">
            <text:p>192,875</text:p>
          </table:table-cell>
          <table:table-cell table:formula="of:=[.U28]-[.U$176]" office:value-type="float" office:value="0" calcext:value-type="float">
            <text:p>0</text:p>
          </table:table-cell>
          <table:table-cell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29]-[.B$176]" office:value-type="float" office:value="-1025.275" calcext:value-type="float">
            <text:p>-1025,275</text:p>
          </table:table-cell>
          <table:table-cell table:formula="of:=[.C29]-[.C$176]" office:value-type="float" office:value="904.85" calcext:value-type="float">
            <text:p>904,85</text:p>
          </table:table-cell>
          <table:table-cell table:formula="of:=[.D29]-[.D$176]" office:value-type="float" office:value="47302.325" calcext:value-type="float">
            <text:p>47302,325</text:p>
          </table:table-cell>
          <table:table-cell table:formula="of:=[.E29]-[.E$176]" office:value-type="float" office:value="3793910.875" calcext:value-type="float">
            <text:p>3793910,875</text:p>
          </table:table-cell>
          <table:table-cell table:formula="of:=[.F29]-[.F$176]" office:value-type="float" office:value="2850.8375" calcext:value-type="float">
            <text:p>2850,8375</text:p>
          </table:table-cell>
          <table:table-cell table:formula="of:=[.G29]-[.G$176]" office:value-type="float" office:value="247.0125" calcext:value-type="float">
            <text:p>247,0125</text:p>
          </table:table-cell>
          <table:table-cell table:formula="of:=[.H29]-[.H$176]" office:value-type="float" office:value="84.6499999999996" calcext:value-type="float">
            <text:p>84,65</text:p>
          </table:table-cell>
          <table:table-cell table:formula="of:=[.I29]-[.I$176]" office:value-type="float" office:value="125060.675" calcext:value-type="float">
            <text:p>125060,675</text:p>
          </table:table-cell>
          <table:table-cell table:formula="of:=[.J29]-[.J$176]" office:value-type="float" office:value="-1401.325" calcext:value-type="float">
            <text:p>-1401,325</text:p>
          </table:table-cell>
          <table:table-cell table:formula="of:=[.K29]-[.K$176]" office:value-type="float" office:value="-141.5375" calcext:value-type="float">
            <text:p>-141,5375</text:p>
          </table:table-cell>
          <table:table-cell table:formula="of:=[.L29]-[.L$176]" office:value-type="float" office:value="-156.075" calcext:value-type="float">
            <text:p>-156,075</text:p>
          </table:table-cell>
          <table:table-cell table:formula="of:=[.M29]-[.M$176]" office:value-type="float" office:value="789.8625" calcext:value-type="float">
            <text:p>789,8625</text:p>
          </table:table-cell>
          <table:table-cell table:formula="of:=[.N29]-[.N$176]" office:value-type="float" office:value="1893780.525" calcext:value-type="float">
            <text:p>1893780,525</text:p>
          </table:table-cell>
          <table:table-cell table:formula="of:=[.O29]-[.O$176]" office:value-type="float" office:value="78.8" calcext:value-type="float">
            <text:p>78,8</text:p>
          </table:table-cell>
          <table:table-cell table:formula="of:=[.P29]-[.P$176]" office:value-type="float" office:value="-18.85" calcext:value-type="float">
            <text:p>-18,85</text:p>
          </table:table-cell>
          <table:table-cell table:formula="of:=[.Q29]-[.Q$176]" office:value-type="float" office:value="56.8874999999999" calcext:value-type="float">
            <text:p>56,8875</text:p>
          </table:table-cell>
          <table:table-cell table:formula="of:=[.R29]-[.R$176]" office:value-type="float" office:value="-39.6875" calcext:value-type="float">
            <text:p>-39,6875</text:p>
          </table:table-cell>
          <table:table-cell table:formula="of:=[.S29]-[.S$176]" office:value-type="float" office:value="42982.2375" calcext:value-type="float">
            <text:p>42982,2375</text:p>
          </table:table-cell>
          <table:table-cell table:formula="of:=[.T29]-[.T$176]" office:value-type="float" office:value="-32.625" calcext:value-type="float">
            <text:p>-32,625</text:p>
          </table:table-cell>
          <table:table-cell table:formula="of:=[.U29]-[.U$176]" office:value-type="float" office:value="0" calcext:value-type="float">
            <text:p>0</text:p>
          </table:table-cell>
          <table:table-cell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30]-[.B$176]" office:value-type="float" office:value="-1727.275" calcext:value-type="float">
            <text:p>-1727,275</text:p>
          </table:table-cell>
          <table:table-cell table:formula="of:=[.C30]-[.C$176]" office:value-type="float" office:value="965.25" calcext:value-type="float">
            <text:p>965,25</text:p>
          </table:table-cell>
          <table:table-cell table:formula="of:=[.D30]-[.D$176]" office:value-type="float" office:value="40276.025" calcext:value-type="float">
            <text:p>40276,025</text:p>
          </table:table-cell>
          <table:table-cell table:formula="of:=[.E30]-[.E$176]" office:value-type="float" office:value="3670648.975" calcext:value-type="float">
            <text:p>3670648,975</text:p>
          </table:table-cell>
          <table:table-cell table:formula="of:=[.F30]-[.F$176]" office:value-type="float" office:value="-2997.0625" calcext:value-type="float">
            <text:p>-2997,0625</text:p>
          </table:table-cell>
          <table:table-cell table:formula="of:=[.G30]-[.G$176]" office:value-type="float" office:value="-555.2875" calcext:value-type="float">
            <text:p>-555,2875</text:p>
          </table:table-cell>
          <table:table-cell table:formula="of:=[.H30]-[.H$176]" office:value-type="float" office:value="84.9499999999998" calcext:value-type="float">
            <text:p>84,95</text:p>
          </table:table-cell>
          <table:table-cell table:formula="of:=[.I30]-[.I$176]" office:value-type="float" office:value="118043.175" calcext:value-type="float">
            <text:p>118043,175</text:p>
          </table:table-cell>
          <table:table-cell table:formula="of:=[.J30]-[.J$176]" office:value-type="float" office:value="-1983.125" calcext:value-type="float">
            <text:p>-1983,125</text:p>
          </table:table-cell>
          <table:table-cell table:formula="of:=[.K30]-[.K$176]" office:value-type="float" office:value="-61.5375" calcext:value-type="float">
            <text:p>-61,5375</text:p>
          </table:table-cell>
          <table:table-cell table:formula="of:=[.L30]-[.L$176]" office:value-type="float" office:value="24.7249999999999" calcext:value-type="float">
            <text:p>24,725</text:p>
          </table:table-cell>
          <table:table-cell table:formula="of:=[.M30]-[.M$176]" office:value-type="float" office:value="499.0625" calcext:value-type="float">
            <text:p>499,0625</text:p>
          </table:table-cell>
          <table:table-cell table:formula="of:=[.N30]-[.N$176]" office:value-type="float" office:value="1990149.925" calcext:value-type="float">
            <text:p>1990149,925</text:p>
          </table:table-cell>
          <table:table-cell table:formula="of:=[.O30]-[.O$176]" office:value-type="float" office:value="16.3" calcext:value-type="float">
            <text:p>16,3</text:p>
          </table:table-cell>
          <table:table-cell table:formula="of:=[.P30]-[.P$176]" office:value-type="float" office:value="-93.85" calcext:value-type="float">
            <text:p>-93,85</text:p>
          </table:table-cell>
          <table:table-cell table:formula="of:=[.Q30]-[.Q$176]" office:value-type="float" office:value="97.2874999999999" calcext:value-type="float">
            <text:p>97,2875</text:p>
          </table:table-cell>
          <table:table-cell table:formula="of:=[.R30]-[.R$176]" office:value-type="float" office:value="20.3125" calcext:value-type="float">
            <text:p>20,3125</text:p>
          </table:table-cell>
          <table:table-cell table:formula="of:=[.S30]-[.S$176]" office:value-type="float" office:value="35964.7375" calcext:value-type="float">
            <text:p>35964,7375</text:p>
          </table:table-cell>
          <table:table-cell table:formula="of:=[.T30]-[.T$176]" office:value-type="float" office:value="92.875" calcext:value-type="float">
            <text:p>92,875</text:p>
          </table:table-cell>
          <table:table-cell table:formula="of:=[.U30]-[.U$176]" office:value-type="float" office:value="0" calcext:value-type="float">
            <text:p>0</text:p>
          </table:table-cell>
          <table:table-cell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31]-[.B$176]" office:value-type="float" office:value="-1225.875" calcext:value-type="float">
            <text:p>-1225,875</text:p>
          </table:table-cell>
          <table:table-cell table:formula="of:=[.C31]-[.C$176]" office:value-type="float" office:value="965.25" calcext:value-type="float">
            <text:p>965,25</text:p>
          </table:table-cell>
          <table:table-cell table:formula="of:=[.D31]-[.D$176]" office:value-type="float" office:value="47302.325" calcext:value-type="float">
            <text:p>47302,325</text:p>
          </table:table-cell>
          <table:table-cell table:formula="of:=[.E31]-[.E$176]" office:value-type="float" office:value="3688402.575" calcext:value-type="float">
            <text:p>3688402,575</text:p>
          </table:table-cell>
          <table:table-cell table:formula="of:=[.F31]-[.F$176]" office:value-type="float" office:value="-2997.0625" calcext:value-type="float">
            <text:p>-2997,0625</text:p>
          </table:table-cell>
          <table:table-cell table:formula="of:=[.G31]-[.G$176]" office:value-type="float" office:value="-154.2875" calcext:value-type="float">
            <text:p>-154,2875</text:p>
          </table:table-cell>
          <table:table-cell table:formula="of:=[.H31]-[.H$176]" office:value-type="float" office:value="159.95" calcext:value-type="float">
            <text:p>159,95</text:p>
          </table:table-cell>
          <table:table-cell table:formula="of:=[.I31]-[.I$176]" office:value-type="float" office:value="121551.875" calcext:value-type="float">
            <text:p>121551,875</text:p>
          </table:table-cell>
          <table:table-cell table:formula="of:=[.J31]-[.J$176]" office:value-type="float" office:value="-2464.525" calcext:value-type="float">
            <text:p>-2464,525</text:p>
          </table:table-cell>
          <table:table-cell table:formula="of:=[.K31]-[.K$176]" office:value-type="float" office:value="3.66250000000002" calcext:value-type="float">
            <text:p>3,6625</text:p>
          </table:table-cell>
          <table:table-cell table:formula="of:=[.L31]-[.L$176]" office:value-type="float" office:value="245.225" calcext:value-type="float">
            <text:p>245,225</text:p>
          </table:table-cell>
          <table:table-cell table:formula="of:=[.M31]-[.M$176]" office:value-type="float" office:value="769.6625" calcext:value-type="float">
            <text:p>769,6625</text:p>
          </table:table-cell>
          <table:table-cell table:formula="of:=[.N31]-[.N$176]" office:value-type="float" office:value="1867898.925" calcext:value-type="float">
            <text:p>1867898,925</text:p>
          </table:table-cell>
          <table:table-cell table:formula="of:=[.O31]-[.O$176]" office:value-type="float" office:value="3.8" calcext:value-type="float">
            <text:p>3,8</text:p>
          </table:table-cell>
          <table:table-cell table:formula="of:=[.P31]-[.P$176]" office:value-type="float" office:value="-43.85" calcext:value-type="float">
            <text:p>-43,85</text:p>
          </table:table-cell>
          <table:table-cell table:formula="of:=[.Q31]-[.Q$176]" office:value-type="float" office:value="-63.5125000000001" calcext:value-type="float">
            <text:p>-63,5125</text:p>
          </table:table-cell>
          <table:table-cell table:formula="of:=[.R31]-[.R$176]" office:value-type="float" office:value="30.3125" calcext:value-type="float">
            <text:p>30,3125</text:p>
          </table:table-cell>
          <table:table-cell table:formula="of:=[.S31]-[.S$176]" office:value-type="float" office:value="42982.2375" calcext:value-type="float">
            <text:p>42982,2375</text:p>
          </table:table-cell>
          <table:table-cell table:formula="of:=[.T31]-[.T$176]" office:value-type="float" office:value="-112.625" calcext:value-type="float">
            <text:p>-112,625</text:p>
          </table:table-cell>
          <table:table-cell table:formula="of:=[.U31]-[.U$176]" office:value-type="float" office:value="0" calcext:value-type="float">
            <text:p>0</text:p>
          </table:table-cell>
          <table:table-cell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32]-[.B$176]" office:value-type="float" office:value="-1045.475" calcext:value-type="float">
            <text:p>-1045,475</text:p>
          </table:table-cell>
          <table:table-cell table:formula="of:=[.C32]-[.C$176]" office:value-type="float" office:value="1065.65" calcext:value-type="float">
            <text:p>1065,65</text:p>
          </table:table-cell>
          <table:table-cell table:formula="of:=[.D32]-[.D$176]" office:value-type="float" office:value="47302.325" calcext:value-type="float">
            <text:p>47302,325</text:p>
          </table:table-cell>
          <table:table-cell table:formula="of:=[.E32]-[.E$176]" office:value-type="float" office:value="4195031.175" calcext:value-type="float">
            <text:p>4195031,175</text:p>
          </table:table-cell>
          <table:table-cell table:formula="of:=[.F32]-[.F$176]" office:value-type="float" office:value="-2997.0625" calcext:value-type="float">
            <text:p>-2997,0625</text:p>
          </table:table-cell>
          <table:table-cell table:formula="of:=[.G32]-[.G$176]" office:value-type="float" office:value="-680.6875" calcext:value-type="float">
            <text:p>-680,6875</text:p>
          </table:table-cell>
          <table:table-cell table:formula="of:=[.H32]-[.H$176]" office:value-type="float" office:value="335.65" calcext:value-type="float">
            <text:p>335,65</text:p>
          </table:table-cell>
          <table:table-cell table:formula="of:=[.I32]-[.I$176]" office:value-type="float" office:value="132113.175" calcext:value-type="float">
            <text:p>132113,175</text:p>
          </table:table-cell>
          <table:table-cell table:formula="of:=[.J32]-[.J$176]" office:value-type="float" office:value="-920.125" calcext:value-type="float">
            <text:p>-920,125</text:p>
          </table:table-cell>
          <table:table-cell table:formula="of:=[.K32]-[.K$176]" office:value-type="float" office:value="-161.7375" calcext:value-type="float">
            <text:p>-161,7375</text:p>
          </table:table-cell>
          <table:table-cell table:formula="of:=[.L32]-[.L$176]" office:value-type="float" office:value="320.425" calcext:value-type="float">
            <text:p>320,425</text:p>
          </table:table-cell>
          <table:table-cell table:formula="of:=[.M32]-[.M$176]" office:value-type="float" office:value="428.6625" calcext:value-type="float">
            <text:p>428,6625</text:p>
          </table:table-cell>
          <table:table-cell table:formula="of:=[.N32]-[.N$176]" office:value-type="float" office:value="2314804.525" calcext:value-type="float">
            <text:p>2314804,525</text:p>
          </table:table-cell>
          <table:table-cell table:formula="of:=[.O32]-[.O$176]" office:value-type="float" office:value="78.8" calcext:value-type="float">
            <text:p>78,8</text:p>
          </table:table-cell>
          <table:table-cell table:formula="of:=[.P32]-[.P$176]" office:value-type="float" office:value="-23.85" calcext:value-type="float">
            <text:p>-23,85</text:p>
          </table:table-cell>
          <table:table-cell table:formula="of:=[.Q32]-[.Q$176]" office:value-type="float" office:value="137.2875" calcext:value-type="float">
            <text:p>137,2875</text:p>
          </table:table-cell>
          <table:table-cell table:formula="of:=[.R32]-[.R$176]" office:value-type="float" office:value="140.3125" calcext:value-type="float">
            <text:p>140,3125</text:p>
          </table:table-cell>
          <table:table-cell table:formula="of:=[.S32]-[.S$176]" office:value-type="float" office:value="42982.2375" calcext:value-type="float">
            <text:p>42982,2375</text:p>
          </table:table-cell>
          <table:table-cell table:formula="of:=[.T32]-[.T$176]" office:value-type="float" office:value="-12.625" calcext:value-type="float">
            <text:p>-12,625</text:p>
          </table:table-cell>
          <table:table-cell table:formula="of:=[.U32]-[.U$176]" office:value-type="float" office:value="0" calcext:value-type="float">
            <text:p>0</text:p>
          </table:table-cell>
          <table:table-cell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33]-[.B$176]" office:value-type="float" office:value="-1586.875" calcext:value-type="float">
            <text:p>-1586,875</text:p>
          </table:table-cell>
          <table:table-cell table:formula="of:=[.C33]-[.C$176]" office:value-type="float" office:value="844.65" calcext:value-type="float">
            <text:p>844,65</text:p>
          </table:table-cell>
          <table:table-cell table:formula="of:=[.D33]-[.D$176]" office:value-type="float" office:value="47293.525" calcext:value-type="float">
            <text:p>47293,525</text:p>
          </table:table-cell>
          <table:table-cell table:formula="of:=[.E33]-[.E$176]" office:value-type="float" office:value="4536362.275" calcext:value-type="float">
            <text:p>4536362,275</text:p>
          </table:table-cell>
          <table:table-cell table:formula="of:=[.F33]-[.F$176]" office:value-type="float" office:value="-2997.0625" calcext:value-type="float">
            <text:p>-2997,0625</text:p>
          </table:table-cell>
          <table:table-cell table:formula="of:=[.G33]-[.G$176]" office:value-type="float" office:value="-3.78749999999991" calcext:value-type="float">
            <text:p>-3,7875</text:p>
          </table:table-cell>
          <table:table-cell table:formula="of:=[.H33]-[.H$176]" office:value-type="float" office:value="360.45" calcext:value-type="float">
            <text:p>360,45</text:p>
          </table:table-cell>
          <table:table-cell table:formula="of:=[.I33]-[.I$176]" office:value-type="float" office:value="132113.175" calcext:value-type="float">
            <text:p>132113,175</text:p>
          </table:table-cell>
          <table:table-cell table:formula="of:=[.J33]-[.J$176]" office:value-type="float" office:value="-1281.125" calcext:value-type="float">
            <text:p>-1281,125</text:p>
          </table:table-cell>
          <table:table-cell table:formula="of:=[.K33]-[.K$176]" office:value-type="float" office:value="-21.3375" calcext:value-type="float">
            <text:p>-21,3375</text:p>
          </table:table-cell>
          <table:table-cell table:formula="of:=[.L33]-[.L$176]" office:value-type="float" office:value="-196.275" calcext:value-type="float">
            <text:p>-196,275</text:p>
          </table:table-cell>
          <table:table-cell table:formula="of:=[.M33]-[.M$176]" office:value-type="float" office:value="849.8625" calcext:value-type="float">
            <text:p>849,8625</text:p>
          </table:table-cell>
          <table:table-cell table:formula="of:=[.N33]-[.N$176]" office:value-type="float" office:value="2066467.025" calcext:value-type="float">
            <text:p>2066467,025</text:p>
          </table:table-cell>
          <table:table-cell table:formula="of:=[.O33]-[.O$176]" office:value-type="float" office:value="103.8" calcext:value-type="float">
            <text:p>103,8</text:p>
          </table:table-cell>
          <table:table-cell table:formula="of:=[.P33]-[.P$176]" office:value-type="float" office:value="6.45000000000002" calcext:value-type="float">
            <text:p>6,45</text:p>
          </table:table-cell>
          <table:table-cell table:formula="of:=[.Q33]-[.Q$176]" office:value-type="float" office:value="-88.4125000000001" calcext:value-type="float">
            <text:p>-88,4125</text:p>
          </table:table-cell>
          <table:table-cell table:formula="of:=[.R33]-[.R$176]" office:value-type="float" office:value="-42.1875" calcext:value-type="float">
            <text:p>-42,1875</text:p>
          </table:table-cell>
          <table:table-cell table:formula="of:=[.S33]-[.S$176]" office:value-type="float" office:value="42982.2375" calcext:value-type="float">
            <text:p>42982,2375</text:p>
          </table:table-cell>
          <table:table-cell table:formula="of:=[.T33]-[.T$176]" office:value-type="float" office:value="42.375" calcext:value-type="float">
            <text:p>42,375</text:p>
          </table:table-cell>
          <table:table-cell table:formula="of:=[.U33]-[.U$176]" office:value-type="float" office:value="0" calcext:value-type="float">
            <text:p>0</text:p>
          </table:table-cell>
          <table:table-cell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34]-[.B$176]" office:value-type="float" office:value="-1887.675" calcext:value-type="float">
            <text:p>-1887,675</text:p>
          </table:table-cell>
          <table:table-cell table:formula="of:=[.C34]-[.C$176]" office:value-type="float" office:value="824.85" calcext:value-type="float">
            <text:p>824,85</text:p>
          </table:table-cell>
          <table:table-cell table:formula="of:=[.D34]-[.D$176]" office:value-type="float" office:value="40276.025" calcext:value-type="float">
            <text:p>40276,025</text:p>
          </table:table-cell>
          <table:table-cell table:formula="of:=[.E34]-[.E$176]" office:value-type="float" office:value="4022611.375" calcext:value-type="float">
            <text:p>4022611,375</text:p>
          </table:table-cell>
          <table:table-cell table:formula="of:=[.F34]-[.F$176]" office:value-type="float" office:value="2850.8375" calcext:value-type="float">
            <text:p>2850,8375</text:p>
          </table:table-cell>
          <table:table-cell table:formula="of:=[.G34]-[.G$176]" office:value-type="float" office:value="21.5125000000003" calcext:value-type="float">
            <text:p>21,5125</text:p>
          </table:table-cell>
          <table:table-cell table:formula="of:=[.H34]-[.H$176]" office:value-type="float" office:value="435.45" calcext:value-type="float">
            <text:p>435,45</text:p>
          </table:table-cell>
          <table:table-cell table:formula="of:=[.I34]-[.I$176]" office:value-type="float" office:value="118008.075" calcext:value-type="float">
            <text:p>118008,075</text:p>
          </table:table-cell>
          <table:table-cell table:formula="of:=[.J34]-[.J$176]" office:value-type="float" office:value="-1963.125" calcext:value-type="float">
            <text:p>-1963,125</text:p>
          </table:table-cell>
          <table:table-cell table:formula="of:=[.K34]-[.K$176]" office:value-type="float" office:value="119.0625" calcext:value-type="float">
            <text:p>119,0625</text:p>
          </table:table-cell>
          <table:table-cell table:formula="of:=[.L34]-[.L$176]" office:value-type="float" office:value="470.925" calcext:value-type="float">
            <text:p>470,925</text:p>
          </table:table-cell>
          <table:table-cell table:formula="of:=[.M34]-[.M$176]" office:value-type="float" office:value="348.6625" calcext:value-type="float">
            <text:p>348,6625</text:p>
          </table:table-cell>
          <table:table-cell table:formula="of:=[.N34]-[.N$176]" office:value-type="float" office:value="1926962.725" calcext:value-type="float">
            <text:p>1926962,725</text:p>
          </table:table-cell>
          <table:table-cell table:formula="of:=[.O34]-[.O$176]" office:value-type="float" office:value="28.8" calcext:value-type="float">
            <text:p>28,8</text:p>
          </table:table-cell>
          <table:table-cell table:formula="of:=[.P34]-[.P$176]" office:value-type="float" office:value="-18.85" calcext:value-type="float">
            <text:p>-18,85</text:p>
          </table:table-cell>
          <table:table-cell table:formula="of:=[.Q34]-[.Q$176]" office:value-type="float" office:value="97.0874999999999" calcext:value-type="float">
            <text:p>97,0875</text:p>
          </table:table-cell>
          <table:table-cell table:formula="of:=[.R34]-[.R$176]" office:value-type="float" office:value="-119.6875" calcext:value-type="float">
            <text:p>-119,6875</text:p>
          </table:table-cell>
          <table:table-cell table:formula="of:=[.S34]-[.S$176]" office:value-type="float" office:value="49999.7375" calcext:value-type="float">
            <text:p>49999,7375</text:p>
          </table:table-cell>
          <table:table-cell table:formula="of:=[.T34]-[.T$176]" office:value-type="float" office:value="167.875" calcext:value-type="float">
            <text:p>167,875</text:p>
          </table:table-cell>
          <table:table-cell table:formula="of:=[.U34]-[.U$176]" office:value-type="float" office:value="0" calcext:value-type="float">
            <text:p>0</text:p>
          </table:table-cell>
          <table:table-cell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35]-[.B$176]" office:value-type="float" office:value="-1245.875" calcext:value-type="float">
            <text:p>-1245,875</text:p>
          </table:table-cell>
          <table:table-cell table:formula="of:=[.C35]-[.C$176]" office:value-type="float" office:value="1145.65" calcext:value-type="float">
            <text:p>1145,65</text:p>
          </table:table-cell>
          <table:table-cell table:formula="of:=[.D35]-[.D$176]" office:value-type="float" office:value="43784.825" calcext:value-type="float">
            <text:p>43784,825</text:p>
          </table:table-cell>
          <table:table-cell table:formula="of:=[.E35]-[.E$176]" office:value-type="float" office:value="4441345.275" calcext:value-type="float">
            <text:p>4441345,275</text:p>
          </table:table-cell>
          <table:table-cell table:formula="of:=[.F35]-[.F$176]" office:value-type="float" office:value="2850.8375" calcext:value-type="float">
            <text:p>2850,8375</text:p>
          </table:table-cell>
          <table:table-cell table:formula="of:=[.G35]-[.G$176]" office:value-type="float" office:value="-705.7875" calcext:value-type="float">
            <text:p>-705,7875</text:p>
          </table:table-cell>
          <table:table-cell table:formula="of:=[.H35]-[.H$176]" office:value-type="float" office:value="711.65" calcext:value-type="float">
            <text:p>711,65</text:p>
          </table:table-cell>
          <table:table-cell table:formula="of:=[.I35]-[.I$176]" office:value-type="float" office:value="128604.475" calcext:value-type="float">
            <text:p>128604,475</text:p>
          </table:table-cell>
          <table:table-cell table:formula="of:=[.J35]-[.J$176]" office:value-type="float" office:value="-1622.125" calcext:value-type="float">
            <text:p>-1622,125</text:p>
          </table:table-cell>
          <table:table-cell table:formula="of:=[.K35]-[.K$176]" office:value-type="float" office:value="53.9625" calcext:value-type="float">
            <text:p>53,9625</text:p>
          </table:table-cell>
          <table:table-cell table:formula="of:=[.L35]-[.L$176]" office:value-type="float" office:value="-30.7750000000001" calcext:value-type="float">
            <text:p>-30,775</text:p>
          </table:table-cell>
          <table:table-cell table:formula="of:=[.M35]-[.M$176]" office:value-type="float" office:value="850.0625" calcext:value-type="float">
            <text:p>850,0625</text:p>
          </table:table-cell>
          <table:table-cell table:formula="of:=[.N35]-[.N$176]" office:value-type="float" office:value="3168773.025" calcext:value-type="float">
            <text:p>3168773,025</text:p>
          </table:table-cell>
          <table:table-cell table:formula="of:=[.O35]-[.O$176]" office:value-type="float" office:value="91.3" calcext:value-type="float">
            <text:p>91,3</text:p>
          </table:table-cell>
          <table:table-cell table:formula="of:=[.P35]-[.P$176]" office:value-type="float" office:value="-43.85" calcext:value-type="float">
            <text:p>-43,85</text:p>
          </table:table-cell>
          <table:table-cell table:formula="of:=[.Q35]-[.Q$176]" office:value-type="float" office:value="-283.9125" calcext:value-type="float">
            <text:p>-283,9125</text:p>
          </table:table-cell>
          <table:table-cell table:formula="of:=[.R35]-[.R$176]" office:value-type="float" office:value="-9.6875" calcext:value-type="float">
            <text:p>-9,6875</text:p>
          </table:table-cell>
          <table:table-cell table:formula="of:=[.S35]-[.S$176]" office:value-type="float" office:value="50034.7375" calcext:value-type="float">
            <text:p>50034,7375</text:p>
          </table:table-cell>
          <table:table-cell table:formula="of:=[.T35]-[.T$176]" office:value-type="float" office:value="17.375" calcext:value-type="float">
            <text:p>17,375</text:p>
          </table:table-cell>
          <table:table-cell table:formula="of:=[.U35]-[.U$176]" office:value-type="float" office:value="0" calcext:value-type="float">
            <text:p>0</text:p>
          </table:table-cell>
          <table:table-cell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36]-[.B$176]" office:value-type="float" office:value="-1506.675" calcext:value-type="float">
            <text:p>-1506,675</text:p>
          </table:table-cell>
          <table:table-cell table:formula="of:=[.C36]-[.C$176]" office:value-type="float" office:value="724.65" calcext:value-type="float">
            <text:p>724,65</text:p>
          </table:table-cell>
          <table:table-cell table:formula="of:=[.D36]-[.D$176]" office:value-type="float" office:value="40276.025" calcext:value-type="float">
            <text:p>40276,025</text:p>
          </table:table-cell>
          <table:table-cell table:formula="of:=[.E36]-[.E$176]" office:value-type="float" office:value="3906471.575" calcext:value-type="float">
            <text:p>3906471,575</text:p>
          </table:table-cell>
          <table:table-cell table:formula="of:=[.F36]-[.F$176]" office:value-type="float" office:value="1388.8375" calcext:value-type="float">
            <text:p>1388,8375</text:p>
          </table:table-cell>
          <table:table-cell table:formula="of:=[.G36]-[.G$176]" office:value-type="float" office:value="-204.2875" calcext:value-type="float">
            <text:p>-204,2875</text:p>
          </table:table-cell>
          <table:table-cell table:formula="of:=[.H36]-[.H$176]" office:value-type="float" office:value="134.65" calcext:value-type="float">
            <text:p>134,65</text:p>
          </table:table-cell>
          <table:table-cell table:formula="of:=[.I36]-[.I$176]" office:value-type="float" office:value="121516.775" calcext:value-type="float">
            <text:p>121516,775</text:p>
          </table:table-cell>
          <table:table-cell table:formula="of:=[.J36]-[.J$176]" office:value-type="float" office:value="-1581.925" calcext:value-type="float">
            <text:p>-1581,925</text:p>
          </table:table-cell>
          <table:table-cell table:formula="of:=[.K36]-[.K$176]" office:value-type="float" office:value="-81.5375" calcext:value-type="float">
            <text:p>-81,5375</text:p>
          </table:table-cell>
          <table:table-cell table:formula="of:=[.L36]-[.L$176]" office:value-type="float" office:value="124.525" calcext:value-type="float">
            <text:p>124,525</text:p>
          </table:table-cell>
          <table:table-cell table:formula="of:=[.M36]-[.M$176]" office:value-type="float" office:value="549.0625" calcext:value-type="float">
            <text:p>549,0625</text:p>
          </table:table-cell>
          <table:table-cell table:formula="of:=[.N36]-[.N$176]" office:value-type="float" office:value="1919425.325" calcext:value-type="float">
            <text:p>1919425,325</text:p>
          </table:table-cell>
          <table:table-cell table:formula="of:=[.O36]-[.O$176]" office:value-type="float" office:value="41.3" calcext:value-type="float">
            <text:p>41,3</text:p>
          </table:table-cell>
          <table:table-cell table:formula="of:=[.P36]-[.P$176]" office:value-type="float" office:value="-68.85" calcext:value-type="float">
            <text:p>-68,85</text:p>
          </table:table-cell>
          <table:table-cell table:formula="of:=[.Q36]-[.Q$176]" office:value-type="float" office:value="-203.7125" calcext:value-type="float">
            <text:p>-203,7125</text:p>
          </table:table-cell>
          <table:table-cell table:formula="of:=[.R36]-[.R$176]" office:value-type="float" office:value="20.3125" calcext:value-type="float">
            <text:p>20,3125</text:p>
          </table:table-cell>
          <table:table-cell table:formula="of:=[.S36]-[.S$176]" office:value-type="float" office:value="53578.6375" calcext:value-type="float">
            <text:p>53578,6375</text:p>
          </table:table-cell>
          <table:table-cell table:formula="of:=[.T36]-[.T$176]" office:value-type="float" office:value="47.575" calcext:value-type="float">
            <text:p>47,575</text:p>
          </table:table-cell>
          <table:table-cell table:formula="of:=[.U36]-[.U$176]" office:value-type="float" office:value="0" calcext:value-type="float">
            <text:p>0</text:p>
          </table:table-cell>
          <table:table-cell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37]-[.B$176]" office:value-type="float" office:value="-1366.275" calcext:value-type="float">
            <text:p>-1366,275</text:p>
          </table:table-cell>
          <table:table-cell table:formula="of:=[.C37]-[.C$176]" office:value-type="float" office:value="664.25" calcext:value-type="float">
            <text:p>664,25</text:p>
          </table:table-cell>
          <table:table-cell table:formula="of:=[.D37]-[.D$176]" office:value-type="float" office:value="43784.825" calcext:value-type="float">
            <text:p>43784,825</text:p>
          </table:table-cell>
          <table:table-cell table:formula="of:=[.E37]-[.E$176]" office:value-type="float" office:value="4370924.975" calcext:value-type="float">
            <text:p>4370924,975</text:p>
          </table:table-cell>
          <table:table-cell table:formula="of:=[.F37]-[.F$176]" office:value-type="float" office:value="1388.8375" calcext:value-type="float">
            <text:p>1388,8375</text:p>
          </table:table-cell>
          <table:table-cell table:formula="of:=[.G37]-[.G$176]" office:value-type="float" office:value="-455.2875" calcext:value-type="float">
            <text:p>-455,2875</text:p>
          </table:table-cell>
          <table:table-cell table:formula="of:=[.H37]-[.H$176]" office:value-type="float" office:value="9.64999999999964" calcext:value-type="float">
            <text:p>9,65</text:p>
          </table:table-cell>
          <table:table-cell table:formula="of:=[.I37]-[.I$176]" office:value-type="float" office:value="132078.175" calcext:value-type="float">
            <text:p>132078,175</text:p>
          </table:table-cell>
          <table:table-cell table:formula="of:=[.J37]-[.J$176]" office:value-type="float" office:value="-1461.725" calcext:value-type="float">
            <text:p>-1461,725</text:p>
          </table:table-cell>
          <table:table-cell table:formula="of:=[.K37]-[.K$176]" office:value-type="float" office:value="-196.8375" calcext:value-type="float">
            <text:p>-196,8375</text:p>
          </table:table-cell>
          <table:table-cell table:formula="of:=[.L37]-[.L$176]" office:value-type="float" office:value="345.525" calcext:value-type="float">
            <text:p>345,525</text:p>
          </table:table-cell>
          <table:table-cell table:formula="of:=[.M37]-[.M$176]" office:value-type="float" office:value="589.2625" calcext:value-type="float">
            <text:p>589,2625</text:p>
          </table:table-cell>
          <table:table-cell table:formula="of:=[.N37]-[.N$176]" office:value-type="float" office:value="2064174.125" calcext:value-type="float">
            <text:p>2064174,125</text:p>
          </table:table-cell>
          <table:table-cell table:formula="of:=[.O37]-[.O$176]" office:value-type="float" office:value="-8.7" calcext:value-type="float">
            <text:p>-8,7</text:p>
          </table:table-cell>
          <table:table-cell table:formula="of:=[.P37]-[.P$176]" office:value-type="float" office:value="116.55" calcext:value-type="float">
            <text:p>116,55</text:p>
          </table:table-cell>
          <table:table-cell table:formula="of:=[.Q37]-[.Q$176]" office:value-type="float" office:value="57.0874999999999" calcext:value-type="float">
            <text:p>57,0875</text:p>
          </table:table-cell>
          <table:table-cell table:formula="of:=[.R37]-[.R$176]" office:value-type="float" office:value="-79.6875" calcext:value-type="float">
            <text:p>-79,6875</text:p>
          </table:table-cell>
          <table:table-cell table:formula="of:=[.S37]-[.S$176]" office:value-type="float" office:value="39473.4375" calcext:value-type="float">
            <text:p>39473,4375</text:p>
          </table:table-cell>
          <table:table-cell table:formula="of:=[.T37]-[.T$176]" office:value-type="float" office:value="47.575" calcext:value-type="float">
            <text:p>47,575</text:p>
          </table:table-cell>
          <table:table-cell table:formula="of:=[.U37]-[.U$176]" office:value-type="float" office:value="0" calcext:value-type="float">
            <text:p>0</text:p>
          </table:table-cell>
          <table:table-cell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38]-[.B$176]" office:value-type="float" office:value="-1807.475" calcext:value-type="float">
            <text:p>-1807,475</text:p>
          </table:table-cell>
          <table:table-cell table:formula="of:=[.C38]-[.C$176]" office:value-type="float" office:value="503.85" calcext:value-type="float">
            <text:p>503,85</text:p>
          </table:table-cell>
          <table:table-cell table:formula="of:=[.D38]-[.D$176]" office:value-type="float" office:value="40241.025" calcext:value-type="float">
            <text:p>40241,025</text:p>
          </table:table-cell>
          <table:table-cell table:formula="of:=[.E38]-[.E$176]" office:value-type="float" office:value="4170399.675" calcext:value-type="float">
            <text:p>4170399,675</text:p>
          </table:table-cell>
          <table:table-cell table:formula="of:=[.F38]-[.F$176]" office:value-type="float" office:value="511.7375" calcext:value-type="float">
            <text:p>511,7375</text:p>
          </table:table-cell>
          <table:table-cell table:formula="of:=[.G38]-[.G$176]" office:value-type="float" office:value="146.5125" calcext:value-type="float">
            <text:p>146,5125</text:p>
          </table:table-cell>
          <table:table-cell table:formula="of:=[.H38]-[.H$176]" office:value-type="float" office:value="-687.35" calcext:value-type="float">
            <text:p>-687,35</text:p>
          </table:table-cell>
          <table:table-cell table:formula="of:=[.I38]-[.I$176]" office:value-type="float" office:value="121551.875" calcext:value-type="float">
            <text:p>121551,875</text:p>
          </table:table-cell>
          <table:table-cell table:formula="of:=[.J38]-[.J$176]" office:value-type="float" office:value="-1822.525" calcext:value-type="float">
            <text:p>-1822,525</text:p>
          </table:table-cell>
          <table:table-cell table:formula="of:=[.K38]-[.K$176]" office:value-type="float" office:value="-297.0375" calcext:value-type="float">
            <text:p>-297,0375</text:p>
          </table:table-cell>
          <table:table-cell table:formula="of:=[.L38]-[.L$176]" office:value-type="float" office:value="370.725" calcext:value-type="float">
            <text:p>370,725</text:p>
          </table:table-cell>
          <table:table-cell table:formula="of:=[.M38]-[.M$176]" office:value-type="float" office:value="609.2625" calcext:value-type="float">
            <text:p>609,2625</text:p>
          </table:table-cell>
          <table:table-cell table:formula="of:=[.N38]-[.N$176]" office:value-type="float" office:value="1827246.125" calcext:value-type="float">
            <text:p>1827246,125</text:p>
          </table:table-cell>
          <table:table-cell table:formula="of:=[.O38]-[.O$176]" office:value-type="float" office:value="141.3" calcext:value-type="float">
            <text:p>141,3</text:p>
          </table:table-cell>
          <table:table-cell table:formula="of:=[.P38]-[.P$176]" office:value-type="float" office:value="181.95" calcext:value-type="float">
            <text:p>181,95</text:p>
          </table:table-cell>
          <table:table-cell table:formula="of:=[.Q38]-[.Q$176]" office:value-type="float" office:value="-83.3125000000001" calcext:value-type="float">
            <text:p>-83,3125</text:p>
          </table:table-cell>
          <table:table-cell table:formula="of:=[.R38]-[.R$176]" office:value-type="float" office:value="-49.6875" calcext:value-type="float">
            <text:p>-49,6875</text:p>
          </table:table-cell>
          <table:table-cell table:formula="of:=[.S38]-[.S$176]" office:value-type="float" office:value="42982.2375" calcext:value-type="float">
            <text:p>42982,2375</text:p>
          </table:table-cell>
          <table:table-cell table:formula="of:=[.T38]-[.T$176]" office:value-type="float" office:value="67.775" calcext:value-type="float">
            <text:p>67,775</text:p>
          </table:table-cell>
          <table:table-cell table:formula="of:=[.U38]-[.U$176]" office:value-type="float" office:value="0" calcext:value-type="float">
            <text:p>0</text:p>
          </table:table-cell>
          <table:table-cell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39]-[.B$176]" office:value-type="float" office:value="-1687.275" calcext:value-type="float">
            <text:p>-1687,275</text:p>
          </table:table-cell>
          <table:table-cell table:formula="of:=[.C39]-[.C$176]" office:value-type="float" office:value="343.45" calcext:value-type="float">
            <text:p>343,45</text:p>
          </table:table-cell>
          <table:table-cell table:formula="of:=[.D39]-[.D$176]" office:value-type="float" office:value="40276.025" calcext:value-type="float">
            <text:p>40276,025</text:p>
          </table:table-cell>
          <table:table-cell table:formula="of:=[.E39]-[.E$176]" office:value-type="float" office:value="3392755.575" calcext:value-type="float">
            <text:p>3392755,575</text:p>
          </table:table-cell>
          <table:table-cell table:formula="of:=[.F39]-[.F$176]" office:value-type="float" office:value="1388.8375" calcext:value-type="float">
            <text:p>1388,8375</text:p>
          </table:table-cell>
          <table:table-cell table:formula="of:=[.G39]-[.G$176]" office:value-type="float" office:value="-429.9875" calcext:value-type="float">
            <text:p>-429,9875</text:p>
          </table:table-cell>
          <table:table-cell table:formula="of:=[.H39]-[.H$176]" office:value-type="float" office:value="586.45" calcext:value-type="float">
            <text:p>586,45</text:p>
          </table:table-cell>
          <table:table-cell table:formula="of:=[.I39]-[.I$176]" office:value-type="float" office:value="114534.375" calcext:value-type="float">
            <text:p>114534,375</text:p>
          </table:table-cell>
          <table:table-cell table:formula="of:=[.J39]-[.J$176]" office:value-type="float" office:value="-2283.925" calcext:value-type="float">
            <text:p>-2283,925</text:p>
          </table:table-cell>
          <table:table-cell table:formula="of:=[.K39]-[.K$176]" office:value-type="float" office:value="-362.1375" calcext:value-type="float">
            <text:p>-362,1375</text:p>
          </table:table-cell>
          <table:table-cell table:formula="of:=[.L39]-[.L$176]" office:value-type="float" office:value="-131.075" calcext:value-type="float">
            <text:p>-131,075</text:p>
          </table:table-cell>
          <table:table-cell table:formula="of:=[.M39]-[.M$176]" office:value-type="float" office:value="348.6625" calcext:value-type="float">
            <text:p>348,6625</text:p>
          </table:table-cell>
          <table:table-cell table:formula="of:=[.N39]-[.N$176]" office:value-type="float" office:value="2085855.525" calcext:value-type="float">
            <text:p>2085855,525</text:p>
          </table:table-cell>
          <table:table-cell table:formula="of:=[.O39]-[.O$176]" office:value-type="float" office:value="41.3" calcext:value-type="float">
            <text:p>41,3</text:p>
          </table:table-cell>
          <table:table-cell table:formula="of:=[.P39]-[.P$176]" office:value-type="float" office:value="89.85" calcext:value-type="float">
            <text:p>89,85</text:p>
          </table:table-cell>
          <table:table-cell table:formula="of:=[.Q39]-[.Q$176]" office:value-type="float" office:value="-23.3125000000001" calcext:value-type="float">
            <text:p>-23,3125</text:p>
          </table:table-cell>
          <table:table-cell table:formula="of:=[.R39]-[.R$176]" office:value-type="float" office:value="10.3125" calcext:value-type="float">
            <text:p>10,3125</text:p>
          </table:table-cell>
          <table:table-cell table:formula="of:=[.S39]-[.S$176]" office:value-type="float" office:value="35964.7375" calcext:value-type="float">
            <text:p>35964,7375</text:p>
          </table:table-cell>
          <table:table-cell table:formula="of:=[.T39]-[.T$176]" office:value-type="float" office:value="42.675" calcext:value-type="float">
            <text:p>42,675</text:p>
          </table:table-cell>
          <table:table-cell table:formula="of:=[.U39]-[.U$176]" office:value-type="float" office:value="0" calcext:value-type="float">
            <text:p>0</text:p>
          </table:table-cell>
          <table:table-cell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40]-[.B$176]" office:value-type="float" office:value="-1245.875" calcext:value-type="float">
            <text:p>-1245,875</text:p>
          </table:table-cell>
          <table:table-cell table:formula="of:=[.C40]-[.C$176]" office:value-type="float" office:value="664.25" calcext:value-type="float">
            <text:p>664,25</text:p>
          </table:table-cell>
          <table:table-cell table:formula="of:=[.D40]-[.D$176]" office:value-type="float" office:value="47258.525" calcext:value-type="float">
            <text:p>47258,525</text:p>
          </table:table-cell>
          <table:table-cell table:formula="of:=[.E40]-[.E$176]" office:value-type="float" office:value="3301317.575" calcext:value-type="float">
            <text:p>3301317,575</text:p>
          </table:table-cell>
          <table:table-cell table:formula="of:=[.F40]-[.F$176]" office:value-type="float" office:value="5774.8375" calcext:value-type="float">
            <text:p>5774,8375</text:p>
          </table:table-cell>
          <table:table-cell table:formula="of:=[.G40]-[.G$176]" office:value-type="float" office:value="-555.4875" calcext:value-type="float">
            <text:p>-555,4875</text:p>
          </table:table-cell>
          <table:table-cell table:formula="of:=[.H40]-[.H$176]" office:value-type="float" office:value="-647.55" calcext:value-type="float">
            <text:p>-647,55</text:p>
          </table:table-cell>
          <table:table-cell table:formula="of:=[.I40]-[.I$176]" office:value-type="float" office:value="118008.075" calcext:value-type="float">
            <text:p>118008,075</text:p>
          </table:table-cell>
          <table:table-cell table:formula="of:=[.J40]-[.J$176]" office:value-type="float" office:value="-1923.125" calcext:value-type="float">
            <text:p>-1923,125</text:p>
          </table:table-cell>
          <table:table-cell table:formula="of:=[.K40]-[.K$176]" office:value-type="float" office:value="58.6625" calcext:value-type="float">
            <text:p>58,6625</text:p>
          </table:table-cell>
          <table:table-cell table:formula="of:=[.L40]-[.L$176]" office:value-type="float" office:value="44.325" calcext:value-type="float">
            <text:p>44,325</text:p>
          </table:table-cell>
          <table:table-cell table:formula="of:=[.M40]-[.M$176]" office:value-type="float" office:value="488.8625" calcext:value-type="float">
            <text:p>488,8625</text:p>
          </table:table-cell>
          <table:table-cell table:formula="of:=[.N40]-[.N$176]" office:value-type="float" office:value="1545953.325" calcext:value-type="float">
            <text:p>1545953,325</text:p>
          </table:table-cell>
          <table:table-cell table:formula="of:=[.O40]-[.O$176]" office:value-type="float" office:value="52" calcext:value-type="float">
            <text:p>52</text:p>
          </table:table-cell>
          <table:table-cell table:formula="of:=[.P40]-[.P$176]" office:value-type="float" office:value="6.45000000000002" calcext:value-type="float">
            <text:p>6,45</text:p>
          </table:table-cell>
          <table:table-cell table:formula="of:=[.Q40]-[.Q$176]" office:value-type="float" office:value="317.8875" calcext:value-type="float">
            <text:p>317,8875</text:p>
          </table:table-cell>
          <table:table-cell table:formula="of:=[.R40]-[.R$176]" office:value-type="float" office:value="10.3125" calcext:value-type="float">
            <text:p>10,3125</text:p>
          </table:table-cell>
          <table:table-cell table:formula="of:=[.S40]-[.S$176]" office:value-type="float" office:value="28947.2375" calcext:value-type="float">
            <text:p>28947,2375</text:p>
          </table:table-cell>
          <table:table-cell table:formula="of:=[.T40]-[.T$176]" office:value-type="float" office:value="-72.625" calcext:value-type="float">
            <text:p>-72,625</text:p>
          </table:table-cell>
          <table:table-cell table:formula="of:=[.U40]-[.U$176]" office:value-type="float" office:value="0" calcext:value-type="float">
            <text:p>0</text:p>
          </table:table-cell>
          <table:table-cell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41]-[.B$176]" office:value-type="float" office:value="-1366.075" calcext:value-type="float">
            <text:p>-1366,075</text:p>
          </table:table-cell>
          <table:table-cell table:formula="of:=[.C41]-[.C$176]" office:value-type="float" office:value="739.35" calcext:value-type="float">
            <text:p>739,35</text:p>
          </table:table-cell>
          <table:table-cell table:formula="of:=[.D41]-[.D$176]" office:value-type="float" office:value="40276.025" calcext:value-type="float">
            <text:p>40276,025</text:p>
          </table:table-cell>
          <table:table-cell table:formula="of:=[.E41]-[.E$176]" office:value-type="float" office:value="3255493.575" calcext:value-type="float">
            <text:p>3255493,575</text:p>
          </table:table-cell>
          <table:table-cell table:formula="of:=[.F41]-[.F$176]" office:value-type="float" office:value="-2997.0625" calcext:value-type="float">
            <text:p>-2997,0625</text:p>
          </table:table-cell>
          <table:table-cell table:formula="of:=[.G41]-[.G$176]" office:value-type="float" office:value="-329.7875" calcext:value-type="float">
            <text:p>-329,7875</text:p>
          </table:table-cell>
          <table:table-cell table:formula="of:=[.H41]-[.H$176]" office:value-type="float" office:value="184.95" calcext:value-type="float">
            <text:p>184,95</text:p>
          </table:table-cell>
          <table:table-cell table:formula="of:=[.I41]-[.I$176]" office:value-type="float" office:value="114499.275" calcext:value-type="float">
            <text:p>114499,275</text:p>
          </table:table-cell>
          <table:table-cell table:formula="of:=[.J41]-[.J$176]" office:value-type="float" office:value="-1802.925" calcext:value-type="float">
            <text:p>-1802,925</text:p>
          </table:table-cell>
          <table:table-cell table:formula="of:=[.K41]-[.K$176]" office:value-type="float" office:value="-121.8375" calcext:value-type="float">
            <text:p>-121,8375</text:p>
          </table:table-cell>
          <table:table-cell table:formula="of:=[.L41]-[.L$176]" office:value-type="float" office:value="84.7249999999999" calcext:value-type="float">
            <text:p>84,725</text:p>
          </table:table-cell>
          <table:table-cell table:formula="of:=[.M41]-[.M$176]" office:value-type="float" office:value="273.5625" calcext:value-type="float">
            <text:p>273,5625</text:p>
          </table:table-cell>
          <table:table-cell table:formula="of:=[.N41]-[.N$176]" office:value-type="float" office:value="1521870.125" calcext:value-type="float">
            <text:p>1521870,125</text:p>
          </table:table-cell>
          <table:table-cell table:formula="of:=[.O41]-[.O$176]" office:value-type="float" office:value="16.3" calcext:value-type="float">
            <text:p>16,3</text:p>
          </table:table-cell>
          <table:table-cell table:formula="of:=[.P41]-[.P$176]" office:value-type="float" office:value="-3.84999999999999" calcext:value-type="float">
            <text:p>-3,85</text:p>
          </table:table-cell>
          <table:table-cell table:formula="of:=[.Q41]-[.Q$176]" office:value-type="float" office:value="77.0874999999999" calcext:value-type="float">
            <text:p>77,0875</text:p>
          </table:table-cell>
          <table:table-cell table:formula="of:=[.R41]-[.R$176]" office:value-type="float" office:value="20.3125" calcext:value-type="float">
            <text:p>20,3125</text:p>
          </table:table-cell>
          <table:table-cell table:formula="of:=[.S41]-[.S$176]" office:value-type="float" office:value="32455.9375" calcext:value-type="float">
            <text:p>32455,9375</text:p>
          </table:table-cell>
          <table:table-cell table:formula="of:=[.T41]-[.T$176]" office:value-type="float" office:value="27.375" calcext:value-type="float">
            <text:p>27,375</text:p>
          </table:table-cell>
          <table:table-cell table:formula="of:=[.U41]-[.U$176]" office:value-type="float" office:value="0" calcext:value-type="float">
            <text:p>0</text:p>
          </table:table-cell>
          <table:table-cell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42]-[.B$176]" office:value-type="float" office:value="-1366.275" calcext:value-type="float">
            <text:p>-1366,275</text:p>
          </table:table-cell>
          <table:table-cell table:formula="of:=[.C42]-[.C$176]" office:value-type="float" office:value="383.65" calcext:value-type="float">
            <text:p>383,65</text:p>
          </table:table-cell>
          <table:table-cell table:formula="of:=[.D42]-[.D$176]" office:value-type="float" office:value="40241.025" calcext:value-type="float">
            <text:p>40241,025</text:p>
          </table:table-cell>
          <table:table-cell table:formula="of:=[.E42]-[.E$176]" office:value-type="float" office:value="2847460.475" calcext:value-type="float">
            <text:p>2847460,475</text:p>
          </table:table-cell>
          <table:table-cell table:formula="of:=[.F42]-[.F$176]" office:value-type="float" office:value="-2997.0625" calcext:value-type="float">
            <text:p>-2997,0625</text:p>
          </table:table-cell>
          <table:table-cell table:formula="of:=[.G42]-[.G$176]" office:value-type="float" office:value="-755.9875" calcext:value-type="float">
            <text:p>-755,9875</text:p>
          </table:table-cell>
          <table:table-cell table:formula="of:=[.H42]-[.H$176]" office:value-type="float" office:value="185.15" calcext:value-type="float">
            <text:p>185,15</text:p>
          </table:table-cell>
          <table:table-cell table:formula="of:=[.I42]-[.I$176]" office:value-type="float" office:value="114499.275" calcext:value-type="float">
            <text:p>114499,275</text:p>
          </table:table-cell>
          <table:table-cell table:formula="of:=[.J42]-[.J$176]" office:value-type="float" office:value="-1882.925" calcext:value-type="float">
            <text:p>-1882,925</text:p>
          </table:table-cell>
          <table:table-cell table:formula="of:=[.K42]-[.K$176]" office:value-type="float" office:value="-282.1375" calcext:value-type="float">
            <text:p>-282,1375</text:p>
          </table:table-cell>
          <table:table-cell table:formula="of:=[.L42]-[.L$176]" office:value-type="float" office:value="19.425" calcext:value-type="float">
            <text:p>19,425</text:p>
          </table:table-cell>
          <table:table-cell table:formula="of:=[.M42]-[.M$176]" office:value-type="float" office:value="488.8625" calcext:value-type="float">
            <text:p>488,8625</text:p>
          </table:table-cell>
          <table:table-cell table:formula="of:=[.N42]-[.N$176]" office:value-type="float" office:value="1395921.325" calcext:value-type="float">
            <text:p>1395921,325</text:p>
          </table:table-cell>
          <table:table-cell table:formula="of:=[.O42]-[.O$176]" office:value-type="float" office:value="66.3" calcext:value-type="float">
            <text:p>66,3</text:p>
          </table:table-cell>
          <table:table-cell table:formula="of:=[.P42]-[.P$176]" office:value-type="float" office:value="56.35" calcext:value-type="float">
            <text:p>56,35</text:p>
          </table:table-cell>
          <table:table-cell table:formula="of:=[.Q42]-[.Q$176]" office:value-type="float" office:value="357.8875" calcext:value-type="float">
            <text:p>357,8875</text:p>
          </table:table-cell>
          <table:table-cell table:formula="of:=[.R42]-[.R$176]" office:value-type="float" office:value="-19.6875" calcext:value-type="float">
            <text:p>-19,6875</text:p>
          </table:table-cell>
          <table:table-cell table:formula="of:=[.S42]-[.S$176]" office:value-type="float" office:value="25438.4375" calcext:value-type="float">
            <text:p>25438,4375</text:p>
          </table:table-cell>
          <table:table-cell table:formula="of:=[.T42]-[.T$176]" office:value-type="float" office:value="-32.625" calcext:value-type="float">
            <text:p>-32,625</text:p>
          </table:table-cell>
          <table:table-cell table:formula="of:=[.U42]-[.U$176]" office:value-type="float" office:value="0" calcext:value-type="float">
            <text:p>0</text:p>
          </table:table-cell>
          <table:table-cell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43]-[.B$176]" office:value-type="float" office:value="-1506.875" calcext:value-type="float">
            <text:p>-1506,875</text:p>
          </table:table-cell>
          <table:table-cell table:formula="of:=[.C43]-[.C$176]" office:value-type="float" office:value="403.65" calcext:value-type="float">
            <text:p>403,65</text:p>
          </table:table-cell>
          <table:table-cell table:formula="of:=[.D43]-[.D$176]" office:value-type="float" office:value="36732.225" calcext:value-type="float">
            <text:p>36732,225</text:p>
          </table:table-cell>
          <table:table-cell table:formula="of:=[.E43]-[.E$176]" office:value-type="float" office:value="2706689.475" calcext:value-type="float">
            <text:p>2706689,475</text:p>
          </table:table-cell>
          <table:table-cell table:formula="of:=[.F43]-[.F$176]" office:value-type="float" office:value="2850.8375" calcext:value-type="float">
            <text:p>2850,8375</text:p>
          </table:table-cell>
          <table:table-cell table:formula="of:=[.G43]-[.G$176]" office:value-type="float" office:value="-605.2875" calcext:value-type="float">
            <text:p>-605,2875</text:p>
          </table:table-cell>
          <table:table-cell table:formula="of:=[.H43]-[.H$176]" office:value-type="float" office:value="-216.05" calcext:value-type="float">
            <text:p>-216,05</text:p>
          </table:table-cell>
          <table:table-cell table:formula="of:=[.I43]-[.I$176]" office:value-type="float" office:value="110990.575" calcext:value-type="float">
            <text:p>110990,575</text:p>
          </table:table-cell>
          <table:table-cell table:formula="of:=[.J43]-[.J$176]" office:value-type="float" office:value="-1601.925" calcext:value-type="float">
            <text:p>-1601,925</text:p>
          </table:table-cell>
          <table:table-cell table:formula="of:=[.K43]-[.K$176]" office:value-type="float" office:value="58.6625" calcext:value-type="float">
            <text:p>58,6625</text:p>
          </table:table-cell>
          <table:table-cell table:formula="of:=[.L43]-[.L$176]" office:value-type="float" office:value="395.425" calcext:value-type="float">
            <text:p>395,425</text:p>
          </table:table-cell>
          <table:table-cell table:formula="of:=[.M43]-[.M$176]" office:value-type="float" office:value="449.0625" calcext:value-type="float">
            <text:p>449,0625</text:p>
          </table:table-cell>
          <table:table-cell table:formula="of:=[.N43]-[.N$176]" office:value-type="float" office:value="1340961.325" calcext:value-type="float">
            <text:p>1340961,325</text:p>
          </table:table-cell>
          <table:table-cell table:formula="of:=[.O43]-[.O$176]" office:value-type="float" office:value="16.3" calcext:value-type="float">
            <text:p>16,3</text:p>
          </table:table-cell>
          <table:table-cell table:formula="of:=[.P43]-[.P$176]" office:value-type="float" office:value="-43.85" calcext:value-type="float">
            <text:p>-43,85</text:p>
          </table:table-cell>
          <table:table-cell table:formula="of:=[.Q43]-[.Q$176]" office:value-type="float" office:value="37.0874999999999" calcext:value-type="float">
            <text:p>37,0875</text:p>
          </table:table-cell>
          <table:table-cell table:formula="of:=[.R43]-[.R$176]" office:value-type="float" office:value="20.3125" calcext:value-type="float">
            <text:p>20,3125</text:p>
          </table:table-cell>
          <table:table-cell table:formula="of:=[.S43]-[.S$176]" office:value-type="float" office:value="32491.0375" calcext:value-type="float">
            <text:p>32491,0375</text:p>
          </table:table-cell>
          <table:table-cell table:formula="of:=[.T43]-[.T$176]" office:value-type="float" office:value="-32.625" calcext:value-type="float">
            <text:p>-32,625</text:p>
          </table:table-cell>
          <table:table-cell table:formula="of:=[.U43]-[.U$176]" office:value-type="float" office:value="0" calcext:value-type="float">
            <text:p>0</text:p>
          </table:table-cell>
          <table:table-cell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44]-[.B$176]" office:value-type="float" office:value="-2248.675" calcext:value-type="float">
            <text:p>-2248,675</text:p>
          </table:table-cell>
          <table:table-cell table:formula="of:=[.C44]-[.C$176]" office:value-type="float" office:value="423.65" calcext:value-type="float">
            <text:p>423,65</text:p>
          </table:table-cell>
          <table:table-cell table:formula="of:=[.D44]-[.D$176]" office:value-type="float" office:value="36767.325" calcext:value-type="float">
            <text:p>36767,325</text:p>
          </table:table-cell>
          <table:table-cell table:formula="of:=[.E44]-[.E$176]" office:value-type="float" office:value="2847390.375" calcext:value-type="float">
            <text:p>2847390,375</text:p>
          </table:table-cell>
          <table:table-cell table:formula="of:=[.F44]-[.F$176]" office:value-type="float" office:value="-2997.0625" calcext:value-type="float">
            <text:p>-2997,0625</text:p>
          </table:table-cell>
          <table:table-cell table:formula="of:=[.G44]-[.G$176]" office:value-type="float" office:value="-555.4875" calcext:value-type="float">
            <text:p>-555,4875</text:p>
          </table:table-cell>
          <table:table-cell table:formula="of:=[.H44]-[.H$176]" office:value-type="float" office:value="-291.35" calcext:value-type="float">
            <text:p>-291,35</text:p>
          </table:table-cell>
          <table:table-cell table:formula="of:=[.I44]-[.I$176]" office:value-type="float" office:value="107481.775" calcext:value-type="float">
            <text:p>107481,775</text:p>
          </table:table-cell>
          <table:table-cell table:formula="of:=[.J44]-[.J$176]" office:value-type="float" office:value="-1541.725" calcext:value-type="float">
            <text:p>-1541,725</text:p>
          </table:table-cell>
          <table:table-cell table:formula="of:=[.K44]-[.K$176]" office:value-type="float" office:value="-41.5375" calcext:value-type="float">
            <text:p>-41,5375</text:p>
          </table:table-cell>
          <table:table-cell table:formula="of:=[.L44]-[.L$176]" office:value-type="float" office:value="144.925" calcext:value-type="float">
            <text:p>144,925</text:p>
          </table:table-cell>
          <table:table-cell table:formula="of:=[.M44]-[.M$176]" office:value-type="float" office:value="428.8625" calcext:value-type="float">
            <text:p>428,8625</text:p>
          </table:table-cell>
          <table:table-cell table:formula="of:=[.N44]-[.N$176]" office:value-type="float" office:value="1483160.725" calcext:value-type="float">
            <text:p>1483160,725</text:p>
          </table:table-cell>
          <table:table-cell table:formula="of:=[.O44]-[.O$176]" office:value-type="float" office:value="53.8" calcext:value-type="float">
            <text:p>53,8</text:p>
          </table:table-cell>
          <table:table-cell table:formula="of:=[.P44]-[.P$176]" office:value-type="float" office:value="6.15000000000001" calcext:value-type="float">
            <text:p>6,15</text:p>
          </table:table-cell>
          <table:table-cell table:formula="of:=[.Q44]-[.Q$176]" office:value-type="float" office:value="-143.5125" calcext:value-type="float">
            <text:p>-143,5125</text:p>
          </table:table-cell>
          <table:table-cell table:formula="of:=[.R44]-[.R$176]" office:value-type="float" office:value="0.3125" calcext:value-type="float">
            <text:p>0,3125</text:p>
          </table:table-cell>
          <table:table-cell table:formula="of:=[.S44]-[.S$176]" office:value-type="float" office:value="28947.2375" calcext:value-type="float">
            <text:p>28947,2375</text:p>
          </table:table-cell>
          <table:table-cell table:formula="of:=[.T44]-[.T$176]" office:value-type="float" office:value="-32.625" calcext:value-type="float">
            <text:p>-32,625</text:p>
          </table:table-cell>
          <table:table-cell table:formula="of:=[.U44]-[.U$176]" office:value-type="float" office:value="0" calcext:value-type="float">
            <text:p>0</text:p>
          </table:table-cell>
          <table:table-cell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45]-[.B$176]" office:value-type="float" office:value="-1366.275" calcext:value-type="float">
            <text:p>-1366,275</text:p>
          </table:table-cell>
          <table:table-cell table:formula="of:=[.C45]-[.C$176]" office:value-type="float" office:value="644.25" calcext:value-type="float">
            <text:p>644,25</text:p>
          </table:table-cell>
          <table:table-cell table:formula="of:=[.D45]-[.D$176]" office:value-type="float" office:value="43784.825" calcext:value-type="float">
            <text:p>43784,825</text:p>
          </table:table-cell>
          <table:table-cell table:formula="of:=[.E45]-[.E$176]" office:value-type="float" office:value="3061985.675" calcext:value-type="float">
            <text:p>3061985,675</text:p>
          </table:table-cell>
          <table:table-cell table:formula="of:=[.F45]-[.F$176]" office:value-type="float" office:value="-2997.0625" calcext:value-type="float">
            <text:p>-2997,0625</text:p>
          </table:table-cell>
          <table:table-cell table:formula="of:=[.G45]-[.G$176]" office:value-type="float" office:value="-460.0875" calcext:value-type="float">
            <text:p>-460,0875</text:p>
          </table:table-cell>
          <table:table-cell table:formula="of:=[.H45]-[.H$176]" office:value-type="float" office:value="-1088.75" calcext:value-type="float">
            <text:p>-1088,75</text:p>
          </table:table-cell>
          <table:table-cell table:formula="of:=[.I45]-[.I$176]" office:value-type="float" office:value="114534.375" calcext:value-type="float">
            <text:p>114534,375</text:p>
          </table:table-cell>
          <table:table-cell table:formula="of:=[.J45]-[.J$176]" office:value-type="float" office:value="-1321.325" calcext:value-type="float">
            <text:p>-1321,325</text:p>
          </table:table-cell>
          <table:table-cell table:formula="of:=[.K45]-[.K$176]" office:value-type="float" office:value="204.1625" calcext:value-type="float">
            <text:p>204,1625</text:p>
          </table:table-cell>
          <table:table-cell table:formula="of:=[.L45]-[.L$176]" office:value-type="float" office:value="164.725" calcext:value-type="float">
            <text:p>164,725</text:p>
          </table:table-cell>
          <table:table-cell table:formula="of:=[.M45]-[.M$176]" office:value-type="float" office:value="248.2625" calcext:value-type="float">
            <text:p>248,2625</text:p>
          </table:table-cell>
          <table:table-cell table:formula="of:=[.N45]-[.N$176]" office:value-type="float" office:value="1622708.525" calcext:value-type="float">
            <text:p>1622708,525</text:p>
          </table:table-cell>
          <table:table-cell table:formula="of:=[.O45]-[.O$176]" office:value-type="float" office:value="16.3" calcext:value-type="float">
            <text:p>16,3</text:p>
          </table:table-cell>
          <table:table-cell table:formula="of:=[.P45]-[.P$176]" office:value-type="float" office:value="36.15" calcext:value-type="float">
            <text:p>36,15</text:p>
          </table:table-cell>
          <table:table-cell table:formula="of:=[.Q45]-[.Q$176]" office:value-type="float" office:value="397.8875" calcext:value-type="float">
            <text:p>397,8875</text:p>
          </table:table-cell>
          <table:table-cell table:formula="of:=[.R45]-[.R$176]" office:value-type="float" office:value="107.8125" calcext:value-type="float">
            <text:p>107,8125</text:p>
          </table:table-cell>
          <table:table-cell table:formula="of:=[.S45]-[.S$176]" office:value-type="float" office:value="39473.4375" calcext:value-type="float">
            <text:p>39473,4375</text:p>
          </table:table-cell>
          <table:table-cell table:formula="of:=[.T45]-[.T$176]" office:value-type="float" office:value="-7.625" calcext:value-type="float">
            <text:p>-7,625</text:p>
          </table:table-cell>
          <table:table-cell table:formula="of:=[.U45]-[.U$176]" office:value-type="float" office:value="0" calcext:value-type="float">
            <text:p>0</text:p>
          </table:table-cell>
          <table:table-cell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46]-[.B$176]" office:value-type="float" office:value="-523.875" calcext:value-type="float">
            <text:p>-523,875</text:p>
          </table:table-cell>
          <table:table-cell table:formula="of:=[.C46]-[.C$176]" office:value-type="float" office:value="443.65" calcext:value-type="float">
            <text:p>443,65</text:p>
          </table:table-cell>
          <table:table-cell table:formula="of:=[.D46]-[.D$176]" office:value-type="float" office:value="36767.325" calcext:value-type="float">
            <text:p>36767,325</text:p>
          </table:table-cell>
          <table:table-cell table:formula="of:=[.E46]-[.E$176]" office:value-type="float" office:value="3009284.075" calcext:value-type="float">
            <text:p>3009284,075</text:p>
          </table:table-cell>
          <table:table-cell table:formula="of:=[.F46]-[.F$176]" office:value-type="float" office:value="-2997.0625" calcext:value-type="float">
            <text:p>-2997,0625</text:p>
          </table:table-cell>
          <table:table-cell table:formula="of:=[.G46]-[.G$176]" office:value-type="float" office:value="-53.7874999999999" calcext:value-type="float">
            <text:p>-53,7875</text:p>
          </table:table-cell>
          <table:table-cell table:formula="of:=[.H46]-[.H$176]" office:value-type="float" office:value="9.64999999999964" calcext:value-type="float">
            <text:p>9,65</text:p>
          </table:table-cell>
          <table:table-cell table:formula="of:=[.I46]-[.I$176]" office:value-type="float" office:value="107481.775" calcext:value-type="float">
            <text:p>107481,775</text:p>
          </table:table-cell>
          <table:table-cell table:formula="of:=[.J46]-[.J$176]" office:value-type="float" office:value="-2344.125" calcext:value-type="float">
            <text:p>-2344,125</text:p>
          </table:table-cell>
          <table:table-cell table:formula="of:=[.K46]-[.K$176]" office:value-type="float" office:value="-181.7375" calcext:value-type="float">
            <text:p>-181,7375</text:p>
          </table:table-cell>
          <table:table-cell table:formula="of:=[.L46]-[.L$176]" office:value-type="float" office:value="-80.7750000000001" calcext:value-type="float">
            <text:p>-80,775</text:p>
          </table:table-cell>
          <table:table-cell table:formula="of:=[.M46]-[.M$176]" office:value-type="float" office:value="288.4625" calcext:value-type="float">
            <text:p>288,4625</text:p>
          </table:table-cell>
          <table:table-cell table:formula="of:=[.N46]-[.N$176]" office:value-type="float" office:value="1844914.425" calcext:value-type="float">
            <text:p>1844914,425</text:p>
          </table:table-cell>
          <table:table-cell table:formula="of:=[.O46]-[.O$176]" office:value-type="float" office:value="-8.7" calcext:value-type="float">
            <text:p>-8,7</text:p>
          </table:table-cell>
          <table:table-cell table:formula="of:=[.P46]-[.P$176]" office:value-type="float" office:value="-83.85" calcext:value-type="float">
            <text:p>-83,85</text:p>
          </table:table-cell>
          <table:table-cell table:formula="of:=[.Q46]-[.Q$176]" office:value-type="float" office:value="157.4875" calcext:value-type="float">
            <text:p>157,4875</text:p>
          </table:table-cell>
          <table:table-cell table:formula="of:=[.R46]-[.R$176]" office:value-type="float" office:value="170.3125" calcext:value-type="float">
            <text:p>170,3125</text:p>
          </table:table-cell>
          <table:table-cell table:formula="of:=[.S46]-[.S$176]" office:value-type="float" office:value="28947.2375" calcext:value-type="float">
            <text:p>28947,2375</text:p>
          </table:table-cell>
          <table:table-cell table:formula="of:=[.T46]-[.T$176]" office:value-type="float" office:value="-52.625" calcext:value-type="float">
            <text:p>-52,625</text:p>
          </table:table-cell>
          <table:table-cell table:formula="of:=[.U46]-[.U$176]" office:value-type="float" office:value="0" calcext:value-type="float">
            <text:p>0</text:p>
          </table:table-cell>
          <table:table-cell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47]-[.B$176]" office:value-type="float" office:value="-1968.075" calcext:value-type="float">
            <text:p>-1968,075</text:p>
          </table:table-cell>
          <table:table-cell table:formula="of:=[.C47]-[.C$176]" office:value-type="float" office:value="423.65" calcext:value-type="float">
            <text:p>423,65</text:p>
          </table:table-cell>
          <table:table-cell table:formula="of:=[.D47]-[.D$176]" office:value-type="float" office:value="40276.025" calcext:value-type="float">
            <text:p>40276,025</text:p>
          </table:table-cell>
          <table:table-cell table:formula="of:=[.E47]-[.E$176]" office:value-type="float" office:value="2594058.775" calcext:value-type="float">
            <text:p>2594058,775</text:p>
          </table:table-cell>
          <table:table-cell table:formula="of:=[.F47]-[.F$176]" office:value-type="float" office:value="1388.8375" calcext:value-type="float">
            <text:p>1388,8375</text:p>
          </table:table-cell>
          <table:table-cell table:formula="of:=[.G47]-[.G$176]" office:value-type="float" office:value="-630.7875" calcext:value-type="float">
            <text:p>-630,7875</text:p>
          </table:table-cell>
          <table:table-cell table:formula="of:=[.H47]-[.H$176]" office:value-type="float" office:value="160.15" calcext:value-type="float">
            <text:p>160,15</text:p>
          </table:table-cell>
          <table:table-cell table:formula="of:=[.I47]-[.I$176]" office:value-type="float" office:value="111025.675" calcext:value-type="float">
            <text:p>111025,675</text:p>
          </table:table-cell>
          <table:table-cell table:formula="of:=[.J47]-[.J$176]" office:value-type="float" office:value="-1060.525" calcext:value-type="float">
            <text:p>-1060,525</text:p>
          </table:table-cell>
          <table:table-cell table:formula="of:=[.K47]-[.K$176]" office:value-type="float" office:value="-71.5375" calcext:value-type="float">
            <text:p>-71,5375</text:p>
          </table:table-cell>
          <table:table-cell table:formula="of:=[.L47]-[.L$176]" office:value-type="float" office:value="-216.275" calcext:value-type="float">
            <text:p>-216,275</text:p>
          </table:table-cell>
          <table:table-cell table:formula="of:=[.M47]-[.M$176]" office:value-type="float" office:value="624.2625" calcext:value-type="float">
            <text:p>624,2625</text:p>
          </table:table-cell>
          <table:table-cell table:formula="of:=[.N47]-[.N$176]" office:value-type="float" office:value="1810689.325" calcext:value-type="float">
            <text:p>1810689,325</text:p>
          </table:table-cell>
          <table:table-cell table:formula="of:=[.O47]-[.O$176]" office:value-type="float" office:value="-8.7" calcext:value-type="float">
            <text:p>-8,7</text:p>
          </table:table-cell>
          <table:table-cell table:formula="of:=[.P47]-[.P$176]" office:value-type="float" office:value="-18.85" calcext:value-type="float">
            <text:p>-18,85</text:p>
          </table:table-cell>
          <table:table-cell table:formula="of:=[.Q47]-[.Q$176]" office:value-type="float" office:value="137.0875" calcext:value-type="float">
            <text:p>137,0875</text:p>
          </table:table-cell>
          <table:table-cell table:formula="of:=[.R47]-[.R$176]" office:value-type="float" office:value="-109.6875" calcext:value-type="float">
            <text:p>-109,6875</text:p>
          </table:table-cell>
          <table:table-cell table:formula="of:=[.S47]-[.S$176]" office:value-type="float" office:value="35964.7375" calcext:value-type="float">
            <text:p>35964,7375</text:p>
          </table:table-cell>
          <table:table-cell table:formula="of:=[.T47]-[.T$176]" office:value-type="float" office:value="7.375" calcext:value-type="float">
            <text:p>7,375</text:p>
          </table:table-cell>
          <table:table-cell table:formula="of:=[.U47]-[.U$176]" office:value-type="float" office:value="0" calcext:value-type="float">
            <text:p>0</text:p>
          </table:table-cell>
          <table:table-cell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48]-[.B$176]" office:value-type="float" office:value="-1506.675" calcext:value-type="float">
            <text:p>-1506,675</text:p>
          </table:table-cell>
          <table:table-cell table:formula="of:=[.C48]-[.C$176]" office:value-type="float" office:value="543.85" calcext:value-type="float">
            <text:p>543,85</text:p>
          </table:table-cell>
          <table:table-cell table:formula="of:=[.D48]-[.D$176]" office:value-type="float" office:value="40241.025" calcext:value-type="float">
            <text:p>40241,025</text:p>
          </table:table-cell>
          <table:table-cell table:formula="of:=[.E48]-[.E$176]" office:value-type="float" office:value="3230931.975" calcext:value-type="float">
            <text:p>3230931,975</text:p>
          </table:table-cell>
          <table:table-cell table:formula="of:=[.F48]-[.F$176]" office:value-type="float" office:value="-2997.0625" calcext:value-type="float">
            <text:p>-2997,0625</text:p>
          </table:table-cell>
          <table:table-cell table:formula="of:=[.G48]-[.G$176]" office:value-type="float" office:value="497.7125" calcext:value-type="float">
            <text:p>497,7125</text:p>
          </table:table-cell>
          <table:table-cell table:formula="of:=[.H48]-[.H$176]" office:value-type="float" office:value="-65.5500000000002" calcext:value-type="float">
            <text:p>-65,55</text:p>
          </table:table-cell>
          <table:table-cell table:formula="of:=[.I48]-[.I$176]" office:value-type="float" office:value="118043.175" calcext:value-type="float">
            <text:p>118043,175</text:p>
          </table:table-cell>
          <table:table-cell table:formula="of:=[.J48]-[.J$176]" office:value-type="float" office:value="-1080.525" calcext:value-type="float">
            <text:p>-1080,525</text:p>
          </table:table-cell>
          <table:table-cell table:formula="of:=[.K48]-[.K$176]" office:value-type="float" office:value="28.6625" calcext:value-type="float">
            <text:p>28,6625</text:p>
          </table:table-cell>
          <table:table-cell table:formula="of:=[.L48]-[.L$176]" office:value-type="float" office:value="646.225" calcext:value-type="float">
            <text:p>646,225</text:p>
          </table:table-cell>
          <table:table-cell table:formula="of:=[.M48]-[.M$176]" office:value-type="float" office:value="448.6625" calcext:value-type="float">
            <text:p>448,6625</text:p>
          </table:table-cell>
          <table:table-cell table:formula="of:=[.N48]-[.N$176]" office:value-type="float" office:value="2016632.925" calcext:value-type="float">
            <text:p>2016632,925</text:p>
          </table:table-cell>
          <table:table-cell table:formula="of:=[.O48]-[.O$176]" office:value-type="float" office:value="78.8" calcext:value-type="float">
            <text:p>78,8</text:p>
          </table:table-cell>
          <table:table-cell table:formula="of:=[.P48]-[.P$176]" office:value-type="float" office:value="-43.85" calcext:value-type="float">
            <text:p>-43,85</text:p>
          </table:table-cell>
          <table:table-cell table:formula="of:=[.Q48]-[.Q$176]" office:value-type="float" office:value="77.2874999999999" calcext:value-type="float">
            <text:p>77,2875</text:p>
          </table:table-cell>
          <table:table-cell table:formula="of:=[.R48]-[.R$176]" office:value-type="float" office:value="20.3125" calcext:value-type="float">
            <text:p>20,3125</text:p>
          </table:table-cell>
          <table:table-cell table:formula="of:=[.S48]-[.S$176]" office:value-type="float" office:value="32455.9375" calcext:value-type="float">
            <text:p>32455,9375</text:p>
          </table:table-cell>
          <table:table-cell table:formula="of:=[.T48]-[.T$176]" office:value-type="float" office:value="-57.625" calcext:value-type="float">
            <text:p>-57,625</text:p>
          </table:table-cell>
          <table:table-cell table:formula="of:=[.U48]-[.U$176]" office:value-type="float" office:value="0" calcext:value-type="float">
            <text:p>0</text:p>
          </table:table-cell>
          <table:table-cell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49]-[.B$176]" office:value-type="float" office:value="-1306.075" calcext:value-type="float">
            <text:p>-1306,075</text:p>
          </table:table-cell>
          <table:table-cell table:formula="of:=[.C49]-[.C$176]" office:value-type="float" office:value="664.25" calcext:value-type="float">
            <text:p>664,25</text:p>
          </table:table-cell>
          <table:table-cell table:formula="of:=[.D49]-[.D$176]" office:value-type="float" office:value="43784.825" calcext:value-type="float">
            <text:p>43784,825</text:p>
          </table:table-cell>
          <table:table-cell table:formula="of:=[.E49]-[.E$176]" office:value-type="float" office:value="2931916.075" calcext:value-type="float">
            <text:p>2931916,075</text:p>
          </table:table-cell>
          <table:table-cell table:formula="of:=[.F49]-[.F$176]" office:value-type="float" office:value="-2997.0625" calcext:value-type="float">
            <text:p>-2997,0625</text:p>
          </table:table-cell>
          <table:table-cell table:formula="of:=[.G49]-[.G$176]" office:value-type="float" office:value="-1031.4875" calcext:value-type="float">
            <text:p>-1031,4875</text:p>
          </table:table-cell>
          <table:table-cell table:formula="of:=[.H49]-[.H$176]" office:value-type="float" office:value="59.6499999999996" calcext:value-type="float">
            <text:p>59,65</text:p>
          </table:table-cell>
          <table:table-cell table:formula="of:=[.I49]-[.I$176]" office:value-type="float" office:value="107481.775" calcext:value-type="float">
            <text:p>107481,775</text:p>
          </table:table-cell>
          <table:table-cell table:formula="of:=[.J49]-[.J$176]" office:value-type="float" office:value="-2404.325" calcext:value-type="float">
            <text:p>-2404,325</text:p>
          </table:table-cell>
          <table:table-cell table:formula="of:=[.K49]-[.K$176]" office:value-type="float" office:value="-502.7375" calcext:value-type="float">
            <text:p>-502,7375</text:p>
          </table:table-cell>
          <table:table-cell table:formula="of:=[.L49]-[.L$176]" office:value-type="float" office:value="44.325" calcext:value-type="float">
            <text:p>44,325</text:p>
          </table:table-cell>
          <table:table-cell table:formula="of:=[.M49]-[.M$176]" office:value-type="float" office:value="168.0625" calcext:value-type="float">
            <text:p>168,0625</text:p>
          </table:table-cell>
          <table:table-cell table:formula="of:=[.N49]-[.N$176]" office:value-type="float" office:value="1559009.025" calcext:value-type="float">
            <text:p>1559009,025</text:p>
          </table:table-cell>
          <table:table-cell table:formula="of:=[.O49]-[.O$176]" office:value-type="float" office:value="53.8" calcext:value-type="float">
            <text:p>53,8</text:p>
          </table:table-cell>
          <table:table-cell table:formula="of:=[.P49]-[.P$176]" office:value-type="float" office:value="31.15" calcext:value-type="float">
            <text:p>31,15</text:p>
          </table:table-cell>
          <table:table-cell table:formula="of:=[.Q49]-[.Q$176]" office:value-type="float" office:value="-2.91250000000014" calcext:value-type="float">
            <text:p>-2,9125</text:p>
          </table:table-cell>
          <table:table-cell table:formula="of:=[.R49]-[.R$176]" office:value-type="float" office:value="-69.6875" calcext:value-type="float">
            <text:p>-69,6875</text:p>
          </table:table-cell>
          <table:table-cell table:formula="of:=[.S49]-[.S$176]" office:value-type="float" office:value="28947.2375" calcext:value-type="float">
            <text:p>28947,2375</text:p>
          </table:table-cell>
          <table:table-cell table:formula="of:=[.T49]-[.T$176]" office:value-type="float" office:value="-12.425" calcext:value-type="float">
            <text:p>-12,425</text:p>
          </table:table-cell>
          <table:table-cell table:formula="of:=[.U49]-[.U$176]" office:value-type="float" office:value="0" calcext:value-type="float">
            <text:p>0</text:p>
          </table:table-cell>
          <table:table-cell table:formula="of:=[.V49]-[.V$176]" office:value-type="float" office:value="25" calcext:value-type="float">
            <text:p>25</text:p>
          </table:table-cell>
          <table:table-cell table:number-columns-repeated="1002"/>
        </table:table-row>
        <table:table-row table:style-name="ro2" table:number-rows-repeated="89">
          <table:table-cell table:number-columns-repeated="1024"/>
        </table:table-row>
        <table:table-row table:style-name="ro2">
          <table:table-cell office:value-type="string" calcext:value-type="string">
            <text:p>&gt; LOD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[.B180]&gt;[.B$177];[.B180];&quot;&quot;)">
            <text:p/>
          </table:table-cell>
          <table:table-cell table:formula="of:=IF([.C180]&gt;[.C$177];[.C180];&quot;&quot;)" office:value-type="float" office:value="865.05" calcext:value-type="float">
            <text:p>865,05</text:p>
          </table:table-cell>
          <table:table-cell table:formula="of:=IF([.D180]&gt;[.D$177];[.D180];&quot;&quot;)" office:value-type="float" office:value="42916.425" calcext:value-type="float">
            <text:p>42916,425</text:p>
          </table:table-cell>
          <table:table-cell table:formula="of:=IF([.E180]&gt;[.E$177];[.E180];&quot;&quot;)" office:value-type="float" office:value="3920576.575" calcext:value-type="float">
            <text:p>3920576,575</text:p>
          </table:table-cell>
          <table:table-cell table:formula="of:=IF([.F180]&gt;[.F$177];[.F180];&quot;&quot;)">
            <text:p/>
          </table:table-cell>
          <table:table-cell table:formula="of:=IF([.G180]&gt;[.G$177];[.G180];&quot;&quot;)">
            <text:p/>
          </table:table-cell>
          <table:table-cell table:formula="of:=IF([.H180]&gt;[.H$177];[.H180];&quot;&quot;)">
            <text:p/>
          </table:table-cell>
          <table:table-cell table:formula="of:=IF([.I180]&gt;[.I$177];[.I180];&quot;&quot;)" office:value-type="float" office:value="132078.175" calcext:value-type="float">
            <text:p>132078,175</text:p>
          </table:table-cell>
          <table:table-cell table:formula="of:=IF([.J180]&gt;[.J$177];[.J180];&quot;&quot;)">
            <text:p/>
          </table:table-cell>
          <table:table-cell table:formula="of:=IF([.K180]&gt;[.K$177];[.K180];&quot;&quot;)">
            <text:p/>
          </table:table-cell>
          <table:table-cell table:formula="of:=IF([.L180]&gt;[.L$177];[.L180];&quot;&quot;)" office:value-type="float" office:value="470.725" calcext:value-type="float">
            <text:p>470,725</text:p>
          </table:table-cell>
          <table:table-cell table:formula="of:=IF([.M180]&gt;[.M$177];[.M180];&quot;&quot;)">
            <text:p/>
          </table:table-cell>
          <table:table-cell table:formula="of:=IF([.N180]&gt;[.N$177];[.N180];&quot;&quot;)" office:value-type="float" office:value="2033191.725" calcext:value-type="float">
            <text:p>2033191,725</text:p>
          </table:table-cell>
          <table:table-cell table:formula="of:=IF([.O180]&gt;[.O$177];[.O180];&quot;&quot;)">
            <text:p/>
          </table:table-cell>
          <table:table-cell table:formula="of:=IF([.P180]&gt;[.P$177];[.P180];&quot;&quot;)">
            <text:p/>
          </table:table-cell>
          <table:table-cell table:formula="of:=IF([.Q180]&gt;[.Q$177];[.Q180];&quot;&quot;)">
            <text:p/>
          </table:table-cell>
          <table:table-cell table:formula="of:=IF([.R180]&gt;[.R$177];[.R180];&quot;&quot;)">
            <text:p/>
          </table:table-cell>
          <table:table-cell table:formula="of:=IF([.S180]&gt;[.S$177];[.S180];&quot;&quot;)" office:value-type="float" office:value="46561.1375" calcext:value-type="float">
            <text:p>46561,1375</text:p>
          </table:table-cell>
          <table:table-cell table:formula="of:=IF([.T180]&gt;[.T$177];[.T180];&quot;&quot;)">
            <text:p/>
          </table:table-cell>
          <table:table-cell table:formula="of:=IF([.U180]&gt;[.U$177];[.U180];&quot;&quot;)">
            <text:p/>
          </table:table-cell>
          <table:table-cell table:formula="of:=IF([.V180]&gt;[.V$177];[.V18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[.B181]&gt;[.B$177];[.B181];&quot;&quot;)">
            <text:p/>
          </table:table-cell>
          <table:table-cell table:formula="of:=IF([.C181]&gt;[.C$177];[.C181];&quot;&quot;)" office:value-type="float" office:value="1366.45" calcext:value-type="float">
            <text:p>1366,45</text:p>
          </table:table-cell>
          <table:table-cell table:formula="of:=IF([.D181]&gt;[.D$177];[.D181];&quot;&quot;)" office:value-type="float" office:value="40276.025" calcext:value-type="float">
            <text:p>40276,025</text:p>
          </table:table-cell>
          <table:table-cell table:formula="of:=IF([.E181]&gt;[.E$177];[.E181];&quot;&quot;)" office:value-type="float" office:value="4409626.275" calcext:value-type="float">
            <text:p>4409626,275</text:p>
          </table:table-cell>
          <table:table-cell table:formula="of:=IF([.F181]&gt;[.F$177];[.F181];&quot;&quot;)">
            <text:p/>
          </table:table-cell>
          <table:table-cell table:formula="of:=IF([.G181]&gt;[.G$177];[.G181];&quot;&quot;)">
            <text:p/>
          </table:table-cell>
          <table:table-cell table:formula="of:=IF([.H181]&gt;[.H$177];[.H181];&quot;&quot;)">
            <text:p/>
          </table:table-cell>
          <table:table-cell table:formula="of:=IF([.I181]&gt;[.I$177];[.I181];&quot;&quot;)" office:value-type="float" office:value="132078.175" calcext:value-type="float">
            <text:p>132078,175</text:p>
          </table:table-cell>
          <table:table-cell table:formula="of:=IF([.J181]&gt;[.J$177];[.J181];&quot;&quot;)">
            <text:p/>
          </table:table-cell>
          <table:table-cell table:formula="of:=IF([.K181]&gt;[.K$177];[.K181];&quot;&quot;)">
            <text:p/>
          </table:table-cell>
          <table:table-cell table:formula="of:=IF([.L181]&gt;[.L$177];[.L181];&quot;&quot;)">
            <text:p/>
          </table:table-cell>
          <table:table-cell table:formula="of:=IF([.M181]&gt;[.M$177];[.M181];&quot;&quot;)" office:value-type="float" office:value="574.0625" calcext:value-type="float">
            <text:p>574,0625</text:p>
          </table:table-cell>
          <table:table-cell table:formula="of:=IF([.N181]&gt;[.N$177];[.N181];&quot;&quot;)" office:value-type="float" office:value="2169511.725" calcext:value-type="float">
            <text:p>2169511,725</text:p>
          </table:table-cell>
          <table:table-cell table:formula="of:=IF([.O181]&gt;[.O$177];[.O181];&quot;&quot;)">
            <text:p/>
          </table:table-cell>
          <table:table-cell table:formula="of:=IF([.P181]&gt;[.P$177];[.P181];&quot;&quot;)">
            <text:p/>
          </table:table-cell>
          <table:table-cell table:formula="of:=IF([.Q181]&gt;[.Q$177];[.Q181];&quot;&quot;)">
            <text:p/>
          </table:table-cell>
          <table:table-cell table:formula="of:=IF([.R181]&gt;[.R$177];[.R181];&quot;&quot;)">
            <text:p/>
          </table:table-cell>
          <table:table-cell table:formula="of:=IF([.S181]&gt;[.S$177];[.S181];&quot;&quot;)" office:value-type="float" office:value="43017.2375" calcext:value-type="float">
            <text:p>43017,2375</text:p>
          </table:table-cell>
          <table:table-cell table:formula="of:=IF([.T181]&gt;[.T$177];[.T181];&quot;&quot;)">
            <text:p/>
          </table:table-cell>
          <table:table-cell table:formula="of:=IF([.U181]&gt;[.U$177];[.U181];&quot;&quot;)">
            <text:p/>
          </table:table-cell>
          <table:table-cell table:formula="of:=IF([.V181]&gt;[.V$177];[.V18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[.B182]&gt;[.B$177];[.B182];&quot;&quot;)">
            <text:p/>
          </table:table-cell>
          <table:table-cell table:formula="of:=IF([.C182]&gt;[.C$177];[.C182];&quot;&quot;)" office:value-type="float" office:value="1005.05" calcext:value-type="float">
            <text:p>1005,05</text:p>
          </table:table-cell>
          <table:table-cell table:formula="of:=IF([.D182]&gt;[.D$177];[.D182];&quot;&quot;)" office:value-type="float" office:value="43784.825" calcext:value-type="float">
            <text:p>43784,825</text:p>
          </table:table-cell>
          <table:table-cell table:formula="of:=IF([.E182]&gt;[.E$177];[.E182];&quot;&quot;)" office:value-type="float" office:value="4328749.475" calcext:value-type="float">
            <text:p>4328749,475</text:p>
          </table:table-cell>
          <table:table-cell table:formula="of:=IF([.F182]&gt;[.F$177];[.F182];&quot;&quot;)">
            <text:p/>
          </table:table-cell>
          <table:table-cell table:formula="of:=IF([.G182]&gt;[.G$177];[.G182];&quot;&quot;)">
            <text:p/>
          </table:table-cell>
          <table:table-cell table:formula="of:=IF([.H182]&gt;[.H$177];[.H182];&quot;&quot;)">
            <text:p/>
          </table:table-cell>
          <table:table-cell table:formula="of:=IF([.I182]&gt;[.I$177];[.I182];&quot;&quot;)" office:value-type="float" office:value="139165.775" calcext:value-type="float">
            <text:p>139165,775</text:p>
          </table:table-cell>
          <table:table-cell table:formula="of:=IF([.J182]&gt;[.J$177];[.J182];&quot;&quot;)">
            <text:p/>
          </table:table-cell>
          <table:table-cell table:formula="of:=IF([.K182]&gt;[.K$177];[.K182];&quot;&quot;)">
            <text:p/>
          </table:table-cell>
          <table:table-cell table:formula="of:=IF([.L182]&gt;[.L$177];[.L182];&quot;&quot;)">
            <text:p/>
          </table:table-cell>
          <table:table-cell table:formula="of:=IF([.M182]&gt;[.M$177];[.M182];&quot;&quot;)">
            <text:p/>
          </table:table-cell>
          <table:table-cell table:formula="of:=IF([.N182]&gt;[.N$177];[.N182];&quot;&quot;)" office:value-type="float" office:value="2319034.925" calcext:value-type="float">
            <text:p>2319034,925</text:p>
          </table:table-cell>
          <table:table-cell table:formula="of:=IF([.O182]&gt;[.O$177];[.O182];&quot;&quot;)">
            <text:p/>
          </table:table-cell>
          <table:table-cell table:formula="of:=IF([.P182]&gt;[.P$177];[.P182];&quot;&quot;)">
            <text:p/>
          </table:table-cell>
          <table:table-cell table:formula="of:=IF([.Q182]&gt;[.Q$177];[.Q182];&quot;&quot;)">
            <text:p/>
          </table:table-cell>
          <table:table-cell table:formula="of:=IF([.R182]&gt;[.R$177];[.R182];&quot;&quot;)">
            <text:p/>
          </table:table-cell>
          <table:table-cell table:formula="of:=IF([.S182]&gt;[.S$177];[.S182];&quot;&quot;)" office:value-type="float" office:value="50034.7375" calcext:value-type="float">
            <text:p>50034,7375</text:p>
          </table:table-cell>
          <table:table-cell table:formula="of:=IF([.T182]&gt;[.T$177];[.T182];&quot;&quot;)">
            <text:p/>
          </table:table-cell>
          <table:table-cell table:formula="of:=IF([.U182]&gt;[.U$177];[.U182];&quot;&quot;)">
            <text:p/>
          </table:table-cell>
          <table:table-cell table:formula="of:=IF([.V182]&gt;[.V$177];[.V18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[.B183]&gt;[.B$177];[.B183];&quot;&quot;)">
            <text:p/>
          </table:table-cell>
          <table:table-cell table:formula="of:=IF([.C183]&gt;[.C$177];[.C183];&quot;&quot;)" office:value-type="float" office:value="1045.45" calcext:value-type="float">
            <text:p>1045,45</text:p>
          </table:table-cell>
          <table:table-cell table:formula="of:=IF([.D183]&gt;[.D$177];[.D183];&quot;&quot;)" office:value-type="float" office:value="47328.625" calcext:value-type="float">
            <text:p>47328,625</text:p>
          </table:table-cell>
          <table:table-cell table:formula="of:=IF([.E183]&gt;[.E$177];[.E183];&quot;&quot;)" office:value-type="float" office:value="4539835.875" calcext:value-type="float">
            <text:p>4539835,875</text:p>
          </table:table-cell>
          <table:table-cell table:formula="of:=IF([.F183]&gt;[.F$177];[.F183];&quot;&quot;)">
            <text:p/>
          </table:table-cell>
          <table:table-cell table:formula="of:=IF([.G183]&gt;[.G$177];[.G183];&quot;&quot;)">
            <text:p/>
          </table:table-cell>
          <table:table-cell table:formula="of:=IF([.H183]&gt;[.H$177];[.H183];&quot;&quot;)">
            <text:p/>
          </table:table-cell>
          <table:table-cell table:formula="of:=IF([.I183]&gt;[.I$177];[.I183];&quot;&quot;)" office:value-type="float" office:value="132113.175" calcext:value-type="float">
            <text:p>132113,175</text:p>
          </table:table-cell>
          <table:table-cell table:formula="of:=IF([.J183]&gt;[.J$177];[.J183];&quot;&quot;)">
            <text:p/>
          </table:table-cell>
          <table:table-cell table:formula="of:=IF([.K183]&gt;[.K$177];[.K183];&quot;&quot;)">
            <text:p/>
          </table:table-cell>
          <table:table-cell table:formula="of:=IF([.L183]&gt;[.L$177];[.L183];&quot;&quot;)">
            <text:p/>
          </table:table-cell>
          <table:table-cell table:formula="of:=IF([.M183]&gt;[.M$177];[.M183];&quot;&quot;)" office:value-type="float" office:value="589.2625" calcext:value-type="float">
            <text:p>589,2625</text:p>
          </table:table-cell>
          <table:table-cell table:formula="of:=IF([.N183]&gt;[.N$177];[.N183];&quot;&quot;)" office:value-type="float" office:value="2318170.925" calcext:value-type="float">
            <text:p>2318170,925</text:p>
          </table:table-cell>
          <table:table-cell table:formula="of:=IF([.O183]&gt;[.O$177];[.O183];&quot;&quot;)">
            <text:p/>
          </table:table-cell>
          <table:table-cell table:formula="of:=IF([.P183]&gt;[.P$177];[.P183];&quot;&quot;)">
            <text:p/>
          </table:table-cell>
          <table:table-cell table:formula="of:=IF([.Q183]&gt;[.Q$177];[.Q183];&quot;&quot;)">
            <text:p/>
          </table:table-cell>
          <table:table-cell table:formula="of:=IF([.R183]&gt;[.R$177];[.R183];&quot;&quot;)">
            <text:p/>
          </table:table-cell>
          <table:table-cell table:formula="of:=IF([.S183]&gt;[.S$177];[.S183];&quot;&quot;)" office:value-type="float" office:value="50034.7375" calcext:value-type="float">
            <text:p>50034,7375</text:p>
          </table:table-cell>
          <table:table-cell table:formula="of:=IF([.T183]&gt;[.T$177];[.T183];&quot;&quot;)">
            <text:p/>
          </table:table-cell>
          <table:table-cell table:formula="of:=IF([.U183]&gt;[.U$177];[.U183];&quot;&quot;)">
            <text:p/>
          </table:table-cell>
          <table:table-cell table:formula="of:=IF([.V183]&gt;[.V$177];[.V183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[.B184]&gt;[.B$177];[.B184];&quot;&quot;)">
            <text:p/>
          </table:table-cell>
          <table:table-cell table:formula="of:=IF([.C184]&gt;[.C$177];[.C184];&quot;&quot;)" office:value-type="float" office:value="945.25" calcext:value-type="float">
            <text:p>945,25</text:p>
          </table:table-cell>
          <table:table-cell table:formula="of:=IF([.D184]&gt;[.D$177];[.D184];&quot;&quot;)" office:value-type="float" office:value="43819.925" calcext:value-type="float">
            <text:p>43819,925</text:p>
          </table:table-cell>
          <table:table-cell table:formula="of:=IF([.E184]&gt;[.E$177];[.E184];&quot;&quot;)" office:value-type="float" office:value="4205592.575" calcext:value-type="float">
            <text:p>4205592,575</text:p>
          </table:table-cell>
          <table:table-cell table:formula="of:=IF([.F184]&gt;[.F$177];[.F184];&quot;&quot;)">
            <text:p/>
          </table:table-cell>
          <table:table-cell table:formula="of:=IF([.G184]&gt;[.G$177];[.G184];&quot;&quot;)">
            <text:p/>
          </table:table-cell>
          <table:table-cell table:formula="of:=IF([.H184]&gt;[.H$177];[.H184];&quot;&quot;)">
            <text:p/>
          </table:table-cell>
          <table:table-cell table:formula="of:=IF([.I184]&gt;[.I$177];[.I184];&quot;&quot;)" office:value-type="float" office:value="132078.175" calcext:value-type="float">
            <text:p>132078,175</text:p>
          </table:table-cell>
          <table:table-cell table:formula="of:=IF([.J184]&gt;[.J$177];[.J184];&quot;&quot;)">
            <text:p/>
          </table:table-cell>
          <table:table-cell table:formula="of:=IF([.K184]&gt;[.K$177];[.K184];&quot;&quot;)">
            <text:p/>
          </table:table-cell>
          <table:table-cell table:formula="of:=IF([.L184]&gt;[.L$177];[.L184];&quot;&quot;)">
            <text:p/>
          </table:table-cell>
          <table:table-cell table:formula="of:=IF([.M184]&gt;[.M$177];[.M184];&quot;&quot;)" office:value-type="float" office:value="489.0625" calcext:value-type="float">
            <text:p>489,0625</text:p>
          </table:table-cell>
          <table:table-cell table:formula="of:=IF([.N184]&gt;[.N$177];[.N184];&quot;&quot;)" office:value-type="float" office:value="2263860.525" calcext:value-type="float">
            <text:p>2263860,525</text:p>
          </table:table-cell>
          <table:table-cell table:formula="of:=IF([.O184]&gt;[.O$177];[.O184];&quot;&quot;)" office:value-type="float" office:value="123.4" calcext:value-type="float">
            <text:p>123,4</text:p>
          </table:table-cell>
          <table:table-cell table:formula="of:=IF([.P184]&gt;[.P$177];[.P184];&quot;&quot;)">
            <text:p/>
          </table:table-cell>
          <table:table-cell table:formula="of:=IF([.Q184]&gt;[.Q$177];[.Q184];&quot;&quot;)">
            <text:p/>
          </table:table-cell>
          <table:table-cell table:formula="of:=IF([.R184]&gt;[.R$177];[.R184];&quot;&quot;)">
            <text:p/>
          </table:table-cell>
          <table:table-cell table:formula="of:=IF([.S184]&gt;[.S$177];[.S184];&quot;&quot;)" office:value-type="float" office:value="46526.0375" calcext:value-type="float">
            <text:p>46526,0375</text:p>
          </table:table-cell>
          <table:table-cell table:formula="of:=IF([.T184]&gt;[.T$177];[.T184];&quot;&quot;)">
            <text:p/>
          </table:table-cell>
          <table:table-cell table:formula="of:=IF([.U184]&gt;[.U$177];[.U184];&quot;&quot;)">
            <text:p/>
          </table:table-cell>
          <table:table-cell table:formula="of:=IF([.V184]&gt;[.V$177];[.V18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[.B185]&gt;[.B$177];[.B185];&quot;&quot;)">
            <text:p/>
          </table:table-cell>
          <table:table-cell table:formula="of:=IF([.C185]&gt;[.C$177];[.C185];&quot;&quot;)" office:value-type="float" office:value="664.45" calcext:value-type="float">
            <text:p>664,45</text:p>
          </table:table-cell>
          <table:table-cell table:formula="of:=IF([.D185]&gt;[.D$177];[.D185];&quot;&quot;)" office:value-type="float" office:value="40276.025" calcext:value-type="float">
            <text:p>40276,025</text:p>
          </table:table-cell>
          <table:table-cell table:formula="of:=IF([.E185]&gt;[.E$177];[.E185];&quot;&quot;)" office:value-type="float" office:value="3822015.875" calcext:value-type="float">
            <text:p>3822015,875</text:p>
          </table:table-cell>
          <table:table-cell table:formula="of:=IF([.F185]&gt;[.F$177];[.F185];&quot;&quot;)">
            <text:p/>
          </table:table-cell>
          <table:table-cell table:formula="of:=IF([.G185]&gt;[.G$177];[.G185];&quot;&quot;)">
            <text:p/>
          </table:table-cell>
          <table:table-cell table:formula="of:=IF([.H185]&gt;[.H$177];[.H185];&quot;&quot;)">
            <text:p/>
          </table:table-cell>
          <table:table-cell table:formula="of:=IF([.I185]&gt;[.I$177];[.I185];&quot;&quot;)" office:value-type="float" office:value="128569.375" calcext:value-type="float">
            <text:p>128569,375</text:p>
          </table:table-cell>
          <table:table-cell table:formula="of:=IF([.J185]&gt;[.J$177];[.J185];&quot;&quot;)">
            <text:p/>
          </table:table-cell>
          <table:table-cell table:formula="of:=IF([.K185]&gt;[.K$177];[.K185];&quot;&quot;)">
            <text:p/>
          </table:table-cell>
          <table:table-cell table:formula="of:=IF([.L185]&gt;[.L$177];[.L185];&quot;&quot;)">
            <text:p/>
          </table:table-cell>
          <table:table-cell table:formula="of:=IF([.M185]&gt;[.M$177];[.M185];&quot;&quot;)" office:value-type="float" office:value="448.7625" calcext:value-type="float">
            <text:p>448,7625</text:p>
          </table:table-cell>
          <table:table-cell table:formula="of:=IF([.N185]&gt;[.N$177];[.N185];&quot;&quot;)" office:value-type="float" office:value="1896135.725" calcext:value-type="float">
            <text:p>1896135,725</text:p>
          </table:table-cell>
          <table:table-cell table:formula="of:=IF([.O185]&gt;[.O$177];[.O185];&quot;&quot;)">
            <text:p/>
          </table:table-cell>
          <table:table-cell table:formula="of:=IF([.P185]&gt;[.P$177];[.P185];&quot;&quot;)">
            <text:p/>
          </table:table-cell>
          <table:table-cell table:formula="of:=IF([.Q185]&gt;[.Q$177];[.Q185];&quot;&quot;)">
            <text:p/>
          </table:table-cell>
          <table:table-cell table:formula="of:=IF([.R185]&gt;[.R$177];[.R185];&quot;&quot;)">
            <text:p/>
          </table:table-cell>
          <table:table-cell table:formula="of:=IF([.S185]&gt;[.S$177];[.S185];&quot;&quot;)" office:value-type="float" office:value="46490.9375" calcext:value-type="float">
            <text:p>46490,9375</text:p>
          </table:table-cell>
          <table:table-cell table:formula="of:=IF([.T185]&gt;[.T$177];[.T185];&quot;&quot;)">
            <text:p/>
          </table:table-cell>
          <table:table-cell table:formula="of:=IF([.U185]&gt;[.U$177];[.U185];&quot;&quot;)">
            <text:p/>
          </table:table-cell>
          <table:table-cell table:formula="of:=IF([.V185]&gt;[.V$177];[.V18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[.B186]&gt;[.B$177];[.B186];&quot;&quot;)">
            <text:p/>
          </table:table-cell>
          <table:table-cell table:formula="of:=IF([.C186]&gt;[.C$177];[.C186];&quot;&quot;)" office:value-type="float" office:value="664.25" calcext:value-type="float">
            <text:p>664,25</text:p>
          </table:table-cell>
          <table:table-cell table:formula="of:=IF([.D186]&gt;[.D$177];[.D186];&quot;&quot;)" office:value-type="float" office:value="43784.825" calcext:value-type="float">
            <text:p>43784,825</text:p>
          </table:table-cell>
          <table:table-cell table:formula="of:=IF([.E186]&gt;[.E$177];[.E186];&quot;&quot;)" office:value-type="float" office:value="3639000.075" calcext:value-type="float">
            <text:p>3639000,075</text:p>
          </table:table-cell>
          <table:table-cell table:formula="of:=IF([.F186]&gt;[.F$177];[.F186];&quot;&quot;)">
            <text:p/>
          </table:table-cell>
          <table:table-cell table:formula="of:=IF([.G186]&gt;[.G$177];[.G186];&quot;&quot;)">
            <text:p/>
          </table:table-cell>
          <table:table-cell table:formula="of:=IF([.H186]&gt;[.H$177];[.H186];&quot;&quot;)">
            <text:p/>
          </table:table-cell>
          <table:table-cell table:formula="of:=IF([.I186]&gt;[.I$177];[.I186];&quot;&quot;)" office:value-type="float" office:value="121551.875" calcext:value-type="float">
            <text:p>121551,875</text:p>
          </table:table-cell>
          <table:table-cell table:formula="of:=IF([.J186]&gt;[.J$177];[.J186];&quot;&quot;)">
            <text:p/>
          </table:table-cell>
          <table:table-cell table:formula="of:=IF([.K186]&gt;[.K$177];[.K186];&quot;&quot;)">
            <text:p/>
          </table:table-cell>
          <table:table-cell table:formula="of:=IF([.L186]&gt;[.L$177];[.L186];&quot;&quot;)">
            <text:p/>
          </table:table-cell>
          <table:table-cell table:formula="of:=IF([.M186]&gt;[.M$177];[.M186];&quot;&quot;)">
            <text:p/>
          </table:table-cell>
          <table:table-cell table:formula="of:=IF([.N186]&gt;[.N$177];[.N186];&quot;&quot;)" office:value-type="float" office:value="1788980.525" calcext:value-type="float">
            <text:p>1788980,525</text:p>
          </table:table-cell>
          <table:table-cell table:formula="of:=IF([.O186]&gt;[.O$177];[.O186];&quot;&quot;)">
            <text:p/>
          </table:table-cell>
          <table:table-cell table:formula="of:=IF([.P186]&gt;[.P$177];[.P186];&quot;&quot;)">
            <text:p/>
          </table:table-cell>
          <table:table-cell table:formula="of:=IF([.Q186]&gt;[.Q$177];[.Q186];&quot;&quot;)">
            <text:p/>
          </table:table-cell>
          <table:table-cell table:formula="of:=IF([.R186]&gt;[.R$177];[.R186];&quot;&quot;)">
            <text:p/>
          </table:table-cell>
          <table:table-cell table:formula="of:=IF([.S186]&gt;[.S$177];[.S186];&quot;&quot;)" office:value-type="float" office:value="43017.2375" calcext:value-type="float">
            <text:p>43017,2375</text:p>
          </table:table-cell>
          <table:table-cell table:formula="of:=IF([.T186]&gt;[.T$177];[.T186];&quot;&quot;)">
            <text:p/>
          </table:table-cell>
          <table:table-cell table:formula="of:=IF([.U186]&gt;[.U$177];[.U186];&quot;&quot;)">
            <text:p/>
          </table:table-cell>
          <table:table-cell table:formula="of:=IF([.V186]&gt;[.V$177];[.V18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[.B187]&gt;[.B$177];[.B187];&quot;&quot;)">
            <text:p/>
          </table:table-cell>
          <table:table-cell table:formula="of:=IF([.C187]&gt;[.C$177];[.C187];&quot;&quot;)" office:value-type="float" office:value="965.25" calcext:value-type="float">
            <text:p>965,25</text:p>
          </table:table-cell>
          <table:table-cell table:formula="of:=IF([.D187]&gt;[.D$177];[.D187];&quot;&quot;)" office:value-type="float" office:value="43819.925" calcext:value-type="float">
            <text:p>43819,925</text:p>
          </table:table-cell>
          <table:table-cell table:formula="of:=IF([.E187]&gt;[.E$177];[.E187];&quot;&quot;)" office:value-type="float" office:value="3515912.675" calcext:value-type="float">
            <text:p>3515912,675</text:p>
          </table:table-cell>
          <table:table-cell table:formula="of:=IF([.F187]&gt;[.F$177];[.F187];&quot;&quot;)">
            <text:p/>
          </table:table-cell>
          <table:table-cell table:formula="of:=IF([.G187]&gt;[.G$177];[.G187];&quot;&quot;)">
            <text:p/>
          </table:table-cell>
          <table:table-cell table:formula="of:=IF([.H187]&gt;[.H$177];[.H187];&quot;&quot;)">
            <text:p/>
          </table:table-cell>
          <table:table-cell table:formula="of:=IF([.I187]&gt;[.I$177];[.I187];&quot;&quot;)" office:value-type="float" office:value="121551.875" calcext:value-type="float">
            <text:p>121551,875</text:p>
          </table:table-cell>
          <table:table-cell table:formula="of:=IF([.J187]&gt;[.J$177];[.J187];&quot;&quot;)">
            <text:p/>
          </table:table-cell>
          <table:table-cell table:formula="of:=IF([.K187]&gt;[.K$177];[.K187];&quot;&quot;)">
            <text:p/>
          </table:table-cell>
          <table:table-cell table:formula="of:=IF([.L187]&gt;[.L$177];[.L187];&quot;&quot;)" office:value-type="float" office:value="425.525" calcext:value-type="float">
            <text:p>425,525</text:p>
          </table:table-cell>
          <table:table-cell table:formula="of:=IF([.M187]&gt;[.M$177];[.M187];&quot;&quot;)">
            <text:p/>
          </table:table-cell>
          <table:table-cell table:formula="of:=IF([.N187]&gt;[.N$177];[.N187];&quot;&quot;)" office:value-type="float" office:value="1847361.325" calcext:value-type="float">
            <text:p>1847361,325</text:p>
          </table:table-cell>
          <table:table-cell table:formula="of:=IF([.O187]&gt;[.O$177];[.O187];&quot;&quot;)" office:value-type="float" office:value="116.3" calcext:value-type="float">
            <text:p>116,3</text:p>
          </table:table-cell>
          <table:table-cell table:formula="of:=IF([.P187]&gt;[.P$177];[.P187];&quot;&quot;)">
            <text:p/>
          </table:table-cell>
          <table:table-cell table:formula="of:=IF([.Q187]&gt;[.Q$177];[.Q187];&quot;&quot;)">
            <text:p/>
          </table:table-cell>
          <table:table-cell table:formula="of:=IF([.R187]&gt;[.R$177];[.R187];&quot;&quot;)">
            <text:p/>
          </table:table-cell>
          <table:table-cell table:formula="of:=IF([.S187]&gt;[.S$177];[.S187];&quot;&quot;)" office:value-type="float" office:value="39473.4375" calcext:value-type="float">
            <text:p>39473,4375</text:p>
          </table:table-cell>
          <table:table-cell table:formula="of:=IF([.T187]&gt;[.T$177];[.T187];&quot;&quot;)">
            <text:p/>
          </table:table-cell>
          <table:table-cell table:formula="of:=IF([.U187]&gt;[.U$177];[.U187];&quot;&quot;)">
            <text:p/>
          </table:table-cell>
          <table:table-cell table:formula="of:=IF([.V187]&gt;[.V$177];[.V18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[.B188]&gt;[.B$177];[.B188];&quot;&quot;)">
            <text:p/>
          </table:table-cell>
          <table:table-cell table:formula="of:=IF([.C188]&gt;[.C$177];[.C188];&quot;&quot;)" office:value-type="float" office:value="764.45" calcext:value-type="float">
            <text:p>764,45</text:p>
          </table:table-cell>
          <table:table-cell table:formula="of:=IF([.D188]&gt;[.D$177];[.D188];&quot;&quot;)" office:value-type="float" office:value="36767.325" calcext:value-type="float">
            <text:p>36767,325</text:p>
          </table:table-cell>
          <table:table-cell table:formula="of:=IF([.E188]&gt;[.E$177];[.E188];&quot;&quot;)" office:value-type="float" office:value="3804437.275" calcext:value-type="float">
            <text:p>3804437,275</text:p>
          </table:table-cell>
          <table:table-cell table:formula="of:=IF([.F188]&gt;[.F$177];[.F188];&quot;&quot;)">
            <text:p/>
          </table:table-cell>
          <table:table-cell table:formula="of:=IF([.G188]&gt;[.G$177];[.G188];&quot;&quot;)">
            <text:p/>
          </table:table-cell>
          <table:table-cell table:formula="of:=IF([.H188]&gt;[.H$177];[.H188];&quot;&quot;)">
            <text:p/>
          </table:table-cell>
          <table:table-cell table:formula="of:=IF([.I188]&gt;[.I$177];[.I188];&quot;&quot;)" office:value-type="float" office:value="128569.375" calcext:value-type="float">
            <text:p>128569,375</text:p>
          </table:table-cell>
          <table:table-cell table:formula="of:=IF([.J188]&gt;[.J$177];[.J188];&quot;&quot;)">
            <text:p/>
          </table:table-cell>
          <table:table-cell table:formula="of:=IF([.K188]&gt;[.K$177];[.K188];&quot;&quot;)">
            <text:p/>
          </table:table-cell>
          <table:table-cell table:formula="of:=IF([.L188]&gt;[.L$177];[.L188];&quot;&quot;)">
            <text:p/>
          </table:table-cell>
          <table:table-cell table:formula="of:=IF([.M188]&gt;[.M$177];[.M188];&quot;&quot;)" office:value-type="float" office:value="529.2625" calcext:value-type="float">
            <text:p>529,2625</text:p>
          </table:table-cell>
          <table:table-cell table:formula="of:=IF([.N188]&gt;[.N$177];[.N188];&quot;&quot;)" office:value-type="float" office:value="1883271.725" calcext:value-type="float">
            <text:p>1883271,725</text:p>
          </table:table-cell>
          <table:table-cell table:formula="of:=IF([.O188]&gt;[.O$177];[.O188];&quot;&quot;)">
            <text:p/>
          </table:table-cell>
          <table:table-cell table:formula="of:=IF([.P188]&gt;[.P$177];[.P188];&quot;&quot;)">
            <text:p/>
          </table:table-cell>
          <table:table-cell table:formula="of:=IF([.Q188]&gt;[.Q$177];[.Q188];&quot;&quot;)">
            <text:p/>
          </table:table-cell>
          <table:table-cell table:formula="of:=IF([.R188]&gt;[.R$177];[.R188];&quot;&quot;)">
            <text:p/>
          </table:table-cell>
          <table:table-cell table:formula="of:=IF([.S188]&gt;[.S$177];[.S188];&quot;&quot;)" office:value-type="float" office:value="39473.4375" calcext:value-type="float">
            <text:p>39473,4375</text:p>
          </table:table-cell>
          <table:table-cell table:formula="of:=IF([.T188]&gt;[.T$177];[.T188];&quot;&quot;)">
            <text:p/>
          </table:table-cell>
          <table:table-cell table:formula="of:=IF([.U188]&gt;[.U$177];[.U188];&quot;&quot;)">
            <text:p/>
          </table:table-cell>
          <table:table-cell table:formula="of:=IF([.V188]&gt;[.V$177];[.V18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[.B189]&gt;[.B$177];[.B189];&quot;&quot;)">
            <text:p/>
          </table:table-cell>
          <table:table-cell table:formula="of:=IF([.C189]&gt;[.C$177];[.C189];&quot;&quot;)" office:value-type="float" office:value="664.45" calcext:value-type="float">
            <text:p>664,45</text:p>
          </table:table-cell>
          <table:table-cell table:formula="of:=IF([.D189]&gt;[.D$177];[.D189];&quot;&quot;)" office:value-type="float" office:value="43784.825" calcext:value-type="float">
            <text:p>43784,825</text:p>
          </table:table-cell>
          <table:table-cell table:formula="of:=IF([.E189]&gt;[.E$177];[.E189];&quot;&quot;)" office:value-type="float" office:value="3836191.175" calcext:value-type="float">
            <text:p>3836191,175</text:p>
          </table:table-cell>
          <table:table-cell table:formula="of:=IF([.F189]&gt;[.F$177];[.F189];&quot;&quot;)">
            <text:p/>
          </table:table-cell>
          <table:table-cell table:formula="of:=IF([.G189]&gt;[.G$177];[.G189];&quot;&quot;)">
            <text:p/>
          </table:table-cell>
          <table:table-cell table:formula="of:=IF([.H189]&gt;[.H$177];[.H189];&quot;&quot;)">
            <text:p/>
          </table:table-cell>
          <table:table-cell table:formula="of:=IF([.I189]&gt;[.I$177];[.I189];&quot;&quot;)" office:value-type="float" office:value="118008.075" calcext:value-type="float">
            <text:p>118008,075</text:p>
          </table:table-cell>
          <table:table-cell table:formula="of:=IF([.J189]&gt;[.J$177];[.J189];&quot;&quot;)">
            <text:p/>
          </table:table-cell>
          <table:table-cell table:formula="of:=IF([.K189]&gt;[.K$177];[.K189];&quot;&quot;)">
            <text:p/>
          </table:table-cell>
          <table:table-cell table:formula="of:=IF([.L189]&gt;[.L$177];[.L189];&quot;&quot;)">
            <text:p/>
          </table:table-cell>
          <table:table-cell table:formula="of:=IF([.M189]&gt;[.M$177];[.M189];&quot;&quot;)">
            <text:p/>
          </table:table-cell>
          <table:table-cell table:formula="of:=IF([.N189]&gt;[.N$177];[.N189];&quot;&quot;)" office:value-type="float" office:value="1868218.925" calcext:value-type="float">
            <text:p>1868218,925</text:p>
          </table:table-cell>
          <table:table-cell table:formula="of:=IF([.O189]&gt;[.O$177];[.O189];&quot;&quot;)">
            <text:p/>
          </table:table-cell>
          <table:table-cell table:formula="of:=IF([.P189]&gt;[.P$177];[.P189];&quot;&quot;)">
            <text:p/>
          </table:table-cell>
          <table:table-cell table:formula="of:=IF([.Q189]&gt;[.Q$177];[.Q189];&quot;&quot;)">
            <text:p/>
          </table:table-cell>
          <table:table-cell table:formula="of:=IF([.R189]&gt;[.R$177];[.R189];&quot;&quot;)">
            <text:p/>
          </table:table-cell>
          <table:table-cell table:formula="of:=IF([.S189]&gt;[.S$177];[.S189];&quot;&quot;)" office:value-type="float" office:value="42982.2375" calcext:value-type="float">
            <text:p>42982,2375</text:p>
          </table:table-cell>
          <table:table-cell table:formula="of:=IF([.T189]&gt;[.T$177];[.T189];&quot;&quot;)">
            <text:p/>
          </table:table-cell>
          <table:table-cell table:formula="of:=IF([.U189]&gt;[.U$177];[.U189];&quot;&quot;)">
            <text:p/>
          </table:table-cell>
          <table:table-cell table:formula="of:=IF([.V189]&gt;[.V$177];[.V18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[.B190]&gt;[.B$177];[.B190];&quot;&quot;)">
            <text:p/>
          </table:table-cell>
          <table:table-cell table:formula="of:=IF([.C190]&gt;[.C$177];[.C190];&quot;&quot;)" office:value-type="float" office:value="1005.25" calcext:value-type="float">
            <text:p>1005,25</text:p>
          </table:table-cell>
          <table:table-cell table:formula="of:=IF([.D190]&gt;[.D$177];[.D190];&quot;&quot;)" office:value-type="float" office:value="47302.325" calcext:value-type="float">
            <text:p>47302,325</text:p>
          </table:table-cell>
          <table:table-cell table:formula="of:=IF([.E190]&gt;[.E$177];[.E190];&quot;&quot;)" office:value-type="float" office:value="3945243.075" calcext:value-type="float">
            <text:p>3945243,075</text:p>
          </table:table-cell>
          <table:table-cell table:formula="of:=IF([.F190]&gt;[.F$177];[.F190];&quot;&quot;)">
            <text:p/>
          </table:table-cell>
          <table:table-cell table:formula="of:=IF([.G190]&gt;[.G$177];[.G190];&quot;&quot;)">
            <text:p/>
          </table:table-cell>
          <table:table-cell table:formula="of:=IF([.H190]&gt;[.H$177];[.H190];&quot;&quot;)">
            <text:p/>
          </table:table-cell>
          <table:table-cell table:formula="of:=IF([.I190]&gt;[.I$177];[.I190];&quot;&quot;)" office:value-type="float" office:value="121551.875" calcext:value-type="float">
            <text:p>121551,875</text:p>
          </table:table-cell>
          <table:table-cell table:formula="of:=IF([.J190]&gt;[.J$177];[.J190];&quot;&quot;)">
            <text:p/>
          </table:table-cell>
          <table:table-cell table:formula="of:=IF([.K190]&gt;[.K$177];[.K190];&quot;&quot;)">
            <text:p/>
          </table:table-cell>
          <table:table-cell table:formula="of:=IF([.L190]&gt;[.L$177];[.L190];&quot;&quot;)">
            <text:p/>
          </table:table-cell>
          <table:table-cell table:formula="of:=IF([.M190]&gt;[.M$177];[.M190];&quot;&quot;)" office:value-type="float" office:value="348.2625" calcext:value-type="float">
            <text:p>348,2625</text:p>
          </table:table-cell>
          <table:table-cell table:formula="of:=IF([.N190]&gt;[.N$177];[.N190];&quot;&quot;)" office:value-type="float" office:value="1877735.725" calcext:value-type="float">
            <text:p>1877735,725</text:p>
          </table:table-cell>
          <table:table-cell table:formula="of:=IF([.O190]&gt;[.O$177];[.O190];&quot;&quot;)">
            <text:p/>
          </table:table-cell>
          <table:table-cell table:formula="of:=IF([.P190]&gt;[.P$177];[.P190];&quot;&quot;)">
            <text:p/>
          </table:table-cell>
          <table:table-cell table:formula="of:=IF([.Q190]&gt;[.Q$177];[.Q190];&quot;&quot;)">
            <text:p/>
          </table:table-cell>
          <table:table-cell table:formula="of:=IF([.R190]&gt;[.R$177];[.R190];&quot;&quot;)">
            <text:p/>
          </table:table-cell>
          <table:table-cell table:formula="of:=IF([.S190]&gt;[.S$177];[.S190];&quot;&quot;)" office:value-type="float" office:value="42982.2375" calcext:value-type="float">
            <text:p>42982,2375</text:p>
          </table:table-cell>
          <table:table-cell table:formula="of:=IF([.T190]&gt;[.T$177];[.T190];&quot;&quot;)" office:value-type="float" office:value="192.875" calcext:value-type="float">
            <text:p>192,875</text:p>
          </table:table-cell>
          <table:table-cell table:formula="of:=IF([.U190]&gt;[.U$177];[.U190];&quot;&quot;)">
            <text:p/>
          </table:table-cell>
          <table:table-cell table:formula="of:=IF([.V190]&gt;[.V$177];[.V19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[.B191]&gt;[.B$177];[.B191];&quot;&quot;)">
            <text:p/>
          </table:table-cell>
          <table:table-cell table:formula="of:=IF([.C191]&gt;[.C$177];[.C191];&quot;&quot;)" office:value-type="float" office:value="904.85" calcext:value-type="float">
            <text:p>904,85</text:p>
          </table:table-cell>
          <table:table-cell table:formula="of:=IF([.D191]&gt;[.D$177];[.D191];&quot;&quot;)" office:value-type="float" office:value="47302.325" calcext:value-type="float">
            <text:p>47302,325</text:p>
          </table:table-cell>
          <table:table-cell table:formula="of:=IF([.E191]&gt;[.E$177];[.E191];&quot;&quot;)" office:value-type="float" office:value="3793910.875" calcext:value-type="float">
            <text:p>3793910,875</text:p>
          </table:table-cell>
          <table:table-cell table:formula="of:=IF([.F191]&gt;[.F$177];[.F191];&quot;&quot;)">
            <text:p/>
          </table:table-cell>
          <table:table-cell table:formula="of:=IF([.G191]&gt;[.G$177];[.G191];&quot;&quot;)">
            <text:p/>
          </table:table-cell>
          <table:table-cell table:formula="of:=IF([.H191]&gt;[.H$177];[.H191];&quot;&quot;)">
            <text:p/>
          </table:table-cell>
          <table:table-cell table:formula="of:=IF([.I191]&gt;[.I$177];[.I191];&quot;&quot;)" office:value-type="float" office:value="125060.675" calcext:value-type="float">
            <text:p>125060,675</text:p>
          </table:table-cell>
          <table:table-cell table:formula="of:=IF([.J191]&gt;[.J$177];[.J191];&quot;&quot;)">
            <text:p/>
          </table:table-cell>
          <table:table-cell table:formula="of:=IF([.K191]&gt;[.K$177];[.K191];&quot;&quot;)">
            <text:p/>
          </table:table-cell>
          <table:table-cell table:formula="of:=IF([.L191]&gt;[.L$177];[.L191];&quot;&quot;)">
            <text:p/>
          </table:table-cell>
          <table:table-cell table:formula="of:=IF([.M191]&gt;[.M$177];[.M191];&quot;&quot;)" office:value-type="float" office:value="789.8625" calcext:value-type="float">
            <text:p>789,8625</text:p>
          </table:table-cell>
          <table:table-cell table:formula="of:=IF([.N191]&gt;[.N$177];[.N191];&quot;&quot;)" office:value-type="float" office:value="1893780.525" calcext:value-type="float">
            <text:p>1893780,525</text:p>
          </table:table-cell>
          <table:table-cell table:formula="of:=IF([.O191]&gt;[.O$177];[.O191];&quot;&quot;)" office:value-type="float" office:value="78.8" calcext:value-type="float">
            <text:p>78,8</text:p>
          </table:table-cell>
          <table:table-cell table:formula="of:=IF([.P191]&gt;[.P$177];[.P191];&quot;&quot;)">
            <text:p/>
          </table:table-cell>
          <table:table-cell table:formula="of:=IF([.Q191]&gt;[.Q$177];[.Q191];&quot;&quot;)">
            <text:p/>
          </table:table-cell>
          <table:table-cell table:formula="of:=IF([.R191]&gt;[.R$177];[.R191];&quot;&quot;)">
            <text:p/>
          </table:table-cell>
          <table:table-cell table:formula="of:=IF([.S191]&gt;[.S$177];[.S191];&quot;&quot;)" office:value-type="float" office:value="42982.2375" calcext:value-type="float">
            <text:p>42982,2375</text:p>
          </table:table-cell>
          <table:table-cell table:formula="of:=IF([.T191]&gt;[.T$177];[.T191];&quot;&quot;)">
            <text:p/>
          </table:table-cell>
          <table:table-cell table:formula="of:=IF([.U191]&gt;[.U$177];[.U191];&quot;&quot;)">
            <text:p/>
          </table:table-cell>
          <table:table-cell table:formula="of:=IF([.V191]&gt;[.V$177];[.V19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[.B192]&gt;[.B$177];[.B192];&quot;&quot;)">
            <text:p/>
          </table:table-cell>
          <table:table-cell table:formula="of:=IF([.C192]&gt;[.C$177];[.C192];&quot;&quot;)" office:value-type="float" office:value="965.25" calcext:value-type="float">
            <text:p>965,25</text:p>
          </table:table-cell>
          <table:table-cell table:formula="of:=IF([.D192]&gt;[.D$177];[.D192];&quot;&quot;)" office:value-type="float" office:value="40276.025" calcext:value-type="float">
            <text:p>40276,025</text:p>
          </table:table-cell>
          <table:table-cell table:formula="of:=IF([.E192]&gt;[.E$177];[.E192];&quot;&quot;)" office:value-type="float" office:value="3670648.975" calcext:value-type="float">
            <text:p>3670648,975</text:p>
          </table:table-cell>
          <table:table-cell table:formula="of:=IF([.F192]&gt;[.F$177];[.F192];&quot;&quot;)">
            <text:p/>
          </table:table-cell>
          <table:table-cell table:formula="of:=IF([.G192]&gt;[.G$177];[.G192];&quot;&quot;)">
            <text:p/>
          </table:table-cell>
          <table:table-cell table:formula="of:=IF([.H192]&gt;[.H$177];[.H192];&quot;&quot;)">
            <text:p/>
          </table:table-cell>
          <table:table-cell table:formula="of:=IF([.I192]&gt;[.I$177];[.I192];&quot;&quot;)" office:value-type="float" office:value="118043.175" calcext:value-type="float">
            <text:p>118043,175</text:p>
          </table:table-cell>
          <table:table-cell table:formula="of:=IF([.J192]&gt;[.J$177];[.J192];&quot;&quot;)">
            <text:p/>
          </table:table-cell>
          <table:table-cell table:formula="of:=IF([.K192]&gt;[.K$177];[.K192];&quot;&quot;)">
            <text:p/>
          </table:table-cell>
          <table:table-cell table:formula="of:=IF([.L192]&gt;[.L$177];[.L192];&quot;&quot;)">
            <text:p/>
          </table:table-cell>
          <table:table-cell table:formula="of:=IF([.M192]&gt;[.M$177];[.M192];&quot;&quot;)" office:value-type="float" office:value="499.0625" calcext:value-type="float">
            <text:p>499,0625</text:p>
          </table:table-cell>
          <table:table-cell table:formula="of:=IF([.N192]&gt;[.N$177];[.N192];&quot;&quot;)" office:value-type="float" office:value="1990149.925" calcext:value-type="float">
            <text:p>1990149,925</text:p>
          </table:table-cell>
          <table:table-cell table:formula="of:=IF([.O192]&gt;[.O$177];[.O192];&quot;&quot;)">
            <text:p/>
          </table:table-cell>
          <table:table-cell table:formula="of:=IF([.P192]&gt;[.P$177];[.P192];&quot;&quot;)">
            <text:p/>
          </table:table-cell>
          <table:table-cell table:formula="of:=IF([.Q192]&gt;[.Q$177];[.Q192];&quot;&quot;)">
            <text:p/>
          </table:table-cell>
          <table:table-cell table:formula="of:=IF([.R192]&gt;[.R$177];[.R192];&quot;&quot;)">
            <text:p/>
          </table:table-cell>
          <table:table-cell table:formula="of:=IF([.S192]&gt;[.S$177];[.S192];&quot;&quot;)" office:value-type="float" office:value="35964.7375" calcext:value-type="float">
            <text:p>35964,7375</text:p>
          </table:table-cell>
          <table:table-cell table:formula="of:=IF([.T192]&gt;[.T$177];[.T192];&quot;&quot;)">
            <text:p/>
          </table:table-cell>
          <table:table-cell table:formula="of:=IF([.U192]&gt;[.U$177];[.U192];&quot;&quot;)">
            <text:p/>
          </table:table-cell>
          <table:table-cell table:formula="of:=IF([.V192]&gt;[.V$177];[.V19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[.B193]&gt;[.B$177];[.B193];&quot;&quot;)">
            <text:p/>
          </table:table-cell>
          <table:table-cell table:formula="of:=IF([.C193]&gt;[.C$177];[.C193];&quot;&quot;)" office:value-type="float" office:value="965.25" calcext:value-type="float">
            <text:p>965,25</text:p>
          </table:table-cell>
          <table:table-cell table:formula="of:=IF([.D193]&gt;[.D$177];[.D193];&quot;&quot;)" office:value-type="float" office:value="47302.325" calcext:value-type="float">
            <text:p>47302,325</text:p>
          </table:table-cell>
          <table:table-cell table:formula="of:=IF([.E193]&gt;[.E$177];[.E193];&quot;&quot;)" office:value-type="float" office:value="3688402.575" calcext:value-type="float">
            <text:p>3688402,575</text:p>
          </table:table-cell>
          <table:table-cell table:formula="of:=IF([.F193]&gt;[.F$177];[.F193];&quot;&quot;)">
            <text:p/>
          </table:table-cell>
          <table:table-cell table:formula="of:=IF([.G193]&gt;[.G$177];[.G193];&quot;&quot;)">
            <text:p/>
          </table:table-cell>
          <table:table-cell table:formula="of:=IF([.H193]&gt;[.H$177];[.H193];&quot;&quot;)">
            <text:p/>
          </table:table-cell>
          <table:table-cell table:formula="of:=IF([.I193]&gt;[.I$177];[.I193];&quot;&quot;)" office:value-type="float" office:value="121551.875" calcext:value-type="float">
            <text:p>121551,875</text:p>
          </table:table-cell>
          <table:table-cell table:formula="of:=IF([.J193]&gt;[.J$177];[.J193];&quot;&quot;)">
            <text:p/>
          </table:table-cell>
          <table:table-cell table:formula="of:=IF([.K193]&gt;[.K$177];[.K193];&quot;&quot;)">
            <text:p/>
          </table:table-cell>
          <table:table-cell table:formula="of:=IF([.L193]&gt;[.L$177];[.L193];&quot;&quot;)">
            <text:p/>
          </table:table-cell>
          <table:table-cell table:formula="of:=IF([.M193]&gt;[.M$177];[.M193];&quot;&quot;)" office:value-type="float" office:value="769.6625" calcext:value-type="float">
            <text:p>769,6625</text:p>
          </table:table-cell>
          <table:table-cell table:formula="of:=IF([.N193]&gt;[.N$177];[.N193];&quot;&quot;)" office:value-type="float" office:value="1867898.925" calcext:value-type="float">
            <text:p>1867898,925</text:p>
          </table:table-cell>
          <table:table-cell table:formula="of:=IF([.O193]&gt;[.O$177];[.O193];&quot;&quot;)">
            <text:p/>
          </table:table-cell>
          <table:table-cell table:formula="of:=IF([.P193]&gt;[.P$177];[.P193];&quot;&quot;)">
            <text:p/>
          </table:table-cell>
          <table:table-cell table:formula="of:=IF([.Q193]&gt;[.Q$177];[.Q193];&quot;&quot;)">
            <text:p/>
          </table:table-cell>
          <table:table-cell table:formula="of:=IF([.R193]&gt;[.R$177];[.R193];&quot;&quot;)">
            <text:p/>
          </table:table-cell>
          <table:table-cell table:formula="of:=IF([.S193]&gt;[.S$177];[.S193];&quot;&quot;)" office:value-type="float" office:value="42982.2375" calcext:value-type="float">
            <text:p>42982,2375</text:p>
          </table:table-cell>
          <table:table-cell table:formula="of:=IF([.T193]&gt;[.T$177];[.T193];&quot;&quot;)">
            <text:p/>
          </table:table-cell>
          <table:table-cell table:formula="of:=IF([.U193]&gt;[.U$177];[.U193];&quot;&quot;)">
            <text:p/>
          </table:table-cell>
          <table:table-cell table:formula="of:=IF([.V193]&gt;[.V$177];[.V19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[.B194]&gt;[.B$177];[.B194];&quot;&quot;)">
            <text:p/>
          </table:table-cell>
          <table:table-cell table:formula="of:=IF([.C194]&gt;[.C$177];[.C194];&quot;&quot;)" office:value-type="float" office:value="1065.65" calcext:value-type="float">
            <text:p>1065,65</text:p>
          </table:table-cell>
          <table:table-cell table:formula="of:=IF([.D194]&gt;[.D$177];[.D194];&quot;&quot;)" office:value-type="float" office:value="47302.325" calcext:value-type="float">
            <text:p>47302,325</text:p>
          </table:table-cell>
          <table:table-cell table:formula="of:=IF([.E194]&gt;[.E$177];[.E194];&quot;&quot;)" office:value-type="float" office:value="4195031.175" calcext:value-type="float">
            <text:p>4195031,175</text:p>
          </table:table-cell>
          <table:table-cell table:formula="of:=IF([.F194]&gt;[.F$177];[.F194];&quot;&quot;)">
            <text:p/>
          </table:table-cell>
          <table:table-cell table:formula="of:=IF([.G194]&gt;[.G$177];[.G194];&quot;&quot;)">
            <text:p/>
          </table:table-cell>
          <table:table-cell table:formula="of:=IF([.H194]&gt;[.H$177];[.H194];&quot;&quot;)">
            <text:p/>
          </table:table-cell>
          <table:table-cell table:formula="of:=IF([.I194]&gt;[.I$177];[.I194];&quot;&quot;)" office:value-type="float" office:value="132113.175" calcext:value-type="float">
            <text:p>132113,175</text:p>
          </table:table-cell>
          <table:table-cell table:formula="of:=IF([.J194]&gt;[.J$177];[.J194];&quot;&quot;)">
            <text:p/>
          </table:table-cell>
          <table:table-cell table:formula="of:=IF([.K194]&gt;[.K$177];[.K194];&quot;&quot;)">
            <text:p/>
          </table:table-cell>
          <table:table-cell table:formula="of:=IF([.L194]&gt;[.L$177];[.L194];&quot;&quot;)">
            <text:p/>
          </table:table-cell>
          <table:table-cell table:formula="of:=IF([.M194]&gt;[.M$177];[.M194];&quot;&quot;)" office:value-type="float" office:value="428.6625" calcext:value-type="float">
            <text:p>428,6625</text:p>
          </table:table-cell>
          <table:table-cell table:formula="of:=IF([.N194]&gt;[.N$177];[.N194];&quot;&quot;)" office:value-type="float" office:value="2314804.525" calcext:value-type="float">
            <text:p>2314804,525</text:p>
          </table:table-cell>
          <table:table-cell table:formula="of:=IF([.O194]&gt;[.O$177];[.O194];&quot;&quot;)" office:value-type="float" office:value="78.8" calcext:value-type="float">
            <text:p>78,8</text:p>
          </table:table-cell>
          <table:table-cell table:formula="of:=IF([.P194]&gt;[.P$177];[.P194];&quot;&quot;)">
            <text:p/>
          </table:table-cell>
          <table:table-cell table:formula="of:=IF([.Q194]&gt;[.Q$177];[.Q194];&quot;&quot;)">
            <text:p/>
          </table:table-cell>
          <table:table-cell table:formula="of:=IF([.R194]&gt;[.R$177];[.R194];&quot;&quot;)">
            <text:p/>
          </table:table-cell>
          <table:table-cell table:formula="of:=IF([.S194]&gt;[.S$177];[.S194];&quot;&quot;)" office:value-type="float" office:value="42982.2375" calcext:value-type="float">
            <text:p>42982,2375</text:p>
          </table:table-cell>
          <table:table-cell table:formula="of:=IF([.T194]&gt;[.T$177];[.T194];&quot;&quot;)">
            <text:p/>
          </table:table-cell>
          <table:table-cell table:formula="of:=IF([.U194]&gt;[.U$177];[.U194];&quot;&quot;)">
            <text:p/>
          </table:table-cell>
          <table:table-cell table:formula="of:=IF([.V194]&gt;[.V$177];[.V19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[.B195]&gt;[.B$177];[.B195];&quot;&quot;)">
            <text:p/>
          </table:table-cell>
          <table:table-cell table:formula="of:=IF([.C195]&gt;[.C$177];[.C195];&quot;&quot;)" office:value-type="float" office:value="844.65" calcext:value-type="float">
            <text:p>844,65</text:p>
          </table:table-cell>
          <table:table-cell table:formula="of:=IF([.D195]&gt;[.D$177];[.D195];&quot;&quot;)" office:value-type="float" office:value="47293.525" calcext:value-type="float">
            <text:p>47293,525</text:p>
          </table:table-cell>
          <table:table-cell table:formula="of:=IF([.E195]&gt;[.E$177];[.E195];&quot;&quot;)" office:value-type="float" office:value="4536362.275" calcext:value-type="float">
            <text:p>4536362,275</text:p>
          </table:table-cell>
          <table:table-cell table:formula="of:=IF([.F195]&gt;[.F$177];[.F195];&quot;&quot;)">
            <text:p/>
          </table:table-cell>
          <table:table-cell table:formula="of:=IF([.G195]&gt;[.G$177];[.G195];&quot;&quot;)">
            <text:p/>
          </table:table-cell>
          <table:table-cell table:formula="of:=IF([.H195]&gt;[.H$177];[.H195];&quot;&quot;)">
            <text:p/>
          </table:table-cell>
          <table:table-cell table:formula="of:=IF([.I195]&gt;[.I$177];[.I195];&quot;&quot;)" office:value-type="float" office:value="132113.175" calcext:value-type="float">
            <text:p>132113,175</text:p>
          </table:table-cell>
          <table:table-cell table:formula="of:=IF([.J195]&gt;[.J$177];[.J195];&quot;&quot;)">
            <text:p/>
          </table:table-cell>
          <table:table-cell table:formula="of:=IF([.K195]&gt;[.K$177];[.K195];&quot;&quot;)">
            <text:p/>
          </table:table-cell>
          <table:table-cell table:formula="of:=IF([.L195]&gt;[.L$177];[.L195];&quot;&quot;)">
            <text:p/>
          </table:table-cell>
          <table:table-cell table:formula="of:=IF([.M195]&gt;[.M$177];[.M195];&quot;&quot;)" office:value-type="float" office:value="849.8625" calcext:value-type="float">
            <text:p>849,8625</text:p>
          </table:table-cell>
          <table:table-cell table:formula="of:=IF([.N195]&gt;[.N$177];[.N195];&quot;&quot;)" office:value-type="float" office:value="2066467.025" calcext:value-type="float">
            <text:p>2066467,025</text:p>
          </table:table-cell>
          <table:table-cell table:formula="of:=IF([.O195]&gt;[.O$177];[.O195];&quot;&quot;)" office:value-type="float" office:value="103.8" calcext:value-type="float">
            <text:p>103,8</text:p>
          </table:table-cell>
          <table:table-cell table:formula="of:=IF([.P195]&gt;[.P$177];[.P195];&quot;&quot;)">
            <text:p/>
          </table:table-cell>
          <table:table-cell table:formula="of:=IF([.Q195]&gt;[.Q$177];[.Q195];&quot;&quot;)">
            <text:p/>
          </table:table-cell>
          <table:table-cell table:formula="of:=IF([.R195]&gt;[.R$177];[.R195];&quot;&quot;)">
            <text:p/>
          </table:table-cell>
          <table:table-cell table:formula="of:=IF([.S195]&gt;[.S$177];[.S195];&quot;&quot;)" office:value-type="float" office:value="42982.2375" calcext:value-type="float">
            <text:p>42982,2375</text:p>
          </table:table-cell>
          <table:table-cell table:formula="of:=IF([.T195]&gt;[.T$177];[.T195];&quot;&quot;)">
            <text:p/>
          </table:table-cell>
          <table:table-cell table:formula="of:=IF([.U195]&gt;[.U$177];[.U195];&quot;&quot;)">
            <text:p/>
          </table:table-cell>
          <table:table-cell table:formula="of:=IF([.V195]&gt;[.V$177];[.V19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[.B196]&gt;[.B$177];[.B196];&quot;&quot;)">
            <text:p/>
          </table:table-cell>
          <table:table-cell table:formula="of:=IF([.C196]&gt;[.C$177];[.C196];&quot;&quot;)" office:value-type="float" office:value="824.85" calcext:value-type="float">
            <text:p>824,85</text:p>
          </table:table-cell>
          <table:table-cell table:formula="of:=IF([.D196]&gt;[.D$177];[.D196];&quot;&quot;)" office:value-type="float" office:value="40276.025" calcext:value-type="float">
            <text:p>40276,025</text:p>
          </table:table-cell>
          <table:table-cell table:formula="of:=IF([.E196]&gt;[.E$177];[.E196];&quot;&quot;)" office:value-type="float" office:value="4022611.375" calcext:value-type="float">
            <text:p>4022611,375</text:p>
          </table:table-cell>
          <table:table-cell table:formula="of:=IF([.F196]&gt;[.F$177];[.F196];&quot;&quot;)">
            <text:p/>
          </table:table-cell>
          <table:table-cell table:formula="of:=IF([.G196]&gt;[.G$177];[.G196];&quot;&quot;)">
            <text:p/>
          </table:table-cell>
          <table:table-cell table:formula="of:=IF([.H196]&gt;[.H$177];[.H196];&quot;&quot;)">
            <text:p/>
          </table:table-cell>
          <table:table-cell table:formula="of:=IF([.I196]&gt;[.I$177];[.I196];&quot;&quot;)" office:value-type="float" office:value="118008.075" calcext:value-type="float">
            <text:p>118008,075</text:p>
          </table:table-cell>
          <table:table-cell table:formula="of:=IF([.J196]&gt;[.J$177];[.J196];&quot;&quot;)">
            <text:p/>
          </table:table-cell>
          <table:table-cell table:formula="of:=IF([.K196]&gt;[.K$177];[.K196];&quot;&quot;)">
            <text:p/>
          </table:table-cell>
          <table:table-cell table:formula="of:=IF([.L196]&gt;[.L$177];[.L196];&quot;&quot;)" office:value-type="float" office:value="470.925" calcext:value-type="float">
            <text:p>470,925</text:p>
          </table:table-cell>
          <table:table-cell table:formula="of:=IF([.M196]&gt;[.M$177];[.M196];&quot;&quot;)" office:value-type="float" office:value="348.6625" calcext:value-type="float">
            <text:p>348,6625</text:p>
          </table:table-cell>
          <table:table-cell table:formula="of:=IF([.N196]&gt;[.N$177];[.N196];&quot;&quot;)" office:value-type="float" office:value="1926962.725" calcext:value-type="float">
            <text:p>1926962,725</text:p>
          </table:table-cell>
          <table:table-cell table:formula="of:=IF([.O196]&gt;[.O$177];[.O196];&quot;&quot;)">
            <text:p/>
          </table:table-cell>
          <table:table-cell table:formula="of:=IF([.P196]&gt;[.P$177];[.P196];&quot;&quot;)">
            <text:p/>
          </table:table-cell>
          <table:table-cell table:formula="of:=IF([.Q196]&gt;[.Q$177];[.Q196];&quot;&quot;)">
            <text:p/>
          </table:table-cell>
          <table:table-cell table:formula="of:=IF([.R196]&gt;[.R$177];[.R196];&quot;&quot;)">
            <text:p/>
          </table:table-cell>
          <table:table-cell table:formula="of:=IF([.S196]&gt;[.S$177];[.S196];&quot;&quot;)" office:value-type="float" office:value="49999.7375" calcext:value-type="float">
            <text:p>49999,7375</text:p>
          </table:table-cell>
          <table:table-cell table:formula="of:=IF([.T196]&gt;[.T$177];[.T196];&quot;&quot;)">
            <text:p/>
          </table:table-cell>
          <table:table-cell table:formula="of:=IF([.U196]&gt;[.U$177];[.U196];&quot;&quot;)">
            <text:p/>
          </table:table-cell>
          <table:table-cell table:formula="of:=IF([.V196]&gt;[.V$177];[.V19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[.B197]&gt;[.B$177];[.B197];&quot;&quot;)">
            <text:p/>
          </table:table-cell>
          <table:table-cell table:formula="of:=IF([.C197]&gt;[.C$177];[.C197];&quot;&quot;)" office:value-type="float" office:value="1145.65" calcext:value-type="float">
            <text:p>1145,65</text:p>
          </table:table-cell>
          <table:table-cell table:formula="of:=IF([.D197]&gt;[.D$177];[.D197];&quot;&quot;)" office:value-type="float" office:value="43784.825" calcext:value-type="float">
            <text:p>43784,825</text:p>
          </table:table-cell>
          <table:table-cell table:formula="of:=IF([.E197]&gt;[.E$177];[.E197];&quot;&quot;)" office:value-type="float" office:value="4441345.275" calcext:value-type="float">
            <text:p>4441345,275</text:p>
          </table:table-cell>
          <table:table-cell table:formula="of:=IF([.F197]&gt;[.F$177];[.F197];&quot;&quot;)">
            <text:p/>
          </table:table-cell>
          <table:table-cell table:formula="of:=IF([.G197]&gt;[.G$177];[.G197];&quot;&quot;)">
            <text:p/>
          </table:table-cell>
          <table:table-cell table:formula="of:=IF([.H197]&gt;[.H$177];[.H197];&quot;&quot;)">
            <text:p/>
          </table:table-cell>
          <table:table-cell table:formula="of:=IF([.I197]&gt;[.I$177];[.I197];&quot;&quot;)" office:value-type="float" office:value="128604.475" calcext:value-type="float">
            <text:p>128604,475</text:p>
          </table:table-cell>
          <table:table-cell table:formula="of:=IF([.J197]&gt;[.J$177];[.J197];&quot;&quot;)">
            <text:p/>
          </table:table-cell>
          <table:table-cell table:formula="of:=IF([.K197]&gt;[.K$177];[.K197];&quot;&quot;)">
            <text:p/>
          </table:table-cell>
          <table:table-cell table:formula="of:=IF([.L197]&gt;[.L$177];[.L197];&quot;&quot;)">
            <text:p/>
          </table:table-cell>
          <table:table-cell table:formula="of:=IF([.M197]&gt;[.M$177];[.M197];&quot;&quot;)" office:value-type="float" office:value="850.0625" calcext:value-type="float">
            <text:p>850,0625</text:p>
          </table:table-cell>
          <table:table-cell table:formula="of:=IF([.N197]&gt;[.N$177];[.N197];&quot;&quot;)" office:value-type="float" office:value="3168773.025" calcext:value-type="float">
            <text:p>3168773,025</text:p>
          </table:table-cell>
          <table:table-cell table:formula="of:=IF([.O197]&gt;[.O$177];[.O197];&quot;&quot;)" office:value-type="float" office:value="91.3" calcext:value-type="float">
            <text:p>91,3</text:p>
          </table:table-cell>
          <table:table-cell table:formula="of:=IF([.P197]&gt;[.P$177];[.P197];&quot;&quot;)">
            <text:p/>
          </table:table-cell>
          <table:table-cell table:formula="of:=IF([.Q197]&gt;[.Q$177];[.Q197];&quot;&quot;)">
            <text:p/>
          </table:table-cell>
          <table:table-cell table:formula="of:=IF([.R197]&gt;[.R$177];[.R197];&quot;&quot;)">
            <text:p/>
          </table:table-cell>
          <table:table-cell table:formula="of:=IF([.S197]&gt;[.S$177];[.S197];&quot;&quot;)" office:value-type="float" office:value="50034.7375" calcext:value-type="float">
            <text:p>50034,7375</text:p>
          </table:table-cell>
          <table:table-cell table:formula="of:=IF([.T197]&gt;[.T$177];[.T197];&quot;&quot;)">
            <text:p/>
          </table:table-cell>
          <table:table-cell table:formula="of:=IF([.U197]&gt;[.U$177];[.U197];&quot;&quot;)">
            <text:p/>
          </table:table-cell>
          <table:table-cell table:formula="of:=IF([.V197]&gt;[.V$177];[.V19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[.B198]&gt;[.B$177];[.B198];&quot;&quot;)">
            <text:p/>
          </table:table-cell>
          <table:table-cell table:formula="of:=IF([.C198]&gt;[.C$177];[.C198];&quot;&quot;)" office:value-type="float" office:value="724.65" calcext:value-type="float">
            <text:p>724,65</text:p>
          </table:table-cell>
          <table:table-cell table:formula="of:=IF([.D198]&gt;[.D$177];[.D198];&quot;&quot;)" office:value-type="float" office:value="40276.025" calcext:value-type="float">
            <text:p>40276,025</text:p>
          </table:table-cell>
          <table:table-cell table:formula="of:=IF([.E198]&gt;[.E$177];[.E198];&quot;&quot;)" office:value-type="float" office:value="3906471.575" calcext:value-type="float">
            <text:p>3906471,575</text:p>
          </table:table-cell>
          <table:table-cell table:formula="of:=IF([.F198]&gt;[.F$177];[.F198];&quot;&quot;)">
            <text:p/>
          </table:table-cell>
          <table:table-cell table:formula="of:=IF([.G198]&gt;[.G$177];[.G198];&quot;&quot;)">
            <text:p/>
          </table:table-cell>
          <table:table-cell table:formula="of:=IF([.H198]&gt;[.H$177];[.H198];&quot;&quot;)">
            <text:p/>
          </table:table-cell>
          <table:table-cell table:formula="of:=IF([.I198]&gt;[.I$177];[.I198];&quot;&quot;)" office:value-type="float" office:value="121516.775" calcext:value-type="float">
            <text:p>121516,775</text:p>
          </table:table-cell>
          <table:table-cell table:formula="of:=IF([.J198]&gt;[.J$177];[.J198];&quot;&quot;)">
            <text:p/>
          </table:table-cell>
          <table:table-cell table:formula="of:=IF([.K198]&gt;[.K$177];[.K198];&quot;&quot;)">
            <text:p/>
          </table:table-cell>
          <table:table-cell table:formula="of:=IF([.L198]&gt;[.L$177];[.L198];&quot;&quot;)">
            <text:p/>
          </table:table-cell>
          <table:table-cell table:formula="of:=IF([.M198]&gt;[.M$177];[.M198];&quot;&quot;)" office:value-type="float" office:value="549.0625" calcext:value-type="float">
            <text:p>549,0625</text:p>
          </table:table-cell>
          <table:table-cell table:formula="of:=IF([.N198]&gt;[.N$177];[.N198];&quot;&quot;)" office:value-type="float" office:value="1919425.325" calcext:value-type="float">
            <text:p>1919425,325</text:p>
          </table:table-cell>
          <table:table-cell table:formula="of:=IF([.O198]&gt;[.O$177];[.O198];&quot;&quot;)">
            <text:p/>
          </table:table-cell>
          <table:table-cell table:formula="of:=IF([.P198]&gt;[.P$177];[.P198];&quot;&quot;)">
            <text:p/>
          </table:table-cell>
          <table:table-cell table:formula="of:=IF([.Q198]&gt;[.Q$177];[.Q198];&quot;&quot;)">
            <text:p/>
          </table:table-cell>
          <table:table-cell table:formula="of:=IF([.R198]&gt;[.R$177];[.R198];&quot;&quot;)">
            <text:p/>
          </table:table-cell>
          <table:table-cell table:formula="of:=IF([.S198]&gt;[.S$177];[.S198];&quot;&quot;)" office:value-type="float" office:value="53578.6375" calcext:value-type="float">
            <text:p>53578,6375</text:p>
          </table:table-cell>
          <table:table-cell table:formula="of:=IF([.T198]&gt;[.T$177];[.T198];&quot;&quot;)">
            <text:p/>
          </table:table-cell>
          <table:table-cell table:formula="of:=IF([.U198]&gt;[.U$177];[.U198];&quot;&quot;)">
            <text:p/>
          </table:table-cell>
          <table:table-cell table:formula="of:=IF([.V198]&gt;[.V$177];[.V19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[.B199]&gt;[.B$177];[.B199];&quot;&quot;)">
            <text:p/>
          </table:table-cell>
          <table:table-cell table:formula="of:=IF([.C199]&gt;[.C$177];[.C199];&quot;&quot;)" office:value-type="float" office:value="664.25" calcext:value-type="float">
            <text:p>664,25</text:p>
          </table:table-cell>
          <table:table-cell table:formula="of:=IF([.D199]&gt;[.D$177];[.D199];&quot;&quot;)" office:value-type="float" office:value="43784.825" calcext:value-type="float">
            <text:p>43784,825</text:p>
          </table:table-cell>
          <table:table-cell table:formula="of:=IF([.E199]&gt;[.E$177];[.E199];&quot;&quot;)" office:value-type="float" office:value="4370924.975" calcext:value-type="float">
            <text:p>4370924,975</text:p>
          </table:table-cell>
          <table:table-cell table:formula="of:=IF([.F199]&gt;[.F$177];[.F199];&quot;&quot;)">
            <text:p/>
          </table:table-cell>
          <table:table-cell table:formula="of:=IF([.G199]&gt;[.G$177];[.G199];&quot;&quot;)">
            <text:p/>
          </table:table-cell>
          <table:table-cell table:formula="of:=IF([.H199]&gt;[.H$177];[.H199];&quot;&quot;)">
            <text:p/>
          </table:table-cell>
          <table:table-cell table:formula="of:=IF([.I199]&gt;[.I$177];[.I199];&quot;&quot;)" office:value-type="float" office:value="132078.175" calcext:value-type="float">
            <text:p>132078,175</text:p>
          </table:table-cell>
          <table:table-cell table:formula="of:=IF([.J199]&gt;[.J$177];[.J199];&quot;&quot;)">
            <text:p/>
          </table:table-cell>
          <table:table-cell table:formula="of:=IF([.K199]&gt;[.K$177];[.K199];&quot;&quot;)">
            <text:p/>
          </table:table-cell>
          <table:table-cell table:formula="of:=IF([.L199]&gt;[.L$177];[.L199];&quot;&quot;)">
            <text:p/>
          </table:table-cell>
          <table:table-cell table:formula="of:=IF([.M199]&gt;[.M$177];[.M199];&quot;&quot;)" office:value-type="float" office:value="589.2625" calcext:value-type="float">
            <text:p>589,2625</text:p>
          </table:table-cell>
          <table:table-cell table:formula="of:=IF([.N199]&gt;[.N$177];[.N199];&quot;&quot;)" office:value-type="float" office:value="2064174.125" calcext:value-type="float">
            <text:p>2064174,125</text:p>
          </table:table-cell>
          <table:table-cell table:formula="of:=IF([.O199]&gt;[.O$177];[.O199];&quot;&quot;)">
            <text:p/>
          </table:table-cell>
          <table:table-cell table:formula="of:=IF([.P199]&gt;[.P$177];[.P199];&quot;&quot;)">
            <text:p/>
          </table:table-cell>
          <table:table-cell table:formula="of:=IF([.Q199]&gt;[.Q$177];[.Q199];&quot;&quot;)">
            <text:p/>
          </table:table-cell>
          <table:table-cell table:formula="of:=IF([.R199]&gt;[.R$177];[.R199];&quot;&quot;)">
            <text:p/>
          </table:table-cell>
          <table:table-cell table:formula="of:=IF([.S199]&gt;[.S$177];[.S199];&quot;&quot;)" office:value-type="float" office:value="39473.4375" calcext:value-type="float">
            <text:p>39473,4375</text:p>
          </table:table-cell>
          <table:table-cell table:formula="of:=IF([.T199]&gt;[.T$177];[.T199];&quot;&quot;)">
            <text:p/>
          </table:table-cell>
          <table:table-cell table:formula="of:=IF([.U199]&gt;[.U$177];[.U199];&quot;&quot;)">
            <text:p/>
          </table:table-cell>
          <table:table-cell table:formula="of:=IF([.V199]&gt;[.V$177];[.V19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[.B200]&gt;[.B$177];[.B200];&quot;&quot;)">
            <text:p/>
          </table:table-cell>
          <table:table-cell table:formula="of:=IF([.C200]&gt;[.C$177];[.C200];&quot;&quot;)" office:value-type="float" office:value="503.85" calcext:value-type="float">
            <text:p>503,85</text:p>
          </table:table-cell>
          <table:table-cell table:formula="of:=IF([.D200]&gt;[.D$177];[.D200];&quot;&quot;)" office:value-type="float" office:value="40241.025" calcext:value-type="float">
            <text:p>40241,025</text:p>
          </table:table-cell>
          <table:table-cell table:formula="of:=IF([.E200]&gt;[.E$177];[.E200];&quot;&quot;)" office:value-type="float" office:value="4170399.675" calcext:value-type="float">
            <text:p>4170399,675</text:p>
          </table:table-cell>
          <table:table-cell table:formula="of:=IF([.F200]&gt;[.F$177];[.F200];&quot;&quot;)">
            <text:p/>
          </table:table-cell>
          <table:table-cell table:formula="of:=IF([.G200]&gt;[.G$177];[.G200];&quot;&quot;)">
            <text:p/>
          </table:table-cell>
          <table:table-cell table:formula="of:=IF([.H200]&gt;[.H$177];[.H200];&quot;&quot;)">
            <text:p/>
          </table:table-cell>
          <table:table-cell table:formula="of:=IF([.I200]&gt;[.I$177];[.I200];&quot;&quot;)" office:value-type="float" office:value="121551.875" calcext:value-type="float">
            <text:p>121551,875</text:p>
          </table:table-cell>
          <table:table-cell table:formula="of:=IF([.J200]&gt;[.J$177];[.J200];&quot;&quot;)">
            <text:p/>
          </table:table-cell>
          <table:table-cell table:formula="of:=IF([.K200]&gt;[.K$177];[.K200];&quot;&quot;)">
            <text:p/>
          </table:table-cell>
          <table:table-cell table:formula="of:=IF([.L200]&gt;[.L$177];[.L200];&quot;&quot;)">
            <text:p/>
          </table:table-cell>
          <table:table-cell table:formula="of:=IF([.M200]&gt;[.M$177];[.M200];&quot;&quot;)" office:value-type="float" office:value="609.2625" calcext:value-type="float">
            <text:p>609,2625</text:p>
          </table:table-cell>
          <table:table-cell table:formula="of:=IF([.N200]&gt;[.N$177];[.N200];&quot;&quot;)" office:value-type="float" office:value="1827246.125" calcext:value-type="float">
            <text:p>1827246,125</text:p>
          </table:table-cell>
          <table:table-cell table:formula="of:=IF([.O200]&gt;[.O$177];[.O200];&quot;&quot;)" office:value-type="float" office:value="141.3" calcext:value-type="float">
            <text:p>141,3</text:p>
          </table:table-cell>
          <table:table-cell table:formula="of:=IF([.P200]&gt;[.P$177];[.P200];&quot;&quot;)">
            <text:p/>
          </table:table-cell>
          <table:table-cell table:formula="of:=IF([.Q200]&gt;[.Q$177];[.Q200];&quot;&quot;)">
            <text:p/>
          </table:table-cell>
          <table:table-cell table:formula="of:=IF([.R200]&gt;[.R$177];[.R200];&quot;&quot;)">
            <text:p/>
          </table:table-cell>
          <table:table-cell table:formula="of:=IF([.S200]&gt;[.S$177];[.S200];&quot;&quot;)" office:value-type="float" office:value="42982.2375" calcext:value-type="float">
            <text:p>42982,2375</text:p>
          </table:table-cell>
          <table:table-cell table:formula="of:=IF([.T200]&gt;[.T$177];[.T200];&quot;&quot;)">
            <text:p/>
          </table:table-cell>
          <table:table-cell table:formula="of:=IF([.U200]&gt;[.U$177];[.U200];&quot;&quot;)">
            <text:p/>
          </table:table-cell>
          <table:table-cell table:formula="of:=IF([.V200]&gt;[.V$177];[.V20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[.B201]&gt;[.B$177];[.B201];&quot;&quot;)">
            <text:p/>
          </table:table-cell>
          <table:table-cell table:formula="of:=IF([.C201]&gt;[.C$177];[.C201];&quot;&quot;)" office:value-type="float" office:value="343.45" calcext:value-type="float">
            <text:p>343,45</text:p>
          </table:table-cell>
          <table:table-cell table:formula="of:=IF([.D201]&gt;[.D$177];[.D201];&quot;&quot;)" office:value-type="float" office:value="40276.025" calcext:value-type="float">
            <text:p>40276,025</text:p>
          </table:table-cell>
          <table:table-cell table:formula="of:=IF([.E201]&gt;[.E$177];[.E201];&quot;&quot;)" office:value-type="float" office:value="3392755.575" calcext:value-type="float">
            <text:p>3392755,575</text:p>
          </table:table-cell>
          <table:table-cell table:formula="of:=IF([.F201]&gt;[.F$177];[.F201];&quot;&quot;)">
            <text:p/>
          </table:table-cell>
          <table:table-cell table:formula="of:=IF([.G201]&gt;[.G$177];[.G201];&quot;&quot;)">
            <text:p/>
          </table:table-cell>
          <table:table-cell table:formula="of:=IF([.H201]&gt;[.H$177];[.H201];&quot;&quot;)">
            <text:p/>
          </table:table-cell>
          <table:table-cell table:formula="of:=IF([.I201]&gt;[.I$177];[.I201];&quot;&quot;)" office:value-type="float" office:value="114534.375" calcext:value-type="float">
            <text:p>114534,375</text:p>
          </table:table-cell>
          <table:table-cell table:formula="of:=IF([.J201]&gt;[.J$177];[.J201];&quot;&quot;)">
            <text:p/>
          </table:table-cell>
          <table:table-cell table:formula="of:=IF([.K201]&gt;[.K$177];[.K201];&quot;&quot;)">
            <text:p/>
          </table:table-cell>
          <table:table-cell table:formula="of:=IF([.L201]&gt;[.L$177];[.L201];&quot;&quot;)">
            <text:p/>
          </table:table-cell>
          <table:table-cell table:formula="of:=IF([.M201]&gt;[.M$177];[.M201];&quot;&quot;)" office:value-type="float" office:value="348.6625" calcext:value-type="float">
            <text:p>348,6625</text:p>
          </table:table-cell>
          <table:table-cell table:formula="of:=IF([.N201]&gt;[.N$177];[.N201];&quot;&quot;)" office:value-type="float" office:value="2085855.525" calcext:value-type="float">
            <text:p>2085855,525</text:p>
          </table:table-cell>
          <table:table-cell table:formula="of:=IF([.O201]&gt;[.O$177];[.O201];&quot;&quot;)">
            <text:p/>
          </table:table-cell>
          <table:table-cell table:formula="of:=IF([.P201]&gt;[.P$177];[.P201];&quot;&quot;)">
            <text:p/>
          </table:table-cell>
          <table:table-cell table:formula="of:=IF([.Q201]&gt;[.Q$177];[.Q201];&quot;&quot;)">
            <text:p/>
          </table:table-cell>
          <table:table-cell table:formula="of:=IF([.R201]&gt;[.R$177];[.R201];&quot;&quot;)">
            <text:p/>
          </table:table-cell>
          <table:table-cell table:formula="of:=IF([.S201]&gt;[.S$177];[.S201];&quot;&quot;)" office:value-type="float" office:value="35964.7375" calcext:value-type="float">
            <text:p>35964,7375</text:p>
          </table:table-cell>
          <table:table-cell table:formula="of:=IF([.T201]&gt;[.T$177];[.T201];&quot;&quot;)">
            <text:p/>
          </table:table-cell>
          <table:table-cell table:formula="of:=IF([.U201]&gt;[.U$177];[.U201];&quot;&quot;)">
            <text:p/>
          </table:table-cell>
          <table:table-cell table:formula="of:=IF([.V201]&gt;[.V$177];[.V20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[.B202]&gt;[.B$177];[.B202];&quot;&quot;)">
            <text:p/>
          </table:table-cell>
          <table:table-cell table:formula="of:=IF([.C202]&gt;[.C$177];[.C202];&quot;&quot;)" office:value-type="float" office:value="664.25" calcext:value-type="float">
            <text:p>664,25</text:p>
          </table:table-cell>
          <table:table-cell table:formula="of:=IF([.D202]&gt;[.D$177];[.D202];&quot;&quot;)" office:value-type="float" office:value="47258.525" calcext:value-type="float">
            <text:p>47258,525</text:p>
          </table:table-cell>
          <table:table-cell table:formula="of:=IF([.E202]&gt;[.E$177];[.E202];&quot;&quot;)" office:value-type="float" office:value="3301317.575" calcext:value-type="float">
            <text:p>3301317,575</text:p>
          </table:table-cell>
          <table:table-cell table:formula="of:=IF([.F202]&gt;[.F$177];[.F202];&quot;&quot;)">
            <text:p/>
          </table:table-cell>
          <table:table-cell table:formula="of:=IF([.G202]&gt;[.G$177];[.G202];&quot;&quot;)">
            <text:p/>
          </table:table-cell>
          <table:table-cell table:formula="of:=IF([.H202]&gt;[.H$177];[.H202];&quot;&quot;)">
            <text:p/>
          </table:table-cell>
          <table:table-cell table:formula="of:=IF([.I202]&gt;[.I$177];[.I202];&quot;&quot;)" office:value-type="float" office:value="118008.075" calcext:value-type="float">
            <text:p>118008,075</text:p>
          </table:table-cell>
          <table:table-cell table:formula="of:=IF([.J202]&gt;[.J$177];[.J202];&quot;&quot;)">
            <text:p/>
          </table:table-cell>
          <table:table-cell table:formula="of:=IF([.K202]&gt;[.K$177];[.K202];&quot;&quot;)">
            <text:p/>
          </table:table-cell>
          <table:table-cell table:formula="of:=IF([.L202]&gt;[.L$177];[.L202];&quot;&quot;)">
            <text:p/>
          </table:table-cell>
          <table:table-cell table:formula="of:=IF([.M202]&gt;[.M$177];[.M202];&quot;&quot;)" office:value-type="float" office:value="488.8625" calcext:value-type="float">
            <text:p>488,8625</text:p>
          </table:table-cell>
          <table:table-cell table:formula="of:=IF([.N202]&gt;[.N$177];[.N202];&quot;&quot;)" office:value-type="float" office:value="1545953.325" calcext:value-type="float">
            <text:p>1545953,325</text:p>
          </table:table-cell>
          <table:table-cell table:formula="of:=IF([.O202]&gt;[.O$177];[.O202];&quot;&quot;)">
            <text:p/>
          </table:table-cell>
          <table:table-cell table:formula="of:=IF([.P202]&gt;[.P$177];[.P202];&quot;&quot;)">
            <text:p/>
          </table:table-cell>
          <table:table-cell table:formula="of:=IF([.Q202]&gt;[.Q$177];[.Q202];&quot;&quot;)">
            <text:p/>
          </table:table-cell>
          <table:table-cell table:formula="of:=IF([.R202]&gt;[.R$177];[.R202];&quot;&quot;)">
            <text:p/>
          </table:table-cell>
          <table:table-cell table:formula="of:=IF([.S202]&gt;[.S$177];[.S202];&quot;&quot;)" office:value-type="float" office:value="28947.2375" calcext:value-type="float">
            <text:p>28947,2375</text:p>
          </table:table-cell>
          <table:table-cell table:formula="of:=IF([.T202]&gt;[.T$177];[.T202];&quot;&quot;)">
            <text:p/>
          </table:table-cell>
          <table:table-cell table:formula="of:=IF([.U202]&gt;[.U$177];[.U202];&quot;&quot;)">
            <text:p/>
          </table:table-cell>
          <table:table-cell table:formula="of:=IF([.V202]&gt;[.V$177];[.V20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[.B203]&gt;[.B$177];[.B203];&quot;&quot;)">
            <text:p/>
          </table:table-cell>
          <table:table-cell table:formula="of:=IF([.C203]&gt;[.C$177];[.C203];&quot;&quot;)" office:value-type="float" office:value="739.35" calcext:value-type="float">
            <text:p>739,35</text:p>
          </table:table-cell>
          <table:table-cell table:formula="of:=IF([.D203]&gt;[.D$177];[.D203];&quot;&quot;)" office:value-type="float" office:value="40276.025" calcext:value-type="float">
            <text:p>40276,025</text:p>
          </table:table-cell>
          <table:table-cell table:formula="of:=IF([.E203]&gt;[.E$177];[.E203];&quot;&quot;)" office:value-type="float" office:value="3255493.575" calcext:value-type="float">
            <text:p>3255493,575</text:p>
          </table:table-cell>
          <table:table-cell table:formula="of:=IF([.F203]&gt;[.F$177];[.F203];&quot;&quot;)">
            <text:p/>
          </table:table-cell>
          <table:table-cell table:formula="of:=IF([.G203]&gt;[.G$177];[.G203];&quot;&quot;)">
            <text:p/>
          </table:table-cell>
          <table:table-cell table:formula="of:=IF([.H203]&gt;[.H$177];[.H203];&quot;&quot;)">
            <text:p/>
          </table:table-cell>
          <table:table-cell table:formula="of:=IF([.I203]&gt;[.I$177];[.I203];&quot;&quot;)" office:value-type="float" office:value="114499.275" calcext:value-type="float">
            <text:p>114499,275</text:p>
          </table:table-cell>
          <table:table-cell table:formula="of:=IF([.J203]&gt;[.J$177];[.J203];&quot;&quot;)">
            <text:p/>
          </table:table-cell>
          <table:table-cell table:formula="of:=IF([.K203]&gt;[.K$177];[.K203];&quot;&quot;)">
            <text:p/>
          </table:table-cell>
          <table:table-cell table:formula="of:=IF([.L203]&gt;[.L$177];[.L203];&quot;&quot;)">
            <text:p/>
          </table:table-cell>
          <table:table-cell table:formula="of:=IF([.M203]&gt;[.M$177];[.M203];&quot;&quot;)">
            <text:p/>
          </table:table-cell>
          <table:table-cell table:formula="of:=IF([.N203]&gt;[.N$177];[.N203];&quot;&quot;)" office:value-type="float" office:value="1521870.125" calcext:value-type="float">
            <text:p>1521870,125</text:p>
          </table:table-cell>
          <table:table-cell table:formula="of:=IF([.O203]&gt;[.O$177];[.O203];&quot;&quot;)">
            <text:p/>
          </table:table-cell>
          <table:table-cell table:formula="of:=IF([.P203]&gt;[.P$177];[.P203];&quot;&quot;)">
            <text:p/>
          </table:table-cell>
          <table:table-cell table:formula="of:=IF([.Q203]&gt;[.Q$177];[.Q203];&quot;&quot;)">
            <text:p/>
          </table:table-cell>
          <table:table-cell table:formula="of:=IF([.R203]&gt;[.R$177];[.R203];&quot;&quot;)">
            <text:p/>
          </table:table-cell>
          <table:table-cell table:formula="of:=IF([.S203]&gt;[.S$177];[.S203];&quot;&quot;)" office:value-type="float" office:value="32455.9375" calcext:value-type="float">
            <text:p>32455,9375</text:p>
          </table:table-cell>
          <table:table-cell table:formula="of:=IF([.T203]&gt;[.T$177];[.T203];&quot;&quot;)">
            <text:p/>
          </table:table-cell>
          <table:table-cell table:formula="of:=IF([.U203]&gt;[.U$177];[.U203];&quot;&quot;)">
            <text:p/>
          </table:table-cell>
          <table:table-cell table:formula="of:=IF([.V203]&gt;[.V$177];[.V20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[.B204]&gt;[.B$177];[.B204];&quot;&quot;)">
            <text:p/>
          </table:table-cell>
          <table:table-cell table:formula="of:=IF([.C204]&gt;[.C$177];[.C204];&quot;&quot;)" office:value-type="float" office:value="383.65" calcext:value-type="float">
            <text:p>383,65</text:p>
          </table:table-cell>
          <table:table-cell table:formula="of:=IF([.D204]&gt;[.D$177];[.D204];&quot;&quot;)" office:value-type="float" office:value="40241.025" calcext:value-type="float">
            <text:p>40241,025</text:p>
          </table:table-cell>
          <table:table-cell table:formula="of:=IF([.E204]&gt;[.E$177];[.E204];&quot;&quot;)" office:value-type="float" office:value="2847460.475" calcext:value-type="float">
            <text:p>2847460,475</text:p>
          </table:table-cell>
          <table:table-cell table:formula="of:=IF([.F204]&gt;[.F$177];[.F204];&quot;&quot;)">
            <text:p/>
          </table:table-cell>
          <table:table-cell table:formula="of:=IF([.G204]&gt;[.G$177];[.G204];&quot;&quot;)">
            <text:p/>
          </table:table-cell>
          <table:table-cell table:formula="of:=IF([.H204]&gt;[.H$177];[.H204];&quot;&quot;)">
            <text:p/>
          </table:table-cell>
          <table:table-cell table:formula="of:=IF([.I204]&gt;[.I$177];[.I204];&quot;&quot;)" office:value-type="float" office:value="114499.275" calcext:value-type="float">
            <text:p>114499,275</text:p>
          </table:table-cell>
          <table:table-cell table:formula="of:=IF([.J204]&gt;[.J$177];[.J204];&quot;&quot;)">
            <text:p/>
          </table:table-cell>
          <table:table-cell table:formula="of:=IF([.K204]&gt;[.K$177];[.K204];&quot;&quot;)">
            <text:p/>
          </table:table-cell>
          <table:table-cell table:formula="of:=IF([.L204]&gt;[.L$177];[.L204];&quot;&quot;)">
            <text:p/>
          </table:table-cell>
          <table:table-cell table:formula="of:=IF([.M204]&gt;[.M$177];[.M204];&quot;&quot;)" office:value-type="float" office:value="488.8625" calcext:value-type="float">
            <text:p>488,8625</text:p>
          </table:table-cell>
          <table:table-cell table:formula="of:=IF([.N204]&gt;[.N$177];[.N204];&quot;&quot;)" office:value-type="float" office:value="1395921.325" calcext:value-type="float">
            <text:p>1395921,325</text:p>
          </table:table-cell>
          <table:table-cell table:formula="of:=IF([.O204]&gt;[.O$177];[.O204];&quot;&quot;)">
            <text:p/>
          </table:table-cell>
          <table:table-cell table:formula="of:=IF([.P204]&gt;[.P$177];[.P204];&quot;&quot;)">
            <text:p/>
          </table:table-cell>
          <table:table-cell table:formula="of:=IF([.Q204]&gt;[.Q$177];[.Q204];&quot;&quot;)">
            <text:p/>
          </table:table-cell>
          <table:table-cell table:formula="of:=IF([.R204]&gt;[.R$177];[.R204];&quot;&quot;)">
            <text:p/>
          </table:table-cell>
          <table:table-cell table:formula="of:=IF([.S204]&gt;[.S$177];[.S204];&quot;&quot;)" office:value-type="float" office:value="25438.4375" calcext:value-type="float">
            <text:p>25438,4375</text:p>
          </table:table-cell>
          <table:table-cell table:formula="of:=IF([.T204]&gt;[.T$177];[.T204];&quot;&quot;)">
            <text:p/>
          </table:table-cell>
          <table:table-cell table:formula="of:=IF([.U204]&gt;[.U$177];[.U204];&quot;&quot;)">
            <text:p/>
          </table:table-cell>
          <table:table-cell table:formula="of:=IF([.V204]&gt;[.V$177];[.V20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[.B205]&gt;[.B$177];[.B205];&quot;&quot;)">
            <text:p/>
          </table:table-cell>
          <table:table-cell table:formula="of:=IF([.C205]&gt;[.C$177];[.C205];&quot;&quot;)" office:value-type="float" office:value="403.65" calcext:value-type="float">
            <text:p>403,65</text:p>
          </table:table-cell>
          <table:table-cell table:formula="of:=IF([.D205]&gt;[.D$177];[.D205];&quot;&quot;)" office:value-type="float" office:value="36732.225" calcext:value-type="float">
            <text:p>36732,225</text:p>
          </table:table-cell>
          <table:table-cell table:formula="of:=IF([.E205]&gt;[.E$177];[.E205];&quot;&quot;)" office:value-type="float" office:value="2706689.475" calcext:value-type="float">
            <text:p>2706689,475</text:p>
          </table:table-cell>
          <table:table-cell table:formula="of:=IF([.F205]&gt;[.F$177];[.F205];&quot;&quot;)">
            <text:p/>
          </table:table-cell>
          <table:table-cell table:formula="of:=IF([.G205]&gt;[.G$177];[.G205];&quot;&quot;)">
            <text:p/>
          </table:table-cell>
          <table:table-cell table:formula="of:=IF([.H205]&gt;[.H$177];[.H205];&quot;&quot;)">
            <text:p/>
          </table:table-cell>
          <table:table-cell table:formula="of:=IF([.I205]&gt;[.I$177];[.I205];&quot;&quot;)" office:value-type="float" office:value="110990.575" calcext:value-type="float">
            <text:p>110990,575</text:p>
          </table:table-cell>
          <table:table-cell table:formula="of:=IF([.J205]&gt;[.J$177];[.J205];&quot;&quot;)">
            <text:p/>
          </table:table-cell>
          <table:table-cell table:formula="of:=IF([.K205]&gt;[.K$177];[.K205];&quot;&quot;)">
            <text:p/>
          </table:table-cell>
          <table:table-cell table:formula="of:=IF([.L205]&gt;[.L$177];[.L205];&quot;&quot;)">
            <text:p/>
          </table:table-cell>
          <table:table-cell table:formula="of:=IF([.M205]&gt;[.M$177];[.M205];&quot;&quot;)" office:value-type="float" office:value="449.0625" calcext:value-type="float">
            <text:p>449,0625</text:p>
          </table:table-cell>
          <table:table-cell table:formula="of:=IF([.N205]&gt;[.N$177];[.N205];&quot;&quot;)" office:value-type="float" office:value="1340961.325" calcext:value-type="float">
            <text:p>1340961,325</text:p>
          </table:table-cell>
          <table:table-cell table:formula="of:=IF([.O205]&gt;[.O$177];[.O205];&quot;&quot;)">
            <text:p/>
          </table:table-cell>
          <table:table-cell table:formula="of:=IF([.P205]&gt;[.P$177];[.P205];&quot;&quot;)">
            <text:p/>
          </table:table-cell>
          <table:table-cell table:formula="of:=IF([.Q205]&gt;[.Q$177];[.Q205];&quot;&quot;)">
            <text:p/>
          </table:table-cell>
          <table:table-cell table:formula="of:=IF([.R205]&gt;[.R$177];[.R205];&quot;&quot;)">
            <text:p/>
          </table:table-cell>
          <table:table-cell table:formula="of:=IF([.S205]&gt;[.S$177];[.S205];&quot;&quot;)" office:value-type="float" office:value="32491.0375" calcext:value-type="float">
            <text:p>32491,0375</text:p>
          </table:table-cell>
          <table:table-cell table:formula="of:=IF([.T205]&gt;[.T$177];[.T205];&quot;&quot;)">
            <text:p/>
          </table:table-cell>
          <table:table-cell table:formula="of:=IF([.U205]&gt;[.U$177];[.U205];&quot;&quot;)">
            <text:p/>
          </table:table-cell>
          <table:table-cell table:formula="of:=IF([.V205]&gt;[.V$177];[.V20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[.B206]&gt;[.B$177];[.B206];&quot;&quot;)">
            <text:p/>
          </table:table-cell>
          <table:table-cell table:formula="of:=IF([.C206]&gt;[.C$177];[.C206];&quot;&quot;)" office:value-type="float" office:value="423.65" calcext:value-type="float">
            <text:p>423,65</text:p>
          </table:table-cell>
          <table:table-cell table:formula="of:=IF([.D206]&gt;[.D$177];[.D206];&quot;&quot;)" office:value-type="float" office:value="36767.325" calcext:value-type="float">
            <text:p>36767,325</text:p>
          </table:table-cell>
          <table:table-cell table:formula="of:=IF([.E206]&gt;[.E$177];[.E206];&quot;&quot;)" office:value-type="float" office:value="2847390.375" calcext:value-type="float">
            <text:p>2847390,375</text:p>
          </table:table-cell>
          <table:table-cell table:formula="of:=IF([.F206]&gt;[.F$177];[.F206];&quot;&quot;)">
            <text:p/>
          </table:table-cell>
          <table:table-cell table:formula="of:=IF([.G206]&gt;[.G$177];[.G206];&quot;&quot;)">
            <text:p/>
          </table:table-cell>
          <table:table-cell table:formula="of:=IF([.H206]&gt;[.H$177];[.H206];&quot;&quot;)">
            <text:p/>
          </table:table-cell>
          <table:table-cell table:formula="of:=IF([.I206]&gt;[.I$177];[.I206];&quot;&quot;)" office:value-type="float" office:value="107481.775" calcext:value-type="float">
            <text:p>107481,775</text:p>
          </table:table-cell>
          <table:table-cell table:formula="of:=IF([.J206]&gt;[.J$177];[.J206];&quot;&quot;)">
            <text:p/>
          </table:table-cell>
          <table:table-cell table:formula="of:=IF([.K206]&gt;[.K$177];[.K206];&quot;&quot;)">
            <text:p/>
          </table:table-cell>
          <table:table-cell table:formula="of:=IF([.L206]&gt;[.L$177];[.L206];&quot;&quot;)">
            <text:p/>
          </table:table-cell>
          <table:table-cell table:formula="of:=IF([.M206]&gt;[.M$177];[.M206];&quot;&quot;)" office:value-type="float" office:value="428.8625" calcext:value-type="float">
            <text:p>428,8625</text:p>
          </table:table-cell>
          <table:table-cell table:formula="of:=IF([.N206]&gt;[.N$177];[.N206];&quot;&quot;)" office:value-type="float" office:value="1483160.725" calcext:value-type="float">
            <text:p>1483160,725</text:p>
          </table:table-cell>
          <table:table-cell table:formula="of:=IF([.O206]&gt;[.O$177];[.O206];&quot;&quot;)">
            <text:p/>
          </table:table-cell>
          <table:table-cell table:formula="of:=IF([.P206]&gt;[.P$177];[.P206];&quot;&quot;)">
            <text:p/>
          </table:table-cell>
          <table:table-cell table:formula="of:=IF([.Q206]&gt;[.Q$177];[.Q206];&quot;&quot;)">
            <text:p/>
          </table:table-cell>
          <table:table-cell table:formula="of:=IF([.R206]&gt;[.R$177];[.R206];&quot;&quot;)">
            <text:p/>
          </table:table-cell>
          <table:table-cell table:formula="of:=IF([.S206]&gt;[.S$177];[.S206];&quot;&quot;)" office:value-type="float" office:value="28947.2375" calcext:value-type="float">
            <text:p>28947,2375</text:p>
          </table:table-cell>
          <table:table-cell table:formula="of:=IF([.T206]&gt;[.T$177];[.T206];&quot;&quot;)">
            <text:p/>
          </table:table-cell>
          <table:table-cell table:formula="of:=IF([.U206]&gt;[.U$177];[.U206];&quot;&quot;)">
            <text:p/>
          </table:table-cell>
          <table:table-cell table:formula="of:=IF([.V206]&gt;[.V$177];[.V20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[.B207]&gt;[.B$177];[.B207];&quot;&quot;)">
            <text:p/>
          </table:table-cell>
          <table:table-cell table:formula="of:=IF([.C207]&gt;[.C$177];[.C207];&quot;&quot;)" office:value-type="float" office:value="644.25" calcext:value-type="float">
            <text:p>644,25</text:p>
          </table:table-cell>
          <table:table-cell table:formula="of:=IF([.D207]&gt;[.D$177];[.D207];&quot;&quot;)" office:value-type="float" office:value="43784.825" calcext:value-type="float">
            <text:p>43784,825</text:p>
          </table:table-cell>
          <table:table-cell table:formula="of:=IF([.E207]&gt;[.E$177];[.E207];&quot;&quot;)" office:value-type="float" office:value="3061985.675" calcext:value-type="float">
            <text:p>3061985,675</text:p>
          </table:table-cell>
          <table:table-cell table:formula="of:=IF([.F207]&gt;[.F$177];[.F207];&quot;&quot;)">
            <text:p/>
          </table:table-cell>
          <table:table-cell table:formula="of:=IF([.G207]&gt;[.G$177];[.G207];&quot;&quot;)">
            <text:p/>
          </table:table-cell>
          <table:table-cell table:formula="of:=IF([.H207]&gt;[.H$177];[.H207];&quot;&quot;)">
            <text:p/>
          </table:table-cell>
          <table:table-cell table:formula="of:=IF([.I207]&gt;[.I$177];[.I207];&quot;&quot;)" office:value-type="float" office:value="114534.375" calcext:value-type="float">
            <text:p>114534,375</text:p>
          </table:table-cell>
          <table:table-cell table:formula="of:=IF([.J207]&gt;[.J$177];[.J207];&quot;&quot;)">
            <text:p/>
          </table:table-cell>
          <table:table-cell table:formula="of:=IF([.K207]&gt;[.K$177];[.K207];&quot;&quot;)">
            <text:p/>
          </table:table-cell>
          <table:table-cell table:formula="of:=IF([.L207]&gt;[.L$177];[.L207];&quot;&quot;)">
            <text:p/>
          </table:table-cell>
          <table:table-cell table:formula="of:=IF([.M207]&gt;[.M$177];[.M207];&quot;&quot;)">
            <text:p/>
          </table:table-cell>
          <table:table-cell table:formula="of:=IF([.N207]&gt;[.N$177];[.N207];&quot;&quot;)" office:value-type="float" office:value="1622708.525" calcext:value-type="float">
            <text:p>1622708,525</text:p>
          </table:table-cell>
          <table:table-cell table:formula="of:=IF([.O207]&gt;[.O$177];[.O207];&quot;&quot;)">
            <text:p/>
          </table:table-cell>
          <table:table-cell table:formula="of:=IF([.P207]&gt;[.P$177];[.P207];&quot;&quot;)">
            <text:p/>
          </table:table-cell>
          <table:table-cell table:formula="of:=IF([.Q207]&gt;[.Q$177];[.Q207];&quot;&quot;)">
            <text:p/>
          </table:table-cell>
          <table:table-cell table:formula="of:=IF([.R207]&gt;[.R$177];[.R207];&quot;&quot;)">
            <text:p/>
          </table:table-cell>
          <table:table-cell table:formula="of:=IF([.S207]&gt;[.S$177];[.S207];&quot;&quot;)" office:value-type="float" office:value="39473.4375" calcext:value-type="float">
            <text:p>39473,4375</text:p>
          </table:table-cell>
          <table:table-cell table:formula="of:=IF([.T207]&gt;[.T$177];[.T207];&quot;&quot;)">
            <text:p/>
          </table:table-cell>
          <table:table-cell table:formula="of:=IF([.U207]&gt;[.U$177];[.U207];&quot;&quot;)">
            <text:p/>
          </table:table-cell>
          <table:table-cell table:formula="of:=IF([.V207]&gt;[.V$177];[.V20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[.B208]&gt;[.B$177];[.B208];&quot;&quot;)">
            <text:p/>
          </table:table-cell>
          <table:table-cell table:formula="of:=IF([.C208]&gt;[.C$177];[.C208];&quot;&quot;)" office:value-type="float" office:value="443.65" calcext:value-type="float">
            <text:p>443,65</text:p>
          </table:table-cell>
          <table:table-cell table:formula="of:=IF([.D208]&gt;[.D$177];[.D208];&quot;&quot;)" office:value-type="float" office:value="36767.325" calcext:value-type="float">
            <text:p>36767,325</text:p>
          </table:table-cell>
          <table:table-cell table:formula="of:=IF([.E208]&gt;[.E$177];[.E208];&quot;&quot;)" office:value-type="float" office:value="3009284.075" calcext:value-type="float">
            <text:p>3009284,075</text:p>
          </table:table-cell>
          <table:table-cell table:formula="of:=IF([.F208]&gt;[.F$177];[.F208];&quot;&quot;)">
            <text:p/>
          </table:table-cell>
          <table:table-cell table:formula="of:=IF([.G208]&gt;[.G$177];[.G208];&quot;&quot;)">
            <text:p/>
          </table:table-cell>
          <table:table-cell table:formula="of:=IF([.H208]&gt;[.H$177];[.H208];&quot;&quot;)">
            <text:p/>
          </table:table-cell>
          <table:table-cell table:formula="of:=IF([.I208]&gt;[.I$177];[.I208];&quot;&quot;)" office:value-type="float" office:value="107481.775" calcext:value-type="float">
            <text:p>107481,775</text:p>
          </table:table-cell>
          <table:table-cell table:formula="of:=IF([.J208]&gt;[.J$177];[.J208];&quot;&quot;)">
            <text:p/>
          </table:table-cell>
          <table:table-cell table:formula="of:=IF([.K208]&gt;[.K$177];[.K208];&quot;&quot;)">
            <text:p/>
          </table:table-cell>
          <table:table-cell table:formula="of:=IF([.L208]&gt;[.L$177];[.L208];&quot;&quot;)">
            <text:p/>
          </table:table-cell>
          <table:table-cell table:formula="of:=IF([.M208]&gt;[.M$177];[.M208];&quot;&quot;)">
            <text:p/>
          </table:table-cell>
          <table:table-cell table:formula="of:=IF([.N208]&gt;[.N$177];[.N208];&quot;&quot;)" office:value-type="float" office:value="1844914.425" calcext:value-type="float">
            <text:p>1844914,425</text:p>
          </table:table-cell>
          <table:table-cell table:formula="of:=IF([.O208]&gt;[.O$177];[.O208];&quot;&quot;)">
            <text:p/>
          </table:table-cell>
          <table:table-cell table:formula="of:=IF([.P208]&gt;[.P$177];[.P208];&quot;&quot;)">
            <text:p/>
          </table:table-cell>
          <table:table-cell table:formula="of:=IF([.Q208]&gt;[.Q$177];[.Q208];&quot;&quot;)">
            <text:p/>
          </table:table-cell>
          <table:table-cell table:formula="of:=IF([.R208]&gt;[.R$177];[.R208];&quot;&quot;)" office:value-type="float" office:value="170.3125" calcext:value-type="float">
            <text:p>170,3125</text:p>
          </table:table-cell>
          <table:table-cell table:formula="of:=IF([.S208]&gt;[.S$177];[.S208];&quot;&quot;)" office:value-type="float" office:value="28947.2375" calcext:value-type="float">
            <text:p>28947,2375</text:p>
          </table:table-cell>
          <table:table-cell table:formula="of:=IF([.T208]&gt;[.T$177];[.T208];&quot;&quot;)">
            <text:p/>
          </table:table-cell>
          <table:table-cell table:formula="of:=IF([.U208]&gt;[.U$177];[.U208];&quot;&quot;)">
            <text:p/>
          </table:table-cell>
          <table:table-cell table:formula="of:=IF([.V208]&gt;[.V$177];[.V20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[.B209]&gt;[.B$177];[.B209];&quot;&quot;)">
            <text:p/>
          </table:table-cell>
          <table:table-cell table:formula="of:=IF([.C209]&gt;[.C$177];[.C209];&quot;&quot;)" office:value-type="float" office:value="423.65" calcext:value-type="float">
            <text:p>423,65</text:p>
          </table:table-cell>
          <table:table-cell table:formula="of:=IF([.D209]&gt;[.D$177];[.D209];&quot;&quot;)" office:value-type="float" office:value="40276.025" calcext:value-type="float">
            <text:p>40276,025</text:p>
          </table:table-cell>
          <table:table-cell table:formula="of:=IF([.E209]&gt;[.E$177];[.E209];&quot;&quot;)" office:value-type="float" office:value="2594058.775" calcext:value-type="float">
            <text:p>2594058,775</text:p>
          </table:table-cell>
          <table:table-cell table:formula="of:=IF([.F209]&gt;[.F$177];[.F209];&quot;&quot;)">
            <text:p/>
          </table:table-cell>
          <table:table-cell table:formula="of:=IF([.G209]&gt;[.G$177];[.G209];&quot;&quot;)">
            <text:p/>
          </table:table-cell>
          <table:table-cell table:formula="of:=IF([.H209]&gt;[.H$177];[.H209];&quot;&quot;)">
            <text:p/>
          </table:table-cell>
          <table:table-cell table:formula="of:=IF([.I209]&gt;[.I$177];[.I209];&quot;&quot;)" office:value-type="float" office:value="111025.675" calcext:value-type="float">
            <text:p>111025,675</text:p>
          </table:table-cell>
          <table:table-cell table:formula="of:=IF([.J209]&gt;[.J$177];[.J209];&quot;&quot;)">
            <text:p/>
          </table:table-cell>
          <table:table-cell table:formula="of:=IF([.K209]&gt;[.K$177];[.K209];&quot;&quot;)">
            <text:p/>
          </table:table-cell>
          <table:table-cell table:formula="of:=IF([.L209]&gt;[.L$177];[.L209];&quot;&quot;)">
            <text:p/>
          </table:table-cell>
          <table:table-cell table:formula="of:=IF([.M209]&gt;[.M$177];[.M209];&quot;&quot;)" office:value-type="float" office:value="624.2625" calcext:value-type="float">
            <text:p>624,2625</text:p>
          </table:table-cell>
          <table:table-cell table:formula="of:=IF([.N209]&gt;[.N$177];[.N209];&quot;&quot;)" office:value-type="float" office:value="1810689.325" calcext:value-type="float">
            <text:p>1810689,325</text:p>
          </table:table-cell>
          <table:table-cell table:formula="of:=IF([.O209]&gt;[.O$177];[.O209];&quot;&quot;)">
            <text:p/>
          </table:table-cell>
          <table:table-cell table:formula="of:=IF([.P209]&gt;[.P$177];[.P209];&quot;&quot;)">
            <text:p/>
          </table:table-cell>
          <table:table-cell table:formula="of:=IF([.Q209]&gt;[.Q$177];[.Q209];&quot;&quot;)">
            <text:p/>
          </table:table-cell>
          <table:table-cell table:formula="of:=IF([.R209]&gt;[.R$177];[.R209];&quot;&quot;)">
            <text:p/>
          </table:table-cell>
          <table:table-cell table:formula="of:=IF([.S209]&gt;[.S$177];[.S209];&quot;&quot;)" office:value-type="float" office:value="35964.7375" calcext:value-type="float">
            <text:p>35964,7375</text:p>
          </table:table-cell>
          <table:table-cell table:formula="of:=IF([.T209]&gt;[.T$177];[.T209];&quot;&quot;)">
            <text:p/>
          </table:table-cell>
          <table:table-cell table:formula="of:=IF([.U209]&gt;[.U$177];[.U209];&quot;&quot;)">
            <text:p/>
          </table:table-cell>
          <table:table-cell table:formula="of:=IF([.V209]&gt;[.V$177];[.V20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[.B210]&gt;[.B$177];[.B210];&quot;&quot;)">
            <text:p/>
          </table:table-cell>
          <table:table-cell table:formula="of:=IF([.C210]&gt;[.C$177];[.C210];&quot;&quot;)" office:value-type="float" office:value="543.85" calcext:value-type="float">
            <text:p>543,85</text:p>
          </table:table-cell>
          <table:table-cell table:formula="of:=IF([.D210]&gt;[.D$177];[.D210];&quot;&quot;)" office:value-type="float" office:value="40241.025" calcext:value-type="float">
            <text:p>40241,025</text:p>
          </table:table-cell>
          <table:table-cell table:formula="of:=IF([.E210]&gt;[.E$177];[.E210];&quot;&quot;)" office:value-type="float" office:value="3230931.975" calcext:value-type="float">
            <text:p>3230931,975</text:p>
          </table:table-cell>
          <table:table-cell table:formula="of:=IF([.F210]&gt;[.F$177];[.F210];&quot;&quot;)">
            <text:p/>
          </table:table-cell>
          <table:table-cell table:formula="of:=IF([.G210]&gt;[.G$177];[.G210];&quot;&quot;)">
            <text:p/>
          </table:table-cell>
          <table:table-cell table:formula="of:=IF([.H210]&gt;[.H$177];[.H210];&quot;&quot;)">
            <text:p/>
          </table:table-cell>
          <table:table-cell table:formula="of:=IF([.I210]&gt;[.I$177];[.I210];&quot;&quot;)" office:value-type="float" office:value="118043.175" calcext:value-type="float">
            <text:p>118043,175</text:p>
          </table:table-cell>
          <table:table-cell table:formula="of:=IF([.J210]&gt;[.J$177];[.J210];&quot;&quot;)">
            <text:p/>
          </table:table-cell>
          <table:table-cell table:formula="of:=IF([.K210]&gt;[.K$177];[.K210];&quot;&quot;)">
            <text:p/>
          </table:table-cell>
          <table:table-cell table:formula="of:=IF([.L210]&gt;[.L$177];[.L210];&quot;&quot;)" office:value-type="float" office:value="646.225" calcext:value-type="float">
            <text:p>646,225</text:p>
          </table:table-cell>
          <table:table-cell table:formula="of:=IF([.M210]&gt;[.M$177];[.M210];&quot;&quot;)" office:value-type="float" office:value="448.6625" calcext:value-type="float">
            <text:p>448,6625</text:p>
          </table:table-cell>
          <table:table-cell table:formula="of:=IF([.N210]&gt;[.N$177];[.N210];&quot;&quot;)" office:value-type="float" office:value="2016632.925" calcext:value-type="float">
            <text:p>2016632,925</text:p>
          </table:table-cell>
          <table:table-cell table:formula="of:=IF([.O210]&gt;[.O$177];[.O210];&quot;&quot;)" office:value-type="float" office:value="78.8" calcext:value-type="float">
            <text:p>78,8</text:p>
          </table:table-cell>
          <table:table-cell table:formula="of:=IF([.P210]&gt;[.P$177];[.P210];&quot;&quot;)">
            <text:p/>
          </table:table-cell>
          <table:table-cell table:formula="of:=IF([.Q210]&gt;[.Q$177];[.Q210];&quot;&quot;)">
            <text:p/>
          </table:table-cell>
          <table:table-cell table:formula="of:=IF([.R210]&gt;[.R$177];[.R210];&quot;&quot;)">
            <text:p/>
          </table:table-cell>
          <table:table-cell table:formula="of:=IF([.S210]&gt;[.S$177];[.S210];&quot;&quot;)" office:value-type="float" office:value="32455.9375" calcext:value-type="float">
            <text:p>32455,9375</text:p>
          </table:table-cell>
          <table:table-cell table:formula="of:=IF([.T210]&gt;[.T$177];[.T210];&quot;&quot;)">
            <text:p/>
          </table:table-cell>
          <table:table-cell table:formula="of:=IF([.U210]&gt;[.U$177];[.U210];&quot;&quot;)">
            <text:p/>
          </table:table-cell>
          <table:table-cell table:formula="of:=IF([.V210]&gt;[.V$177];[.V21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[.B211]&gt;[.B$177];[.B211];&quot;&quot;)">
            <text:p/>
          </table:table-cell>
          <table:table-cell table:formula="of:=IF([.C211]&gt;[.C$177];[.C211];&quot;&quot;)" office:value-type="float" office:value="664.25" calcext:value-type="float">
            <text:p>664,25</text:p>
          </table:table-cell>
          <table:table-cell table:formula="of:=IF([.D211]&gt;[.D$177];[.D211];&quot;&quot;)" office:value-type="float" office:value="43784.825" calcext:value-type="float">
            <text:p>43784,825</text:p>
          </table:table-cell>
          <table:table-cell table:formula="of:=IF([.E211]&gt;[.E$177];[.E211];&quot;&quot;)" office:value-type="float" office:value="2931916.075" calcext:value-type="float">
            <text:p>2931916,075</text:p>
          </table:table-cell>
          <table:table-cell table:formula="of:=IF([.F211]&gt;[.F$177];[.F211];&quot;&quot;)">
            <text:p/>
          </table:table-cell>
          <table:table-cell table:formula="of:=IF([.G211]&gt;[.G$177];[.G211];&quot;&quot;)">
            <text:p/>
          </table:table-cell>
          <table:table-cell table:formula="of:=IF([.H211]&gt;[.H$177];[.H211];&quot;&quot;)">
            <text:p/>
          </table:table-cell>
          <table:table-cell table:formula="of:=IF([.I211]&gt;[.I$177];[.I211];&quot;&quot;)" office:value-type="float" office:value="107481.775" calcext:value-type="float">
            <text:p>107481,775</text:p>
          </table:table-cell>
          <table:table-cell table:formula="of:=IF([.J211]&gt;[.J$177];[.J211];&quot;&quot;)">
            <text:p/>
          </table:table-cell>
          <table:table-cell table:formula="of:=IF([.K211]&gt;[.K$177];[.K211];&quot;&quot;)">
            <text:p/>
          </table:table-cell>
          <table:table-cell table:formula="of:=IF([.L211]&gt;[.L$177];[.L211];&quot;&quot;)">
            <text:p/>
          </table:table-cell>
          <table:table-cell table:formula="of:=IF([.M211]&gt;[.M$177];[.M211];&quot;&quot;)">
            <text:p/>
          </table:table-cell>
          <table:table-cell table:formula="of:=IF([.N211]&gt;[.N$177];[.N211];&quot;&quot;)" office:value-type="float" office:value="1559009.025" calcext:value-type="float">
            <text:p>1559009,025</text:p>
          </table:table-cell>
          <table:table-cell table:formula="of:=IF([.O211]&gt;[.O$177];[.O211];&quot;&quot;)">
            <text:p/>
          </table:table-cell>
          <table:table-cell table:formula="of:=IF([.P211]&gt;[.P$177];[.P211];&quot;&quot;)">
            <text:p/>
          </table:table-cell>
          <table:table-cell table:formula="of:=IF([.Q211]&gt;[.Q$177];[.Q211];&quot;&quot;)">
            <text:p/>
          </table:table-cell>
          <table:table-cell table:formula="of:=IF([.R211]&gt;[.R$177];[.R211];&quot;&quot;)">
            <text:p/>
          </table:table-cell>
          <table:table-cell table:formula="of:=IF([.S211]&gt;[.S$177];[.S211];&quot;&quot;)" office:value-type="float" office:value="28947.2375" calcext:value-type="float">
            <text:p>28947,2375</text:p>
          </table:table-cell>
          <table:table-cell table:formula="of:=IF([.T211]&gt;[.T$177];[.T211];&quot;&quot;)">
            <text:p/>
          </table:table-cell>
          <table:table-cell table:formula="of:=IF([.U211]&gt;[.U$177];[.U211];&quot;&quot;)">
            <text:p/>
          </table:table-cell>
          <table:table-cell table:formula="of:=IF([.V211]&gt;[.V$177];[.V211];&quot;&quot;)" office:value-type="float" office:value="25" calcext:value-type="float">
            <text:p>25</text:p>
          </table:table-cell>
          <table:table-cell table:number-columns-repeated="1002"/>
        </table:table-row>
        <table:table-row table:style-name="ro2" table:number-rows-repeated="87">
          <table:table-cell table:number-columns-repeated="1024"/>
        </table:table-row>
        <table:table-row table:style-name="ro2">
          <table:table-cell office:value-type="string" calcext:value-type="string">
            <text:p>Nor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ERROR([.B302]/[.$E302];&quot;&quot; )">
            <text:p/>
          </table:table-cell>
          <table:table-cell table:formula="of:=IFERROR([.C302]/[.$E302];&quot;&quot; )" office:value-type="float" office:value="0.000220643566947803" calcext:value-type="float">
            <text:p>0,0002206436</text:p>
          </table:table-cell>
          <table:table-cell table:formula="of:=IFERROR([.D302]/[.$E302];&quot;&quot; )" office:value-type="float" office:value="0.0109464575373075" calcext:value-type="float">
            <text:p>0,0109464575</text:p>
          </table:table-cell>
          <table:table-cell table:formula="of:=IFERROR([.E302]/[.$E302];&quot;&quot; )" office:value-type="float" office:value="1" calcext:value-type="float">
            <text:p>1</text:p>
          </table:table-cell>
          <table:table-cell table:formula="of:=IFERROR([.F302]/[.$E302];&quot;&quot; )">
            <text:p/>
          </table:table-cell>
          <table:table-cell table:formula="of:=IFERROR([.G302]/[.$E302];&quot;&quot; )">
            <text:p/>
          </table:table-cell>
          <table:table-cell table:formula="of:=IFERROR([.H302]/[.$E302];&quot;&quot; )">
            <text:p/>
          </table:table-cell>
          <table:table-cell table:formula="of:=IFERROR([.I302]/[.$E302];&quot;&quot; )" office:value-type="float" office:value="0.0336884569076425" calcext:value-type="float">
            <text:p>0,0336884569</text:p>
          </table:table-cell>
          <table:table-cell table:formula="of:=IFERROR([.J302]/[.$E302];&quot;&quot; )">
            <text:p/>
          </table:table-cell>
          <table:table-cell table:formula="of:=IFERROR([.K302]/[.$E302];&quot;&quot; )">
            <text:p/>
          </table:table-cell>
          <table:table-cell table:formula="of:=IFERROR([.L302]/[.$E302];&quot;&quot; )" office:value-type="float" office:value="0.000120065248311085" calcext:value-type="float">
            <text:p>0,0001200652</text:p>
          </table:table-cell>
          <table:table-cell table:formula="of:=IFERROR([.M302]/[.$E302];&quot;&quot; )">
            <text:p/>
          </table:table-cell>
          <table:table-cell table:formula="of:=IFERROR([.N302]/[.$E302];&quot;&quot; )" office:value-type="float" office:value="0.518595080622804" calcext:value-type="float">
            <text:p>0,5185950806</text:p>
          </table:table-cell>
          <table:table-cell table:formula="of:=IFERROR([.O302]/[.$E302];&quot;&quot; )">
            <text:p/>
          </table:table-cell>
          <table:table-cell table:formula="of:=IFERROR([.P302]/[.$E302];&quot;&quot; )">
            <text:p/>
          </table:table-cell>
          <table:table-cell table:formula="of:=IFERROR([.Q302]/[.$E302];&quot;&quot; )">
            <text:p/>
          </table:table-cell>
          <table:table-cell table:formula="of:=IFERROR([.R302]/[.$E302];&quot;&quot; )">
            <text:p/>
          </table:table-cell>
          <table:table-cell table:formula="of:=IFERROR([.S302]/[.$E302];&quot;&quot; )" office:value-type="float" office:value="0.0118760943981817" calcext:value-type="float">
            <text:p>0,0118760944</text:p>
          </table:table-cell>
          <table:table-cell table:formula="of:=IFERROR([.T302]/[.$E302];&quot;&quot; )">
            <text:p/>
          </table:table-cell>
          <table:table-cell table:formula="of:=IFERROR([.U302]/[.$E302];&quot;&quot; )">
            <text:p/>
          </table:table-cell>
          <table:table-cell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ERROR([.B303]/[.$E303];&quot;&quot; )">
            <text:p/>
          </table:table-cell>
          <table:table-cell table:formula="of:=IFERROR([.C303]/[.$E303];&quot;&quot; )" office:value-type="float" office:value="0.00030987886836283" calcext:value-type="float">
            <text:p>0,0003098789</text:p>
          </table:table-cell>
          <table:table-cell table:formula="of:=IFERROR([.D303]/[.$E303];&quot;&quot; )" office:value-type="float" office:value="0.00913365951857224" calcext:value-type="float">
            <text:p>0,0091336595</text:p>
          </table:table-cell>
          <table:table-cell table:formula="of:=IFERROR([.E303]/[.$E303];&quot;&quot; )" office:value-type="float" office:value="1" calcext:value-type="float">
            <text:p>1</text:p>
          </table:table-cell>
          <table:table-cell table:formula="of:=IFERROR([.F303]/[.$E303];&quot;&quot; )">
            <text:p/>
          </table:table-cell>
          <table:table-cell table:formula="of:=IFERROR([.G303]/[.$E303];&quot;&quot; )">
            <text:p/>
          </table:table-cell>
          <table:table-cell table:formula="of:=IFERROR([.H303]/[.$E303];&quot;&quot; )">
            <text:p/>
          </table:table-cell>
          <table:table-cell table:formula="of:=IFERROR([.I303]/[.$E303];&quot;&quot; )" office:value-type="float" office:value="0.0299522378458251" calcext:value-type="float">
            <text:p>0,0299522378</text:p>
          </table:table-cell>
          <table:table-cell table:formula="of:=IFERROR([.J303]/[.$E303];&quot;&quot; )">
            <text:p/>
          </table:table-cell>
          <table:table-cell table:formula="of:=IFERROR([.K303]/[.$E303];&quot;&quot; )">
            <text:p/>
          </table:table-cell>
          <table:table-cell table:formula="of:=IFERROR([.L303]/[.$E303];&quot;&quot; )">
            <text:p/>
          </table:table-cell>
          <table:table-cell table:formula="of:=IFERROR([.M303]/[.$E303];&quot;&quot; )" office:value-type="float" office:value="0.000130183934918612" calcext:value-type="float">
            <text:p>0,0001301839</text:p>
          </table:table-cell>
          <table:table-cell table:formula="of:=IFERROR([.N303]/[.$E303];&quot;&quot; )" office:value-type="float" office:value="0.491994466129672" calcext:value-type="float">
            <text:p>0,4919944661</text:p>
          </table:table-cell>
          <table:table-cell table:formula="of:=IFERROR([.O303]/[.$E303];&quot;&quot; )">
            <text:p/>
          </table:table-cell>
          <table:table-cell table:formula="of:=IFERROR([.P303]/[.$E303];&quot;&quot; )">
            <text:p/>
          </table:table-cell>
          <table:table-cell table:formula="of:=IFERROR([.Q303]/[.$E303];&quot;&quot; )">
            <text:p/>
          </table:table-cell>
          <table:table-cell table:formula="of:=IFERROR([.R303]/[.$E303];&quot;&quot; )">
            <text:p/>
          </table:table-cell>
          <table:table-cell table:formula="of:=IFERROR([.S303]/[.$E303];&quot;&quot; )" office:value-type="float" office:value="0.00975530233568376" calcext:value-type="float">
            <text:p>0,0097553023</text:p>
          </table:table-cell>
          <table:table-cell table:formula="of:=IFERROR([.T303]/[.$E303];&quot;&quot; )">
            <text:p/>
          </table:table-cell>
          <table:table-cell table:formula="of:=IFERROR([.U303]/[.$E303];&quot;&quot; )">
            <text:p/>
          </table:table-cell>
          <table:table-cell table:formula="of:=IFERROR([.V303]/[.$E30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ERROR([.B304]/[.$E304];&quot;&quot; )">
            <text:p/>
          </table:table-cell>
          <table:table-cell table:formula="of:=IFERROR([.C304]/[.$E304];&quot;&quot; )" office:value-type="float" office:value="0.000232180218745507" calcext:value-type="float">
            <text:p>0,0002321802</text:p>
          </table:table-cell>
          <table:table-cell table:formula="of:=IFERROR([.D304]/[.$E304];&quot;&quot; )" office:value-type="float" office:value="0.0101148900514738" calcext:value-type="float">
            <text:p>0,0101148901</text:p>
          </table:table-cell>
          <table:table-cell table:formula="of:=IFERROR([.E304]/[.$E304];&quot;&quot; )" office:value-type="float" office:value="1" calcext:value-type="float">
            <text:p>1</text:p>
          </table:table-cell>
          <table:table-cell table:formula="of:=IFERROR([.F304]/[.$E304];&quot;&quot; )">
            <text:p/>
          </table:table-cell>
          <table:table-cell table:formula="of:=IFERROR([.G304]/[.$E304];&quot;&quot; )">
            <text:p/>
          </table:table-cell>
          <table:table-cell table:formula="of:=IFERROR([.H304]/[.$E304];&quot;&quot; )">
            <text:p/>
          </table:table-cell>
          <table:table-cell table:formula="of:=IFERROR([.I304]/[.$E304];&quot;&quot; )" office:value-type="float" office:value="0.0321491866886106" calcext:value-type="float">
            <text:p>0,0321491867</text:p>
          </table:table-cell>
          <table:table-cell table:formula="of:=IFERROR([.J304]/[.$E304];&quot;&quot; )">
            <text:p/>
          </table:table-cell>
          <table:table-cell table:formula="of:=IFERROR([.K304]/[.$E304];&quot;&quot; )">
            <text:p/>
          </table:table-cell>
          <table:table-cell table:formula="of:=IFERROR([.L304]/[.$E304];&quot;&quot; )">
            <text:p/>
          </table:table-cell>
          <table:table-cell table:formula="of:=IFERROR([.M304]/[.$E304];&quot;&quot; )">
            <text:p/>
          </table:table-cell>
          <table:table-cell table:formula="of:=IFERROR([.N304]/[.$E304];&quot;&quot; )" office:value-type="float" office:value="0.53572860670113" calcext:value-type="float">
            <text:p>0,5357286067</text:p>
          </table:table-cell>
          <table:table-cell table:formula="of:=IFERROR([.O304]/[.$E304];&quot;&quot; )">
            <text:p/>
          </table:table-cell>
          <table:table-cell table:formula="of:=IFERROR([.P304]/[.$E304];&quot;&quot; )">
            <text:p/>
          </table:table-cell>
          <table:table-cell table:formula="of:=IFERROR([.Q304]/[.$E304];&quot;&quot; )">
            <text:p/>
          </table:table-cell>
          <table:table-cell table:formula="of:=IFERROR([.R304]/[.$E304];&quot;&quot; )">
            <text:p/>
          </table:table-cell>
          <table:table-cell table:formula="of:=IFERROR([.S304]/[.$E304];&quot;&quot; )" office:value-type="float" office:value="0.0115587048381912" calcext:value-type="float">
            <text:p>0,0115587048</text:p>
          </table:table-cell>
          <table:table-cell table:formula="of:=IFERROR([.T304]/[.$E304];&quot;&quot; )">
            <text:p/>
          </table:table-cell>
          <table:table-cell table:formula="of:=IFERROR([.U304]/[.$E304];&quot;&quot; )">
            <text:p/>
          </table:table-cell>
          <table:table-cell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ERROR([.B305]/[.$E305];&quot;&quot; )">
            <text:p/>
          </table:table-cell>
          <table:table-cell table:formula="of:=IFERROR([.C305]/[.$E305];&quot;&quot; )" office:value-type="float" office:value="0.00023028365535351" calcext:value-type="float">
            <text:p>0,0002302837</text:p>
          </table:table-cell>
          <table:table-cell table:formula="of:=IFERROR([.D305]/[.$E305];&quot;&quot; )" office:value-type="float" office:value="0.0104251841483146" calcext:value-type="float">
            <text:p>0,0104251841</text:p>
          </table:table-cell>
          <table:table-cell table:formula="of:=IFERROR([.E305]/[.$E305];&quot;&quot; )" office:value-type="float" office:value="1" calcext:value-type="float">
            <text:p>1</text:p>
          </table:table-cell>
          <table:table-cell table:formula="of:=IFERROR([.F305]/[.$E305];&quot;&quot; )">
            <text:p/>
          </table:table-cell>
          <table:table-cell table:formula="of:=IFERROR([.G305]/[.$E305];&quot;&quot; )">
            <text:p/>
          </table:table-cell>
          <table:table-cell table:formula="of:=IFERROR([.H305]/[.$E305];&quot;&quot; )">
            <text:p/>
          </table:table-cell>
          <table:table-cell table:formula="of:=IFERROR([.I305]/[.$E305];&quot;&quot; )" office:value-type="float" office:value="0.0291008703040393" calcext:value-type="float">
            <text:p>0,0291008703</text:p>
          </table:table-cell>
          <table:table-cell table:formula="of:=IFERROR([.J305]/[.$E305];&quot;&quot; )">
            <text:p/>
          </table:table-cell>
          <table:table-cell table:formula="of:=IFERROR([.K305]/[.$E305];&quot;&quot; )">
            <text:p/>
          </table:table-cell>
          <table:table-cell table:formula="of:=IFERROR([.L305]/[.$E305];&quot;&quot; )">
            <text:p/>
          </table:table-cell>
          <table:table-cell table:formula="of:=IFERROR([.M305]/[.$E305];&quot;&quot; )" office:value-type="float" office:value="0.000129798194521735" calcext:value-type="float">
            <text:p>0,0001297982</text:p>
          </table:table-cell>
          <table:table-cell table:formula="of:=IFERROR([.N305]/[.$E305];&quot;&quot; )" office:value-type="float" office:value="0.510628795583937" calcext:value-type="float">
            <text:p>0,5106287956</text:p>
          </table:table-cell>
          <table:table-cell table:formula="of:=IFERROR([.O305]/[.$E305];&quot;&quot; )">
            <text:p/>
          </table:table-cell>
          <table:table-cell table:formula="of:=IFERROR([.P305]/[.$E305];&quot;&quot; )">
            <text:p/>
          </table:table-cell>
          <table:table-cell table:formula="of:=IFERROR([.Q305]/[.$E305];&quot;&quot; )">
            <text:p/>
          </table:table-cell>
          <table:table-cell table:formula="of:=IFERROR([.R305]/[.$E305];&quot;&quot; )">
            <text:p/>
          </table:table-cell>
          <table:table-cell table:formula="of:=IFERROR([.S305]/[.$E305];&quot;&quot; )" office:value-type="float" office:value="0.011021265719215" calcext:value-type="float">
            <text:p>0,0110212657</text:p>
          </table:table-cell>
          <table:table-cell table:formula="of:=IFERROR([.T305]/[.$E305];&quot;&quot; )">
            <text:p/>
          </table:table-cell>
          <table:table-cell table:formula="of:=IFERROR([.U305]/[.$E305];&quot;&quot; )">
            <text:p/>
          </table:table-cell>
          <table:table-cell table:formula="of:=IFERROR([.V305]/[.$E305];&quot;&quot; )" office:value-type="float" office:value="0.00000733506693124672" calcext:value-type="float">
            <text:p>7,33506693124672E-006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ERROR([.B306]/[.$E306];&quot;&quot; )">
            <text:p/>
          </table:table-cell>
          <table:table-cell table:formula="of:=IFERROR([.C306]/[.$E306];&quot;&quot; )" office:value-type="float" office:value="0.000224760240832411" calcext:value-type="float">
            <text:p>0,0002247602</text:p>
          </table:table-cell>
          <table:table-cell table:formula="of:=IFERROR([.D306]/[.$E306];&quot;&quot; )" office:value-type="float" office:value="0.0104194413078637" calcext:value-type="float">
            <text:p>0,0104194413</text:p>
          </table:table-cell>
          <table:table-cell table:formula="of:=IFERROR([.E306]/[.$E306];&quot;&quot; )" office:value-type="float" office:value="1" calcext:value-type="float">
            <text:p>1</text:p>
          </table:table-cell>
          <table:table-cell table:formula="of:=IFERROR([.F306]/[.$E306];&quot;&quot; )">
            <text:p/>
          </table:table-cell>
          <table:table-cell table:formula="of:=IFERROR([.G306]/[.$E306];&quot;&quot; )">
            <text:p/>
          </table:table-cell>
          <table:table-cell table:formula="of:=IFERROR([.H306]/[.$E306];&quot;&quot; )">
            <text:p/>
          </table:table-cell>
          <table:table-cell table:formula="of:=IFERROR([.I306]/[.$E306];&quot;&quot; )" office:value-type="float" office:value="0.0314053662223807" calcext:value-type="float">
            <text:p>0,0314053662</text:p>
          </table:table-cell>
          <table:table-cell table:formula="of:=IFERROR([.J306]/[.$E306];&quot;&quot; )">
            <text:p/>
          </table:table-cell>
          <table:table-cell table:formula="of:=IFERROR([.K306]/[.$E306];&quot;&quot; )">
            <text:p/>
          </table:table-cell>
          <table:table-cell table:formula="of:=IFERROR([.L306]/[.$E306];&quot;&quot; )">
            <text:p/>
          </table:table-cell>
          <table:table-cell table:formula="of:=IFERROR([.M306]/[.$E306];&quot;&quot; )" office:value-type="float" office:value="0.00011628860648728" calcext:value-type="float">
            <text:p>0,0001162886</text:p>
          </table:table-cell>
          <table:table-cell table:formula="of:=IFERROR([.N306]/[.$E306];&quot;&quot; )" office:value-type="float" office:value="0.538297632171371" calcext:value-type="float">
            <text:p>0,5382976322</text:p>
          </table:table-cell>
          <table:table-cell table:formula="of:=IFERROR([.O306]/[.$E306];&quot;&quot; )" office:value-type="float" office:value="0.0000293418817442153" calcext:value-type="float">
            <text:p>2,93418817442153E-005</text:p>
          </table:table-cell>
          <table:table-cell table:formula="of:=IFERROR([.P306]/[.$E306];&quot;&quot; )">
            <text:p/>
          </table:table-cell>
          <table:table-cell table:formula="of:=IFERROR([.Q306]/[.$E306];&quot;&quot; )">
            <text:p/>
          </table:table-cell>
          <table:table-cell table:formula="of:=IFERROR([.R306]/[.$E306];&quot;&quot; )">
            <text:p/>
          </table:table-cell>
          <table:table-cell table:formula="of:=IFERROR([.S306]/[.$E306];&quot;&quot; )" office:value-type="float" office:value="0.0110628970044727" calcext:value-type="float">
            <text:p>0,011062897</text:p>
          </table:table-cell>
          <table:table-cell table:formula="of:=IFERROR([.T306]/[.$E306];&quot;&quot; )">
            <text:p/>
          </table:table-cell>
          <table:table-cell table:formula="of:=IFERROR([.U306]/[.$E306];&quot;&quot; )">
            <text:p/>
          </table:table-cell>
          <table:table-cell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ERROR([.B307]/[.$E307];&quot;&quot; )">
            <text:p/>
          </table:table-cell>
          <table:table-cell table:formula="of:=IFERROR([.C307]/[.$E307];&quot;&quot; )" office:value-type="float" office:value="0.000173848048184782" calcext:value-type="float">
            <text:p>0,000173848</text:p>
          </table:table-cell>
          <table:table-cell table:formula="of:=IFERROR([.D307]/[.$E307];&quot;&quot; )" office:value-type="float" office:value="0.0105379010232395" calcext:value-type="float">
            <text:p>0,010537901</text:p>
          </table:table-cell>
          <table:table-cell table:formula="of:=IFERROR([.E307]/[.$E307];&quot;&quot; )" office:value-type="float" office:value="1" calcext:value-type="float">
            <text:p>1</text:p>
          </table:table-cell>
          <table:table-cell table:formula="of:=IFERROR([.F307]/[.$E307];&quot;&quot; )">
            <text:p/>
          </table:table-cell>
          <table:table-cell table:formula="of:=IFERROR([.G307]/[.$E307];&quot;&quot; )">
            <text:p/>
          </table:table-cell>
          <table:table-cell table:formula="of:=IFERROR([.H307]/[.$E307];&quot;&quot; )">
            <text:p/>
          </table:table-cell>
          <table:table-cell table:formula="of:=IFERROR([.I307]/[.$E307];&quot;&quot; )" office:value-type="float" office:value="0.0336391525323008" calcext:value-type="float">
            <text:p>0,0336391525</text:p>
          </table:table-cell>
          <table:table-cell table:formula="of:=IFERROR([.J307]/[.$E307];&quot;&quot; )">
            <text:p/>
          </table:table-cell>
          <table:table-cell table:formula="of:=IFERROR([.K307]/[.$E307];&quot;&quot; )">
            <text:p/>
          </table:table-cell>
          <table:table-cell table:formula="of:=IFERROR([.L307]/[.$E307];&quot;&quot; )">
            <text:p/>
          </table:table-cell>
          <table:table-cell table:formula="of:=IFERROR([.M307]/[.$E307];&quot;&quot; )" office:value-type="float" office:value="0.000117415132400516" calcext:value-type="float">
            <text:p>0,0001174151</text:p>
          </table:table-cell>
          <table:table-cell table:formula="of:=IFERROR([.N307]/[.$E307];&quot;&quot; )" office:value-type="float" office:value="0.496108804100663" calcext:value-type="float">
            <text:p>0,4961088041</text:p>
          </table:table-cell>
          <table:table-cell table:formula="of:=IFERROR([.O307]/[.$E307];&quot;&quot; )">
            <text:p/>
          </table:table-cell>
          <table:table-cell table:formula="of:=IFERROR([.P307]/[.$E307];&quot;&quot; )">
            <text:p/>
          </table:table-cell>
          <table:table-cell table:formula="of:=IFERROR([.Q307]/[.$E307];&quot;&quot; )">
            <text:p/>
          </table:table-cell>
          <table:table-cell table:formula="of:=IFERROR([.R307]/[.$E307];&quot;&quot; )">
            <text:p/>
          </table:table-cell>
          <table:table-cell table:formula="of:=IFERROR([.S307]/[.$E307];&quot;&quot; )" office:value-type="float" office:value="0.012163983358651" calcext:value-type="float">
            <text:p>0,0121639834</text:p>
          </table:table-cell>
          <table:table-cell table:formula="of:=IFERROR([.T307]/[.$E307];&quot;&quot; )">
            <text:p/>
          </table:table-cell>
          <table:table-cell table:formula="of:=IFERROR([.U307]/[.$E307];&quot;&quot; )">
            <text:p/>
          </table:table-cell>
          <table:table-cell table:formula="of:=IFERROR([.V307]/[.$E30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ERROR([.B308]/[.$E308];&quot;&quot; )">
            <text:p/>
          </table:table-cell>
          <table:table-cell table:formula="of:=IFERROR([.C308]/[.$E308];&quot;&quot; )" office:value-type="float" office:value="0.000182536407339865" calcext:value-type="float">
            <text:p>0,0001825364</text:p>
          </table:table-cell>
          <table:table-cell table:formula="of:=IFERROR([.D308]/[.$E308];&quot;&quot; )" office:value-type="float" office:value="0.0120321033519077" calcext:value-type="float">
            <text:p>0,0120321034</text:p>
          </table:table-cell>
          <table:table-cell table:formula="of:=IFERROR([.E308]/[.$E308];&quot;&quot; )" office:value-type="float" office:value="1" calcext:value-type="float">
            <text:p>1</text:p>
          </table:table-cell>
          <table:table-cell table:formula="of:=IFERROR([.F308]/[.$E308];&quot;&quot; )">
            <text:p/>
          </table:table-cell>
          <table:table-cell table:formula="of:=IFERROR([.G308]/[.$E308];&quot;&quot; )">
            <text:p/>
          </table:table-cell>
          <table:table-cell table:formula="of:=IFERROR([.H308]/[.$E308];&quot;&quot; )">
            <text:p/>
          </table:table-cell>
          <table:table-cell table:formula="of:=IFERROR([.I308]/[.$E308];&quot;&quot; )" office:value-type="float" office:value="0.0334025480887081" calcext:value-type="float">
            <text:p>0,0334025481</text:p>
          </table:table-cell>
          <table:table-cell table:formula="of:=IFERROR([.J308]/[.$E308];&quot;&quot; )">
            <text:p/>
          </table:table-cell>
          <table:table-cell table:formula="of:=IFERROR([.K308]/[.$E308];&quot;&quot; )">
            <text:p/>
          </table:table-cell>
          <table:table-cell table:formula="of:=IFERROR([.L308]/[.$E308];&quot;&quot; )">
            <text:p/>
          </table:table-cell>
          <table:table-cell table:formula="of:=IFERROR([.M308]/[.$E308];&quot;&quot; )">
            <text:p/>
          </table:table-cell>
          <table:table-cell table:formula="of:=IFERROR([.N308]/[.$E308];&quot;&quot; )" office:value-type="float" office:value="0.491613214654853" calcext:value-type="float">
            <text:p>0,4916132147</text:p>
          </table:table-cell>
          <table:table-cell table:formula="of:=IFERROR([.O308]/[.$E308];&quot;&quot; )">
            <text:p/>
          </table:table-cell>
          <table:table-cell table:formula="of:=IFERROR([.P308]/[.$E308];&quot;&quot; )">
            <text:p/>
          </table:table-cell>
          <table:table-cell table:formula="of:=IFERROR([.Q308]/[.$E308];&quot;&quot; )">
            <text:p/>
          </table:table-cell>
          <table:table-cell table:formula="of:=IFERROR([.R308]/[.$E308];&quot;&quot; )">
            <text:p/>
          </table:table-cell>
          <table:table-cell table:formula="of:=IFERROR([.S308]/[.$E308];&quot;&quot; )" office:value-type="float" office:value="0.0118211697206409" calcext:value-type="float">
            <text:p>0,0118211697</text:p>
          </table:table-cell>
          <table:table-cell table:formula="of:=IFERROR([.T308]/[.$E308];&quot;&quot; )">
            <text:p/>
          </table:table-cell>
          <table:table-cell table:formula="of:=IFERROR([.U308]/[.$E308];&quot;&quot; )">
            <text:p/>
          </table:table-cell>
          <table:table-cell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ERROR([.B309]/[.$E309];&quot;&quot; )">
            <text:p/>
          </table:table-cell>
          <table:table-cell table:formula="of:=IFERROR([.C309]/[.$E309];&quot;&quot; )" office:value-type="float" office:value="0.000274537535264581" calcext:value-type="float">
            <text:p>0,0002745375</text:p>
          </table:table-cell>
          <table:table-cell table:formula="of:=IFERROR([.D309]/[.$E309];&quot;&quot; )" office:value-type="float" office:value="0.0124633143796724" calcext:value-type="float">
            <text:p>0,0124633144</text:p>
          </table:table-cell>
          <table:table-cell table:formula="of:=IFERROR([.E309]/[.$E309];&quot;&quot; )" office:value-type="float" office:value="1" calcext:value-type="float">
            <text:p>1</text:p>
          </table:table-cell>
          <table:table-cell table:formula="of:=IFERROR([.F309]/[.$E309];&quot;&quot; )">
            <text:p/>
          </table:table-cell>
          <table:table-cell table:formula="of:=IFERROR([.G309]/[.$E309];&quot;&quot; )">
            <text:p/>
          </table:table-cell>
          <table:table-cell table:formula="of:=IFERROR([.H309]/[.$E309];&quot;&quot; )">
            <text:p/>
          </table:table-cell>
          <table:table-cell table:formula="of:=IFERROR([.I309]/[.$E309];&quot;&quot; )" office:value-type="float" office:value="0.0345719266193095" calcext:value-type="float">
            <text:p>0,0345719266</text:p>
          </table:table-cell>
          <table:table-cell table:formula="of:=IFERROR([.J309]/[.$E309];&quot;&quot; )">
            <text:p/>
          </table:table-cell>
          <table:table-cell table:formula="of:=IFERROR([.K309]/[.$E309];&quot;&quot; )">
            <text:p/>
          </table:table-cell>
          <table:table-cell table:formula="of:=IFERROR([.L309]/[.$E309];&quot;&quot; )" office:value-type="float" office:value="0.000121028318770744" calcext:value-type="float">
            <text:p>0,0001210283</text:p>
          </table:table-cell>
          <table:table-cell table:formula="of:=IFERROR([.M309]/[.$E309];&quot;&quot; )">
            <text:p/>
          </table:table-cell>
          <table:table-cell table:formula="of:=IFERROR([.N309]/[.$E309];&quot;&quot; )" office:value-type="float" office:value="0.525428671233992" calcext:value-type="float">
            <text:p>0,5254286712</text:p>
          </table:table-cell>
          <table:table-cell table:formula="of:=IFERROR([.O309]/[.$E309];&quot;&quot; )" office:value-type="float" office:value="0.0000330781821820987" calcext:value-type="float">
            <text:p>3,30781821820987E-005</text:p>
          </table:table-cell>
          <table:table-cell table:formula="of:=IFERROR([.P309]/[.$E309];&quot;&quot; )">
            <text:p/>
          </table:table-cell>
          <table:table-cell table:formula="of:=IFERROR([.Q309]/[.$E309];&quot;&quot; )">
            <text:p/>
          </table:table-cell>
          <table:table-cell table:formula="of:=IFERROR([.R309]/[.$E309];&quot;&quot; )">
            <text:p/>
          </table:table-cell>
          <table:table-cell table:formula="of:=IFERROR([.S309]/[.$E309];&quot;&quot; )" office:value-type="float" office:value="0.0112270813153799" calcext:value-type="float">
            <text:p>0,0112270813</text:p>
          </table:table-cell>
          <table:table-cell table:formula="of:=IFERROR([.T309]/[.$E309];&quot;&quot; )">
            <text:p/>
          </table:table-cell>
          <table:table-cell table:formula="of:=IFERROR([.U309]/[.$E309];&quot;&quot; )">
            <text:p/>
          </table:table-cell>
          <table:table-cell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ERROR([.B310]/[.$E310];&quot;&quot; )">
            <text:p/>
          </table:table-cell>
          <table:table-cell table:formula="of:=IFERROR([.C310]/[.$E310];&quot;&quot; )" office:value-type="float" office:value="0.000200936418382663" calcext:value-type="float">
            <text:p>0,0002009364</text:p>
          </table:table-cell>
          <table:table-cell table:formula="of:=IFERROR([.D310]/[.$E310];&quot;&quot; )" office:value-type="float" office:value="0.00966432676958776" calcext:value-type="float">
            <text:p>0,0096643268</text:p>
          </table:table-cell>
          <table:table-cell table:formula="of:=IFERROR([.E310]/[.$E310];&quot;&quot; )" office:value-type="float" office:value="1" calcext:value-type="float">
            <text:p>1</text:p>
          </table:table-cell>
          <table:table-cell table:formula="of:=IFERROR([.F310]/[.$E310];&quot;&quot; )">
            <text:p/>
          </table:table-cell>
          <table:table-cell table:formula="of:=IFERROR([.G310]/[.$E310];&quot;&quot; )">
            <text:p/>
          </table:table-cell>
          <table:table-cell table:formula="of:=IFERROR([.H310]/[.$E310];&quot;&quot; )">
            <text:p/>
          </table:table-cell>
          <table:table-cell table:formula="of:=IFERROR([.I310]/[.$E310];&quot;&quot; )" office:value-type="float" office:value="0.0337945839835144" calcext:value-type="float">
            <text:p>0,033794584</text:p>
          </table:table-cell>
          <table:table-cell table:formula="of:=IFERROR([.J310]/[.$E310];&quot;&quot; )">
            <text:p/>
          </table:table-cell>
          <table:table-cell table:formula="of:=IFERROR([.K310]/[.$E310];&quot;&quot; )">
            <text:p/>
          </table:table-cell>
          <table:table-cell table:formula="of:=IFERROR([.L310]/[.$E310];&quot;&quot; )">
            <text:p/>
          </table:table-cell>
          <table:table-cell table:formula="of:=IFERROR([.M310]/[.$E310];&quot;&quot; )" office:value-type="float" office:value="0.000139117157609071" calcext:value-type="float">
            <text:p>0,0001391172</text:p>
          </table:table-cell>
          <table:table-cell table:formula="of:=IFERROR([.N310]/[.$E310];&quot;&quot; )" office:value-type="float" office:value="0.495019785810505" calcext:value-type="float">
            <text:p>0,4950197858</text:p>
          </table:table-cell>
          <table:table-cell table:formula="of:=IFERROR([.O310]/[.$E310];&quot;&quot; )">
            <text:p/>
          </table:table-cell>
          <table:table-cell table:formula="of:=IFERROR([.P310]/[.$E310];&quot;&quot; )">
            <text:p/>
          </table:table-cell>
          <table:table-cell table:formula="of:=IFERROR([.Q310]/[.$E310];&quot;&quot; )">
            <text:p/>
          </table:table-cell>
          <table:table-cell table:formula="of:=IFERROR([.R310]/[.$E310];&quot;&quot; )">
            <text:p/>
          </table:table-cell>
          <table:table-cell table:formula="of:=IFERROR([.S310]/[.$E310];&quot;&quot; )" office:value-type="float" office:value="0.0103756310451984" calcext:value-type="float">
            <text:p>0,010375631</text:p>
          </table:table-cell>
          <table:table-cell table:formula="of:=IFERROR([.T310]/[.$E310];&quot;&quot; )">
            <text:p/>
          </table:table-cell>
          <table:table-cell table:formula="of:=IFERROR([.U310]/[.$E310];&quot;&quot; )">
            <text:p/>
          </table:table-cell>
          <table:table-cell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ERROR([.B311]/[.$E311];&quot;&quot; )">
            <text:p/>
          </table:table-cell>
          <table:table-cell table:formula="of:=IFERROR([.C311]/[.$E311];&quot;&quot; )" office:value-type="float" office:value="0.000173205653652024" calcext:value-type="float">
            <text:p>0,0001732057</text:p>
          </table:table-cell>
          <table:table-cell table:formula="of:=IFERROR([.D311]/[.$E311];&quot;&quot; )" office:value-type="float" office:value="0.0114136191348701" calcext:value-type="float">
            <text:p>0,0114136191</text:p>
          </table:table-cell>
          <table:table-cell table:formula="of:=IFERROR([.E311]/[.$E311];&quot;&quot; )" office:value-type="float" office:value="1" calcext:value-type="float">
            <text:p>1</text:p>
          </table:table-cell>
          <table:table-cell table:formula="of:=IFERROR([.F311]/[.$E311];&quot;&quot; )">
            <text:p/>
          </table:table-cell>
          <table:table-cell table:formula="of:=IFERROR([.G311]/[.$E311];&quot;&quot; )">
            <text:p/>
          </table:table-cell>
          <table:table-cell table:formula="of:=IFERROR([.H311]/[.$E311];&quot;&quot; )">
            <text:p/>
          </table:table-cell>
          <table:table-cell table:formula="of:=IFERROR([.I311]/[.$E311];&quot;&quot; )" office:value-type="float" office:value="0.0307617815736203" calcext:value-type="float">
            <text:p>0,0307617816</text:p>
          </table:table-cell>
          <table:table-cell table:formula="of:=IFERROR([.J311]/[.$E311];&quot;&quot; )">
            <text:p/>
          </table:table-cell>
          <table:table-cell table:formula="of:=IFERROR([.K311]/[.$E311];&quot;&quot; )">
            <text:p/>
          </table:table-cell>
          <table:table-cell table:formula="of:=IFERROR([.L311]/[.$E311];&quot;&quot; )">
            <text:p/>
          </table:table-cell>
          <table:table-cell table:formula="of:=IFERROR([.M311]/[.$E311];&quot;&quot; )">
            <text:p/>
          </table:table-cell>
          <table:table-cell table:formula="of:=IFERROR([.N311]/[.$E311];&quot;&quot; )" office:value-type="float" office:value="0.486998389750479" calcext:value-type="float">
            <text:p>0,4869983898</text:p>
          </table:table-cell>
          <table:table-cell table:formula="of:=IFERROR([.O311]/[.$E311];&quot;&quot; )">
            <text:p/>
          </table:table-cell>
          <table:table-cell table:formula="of:=IFERROR([.P311]/[.$E311];&quot;&quot; )">
            <text:p/>
          </table:table-cell>
          <table:table-cell table:formula="of:=IFERROR([.Q311]/[.$E311];&quot;&quot; )">
            <text:p/>
          </table:table-cell>
          <table:table-cell table:formula="of:=IFERROR([.R311]/[.$E311];&quot;&quot; )">
            <text:p/>
          </table:table-cell>
          <table:table-cell table:formula="of:=IFERROR([.S311]/[.$E311];&quot;&quot; )" office:value-type="float" office:value="0.0112044044572414" calcext:value-type="float">
            <text:p>0,0112044045</text:p>
          </table:table-cell>
          <table:table-cell table:formula="of:=IFERROR([.T311]/[.$E311];&quot;&quot; )">
            <text:p/>
          </table:table-cell>
          <table:table-cell table:formula="of:=IFERROR([.U311]/[.$E311];&quot;&quot; )">
            <text:p/>
          </table:table-cell>
          <table:table-cell table:formula="of:=IFERROR([.V311]/[.$E31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ERROR([.B312]/[.$E312];&quot;&quot; )">
            <text:p/>
          </table:table-cell>
          <table:table-cell table:formula="of:=IFERROR([.C312]/[.$E312];&quot;&quot; )" office:value-type="float" office:value="0.000254800523285881" calcext:value-type="float">
            <text:p>0,0002548005</text:p>
          </table:table-cell>
          <table:table-cell table:formula="of:=IFERROR([.D312]/[.$E312];&quot;&quot; )" office:value-type="float" office:value="0.0119897111789493" calcext:value-type="float">
            <text:p>0,0119897112</text:p>
          </table:table-cell>
          <table:table-cell table:formula="of:=IFERROR([.E312]/[.$E312];&quot;&quot; )" office:value-type="float" office:value="1" calcext:value-type="float">
            <text:p>1</text:p>
          </table:table-cell>
          <table:table-cell table:formula="of:=IFERROR([.F312]/[.$E312];&quot;&quot; )">
            <text:p/>
          </table:table-cell>
          <table:table-cell table:formula="of:=IFERROR([.G312]/[.$E312];&quot;&quot; )">
            <text:p/>
          </table:table-cell>
          <table:table-cell table:formula="of:=IFERROR([.H312]/[.$E312];&quot;&quot; )">
            <text:p/>
          </table:table-cell>
          <table:table-cell table:formula="of:=IFERROR([.I312]/[.$E312];&quot;&quot; )" office:value-type="float" office:value="0.0308097302724497" calcext:value-type="float">
            <text:p>0,0308097303</text:p>
          </table:table-cell>
          <table:table-cell table:formula="of:=IFERROR([.J312]/[.$E312];&quot;&quot; )">
            <text:p/>
          </table:table-cell>
          <table:table-cell table:formula="of:=IFERROR([.K312]/[.$E312];&quot;&quot; )">
            <text:p/>
          </table:table-cell>
          <table:table-cell table:formula="of:=IFERROR([.L312]/[.$E312];&quot;&quot; )">
            <text:p/>
          </table:table-cell>
          <table:table-cell table:formula="of:=IFERROR([.M312]/[.$E312];&quot;&quot; )" office:value-type="float" office:value="0.0000882740285907478" calcext:value-type="float">
            <text:p>0,000088274</text:p>
          </table:table-cell>
          <table:table-cell table:formula="of:=IFERROR([.N312]/[.$E312];&quot;&quot; )" office:value-type="float" office:value="0.475949311437547" calcext:value-type="float">
            <text:p>0,4759493114</text:p>
          </table:table-cell>
          <table:table-cell table:formula="of:=IFERROR([.O312]/[.$E312];&quot;&quot; )">
            <text:p/>
          </table:table-cell>
          <table:table-cell table:formula="of:=IFERROR([.P312]/[.$E312];&quot;&quot; )">
            <text:p/>
          </table:table-cell>
          <table:table-cell table:formula="of:=IFERROR([.Q312]/[.$E312];&quot;&quot; )">
            <text:p/>
          </table:table-cell>
          <table:table-cell table:formula="of:=IFERROR([.R312]/[.$E312];&quot;&quot; )">
            <text:p/>
          </table:table-cell>
          <table:table-cell table:formula="of:=IFERROR([.S312]/[.$E312];&quot;&quot; )" office:value-type="float" office:value="0.0108946994349645" calcext:value-type="float">
            <text:p>0,0108946994</text:p>
          </table:table-cell>
          <table:table-cell table:formula="of:=IFERROR([.T312]/[.$E312];&quot;&quot; )" office:value-type="float" office:value="0.0000488879889865848" calcext:value-type="float">
            <text:p>0,000048888</text:p>
          </table:table-cell>
          <table:table-cell table:formula="of:=IFERROR([.U312]/[.$E312];&quot;&quot; )">
            <text:p/>
          </table:table-cell>
          <table:table-cell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ERROR([.B313]/[.$E313];&quot;&quot; )">
            <text:p/>
          </table:table-cell>
          <table:table-cell table:formula="of:=IFERROR([.C313]/[.$E313];&quot;&quot; )" office:value-type="float" office:value="0.000238500594719427" calcext:value-type="float">
            <text:p>0,0002385006</text:p>
          </table:table-cell>
          <table:table-cell table:formula="of:=IFERROR([.D313]/[.$E313];&quot;&quot; )" office:value-type="float" office:value="0.0124679589369637" calcext:value-type="float">
            <text:p>0,0124679589</text:p>
          </table:table-cell>
          <table:table-cell table:formula="of:=IFERROR([.E313]/[.$E313];&quot;&quot; )" office:value-type="float" office:value="1" calcext:value-type="float">
            <text:p>1</text:p>
          </table:table-cell>
          <table:table-cell table:formula="of:=IFERROR([.F313]/[.$E313];&quot;&quot; )">
            <text:p/>
          </table:table-cell>
          <table:table-cell table:formula="of:=IFERROR([.G313]/[.$E313];&quot;&quot; )">
            <text:p/>
          </table:table-cell>
          <table:table-cell table:formula="of:=IFERROR([.H313]/[.$E313];&quot;&quot; )">
            <text:p/>
          </table:table-cell>
          <table:table-cell table:formula="of:=IFERROR([.I313]/[.$E313];&quot;&quot; )" office:value-type="float" office:value="0.0329635247427893" calcext:value-type="float">
            <text:p>0,0329635247</text:p>
          </table:table-cell>
          <table:table-cell table:formula="of:=IFERROR([.J313]/[.$E313];&quot;&quot; )">
            <text:p/>
          </table:table-cell>
          <table:table-cell table:formula="of:=IFERROR([.K313]/[.$E313];&quot;&quot; )">
            <text:p/>
          </table:table-cell>
          <table:table-cell table:formula="of:=IFERROR([.L313]/[.$E313];&quot;&quot; )">
            <text:p/>
          </table:table-cell>
          <table:table-cell table:formula="of:=IFERROR([.M313]/[.$E313];&quot;&quot; )" office:value-type="float" office:value="0.000208192160022736" calcext:value-type="float">
            <text:p>0,0002081922</text:p>
          </table:table-cell>
          <table:table-cell table:formula="of:=IFERROR([.N313]/[.$E313];&quot;&quot; )" office:value-type="float" office:value="0.499163155750199" calcext:value-type="float">
            <text:p>0,4991631558</text:p>
          </table:table-cell>
          <table:table-cell table:formula="of:=IFERROR([.O313]/[.$E313];&quot;&quot; )" office:value-type="float" office:value="0.0000207701241795776" calcext:value-type="float">
            <text:p>2,07701241795776E-005</text:p>
          </table:table-cell>
          <table:table-cell table:formula="of:=IFERROR([.P313]/[.$E313];&quot;&quot; )">
            <text:p/>
          </table:table-cell>
          <table:table-cell table:formula="of:=IFERROR([.Q313]/[.$E313];&quot;&quot; )">
            <text:p/>
          </table:table-cell>
          <table:table-cell table:formula="of:=IFERROR([.R313]/[.$E313];&quot;&quot; )">
            <text:p/>
          </table:table-cell>
          <table:table-cell table:formula="of:=IFERROR([.S313]/[.$E313];&quot;&quot; )" office:value-type="float" office:value="0.0113292691673997" calcext:value-type="float">
            <text:p>0,0113292692</text:p>
          </table:table-cell>
          <table:table-cell table:formula="of:=IFERROR([.T313]/[.$E313];&quot;&quot; )">
            <text:p/>
          </table:table-cell>
          <table:table-cell table:formula="of:=IFERROR([.U313]/[.$E313];&quot;&quot; )">
            <text:p/>
          </table:table-cell>
          <table:table-cell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ERROR([.B314]/[.$E314];&quot;&quot; )">
            <text:p/>
          </table:table-cell>
          <table:table-cell table:formula="of:=IFERROR([.C314]/[.$E314];&quot;&quot; )" office:value-type="float" office:value="0.000262964398550259" calcext:value-type="float">
            <text:p>0,0002629644</text:p>
          </table:table-cell>
          <table:table-cell table:formula="of:=IFERROR([.D314]/[.$E314];&quot;&quot; )" office:value-type="float" office:value="0.010972453447418" calcext:value-type="float">
            <text:p>0,0109724534</text:p>
          </table:table-cell>
          <table:table-cell table:formula="of:=IFERROR([.E314]/[.$E314];&quot;&quot; )" office:value-type="float" office:value="1" calcext:value-type="float">
            <text:p>1</text:p>
          </table:table-cell>
          <table:table-cell table:formula="of:=IFERROR([.F314]/[.$E314];&quot;&quot; )">
            <text:p/>
          </table:table-cell>
          <table:table-cell table:formula="of:=IFERROR([.G314]/[.$E314];&quot;&quot; )">
            <text:p/>
          </table:table-cell>
          <table:table-cell table:formula="of:=IFERROR([.H314]/[.$E314];&quot;&quot; )">
            <text:p/>
          </table:table-cell>
          <table:table-cell table:formula="of:=IFERROR([.I314]/[.$E314];&quot;&quot; )" office:value-type="float" office:value="0.0321586661661103" calcext:value-type="float">
            <text:p>0,0321586662</text:p>
          </table:table-cell>
          <table:table-cell table:formula="of:=IFERROR([.J314]/[.$E314];&quot;&quot; )">
            <text:p/>
          </table:table-cell>
          <table:table-cell table:formula="of:=IFERROR([.K314]/[.$E314];&quot;&quot; )">
            <text:p/>
          </table:table-cell>
          <table:table-cell table:formula="of:=IFERROR([.L314]/[.$E314];&quot;&quot; )">
            <text:p/>
          </table:table-cell>
          <table:table-cell table:formula="of:=IFERROR([.M314]/[.$E314];&quot;&quot; )" office:value-type="float" office:value="0.000135960290237232" calcext:value-type="float">
            <text:p>0,0001359603</text:p>
          </table:table-cell>
          <table:table-cell table:formula="of:=IFERROR([.N314]/[.$E314];&quot;&quot; )" office:value-type="float" office:value="0.542179309041666" calcext:value-type="float">
            <text:p>0,542179309</text:p>
          </table:table-cell>
          <table:table-cell table:formula="of:=IFERROR([.O314]/[.$E314];&quot;&quot; )">
            <text:p/>
          </table:table-cell>
          <table:table-cell table:formula="of:=IFERROR([.P314]/[.$E314];&quot;&quot; )">
            <text:p/>
          </table:table-cell>
          <table:table-cell table:formula="of:=IFERROR([.Q314]/[.$E314];&quot;&quot; )">
            <text:p/>
          </table:table-cell>
          <table:table-cell table:formula="of:=IFERROR([.R314]/[.$E314];&quot;&quot; )">
            <text:p/>
          </table:table-cell>
          <table:table-cell table:formula="of:=IFERROR([.S314]/[.$E314];&quot;&quot; )" office:value-type="float" office:value="0.00979792340399425" calcext:value-type="float">
            <text:p>0,0097979234</text:p>
          </table:table-cell>
          <table:table-cell table:formula="of:=IFERROR([.T314]/[.$E314];&quot;&quot; )">
            <text:p/>
          </table:table-cell>
          <table:table-cell table:formula="of:=IFERROR([.U314]/[.$E314];&quot;&quot; )">
            <text:p/>
          </table:table-cell>
          <table:table-cell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ERROR([.B315]/[.$E315];&quot;&quot; )">
            <text:p/>
          </table:table-cell>
          <table:table-cell table:formula="of:=IFERROR([.C315]/[.$E315];&quot;&quot; )" office:value-type="float" office:value="0.000261698656904337" calcext:value-type="float">
            <text:p>0,0002616987</text:p>
          </table:table-cell>
          <table:table-cell table:formula="of:=IFERROR([.D315]/[.$E315];&quot;&quot; )" office:value-type="float" office:value="0.0128246101227169" calcext:value-type="float">
            <text:p>0,0128246101</text:p>
          </table:table-cell>
          <table:table-cell table:formula="of:=IFERROR([.E315]/[.$E315];&quot;&quot; )" office:value-type="float" office:value="1" calcext:value-type="float">
            <text:p>1</text:p>
          </table:table-cell>
          <table:table-cell table:formula="of:=IFERROR([.F315]/[.$E315];&quot;&quot; )">
            <text:p/>
          </table:table-cell>
          <table:table-cell table:formula="of:=IFERROR([.G315]/[.$E315];&quot;&quot; )">
            <text:p/>
          </table:table-cell>
          <table:table-cell table:formula="of:=IFERROR([.H315]/[.$E315];&quot;&quot; )">
            <text:p/>
          </table:table-cell>
          <table:table-cell table:formula="of:=IFERROR([.I315]/[.$E315];&quot;&quot; )" office:value-type="float" office:value="0.0329551540343993" calcext:value-type="float">
            <text:p>0,032955154</text:p>
          </table:table-cell>
          <table:table-cell table:formula="of:=IFERROR([.J315]/[.$E315];&quot;&quot; )">
            <text:p/>
          </table:table-cell>
          <table:table-cell table:formula="of:=IFERROR([.K315]/[.$E315];&quot;&quot; )">
            <text:p/>
          </table:table-cell>
          <table:table-cell table:formula="of:=IFERROR([.L315]/[.$E315];&quot;&quot; )">
            <text:p/>
          </table:table-cell>
          <table:table-cell table:formula="of:=IFERROR([.M315]/[.$E315];&quot;&quot; )" office:value-type="float" office:value="0.0002086709583213" calcext:value-type="float">
            <text:p>0,000208671</text:p>
          </table:table-cell>
          <table:table-cell table:formula="of:=IFERROR([.N315]/[.$E315];&quot;&quot; )" office:value-type="float" office:value="0.506424905367061" calcext:value-type="float">
            <text:p>0,5064249054</text:p>
          </table:table-cell>
          <table:table-cell table:formula="of:=IFERROR([.O315]/[.$E315];&quot;&quot; )">
            <text:p/>
          </table:table-cell>
          <table:table-cell table:formula="of:=IFERROR([.P315]/[.$E315];&quot;&quot; )">
            <text:p/>
          </table:table-cell>
          <table:table-cell table:formula="of:=IFERROR([.Q315]/[.$E315];&quot;&quot; )">
            <text:p/>
          </table:table-cell>
          <table:table-cell table:formula="of:=IFERROR([.R315]/[.$E315];&quot;&quot; )">
            <text:p/>
          </table:table-cell>
          <table:table-cell table:formula="of:=IFERROR([.S315]/[.$E315];&quot;&quot; )" office:value-type="float" office:value="0.0116533476555227" calcext:value-type="float">
            <text:p>0,0116533477</text:p>
          </table:table-cell>
          <table:table-cell table:formula="of:=IFERROR([.T315]/[.$E315];&quot;&quot; )">
            <text:p/>
          </table:table-cell>
          <table:table-cell table:formula="of:=IFERROR([.U315]/[.$E315];&quot;&quot; )">
            <text:p/>
          </table:table-cell>
          <table:table-cell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ERROR([.B316]/[.$E316];&quot;&quot; )">
            <text:p/>
          </table:table-cell>
          <table:table-cell table:formula="of:=IFERROR([.C316]/[.$E316];&quot;&quot; )" office:value-type="float" office:value="0.000254026717691794" calcext:value-type="float">
            <text:p>0,0002540267</text:p>
          </table:table-cell>
          <table:table-cell table:formula="of:=IFERROR([.D316]/[.$E316];&quot;&quot; )" office:value-type="float" office:value="0.0112757982066724" calcext:value-type="float">
            <text:p>0,0112757982</text:p>
          </table:table-cell>
          <table:table-cell table:formula="of:=IFERROR([.E316]/[.$E316];&quot;&quot; )" office:value-type="float" office:value="1" calcext:value-type="float">
            <text:p>1</text:p>
          </table:table-cell>
          <table:table-cell table:formula="of:=IFERROR([.F316]/[.$E316];&quot;&quot; )">
            <text:p/>
          </table:table-cell>
          <table:table-cell table:formula="of:=IFERROR([.G316]/[.$E316];&quot;&quot; )">
            <text:p/>
          </table:table-cell>
          <table:table-cell table:formula="of:=IFERROR([.H316]/[.$E316];&quot;&quot; )">
            <text:p/>
          </table:table-cell>
          <table:table-cell table:formula="of:=IFERROR([.I316]/[.$E316];&quot;&quot; )" office:value-type="float" office:value="0.0314927754976696" calcext:value-type="float">
            <text:p>0,0314927755</text:p>
          </table:table-cell>
          <table:table-cell table:formula="of:=IFERROR([.J316]/[.$E316];&quot;&quot; )">
            <text:p/>
          </table:table-cell>
          <table:table-cell table:formula="of:=IFERROR([.K316]/[.$E316];&quot;&quot; )">
            <text:p/>
          </table:table-cell>
          <table:table-cell table:formula="of:=IFERROR([.L316]/[.$E316];&quot;&quot; )">
            <text:p/>
          </table:table-cell>
          <table:table-cell table:formula="of:=IFERROR([.M316]/[.$E316];&quot;&quot; )" office:value-type="float" office:value="0.000102183388422614" calcext:value-type="float">
            <text:p>0,0001021834</text:p>
          </table:table-cell>
          <table:table-cell table:formula="of:=IFERROR([.N316]/[.$E316];&quot;&quot; )" office:value-type="float" office:value="0.551796739627328" calcext:value-type="float">
            <text:p>0,5517967396</text:p>
          </table:table-cell>
          <table:table-cell table:formula="of:=IFERROR([.O316]/[.$E316];&quot;&quot; )" office:value-type="float" office:value="0.0000187841273909007" calcext:value-type="float">
            <text:p>1,87841273909007E-005</text:p>
          </table:table-cell>
          <table:table-cell table:formula="of:=IFERROR([.P316]/[.$E316];&quot;&quot; )">
            <text:p/>
          </table:table-cell>
          <table:table-cell table:formula="of:=IFERROR([.Q316]/[.$E316];&quot;&quot; )">
            <text:p/>
          </table:table-cell>
          <table:table-cell table:formula="of:=IFERROR([.R316]/[.$E316];&quot;&quot; )">
            <text:p/>
          </table:table-cell>
          <table:table-cell table:formula="of:=IFERROR([.S316]/[.$E316];&quot;&quot; )" office:value-type="float" office:value="0.0102459876236796" calcext:value-type="float">
            <text:p>0,0102459876</text:p>
          </table:table-cell>
          <table:table-cell table:formula="of:=IFERROR([.T316]/[.$E316];&quot;&quot; )">
            <text:p/>
          </table:table-cell>
          <table:table-cell table:formula="of:=IFERROR([.U316]/[.$E316];&quot;&quot; )">
            <text:p/>
          </table:table-cell>
          <table:table-cell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ERROR([.B317]/[.$E317];&quot;&quot; )">
            <text:p/>
          </table:table-cell>
          <table:table-cell table:formula="of:=IFERROR([.C317]/[.$E317];&quot;&quot; )" office:value-type="float" office:value="0.000186195446658854" calcext:value-type="float">
            <text:p>0,0001861954</text:p>
          </table:table-cell>
          <table:table-cell table:formula="of:=IFERROR([.D317]/[.$E317];&quot;&quot; )" office:value-type="float" office:value="0.0104254294813789" calcext:value-type="float">
            <text:p>0,0104254295</text:p>
          </table:table-cell>
          <table:table-cell table:formula="of:=IFERROR([.E317]/[.$E317];&quot;&quot; )" office:value-type="float" office:value="1" calcext:value-type="float">
            <text:p>1</text:p>
          </table:table-cell>
          <table:table-cell table:formula="of:=IFERROR([.F317]/[.$E317];&quot;&quot; )">
            <text:p/>
          </table:table-cell>
          <table:table-cell table:formula="of:=IFERROR([.G317]/[.$E317];&quot;&quot; )">
            <text:p/>
          </table:table-cell>
          <table:table-cell table:formula="of:=IFERROR([.H317]/[.$E317];&quot;&quot; )">
            <text:p/>
          </table:table-cell>
          <table:table-cell table:formula="of:=IFERROR([.I317]/[.$E317];&quot;&quot; )" office:value-type="float" office:value="0.0291231535294434" calcext:value-type="float">
            <text:p>0,0291231535</text:p>
          </table:table-cell>
          <table:table-cell table:formula="of:=IFERROR([.J317]/[.$E317];&quot;&quot; )">
            <text:p/>
          </table:table-cell>
          <table:table-cell table:formula="of:=IFERROR([.K317]/[.$E317];&quot;&quot; )">
            <text:p/>
          </table:table-cell>
          <table:table-cell table:formula="of:=IFERROR([.L317]/[.$E317];&quot;&quot; )">
            <text:p/>
          </table:table-cell>
          <table:table-cell table:formula="of:=IFERROR([.M317]/[.$E317];&quot;&quot; )" office:value-type="float" office:value="0.000187344495099876" calcext:value-type="float">
            <text:p>0,0001873445</text:p>
          </table:table-cell>
          <table:table-cell table:formula="of:=IFERROR([.N317]/[.$E317];&quot;&quot; )" office:value-type="float" office:value="0.455533949832082" calcext:value-type="float">
            <text:p>0,4555339498</text:p>
          </table:table-cell>
          <table:table-cell table:formula="of:=IFERROR([.O317]/[.$E317];&quot;&quot; )" office:value-type="float" office:value="0.000022881770393878" calcext:value-type="float">
            <text:p>2,2881770393878E-005</text:p>
          </table:table-cell>
          <table:table-cell table:formula="of:=IFERROR([.P317]/[.$E317];&quot;&quot; )">
            <text:p/>
          </table:table-cell>
          <table:table-cell table:formula="of:=IFERROR([.Q317]/[.$E317];&quot;&quot; )">
            <text:p/>
          </table:table-cell>
          <table:table-cell table:formula="of:=IFERROR([.R317]/[.$E317];&quot;&quot; )">
            <text:p/>
          </table:table-cell>
          <table:table-cell table:formula="of:=IFERROR([.S317]/[.$E317];&quot;&quot; )" office:value-type="float" office:value="0.00947504517813229" calcext:value-type="float">
            <text:p>0,0094750452</text:p>
          </table:table-cell>
          <table:table-cell table:formula="of:=IFERROR([.T317]/[.$E317];&quot;&quot; )">
            <text:p/>
          </table:table-cell>
          <table:table-cell table:formula="of:=IFERROR([.U317]/[.$E317];&quot;&quot; )">
            <text:p/>
          </table:table-cell>
          <table:table-cell table:formula="of:=IFERROR([.V317]/[.$E31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ERROR([.B318]/[.$E318];&quot;&quot; )">
            <text:p/>
          </table:table-cell>
          <table:table-cell table:formula="of:=IFERROR([.C318]/[.$E318];&quot;&quot; )" office:value-type="float" office:value="0.000205053365365179" calcext:value-type="float">
            <text:p>0,0002050534</text:p>
          </table:table-cell>
          <table:table-cell table:formula="of:=IFERROR([.D318]/[.$E318];&quot;&quot; )" office:value-type="float" office:value="0.0100124076738584" calcext:value-type="float">
            <text:p>0,0100124077</text:p>
          </table:table-cell>
          <table:table-cell table:formula="of:=IFERROR([.E318]/[.$E318];&quot;&quot; )" office:value-type="float" office:value="1" calcext:value-type="float">
            <text:p>1</text:p>
          </table:table-cell>
          <table:table-cell table:formula="of:=IFERROR([.F318]/[.$E318];&quot;&quot; )">
            <text:p/>
          </table:table-cell>
          <table:table-cell table:formula="of:=IFERROR([.G318]/[.$E318];&quot;&quot; )">
            <text:p/>
          </table:table-cell>
          <table:table-cell table:formula="of:=IFERROR([.H318]/[.$E318];&quot;&quot; )">
            <text:p/>
          </table:table-cell>
          <table:table-cell table:formula="of:=IFERROR([.I318]/[.$E318];&quot;&quot; )" office:value-type="float" office:value="0.0293361858750275" calcext:value-type="float">
            <text:p>0,0293361859</text:p>
          </table:table-cell>
          <table:table-cell table:formula="of:=IFERROR([.J318]/[.$E318];&quot;&quot; )">
            <text:p/>
          </table:table-cell>
          <table:table-cell table:formula="of:=IFERROR([.K318]/[.$E318];&quot;&quot; )">
            <text:p/>
          </table:table-cell>
          <table:table-cell table:formula="of:=IFERROR([.L318]/[.$E318];&quot;&quot; )" office:value-type="float" office:value="0.00011706947455246" calcext:value-type="float">
            <text:p>0,0001170695</text:p>
          </table:table-cell>
          <table:table-cell table:formula="of:=IFERROR([.M318]/[.$E318];&quot;&quot; )" office:value-type="float" office:value="0.0000866756610312623" calcext:value-type="float">
            <text:p>8,66756610312623E-005</text:p>
          </table:table-cell>
          <table:table-cell table:formula="of:=IFERROR([.N318]/[.$E318];&quot;&quot; )" office:value-type="float" office:value="0.479032783772208" calcext:value-type="float">
            <text:p>0,4790327838</text:p>
          </table:table-cell>
          <table:table-cell table:formula="of:=IFERROR([.O318]/[.$E318];&quot;&quot; )">
            <text:p/>
          </table:table-cell>
          <table:table-cell table:formula="of:=IFERROR([.P318]/[.$E318];&quot;&quot; )">
            <text:p/>
          </table:table-cell>
          <table:table-cell table:formula="of:=IFERROR([.Q318]/[.$E318];&quot;&quot; )">
            <text:p/>
          </table:table-cell>
          <table:table-cell table:formula="of:=IFERROR([.R318]/[.$E318];&quot;&quot; )">
            <text:p/>
          </table:table-cell>
          <table:table-cell table:formula="of:=IFERROR([.S318]/[.$E318];&quot;&quot; )" office:value-type="float" office:value="0.0124296713847979" calcext:value-type="float">
            <text:p>0,0124296714</text:p>
          </table:table-cell>
          <table:table-cell table:formula="of:=IFERROR([.T318]/[.$E318];&quot;&quot; )">
            <text:p/>
          </table:table-cell>
          <table:table-cell table:formula="of:=IFERROR([.U318]/[.$E318];&quot;&quot; )">
            <text:p/>
          </table:table-cell>
          <table:table-cell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ERROR([.B319]/[.$E319];&quot;&quot; )">
            <text:p/>
          </table:table-cell>
          <table:table-cell table:formula="of:=IFERROR([.C319]/[.$E319];&quot;&quot; )" office:value-type="float" office:value="0.00025795112270347" calcext:value-type="float">
            <text:p>0,0002579511</text:p>
          </table:table-cell>
          <table:table-cell table:formula="of:=IFERROR([.D319]/[.$E319];&quot;&quot; )" office:value-type="float" office:value="0.00985846005859114" calcext:value-type="float">
            <text:p>0,0098584601</text:p>
          </table:table-cell>
          <table:table-cell table:formula="of:=IFERROR([.E319]/[.$E319];&quot;&quot; )" office:value-type="float" office:value="1" calcext:value-type="float">
            <text:p>1</text:p>
          </table:table-cell>
          <table:table-cell table:formula="of:=IFERROR([.F319]/[.$E319];&quot;&quot; )">
            <text:p/>
          </table:table-cell>
          <table:table-cell table:formula="of:=IFERROR([.G319]/[.$E319];&quot;&quot; )">
            <text:p/>
          </table:table-cell>
          <table:table-cell table:formula="of:=IFERROR([.H319]/[.$E319];&quot;&quot; )">
            <text:p/>
          </table:table-cell>
          <table:table-cell table:formula="of:=IFERROR([.I319]/[.$E319];&quot;&quot; )" office:value-type="float" office:value="0.0289561984122029" calcext:value-type="float">
            <text:p>0,0289561984</text:p>
          </table:table-cell>
          <table:table-cell table:formula="of:=IFERROR([.J319]/[.$E319];&quot;&quot; )">
            <text:p/>
          </table:table-cell>
          <table:table-cell table:formula="of:=IFERROR([.K319]/[.$E319];&quot;&quot; )">
            <text:p/>
          </table:table-cell>
          <table:table-cell table:formula="of:=IFERROR([.L319]/[.$E319];&quot;&quot; )">
            <text:p/>
          </table:table-cell>
          <table:table-cell table:formula="of:=IFERROR([.M319]/[.$E319];&quot;&quot; )" office:value-type="float" office:value="0.000191397526507326" calcext:value-type="float">
            <text:p>0,0001913975</text:p>
          </table:table-cell>
          <table:table-cell table:formula="of:=IFERROR([.N319]/[.$E319];&quot;&quot; )" office:value-type="float" office:value="0.713471443626954" calcext:value-type="float">
            <text:p>0,7134714436</text:p>
          </table:table-cell>
          <table:table-cell table:formula="of:=IFERROR([.O319]/[.$E319];&quot;&quot; )" office:value-type="float" office:value="0.0000205568345505405" calcext:value-type="float">
            <text:p>2,05568345505405E-005</text:p>
          </table:table-cell>
          <table:table-cell table:formula="of:=IFERROR([.P319]/[.$E319];&quot;&quot; )">
            <text:p/>
          </table:table-cell>
          <table:table-cell table:formula="of:=IFERROR([.Q319]/[.$E319];&quot;&quot; )">
            <text:p/>
          </table:table-cell>
          <table:table-cell table:formula="of:=IFERROR([.R319]/[.$E319];&quot;&quot; )">
            <text:p/>
          </table:table-cell>
          <table:table-cell table:formula="of:=IFERROR([.S319]/[.$E319];&quot;&quot; )" office:value-type="float" office:value="0.0112656716381953" calcext:value-type="float">
            <text:p>0,0112656716</text:p>
          </table:table-cell>
          <table:table-cell table:formula="of:=IFERROR([.T319]/[.$E319];&quot;&quot; )">
            <text:p/>
          </table:table-cell>
          <table:table-cell table:formula="of:=IFERROR([.U319]/[.$E319];&quot;&quot; )">
            <text:p/>
          </table:table-cell>
          <table:table-cell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ERROR([.B320]/[.$E320];&quot;&quot; )">
            <text:p/>
          </table:table-cell>
          <table:table-cell table:formula="of:=IFERROR([.C320]/[.$E320];&quot;&quot; )" office:value-type="float" office:value="0.000185499877853329" calcext:value-type="float">
            <text:p>0,0001854999</text:p>
          </table:table-cell>
          <table:table-cell table:formula="of:=IFERROR([.D320]/[.$E320];&quot;&quot; )" office:value-type="float" office:value="0.0103100775794074" calcext:value-type="float">
            <text:p>0,0103100776</text:p>
          </table:table-cell>
          <table:table-cell table:formula="of:=IFERROR([.E320]/[.$E320];&quot;&quot; )" office:value-type="float" office:value="1" calcext:value-type="float">
            <text:p>1</text:p>
          </table:table-cell>
          <table:table-cell table:formula="of:=IFERROR([.F320]/[.$E320];&quot;&quot; )">
            <text:p/>
          </table:table-cell>
          <table:table-cell table:formula="of:=IFERROR([.G320]/[.$E320];&quot;&quot; )">
            <text:p/>
          </table:table-cell>
          <table:table-cell table:formula="of:=IFERROR([.H320]/[.$E320];&quot;&quot; )">
            <text:p/>
          </table:table-cell>
          <table:table-cell table:formula="of:=IFERROR([.I320]/[.$E320];&quot;&quot; )" office:value-type="float" office:value="0.031106529938081" calcext:value-type="float">
            <text:p>0,0311065299</text:p>
          </table:table-cell>
          <table:table-cell table:formula="of:=IFERROR([.J320]/[.$E320];&quot;&quot; )">
            <text:p/>
          </table:table-cell>
          <table:table-cell table:formula="of:=IFERROR([.K320]/[.$E320];&quot;&quot; )">
            <text:p/>
          </table:table-cell>
          <table:table-cell table:formula="of:=IFERROR([.L320]/[.$E320];&quot;&quot; )">
            <text:p/>
          </table:table-cell>
          <table:table-cell table:formula="of:=IFERROR([.M320]/[.$E320];&quot;&quot; )" office:value-type="float" office:value="0.000140552027439237" calcext:value-type="float">
            <text:p>0,000140552</text:p>
          </table:table-cell>
          <table:table-cell table:formula="of:=IFERROR([.N320]/[.$E320];&quot;&quot; )" office:value-type="float" office:value="0.491345012538585" calcext:value-type="float">
            <text:p>0,4913450125</text:p>
          </table:table-cell>
          <table:table-cell table:formula="of:=IFERROR([.O320]/[.$E320];&quot;&quot; )">
            <text:p/>
          </table:table-cell>
          <table:table-cell table:formula="of:=IFERROR([.P320]/[.$E320];&quot;&quot; )">
            <text:p/>
          </table:table-cell>
          <table:table-cell table:formula="of:=IFERROR([.Q320]/[.$E320];&quot;&quot; )">
            <text:p/>
          </table:table-cell>
          <table:table-cell table:formula="of:=IFERROR([.R320]/[.$E320];&quot;&quot; )">
            <text:p/>
          </table:table-cell>
          <table:table-cell table:formula="of:=IFERROR([.S320]/[.$E320];&quot;&quot; )" office:value-type="float" office:value="0.0137153532212762" calcext:value-type="float">
            <text:p>0,0137153532</text:p>
          </table:table-cell>
          <table:table-cell table:formula="of:=IFERROR([.T320]/[.$E320];&quot;&quot; )">
            <text:p/>
          </table:table-cell>
          <table:table-cell table:formula="of:=IFERROR([.U320]/[.$E320];&quot;&quot; )">
            <text:p/>
          </table:table-cell>
          <table:table-cell table:formula="of:=IFERROR([.V320]/[.$E32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ERROR([.B321]/[.$E321];&quot;&quot; )">
            <text:p/>
          </table:table-cell>
          <table:table-cell table:formula="of:=IFERROR([.C321]/[.$E321];&quot;&quot; )" office:value-type="float" office:value="0.000151970121610243" calcext:value-type="float">
            <text:p>0,0001519701</text:p>
          </table:table-cell>
          <table:table-cell table:formula="of:=IFERROR([.D321]/[.$E321];&quot;&quot; )" office:value-type="float" office:value="0.010017290447773" calcext:value-type="float">
            <text:p>0,0100172904</text:p>
          </table:table-cell>
          <table:table-cell table:formula="of:=IFERROR([.E321]/[.$E321];&quot;&quot; )" office:value-type="float" office:value="1" calcext:value-type="float">
            <text:p>1</text:p>
          </table:table-cell>
          <table:table-cell table:formula="of:=IFERROR([.F321]/[.$E321];&quot;&quot; )">
            <text:p/>
          </table:table-cell>
          <table:table-cell table:formula="of:=IFERROR([.G321]/[.$E321];&quot;&quot; )">
            <text:p/>
          </table:table-cell>
          <table:table-cell table:formula="of:=IFERROR([.H321]/[.$E321];&quot;&quot; )">
            <text:p/>
          </table:table-cell>
          <table:table-cell table:formula="of:=IFERROR([.I321]/[.$E321];&quot;&quot; )" office:value-type="float" office:value="0.0302174427050192" calcext:value-type="float">
            <text:p>0,0302174427</text:p>
          </table:table-cell>
          <table:table-cell table:formula="of:=IFERROR([.J321]/[.$E321];&quot;&quot; )">
            <text:p/>
          </table:table-cell>
          <table:table-cell table:formula="of:=IFERROR([.K321]/[.$E321];&quot;&quot; )">
            <text:p/>
          </table:table-cell>
          <table:table-cell table:formula="of:=IFERROR([.L321]/[.$E321];&quot;&quot; )">
            <text:p/>
          </table:table-cell>
          <table:table-cell table:formula="of:=IFERROR([.M321]/[.$E321];&quot;&quot; )" office:value-type="float" office:value="0.000134814141942576" calcext:value-type="float">
            <text:p>0,0001348141</text:p>
          </table:table-cell>
          <table:table-cell table:formula="of:=IFERROR([.N321]/[.$E321];&quot;&quot; )" office:value-type="float" office:value="0.47225109943691" calcext:value-type="float">
            <text:p>0,4722510994</text:p>
          </table:table-cell>
          <table:table-cell table:formula="of:=IFERROR([.O321]/[.$E321];&quot;&quot; )">
            <text:p/>
          </table:table-cell>
          <table:table-cell table:formula="of:=IFERROR([.P321]/[.$E321];&quot;&quot; )">
            <text:p/>
          </table:table-cell>
          <table:table-cell table:formula="of:=IFERROR([.Q321]/[.$E321];&quot;&quot; )">
            <text:p/>
          </table:table-cell>
          <table:table-cell table:formula="of:=IFERROR([.R321]/[.$E321];&quot;&quot; )">
            <text:p/>
          </table:table-cell>
          <table:table-cell table:formula="of:=IFERROR([.S321]/[.$E321];&quot;&quot; )" office:value-type="float" office:value="0.00903091170078937" calcext:value-type="float">
            <text:p>0,0090309117</text:p>
          </table:table-cell>
          <table:table-cell table:formula="of:=IFERROR([.T321]/[.$E321];&quot;&quot; )">
            <text:p/>
          </table:table-cell>
          <table:table-cell table:formula="of:=IFERROR([.U321]/[.$E321];&quot;&quot; )">
            <text:p/>
          </table:table-cell>
          <table:table-cell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ERROR([.B322]/[.$E322];&quot;&quot; )">
            <text:p/>
          </table:table-cell>
          <table:table-cell table:formula="of:=IFERROR([.C322]/[.$E322];&quot;&quot; )" office:value-type="float" office:value="0.00012081575850401" calcext:value-type="float">
            <text:p>0,0001208158</text:p>
          </table:table-cell>
          <table:table-cell table:formula="of:=IFERROR([.D322]/[.$E322];&quot;&quot; )" office:value-type="float" office:value="0.00964920106848033" calcext:value-type="float">
            <text:p>0,0096492011</text:p>
          </table:table-cell>
          <table:table-cell table:formula="of:=IFERROR([.E322]/[.$E322];&quot;&quot; )" office:value-type="float" office:value="1" calcext:value-type="float">
            <text:p>1</text:p>
          </table:table-cell>
          <table:table-cell table:formula="of:=IFERROR([.F322]/[.$E322];&quot;&quot; )">
            <text:p/>
          </table:table-cell>
          <table:table-cell table:formula="of:=IFERROR([.G322]/[.$E322];&quot;&quot; )">
            <text:p/>
          </table:table-cell>
          <table:table-cell table:formula="of:=IFERROR([.H322]/[.$E322];&quot;&quot; )">
            <text:p/>
          </table:table-cell>
          <table:table-cell table:formula="of:=IFERROR([.I322]/[.$E322];&quot;&quot; )" office:value-type="float" office:value="0.0291463371553231" calcext:value-type="float">
            <text:p>0,0291463372</text:p>
          </table:table-cell>
          <table:table-cell table:formula="of:=IFERROR([.J322]/[.$E322];&quot;&quot; )">
            <text:p/>
          </table:table-cell>
          <table:table-cell table:formula="of:=IFERROR([.K322]/[.$E322];&quot;&quot; )">
            <text:p/>
          </table:table-cell>
          <table:table-cell table:formula="of:=IFERROR([.L322]/[.$E322];&quot;&quot; )">
            <text:p/>
          </table:table-cell>
          <table:table-cell table:formula="of:=IFERROR([.M322]/[.$E322];&quot;&quot; )" office:value-type="float" office:value="0.00014609211286206" calcext:value-type="float">
            <text:p>0,0001460921</text:p>
          </table:table-cell>
          <table:table-cell table:formula="of:=IFERROR([.N322]/[.$E322];&quot;&quot; )" office:value-type="float" office:value="0.438146524889128" calcext:value-type="float">
            <text:p>0,4381465249</text:p>
          </table:table-cell>
          <table:table-cell table:formula="of:=IFERROR([.O322]/[.$E322];&quot;&quot; )" office:value-type="float" office:value="0.0000338816446891268" calcext:value-type="float">
            <text:p>3,38816446891268E-005</text:p>
          </table:table-cell>
          <table:table-cell table:formula="of:=IFERROR([.P322]/[.$E322];&quot;&quot; )">
            <text:p/>
          </table:table-cell>
          <table:table-cell table:formula="of:=IFERROR([.Q322]/[.$E322];&quot;&quot; )">
            <text:p/>
          </table:table-cell>
          <table:table-cell table:formula="of:=IFERROR([.R322]/[.$E322];&quot;&quot; )">
            <text:p/>
          </table:table-cell>
          <table:table-cell table:formula="of:=IFERROR([.S322]/[.$E322];&quot;&quot; )" office:value-type="float" office:value="0.0103065031770606" calcext:value-type="float">
            <text:p>0,0103065032</text:p>
          </table:table-cell>
          <table:table-cell table:formula="of:=IFERROR([.T322]/[.$E322];&quot;&quot; )">
            <text:p/>
          </table:table-cell>
          <table:table-cell table:formula="of:=IFERROR([.U322]/[.$E322];&quot;&quot; )">
            <text:p/>
          </table:table-cell>
          <table:table-cell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ERROR([.B323]/[.$E323];&quot;&quot; )">
            <text:p/>
          </table:table-cell>
          <table:table-cell table:formula="of:=IFERROR([.C323]/[.$E323];&quot;&quot; )" office:value-type="float" office:value="0.00010123039883296" calcext:value-type="float">
            <text:p>0,0001012304</text:p>
          </table:table-cell>
          <table:table-cell table:formula="of:=IFERROR([.D323]/[.$E323];&quot;&quot; )" office:value-type="float" office:value="0.0118711837943115" calcext:value-type="float">
            <text:p>0,0118711838</text:p>
          </table:table-cell>
          <table:table-cell table:formula="of:=IFERROR([.E323]/[.$E323];&quot;&quot; )" office:value-type="float" office:value="1" calcext:value-type="float">
            <text:p>1</text:p>
          </table:table-cell>
          <table:table-cell table:formula="of:=IFERROR([.F323]/[.$E323];&quot;&quot; )">
            <text:p/>
          </table:table-cell>
          <table:table-cell table:formula="of:=IFERROR([.G323]/[.$E323];&quot;&quot; )">
            <text:p/>
          </table:table-cell>
          <table:table-cell table:formula="of:=IFERROR([.H323]/[.$E323];&quot;&quot; )">
            <text:p/>
          </table:table-cell>
          <table:table-cell table:formula="of:=IFERROR([.I323]/[.$E323];&quot;&quot; )" office:value-type="float" office:value="0.0337585105876659" calcext:value-type="float">
            <text:p>0,0337585106</text:p>
          </table:table-cell>
          <table:table-cell table:formula="of:=IFERROR([.J323]/[.$E323];&quot;&quot; )">
            <text:p/>
          </table:table-cell>
          <table:table-cell table:formula="of:=IFERROR([.K323]/[.$E323];&quot;&quot; )">
            <text:p/>
          </table:table-cell>
          <table:table-cell table:formula="of:=IFERROR([.L323]/[.$E323];&quot;&quot; )">
            <text:p/>
          </table:table-cell>
          <table:table-cell table:formula="of:=IFERROR([.M323]/[.$E323];&quot;&quot; )" office:value-type="float" office:value="0.000102766760614637" calcext:value-type="float">
            <text:p>0,0001027668</text:p>
          </table:table-cell>
          <table:table-cell table:formula="of:=IFERROR([.N323]/[.$E323];&quot;&quot; )" office:value-type="float" office:value="0.614796874956134" calcext:value-type="float">
            <text:p>0,614796875</text:p>
          </table:table-cell>
          <table:table-cell table:formula="of:=IFERROR([.O323]/[.$E323];&quot;&quot; )">
            <text:p/>
          </table:table-cell>
          <table:table-cell table:formula="of:=IFERROR([.P323]/[.$E323];&quot;&quot; )">
            <text:p/>
          </table:table-cell>
          <table:table-cell table:formula="of:=IFERROR([.Q323]/[.$E323];&quot;&quot; )">
            <text:p/>
          </table:table-cell>
          <table:table-cell table:formula="of:=IFERROR([.R323]/[.$E323];&quot;&quot; )">
            <text:p/>
          </table:table-cell>
          <table:table-cell table:formula="of:=IFERROR([.S323]/[.$E323];&quot;&quot; )" office:value-type="float" office:value="0.010600450490749" calcext:value-type="float">
            <text:p>0,0106004505</text:p>
          </table:table-cell>
          <table:table-cell table:formula="of:=IFERROR([.T323]/[.$E323];&quot;&quot; )">
            <text:p/>
          </table:table-cell>
          <table:table-cell table:formula="of:=IFERROR([.U323]/[.$E323];&quot;&quot; )">
            <text:p/>
          </table:table-cell>
          <table:table-cell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ERROR([.B324]/[.$E324];&quot;&quot; )">
            <text:p/>
          </table:table-cell>
          <table:table-cell table:formula="of:=IFERROR([.C324]/[.$E324];&quot;&quot; )" office:value-type="float" office:value="0.000201207543627486" calcext:value-type="float">
            <text:p>0,0002012075</text:p>
          </table:table-cell>
          <table:table-cell table:formula="of:=IFERROR([.D324]/[.$E324];&quot;&quot; )" office:value-type="float" office:value="0.0143150496510473" calcext:value-type="float">
            <text:p>0,0143150497</text:p>
          </table:table-cell>
          <table:table-cell table:formula="of:=IFERROR([.E324]/[.$E324];&quot;&quot; )" office:value-type="float" office:value="1" calcext:value-type="float">
            <text:p>1</text:p>
          </table:table-cell>
          <table:table-cell table:formula="of:=IFERROR([.F324]/[.$E324];&quot;&quot; )">
            <text:p/>
          </table:table-cell>
          <table:table-cell table:formula="of:=IFERROR([.G324]/[.$E324];&quot;&quot; )">
            <text:p/>
          </table:table-cell>
          <table:table-cell table:formula="of:=IFERROR([.H324]/[.$E324];&quot;&quot; )">
            <text:p/>
          </table:table-cell>
          <table:table-cell table:formula="of:=IFERROR([.I324]/[.$E324];&quot;&quot; )" office:value-type="float" office:value="0.0357457506947056" calcext:value-type="float">
            <text:p>0,0357457507</text:p>
          </table:table-cell>
          <table:table-cell table:formula="of:=IFERROR([.J324]/[.$E324];&quot;&quot; )">
            <text:p/>
          </table:table-cell>
          <table:table-cell table:formula="of:=IFERROR([.K324]/[.$E324];&quot;&quot; )">
            <text:p/>
          </table:table-cell>
          <table:table-cell table:formula="of:=IFERROR([.L324]/[.$E324];&quot;&quot; )">
            <text:p/>
          </table:table-cell>
          <table:table-cell table:formula="of:=IFERROR([.M324]/[.$E324];&quot;&quot; )" office:value-type="float" office:value="0.000148081027921102" calcext:value-type="float">
            <text:p>0,000148081</text:p>
          </table:table-cell>
          <table:table-cell table:formula="of:=IFERROR([.N324]/[.$E324];&quot;&quot; )" office:value-type="float" office:value="0.46828373516898" calcext:value-type="float">
            <text:p>0,4682837352</text:p>
          </table:table-cell>
          <table:table-cell table:formula="of:=IFERROR([.O324]/[.$E324];&quot;&quot; )">
            <text:p/>
          </table:table-cell>
          <table:table-cell table:formula="of:=IFERROR([.P324]/[.$E324];&quot;&quot; )">
            <text:p/>
          </table:table-cell>
          <table:table-cell table:formula="of:=IFERROR([.Q324]/[.$E324];&quot;&quot; )">
            <text:p/>
          </table:table-cell>
          <table:table-cell table:formula="of:=IFERROR([.R324]/[.$E324];&quot;&quot; )">
            <text:p/>
          </table:table-cell>
          <table:table-cell table:formula="of:=IFERROR([.S324]/[.$E324];&quot;&quot; )" office:value-type="float" office:value="0.008768389239257" calcext:value-type="float">
            <text:p>0,0087683892</text:p>
          </table:table-cell>
          <table:table-cell table:formula="of:=IFERROR([.T324]/[.$E324];&quot;&quot; )">
            <text:p/>
          </table:table-cell>
          <table:table-cell table:formula="of:=IFERROR([.U324]/[.$E324];&quot;&quot; )">
            <text:p/>
          </table:table-cell>
          <table:table-cell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ERROR([.B325]/[.$E325];&quot;&quot; )">
            <text:p/>
          </table:table-cell>
          <table:table-cell table:formula="of:=IFERROR([.C325]/[.$E325];&quot;&quot; )" office:value-type="float" office:value="0.000227108419343141" calcext:value-type="float">
            <text:p>0,0002271084</text:p>
          </table:table-cell>
          <table:table-cell table:formula="of:=IFERROR([.D325]/[.$E325];&quot;&quot; )" office:value-type="float" office:value="0.0123717107935008" calcext:value-type="float">
            <text:p>0,0123717108</text:p>
          </table:table-cell>
          <table:table-cell table:formula="of:=IFERROR([.E325]/[.$E325];&quot;&quot; )" office:value-type="float" office:value="1" calcext:value-type="float">
            <text:p>1</text:p>
          </table:table-cell>
          <table:table-cell table:formula="of:=IFERROR([.F325]/[.$E325];&quot;&quot; )">
            <text:p/>
          </table:table-cell>
          <table:table-cell table:formula="of:=IFERROR([.G325]/[.$E325];&quot;&quot; )">
            <text:p/>
          </table:table-cell>
          <table:table-cell table:formula="of:=IFERROR([.H325]/[.$E325];&quot;&quot; )">
            <text:p/>
          </table:table-cell>
          <table:table-cell table:formula="of:=IFERROR([.I325]/[.$E325];&quot;&quot; )" office:value-type="float" office:value="0.0351710953691561" calcext:value-type="float">
            <text:p>0,0351710954</text:p>
          </table:table-cell>
          <table:table-cell table:formula="of:=IFERROR([.J325]/[.$E325];&quot;&quot; )">
            <text:p/>
          </table:table-cell>
          <table:table-cell table:formula="of:=IFERROR([.K325]/[.$E325];&quot;&quot; )">
            <text:p/>
          </table:table-cell>
          <table:table-cell table:formula="of:=IFERROR([.L325]/[.$E325];&quot;&quot; )">
            <text:p/>
          </table:table-cell>
          <table:table-cell table:formula="of:=IFERROR([.M325]/[.$E325];&quot;&quot; )">
            <text:p/>
          </table:table-cell>
          <table:table-cell table:formula="of:=IFERROR([.N325]/[.$E325];&quot;&quot; )" office:value-type="float" office:value="0.467477539100964" calcext:value-type="float">
            <text:p>0,4674775391</text:p>
          </table:table-cell>
          <table:table-cell table:formula="of:=IFERROR([.O325]/[.$E325];&quot;&quot; )">
            <text:p/>
          </table:table-cell>
          <table:table-cell table:formula="of:=IFERROR([.P325]/[.$E325];&quot;&quot; )">
            <text:p/>
          </table:table-cell>
          <table:table-cell table:formula="of:=IFERROR([.Q325]/[.$E325];&quot;&quot; )">
            <text:p/>
          </table:table-cell>
          <table:table-cell table:formula="of:=IFERROR([.R325]/[.$E325];&quot;&quot; )">
            <text:p/>
          </table:table-cell>
          <table:table-cell table:formula="of:=IFERROR([.S325]/[.$E325];&quot;&quot; )" office:value-type="float" office:value="0.00996959040227871" calcext:value-type="float">
            <text:p>0,0099695904</text:p>
          </table:table-cell>
          <table:table-cell table:formula="of:=IFERROR([.T325]/[.$E325];&quot;&quot; )">
            <text:p/>
          </table:table-cell>
          <table:table-cell table:formula="of:=IFERROR([.U325]/[.$E325];&quot;&quot; )">
            <text:p/>
          </table:table-cell>
          <table:table-cell table:formula="of:=IFERROR([.V325]/[.$E32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ERROR([.B326]/[.$E326];&quot;&quot; )">
            <text:p/>
          </table:table-cell>
          <table:table-cell table:formula="of:=IFERROR([.C326]/[.$E326];&quot;&quot; )" office:value-type="float" office:value="0.000134734091436335" calcext:value-type="float">
            <text:p>0,0001347341</text:p>
          </table:table-cell>
          <table:table-cell table:formula="of:=IFERROR([.D326]/[.$E326];&quot;&quot; )" office:value-type="float" office:value="0.0141322505977892" calcext:value-type="float">
            <text:p>0,0141322506</text:p>
          </table:table-cell>
          <table:table-cell table:formula="of:=IFERROR([.E326]/[.$E326];&quot;&quot; )" office:value-type="float" office:value="1" calcext:value-type="float">
            <text:p>1</text:p>
          </table:table-cell>
          <table:table-cell table:formula="of:=IFERROR([.F326]/[.$E326];&quot;&quot; )">
            <text:p/>
          </table:table-cell>
          <table:table-cell table:formula="of:=IFERROR([.G326]/[.$E326];&quot;&quot; )">
            <text:p/>
          </table:table-cell>
          <table:table-cell table:formula="of:=IFERROR([.H326]/[.$E326];&quot;&quot; )">
            <text:p/>
          </table:table-cell>
          <table:table-cell table:formula="of:=IFERROR([.I326]/[.$E326];&quot;&quot; )" office:value-type="float" office:value="0.0402110146937158" calcext:value-type="float">
            <text:p>0,0402110147</text:p>
          </table:table-cell>
          <table:table-cell table:formula="of:=IFERROR([.J326]/[.$E326];&quot;&quot; )">
            <text:p/>
          </table:table-cell>
          <table:table-cell table:formula="of:=IFERROR([.K326]/[.$E326];&quot;&quot; )">
            <text:p/>
          </table:table-cell>
          <table:table-cell table:formula="of:=IFERROR([.L326]/[.$E326];&quot;&quot; )">
            <text:p/>
          </table:table-cell>
          <table:table-cell table:formula="of:=IFERROR([.M326]/[.$E326];&quot;&quot; )" office:value-type="float" office:value="0.000171683682457436" calcext:value-type="float">
            <text:p>0,0001716837</text:p>
          </table:table-cell>
          <table:table-cell table:formula="of:=IFERROR([.N326]/[.$E326];&quot;&quot; )" office:value-type="float" office:value="0.490233784544454" calcext:value-type="float">
            <text:p>0,4902337845</text:p>
          </table:table-cell>
          <table:table-cell table:formula="of:=IFERROR([.O326]/[.$E326];&quot;&quot; )">
            <text:p/>
          </table:table-cell>
          <table:table-cell table:formula="of:=IFERROR([.P326]/[.$E326];&quot;&quot; )">
            <text:p/>
          </table:table-cell>
          <table:table-cell table:formula="of:=IFERROR([.Q326]/[.$E326];&quot;&quot; )">
            <text:p/>
          </table:table-cell>
          <table:table-cell table:formula="of:=IFERROR([.R326]/[.$E326];&quot;&quot; )">
            <text:p/>
          </table:table-cell>
          <table:table-cell table:formula="of:=IFERROR([.S326]/[.$E326];&quot;&quot; )" office:value-type="float" office:value="0.0089337280441092" calcext:value-type="float">
            <text:p>0,008933728</text:p>
          </table:table-cell>
          <table:table-cell table:formula="of:=IFERROR([.T326]/[.$E326];&quot;&quot; )">
            <text:p/>
          </table:table-cell>
          <table:table-cell table:formula="of:=IFERROR([.U326]/[.$E326];&quot;&quot; )">
            <text:p/>
          </table:table-cell>
          <table:table-cell table:formula="of:=IFERROR([.V326]/[.$E32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ERROR([.B327]/[.$E327];&quot;&quot; )">
            <text:p/>
          </table:table-cell>
          <table:table-cell table:formula="of:=IFERROR([.C327]/[.$E327];&quot;&quot; )" office:value-type="float" office:value="0.00014913051671729" calcext:value-type="float">
            <text:p>0,0001491305</text:p>
          </table:table-cell>
          <table:table-cell table:formula="of:=IFERROR([.D327]/[.$E327];&quot;&quot; )" office:value-type="float" office:value="0.0135709047303995" calcext:value-type="float">
            <text:p>0,0135709047</text:p>
          </table:table-cell>
          <table:table-cell table:formula="of:=IFERROR([.E327]/[.$E327];&quot;&quot; )" office:value-type="float" office:value="1" calcext:value-type="float">
            <text:p>1</text:p>
          </table:table-cell>
          <table:table-cell table:formula="of:=IFERROR([.F327]/[.$E327];&quot;&quot; )">
            <text:p/>
          </table:table-cell>
          <table:table-cell table:formula="of:=IFERROR([.G327]/[.$E327];&quot;&quot; )">
            <text:p/>
          </table:table-cell>
          <table:table-cell table:formula="of:=IFERROR([.H327]/[.$E327];&quot;&quot; )">
            <text:p/>
          </table:table-cell>
          <table:table-cell table:formula="of:=IFERROR([.I327]/[.$E327];&quot;&quot; )" office:value-type="float" office:value="0.0410060245274349" calcext:value-type="float">
            <text:p>0,0410060245</text:p>
          </table:table-cell>
          <table:table-cell table:formula="of:=IFERROR([.J327]/[.$E327];&quot;&quot; )">
            <text:p/>
          </table:table-cell>
          <table:table-cell table:formula="of:=IFERROR([.K327]/[.$E327];&quot;&quot; )">
            <text:p/>
          </table:table-cell>
          <table:table-cell table:formula="of:=IFERROR([.L327]/[.$E327];&quot;&quot; )">
            <text:p/>
          </table:table-cell>
          <table:table-cell table:formula="of:=IFERROR([.M327]/[.$E327];&quot;&quot; )" office:value-type="float" office:value="0.000165908392576138" calcext:value-type="float">
            <text:p>0,0001659084</text:p>
          </table:table-cell>
          <table:table-cell table:formula="of:=IFERROR([.N327]/[.$E327];&quot;&quot; )" office:value-type="float" office:value="0.495424886151745" calcext:value-type="float">
            <text:p>0,4954248862</text:p>
          </table:table-cell>
          <table:table-cell table:formula="of:=IFERROR([.O327]/[.$E327];&quot;&quot; )">
            <text:p/>
          </table:table-cell>
          <table:table-cell table:formula="of:=IFERROR([.P327]/[.$E327];&quot;&quot; )">
            <text:p/>
          </table:table-cell>
          <table:table-cell table:formula="of:=IFERROR([.Q327]/[.$E327];&quot;&quot; )">
            <text:p/>
          </table:table-cell>
          <table:table-cell table:formula="of:=IFERROR([.R327]/[.$E327];&quot;&quot; )">
            <text:p/>
          </table:table-cell>
          <table:table-cell table:formula="of:=IFERROR([.S327]/[.$E327];&quot;&quot; )" office:value-type="float" office:value="0.0120039767398881" calcext:value-type="float">
            <text:p>0,0120039767</text:p>
          </table:table-cell>
          <table:table-cell table:formula="of:=IFERROR([.T327]/[.$E327];&quot;&quot; )">
            <text:p/>
          </table:table-cell>
          <table:table-cell table:formula="of:=IFERROR([.U327]/[.$E327];&quot;&quot; )">
            <text:p/>
          </table:table-cell>
          <table:table-cell table:formula="of:=IFERROR([.V327]/[.$E32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ERROR([.B328]/[.$E328];&quot;&quot; )">
            <text:p/>
          </table:table-cell>
          <table:table-cell table:formula="of:=IFERROR([.C328]/[.$E328];&quot;&quot; )" office:value-type="float" office:value="0.000148785359295878" calcext:value-type="float">
            <text:p>0,0001487854</text:p>
          </table:table-cell>
          <table:table-cell table:formula="of:=IFERROR([.D328]/[.$E328];&quot;&quot; )" office:value-type="float" office:value="0.0129126393496361" calcext:value-type="float">
            <text:p>0,0129126393</text:p>
          </table:table-cell>
          <table:table-cell table:formula="of:=IFERROR([.E328]/[.$E328];&quot;&quot; )" office:value-type="float" office:value="1" calcext:value-type="float">
            <text:p>1</text:p>
          </table:table-cell>
          <table:table-cell table:formula="of:=IFERROR([.F328]/[.$E328];&quot;&quot; )">
            <text:p/>
          </table:table-cell>
          <table:table-cell table:formula="of:=IFERROR([.G328]/[.$E328];&quot;&quot; )">
            <text:p/>
          </table:table-cell>
          <table:table-cell table:formula="of:=IFERROR([.H328]/[.$E328];&quot;&quot; )">
            <text:p/>
          </table:table-cell>
          <table:table-cell table:formula="of:=IFERROR([.I328]/[.$E328];&quot;&quot; )" office:value-type="float" office:value="0.0377474672751888" calcext:value-type="float">
            <text:p>0,0377474673</text:p>
          </table:table-cell>
          <table:table-cell table:formula="of:=IFERROR([.J328]/[.$E328];&quot;&quot; )">
            <text:p/>
          </table:table-cell>
          <table:table-cell table:formula="of:=IFERROR([.K328]/[.$E328];&quot;&quot; )">
            <text:p/>
          </table:table-cell>
          <table:table-cell table:formula="of:=IFERROR([.L328]/[.$E328];&quot;&quot; )">
            <text:p/>
          </table:table-cell>
          <table:table-cell table:formula="of:=IFERROR([.M328]/[.$E328];&quot;&quot; )" office:value-type="float" office:value="0.000150615982889245" calcext:value-type="float">
            <text:p>0,000150616</text:p>
          </table:table-cell>
          <table:table-cell table:formula="of:=IFERROR([.N328]/[.$E328];&quot;&quot; )" office:value-type="float" office:value="0.520884223681482" calcext:value-type="float">
            <text:p>0,5208842237</text:p>
          </table:table-cell>
          <table:table-cell table:formula="of:=IFERROR([.O328]/[.$E328];&quot;&quot; )">
            <text:p/>
          </table:table-cell>
          <table:table-cell table:formula="of:=IFERROR([.P328]/[.$E328];&quot;&quot; )">
            <text:p/>
          </table:table-cell>
          <table:table-cell table:formula="of:=IFERROR([.Q328]/[.$E328];&quot;&quot; )">
            <text:p/>
          </table:table-cell>
          <table:table-cell table:formula="of:=IFERROR([.R328]/[.$E328];&quot;&quot; )">
            <text:p/>
          </table:table-cell>
          <table:table-cell table:formula="of:=IFERROR([.S328]/[.$E328];&quot;&quot; )" office:value-type="float" office:value="0.0101662342312301" calcext:value-type="float">
            <text:p>0,0101662342</text:p>
          </table:table-cell>
          <table:table-cell table:formula="of:=IFERROR([.T328]/[.$E328];&quot;&quot; )">
            <text:p/>
          </table:table-cell>
          <table:table-cell table:formula="of:=IFERROR([.U328]/[.$E328];&quot;&quot; )">
            <text:p/>
          </table:table-cell>
          <table:table-cell table:formula="of:=IFERROR([.V328]/[.$E32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ERROR([.B329]/[.$E329];&quot;&quot; )">
            <text:p/>
          </table:table-cell>
          <table:table-cell table:formula="of:=IFERROR([.C329]/[.$E329];&quot;&quot; )" office:value-type="float" office:value="0.000210402682566436" calcext:value-type="float">
            <text:p>0,0002104027</text:p>
          </table:table-cell>
          <table:table-cell table:formula="of:=IFERROR([.D329]/[.$E329];&quot;&quot; )" office:value-type="float" office:value="0.0142994872110236" calcext:value-type="float">
            <text:p>0,0142994872</text:p>
          </table:table-cell>
          <table:table-cell table:formula="of:=IFERROR([.E329]/[.$E329];&quot;&quot; )" office:value-type="float" office:value="1" calcext:value-type="float">
            <text:p>1</text:p>
          </table:table-cell>
          <table:table-cell table:formula="of:=IFERROR([.F329]/[.$E329];&quot;&quot; )">
            <text:p/>
          </table:table-cell>
          <table:table-cell table:formula="of:=IFERROR([.G329]/[.$E329];&quot;&quot; )">
            <text:p/>
          </table:table-cell>
          <table:table-cell table:formula="of:=IFERROR([.H329]/[.$E329];&quot;&quot; )">
            <text:p/>
          </table:table-cell>
          <table:table-cell table:formula="of:=IFERROR([.I329]/[.$E329];&quot;&quot; )" office:value-type="float" office:value="0.0374052615383317" calcext:value-type="float">
            <text:p>0,0374052615</text:p>
          </table:table-cell>
          <table:table-cell table:formula="of:=IFERROR([.J329]/[.$E329];&quot;&quot; )">
            <text:p/>
          </table:table-cell>
          <table:table-cell table:formula="of:=IFERROR([.K329]/[.$E329];&quot;&quot; )">
            <text:p/>
          </table:table-cell>
          <table:table-cell table:formula="of:=IFERROR([.L329]/[.$E329];&quot;&quot; )">
            <text:p/>
          </table:table-cell>
          <table:table-cell table:formula="of:=IFERROR([.M329]/[.$E329];&quot;&quot; )">
            <text:p/>
          </table:table-cell>
          <table:table-cell table:formula="of:=IFERROR([.N329]/[.$E329];&quot;&quot; )" office:value-type="float" office:value="0.529953009985914" calcext:value-type="float">
            <text:p>0,52995301</text:p>
          </table:table-cell>
          <table:table-cell table:formula="of:=IFERROR([.O329]/[.$E329];&quot;&quot; )">
            <text:p/>
          </table:table-cell>
          <table:table-cell table:formula="of:=IFERROR([.P329]/[.$E329];&quot;&quot; )">
            <text:p/>
          </table:table-cell>
          <table:table-cell table:formula="of:=IFERROR([.Q329]/[.$E329];&quot;&quot; )">
            <text:p/>
          </table:table-cell>
          <table:table-cell table:formula="of:=IFERROR([.R329]/[.$E329];&quot;&quot; )">
            <text:p/>
          </table:table-cell>
          <table:table-cell table:formula="of:=IFERROR([.S329]/[.$E329];&quot;&quot; )" office:value-type="float" office:value="0.0128914507413559" calcext:value-type="float">
            <text:p>0,0128914507</text:p>
          </table:table-cell>
          <table:table-cell table:formula="of:=IFERROR([.T329]/[.$E329];&quot;&quot; )">
            <text:p/>
          </table:table-cell>
          <table:table-cell table:formula="of:=IFERROR([.U329]/[.$E329];&quot;&quot; )">
            <text:p/>
          </table:table-cell>
          <table:table-cell table:formula="of:=IFERROR([.V329]/[.$E32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ERROR([.B330]/[.$E330];&quot;&quot; )">
            <text:p/>
          </table:table-cell>
          <table:table-cell table:formula="of:=IFERROR([.C330]/[.$E330];&quot;&quot; )" office:value-type="float" office:value="0.000147427091940464" calcext:value-type="float">
            <text:p>0,0001474271</text:p>
          </table:table-cell>
          <table:table-cell table:formula="of:=IFERROR([.D330]/[.$E330];&quot;&quot; )" office:value-type="float" office:value="0.0122179641681053" calcext:value-type="float">
            <text:p>0,0122179642</text:p>
          </table:table-cell>
          <table:table-cell table:formula="of:=IFERROR([.E330]/[.$E330];&quot;&quot; )" office:value-type="float" office:value="1" calcext:value-type="float">
            <text:p>1</text:p>
          </table:table-cell>
          <table:table-cell table:formula="of:=IFERROR([.F330]/[.$E330];&quot;&quot; )">
            <text:p/>
          </table:table-cell>
          <table:table-cell table:formula="of:=IFERROR([.G330]/[.$E330];&quot;&quot; )">
            <text:p/>
          </table:table-cell>
          <table:table-cell table:formula="of:=IFERROR([.H330]/[.$E330];&quot;&quot; )">
            <text:p/>
          </table:table-cell>
          <table:table-cell table:formula="of:=IFERROR([.I330]/[.$E330];&quot;&quot; )" office:value-type="float" office:value="0.0357167260787767" calcext:value-type="float">
            <text:p>0,0357167261</text:p>
          </table:table-cell>
          <table:table-cell table:formula="of:=IFERROR([.J330]/[.$E330];&quot;&quot; )">
            <text:p/>
          </table:table-cell>
          <table:table-cell table:formula="of:=IFERROR([.K330]/[.$E330];&quot;&quot; )">
            <text:p/>
          </table:table-cell>
          <table:table-cell table:formula="of:=IFERROR([.L330]/[.$E330];&quot;&quot; )">
            <text:p/>
          </table:table-cell>
          <table:table-cell table:formula="of:=IFERROR([.M330]/[.$E330];&quot;&quot; )">
            <text:p/>
          </table:table-cell>
          <table:table-cell table:formula="of:=IFERROR([.N330]/[.$E330];&quot;&quot; )" office:value-type="float" office:value="0.613074199384118" calcext:value-type="float">
            <text:p>0,6130741994</text:p>
          </table:table-cell>
          <table:table-cell table:formula="of:=IFERROR([.O330]/[.$E330];&quot;&quot; )">
            <text:p/>
          </table:table-cell>
          <table:table-cell table:formula="of:=IFERROR([.P330]/[.$E330];&quot;&quot; )">
            <text:p/>
          </table:table-cell>
          <table:table-cell table:formula="of:=IFERROR([.Q330]/[.$E330];&quot;&quot; )">
            <text:p/>
          </table:table-cell>
          <table:table-cell table:formula="of:=IFERROR([.R330]/[.$E330];&quot;&quot; )" office:value-type="float" office:value="0.0000565956871319967" calcext:value-type="float">
            <text:p>5,65956871319967E-005</text:p>
          </table:table-cell>
          <table:table-cell table:formula="of:=IFERROR([.S330]/[.$E330];&quot;&quot; )" office:value-type="float" office:value="0.00961931036703472" calcext:value-type="float">
            <text:p>0,0096193104</text:p>
          </table:table-cell>
          <table:table-cell table:formula="of:=IFERROR([.T330]/[.$E330];&quot;&quot; )">
            <text:p/>
          </table:table-cell>
          <table:table-cell table:formula="of:=IFERROR([.U330]/[.$E330];&quot;&quot; )">
            <text:p/>
          </table:table-cell>
          <table:table-cell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ERROR([.B331]/[.$E331];&quot;&quot; )">
            <text:p/>
          </table:table-cell>
          <table:table-cell table:formula="of:=IFERROR([.C331]/[.$E331];&quot;&quot; )" office:value-type="float" office:value="0.00016331549773771" calcext:value-type="float">
            <text:p>0,0001633155</text:p>
          </table:table-cell>
          <table:table-cell table:formula="of:=IFERROR([.D331]/[.$E331];&quot;&quot; )" office:value-type="float" office:value="0.0155262576885907" calcext:value-type="float">
            <text:p>0,0155262577</text:p>
          </table:table-cell>
          <table:table-cell table:formula="of:=IFERROR([.E331]/[.$E331];&quot;&quot; )" office:value-type="float" office:value="1" calcext:value-type="float">
            <text:p>1</text:p>
          </table:table-cell>
          <table:table-cell table:formula="of:=IFERROR([.F331]/[.$E331];&quot;&quot; )">
            <text:p/>
          </table:table-cell>
          <table:table-cell table:formula="of:=IFERROR([.G331]/[.$E331];&quot;&quot; )">
            <text:p/>
          </table:table-cell>
          <table:table-cell table:formula="of:=IFERROR([.H331]/[.$E331];&quot;&quot; )">
            <text:p/>
          </table:table-cell>
          <table:table-cell table:formula="of:=IFERROR([.I331]/[.$E331];&quot;&quot; )" office:value-type="float" office:value="0.042799984360416" calcext:value-type="float">
            <text:p>0,0427999844</text:p>
          </table:table-cell>
          <table:table-cell table:formula="of:=IFERROR([.J331]/[.$E331];&quot;&quot; )">
            <text:p/>
          </table:table-cell>
          <table:table-cell table:formula="of:=IFERROR([.K331]/[.$E331];&quot;&quot; )">
            <text:p/>
          </table:table-cell>
          <table:table-cell table:formula="of:=IFERROR([.L331]/[.$E331];&quot;&quot; )">
            <text:p/>
          </table:table-cell>
          <table:table-cell table:formula="of:=IFERROR([.M331]/[.$E331];&quot;&quot; )" office:value-type="float" office:value="0.000240650869601056" calcext:value-type="float">
            <text:p>0,0002406509</text:p>
          </table:table-cell>
          <table:table-cell table:formula="of:=IFERROR([.N331]/[.$E331];&quot;&quot; )" office:value-type="float" office:value="0.698013993534129" calcext:value-type="float">
            <text:p>0,6980139935</text:p>
          </table:table-cell>
          <table:table-cell table:formula="of:=IFERROR([.O331]/[.$E331];&quot;&quot; )">
            <text:p/>
          </table:table-cell>
          <table:table-cell table:formula="of:=IFERROR([.P331]/[.$E331];&quot;&quot; )">
            <text:p/>
          </table:table-cell>
          <table:table-cell table:formula="of:=IFERROR([.Q331]/[.$E331];&quot;&quot; )">
            <text:p/>
          </table:table-cell>
          <table:table-cell table:formula="of:=IFERROR([.R331]/[.$E331];&quot;&quot; )">
            <text:p/>
          </table:table-cell>
          <table:table-cell table:formula="of:=IFERROR([.S331]/[.$E331];&quot;&quot; )" office:value-type="float" office:value="0.0138642724083998" calcext:value-type="float">
            <text:p>0,0138642724</text:p>
          </table:table-cell>
          <table:table-cell table:formula="of:=IFERROR([.T331]/[.$E331];&quot;&quot; )">
            <text:p/>
          </table:table-cell>
          <table:table-cell table:formula="of:=IFERROR([.U331]/[.$E331];&quot;&quot; )">
            <text:p/>
          </table:table-cell>
          <table:table-cell table:formula="of:=IFERROR([.V331]/[.$E33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ERROR([.B332]/[.$E332];&quot;&quot; )">
            <text:p/>
          </table:table-cell>
          <table:table-cell table:formula="of:=IFERROR([.C332]/[.$E332];&quot;&quot; )" office:value-type="float" office:value="0.000168326044685605" calcext:value-type="float">
            <text:p>0,000168326</text:p>
          </table:table-cell>
          <table:table-cell table:formula="of:=IFERROR([.D332]/[.$E332];&quot;&quot; )" office:value-type="float" office:value="0.0124549279623877" calcext:value-type="float">
            <text:p>0,012454928</text:p>
          </table:table-cell>
          <table:table-cell table:formula="of:=IFERROR([.E332]/[.$E332];&quot;&quot; )" office:value-type="float" office:value="1" calcext:value-type="float">
            <text:p>1</text:p>
          </table:table-cell>
          <table:table-cell table:formula="of:=IFERROR([.F332]/[.$E332];&quot;&quot; )">
            <text:p/>
          </table:table-cell>
          <table:table-cell table:formula="of:=IFERROR([.G332]/[.$E332];&quot;&quot; )">
            <text:p/>
          </table:table-cell>
          <table:table-cell table:formula="of:=IFERROR([.H332]/[.$E332];&quot;&quot; )">
            <text:p/>
          </table:table-cell>
          <table:table-cell table:formula="of:=IFERROR([.I332]/[.$E332];&quot;&quot; )" office:value-type="float" office:value="0.036535332812137" calcext:value-type="float">
            <text:p>0,0365353328</text:p>
          </table:table-cell>
          <table:table-cell table:formula="of:=IFERROR([.J332]/[.$E332];&quot;&quot; )">
            <text:p/>
          </table:table-cell>
          <table:table-cell table:formula="of:=IFERROR([.K332]/[.$E332];&quot;&quot; )">
            <text:p/>
          </table:table-cell>
          <table:table-cell table:formula="of:=IFERROR([.L332]/[.$E332];&quot;&quot; )" office:value-type="float" office:value="0.000200011948564779" calcext:value-type="float">
            <text:p>0,0002000119</text:p>
          </table:table-cell>
          <table:table-cell table:formula="of:=IFERROR([.M332]/[.$E332];&quot;&quot; )" office:value-type="float" office:value="0.000138864731127618" calcext:value-type="float">
            <text:p>0,0001388647</text:p>
          </table:table-cell>
          <table:table-cell table:formula="of:=IFERROR([.N332]/[.$E332];&quot;&quot; )" office:value-type="float" office:value="0.624164464186839" calcext:value-type="float">
            <text:p>0,6241644642</text:p>
          </table:table-cell>
          <table:table-cell table:formula="of:=IFERROR([.O332]/[.$E332];&quot;&quot; )" office:value-type="float" office:value="0.0000243892476256793" calcext:value-type="float">
            <text:p>2,43892476256793E-005</text:p>
          </table:table-cell>
          <table:table-cell table:formula="of:=IFERROR([.P332]/[.$E332];&quot;&quot; )">
            <text:p/>
          </table:table-cell>
          <table:table-cell table:formula="of:=IFERROR([.Q332]/[.$E332];&quot;&quot; )">
            <text:p/>
          </table:table-cell>
          <table:table-cell table:formula="of:=IFERROR([.R332]/[.$E332];&quot;&quot; )">
            <text:p/>
          </table:table-cell>
          <table:table-cell table:formula="of:=IFERROR([.S332]/[.$E332];&quot;&quot; )" office:value-type="float" office:value="0.0100453793986176" calcext:value-type="float">
            <text:p>0,0100453794</text:p>
          </table:table-cell>
          <table:table-cell table:formula="of:=IFERROR([.T332]/[.$E332];&quot;&quot; )">
            <text:p/>
          </table:table-cell>
          <table:table-cell table:formula="of:=IFERROR([.U332]/[.$E332];&quot;&quot; )">
            <text:p/>
          </table:table-cell>
          <table:table-cell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ERROR([.B333]/[.$E333];&quot;&quot; )">
            <text:p/>
          </table:table-cell>
          <table:table-cell table:formula="of:=IFERROR([.C333]/[.$E333];&quot;&quot; )" office:value-type="float" office:value="0.000226558326707902" calcext:value-type="float">
            <text:p>0,0002265583</text:p>
          </table:table-cell>
          <table:table-cell table:formula="of:=IFERROR([.D333]/[.$E333];&quot;&quot; )" office:value-type="float" office:value="0.0149338602742918" calcext:value-type="float">
            <text:p>0,0149338603</text:p>
          </table:table-cell>
          <table:table-cell table:formula="of:=IFERROR([.E333]/[.$E333];&quot;&quot; )" office:value-type="float" office:value="1" calcext:value-type="float">
            <text:p>1</text:p>
          </table:table-cell>
          <table:table-cell table:formula="of:=IFERROR([.F333]/[.$E333];&quot;&quot; )">
            <text:p/>
          </table:table-cell>
          <table:table-cell table:formula="of:=IFERROR([.G333]/[.$E333];&quot;&quot; )">
            <text:p/>
          </table:table-cell>
          <table:table-cell table:formula="of:=IFERROR([.H333]/[.$E333];&quot;&quot; )">
            <text:p/>
          </table:table-cell>
          <table:table-cell table:formula="of:=IFERROR([.I333]/[.$E333];&quot;&quot; )" office:value-type="float" office:value="0.0366592263388712" calcext:value-type="float">
            <text:p>0,0366592263</text:p>
          </table:table-cell>
          <table:table-cell table:formula="of:=IFERROR([.J333]/[.$E333];&quot;&quot; )">
            <text:p/>
          </table:table-cell>
          <table:table-cell table:formula="of:=IFERROR([.K333]/[.$E333];&quot;&quot; )">
            <text:p/>
          </table:table-cell>
          <table:table-cell table:formula="of:=IFERROR([.L333]/[.$E333];&quot;&quot; )">
            <text:p/>
          </table:table-cell>
          <table:table-cell table:formula="of:=IFERROR([.M333]/[.$E333];&quot;&quot; )">
            <text:p/>
          </table:table-cell>
          <table:table-cell table:formula="of:=IFERROR([.N333]/[.$E333];&quot;&quot; )" office:value-type="float" office:value="0.531737261613124" calcext:value-type="float">
            <text:p>0,5317372616</text:p>
          </table:table-cell>
          <table:table-cell table:formula="of:=IFERROR([.O333]/[.$E333];&quot;&quot; )">
            <text:p/>
          </table:table-cell>
          <table:table-cell table:formula="of:=IFERROR([.P333]/[.$E333];&quot;&quot; )">
            <text:p/>
          </table:table-cell>
          <table:table-cell table:formula="of:=IFERROR([.Q333]/[.$E333];&quot;&quot; )">
            <text:p/>
          </table:table-cell>
          <table:table-cell table:formula="of:=IFERROR([.R333]/[.$E333];&quot;&quot; )">
            <text:p/>
          </table:table-cell>
          <table:table-cell table:formula="of:=IFERROR([.S333]/[.$E333];&quot;&quot; )" office:value-type="float" office:value="0.00987314669298643" calcext:value-type="float">
            <text:p>0,0098731467</text:p>
          </table:table-cell>
          <table:table-cell table:formula="of:=IFERROR([.T333]/[.$E333];&quot;&quot; )">
            <text:p/>
          </table:table-cell>
          <table:table-cell table:formula="of:=IFERROR([.U333]/[.$E333];&quot;&quot; )">
            <text:p/>
          </table:table-cell>
          <table:table-cell table:formula="of:=IFERROR([.V333]/[.$E333];&quot;&quot; )" office:value-type="float" office:value="0.00000852684707218299" calcext:value-type="float">
            <text:p>8,52684707218299E-006</text:p>
          </table:table-cell>
          <table:table-cell table:number-columns-repeated="1002"/>
        </table:table-row>
        <table:table-row table:style-name="ro2">
          <table:table-cell/>
          <table:table-cell table:formula="of:=IFERROR([.B334]/[.$E334];&quot;&quot; )">
            <text:p/>
          </table:table-cell>
          <table:table-cell table:formula="of:=IFERROR([.C334]/[.$E334];&quot;&quot; )">
            <text:p/>
          </table:table-cell>
          <table:table-cell table:formula="of:=IFERROR([.D334]/[.$E334];&quot;&quot; )">
            <text:p/>
          </table:table-cell>
          <table:table-cell table:formula="of:=IFERROR([.E334]/[.$E334];&quot;&quot; )">
            <text:p/>
          </table:table-cell>
          <table:table-cell table:formula="of:=IFERROR([.F334]/[.$E334];&quot;&quot; )">
            <text:p/>
          </table:table-cell>
          <table:table-cell table:formula="of:=IFERROR([.G334]/[.$E334];&quot;&quot; )">
            <text:p/>
          </table:table-cell>
          <table:table-cell table:formula="of:=IFERROR([.H334]/[.$E334];&quot;&quot; )">
            <text:p/>
          </table:table-cell>
          <table:table-cell table:formula="of:=IFERROR([.I334]/[.$E334];&quot;&quot; )">
            <text:p/>
          </table:table-cell>
          <table:table-cell table:formula="of:=IFERROR([.J334]/[.$E334];&quot;&quot; )">
            <text:p/>
          </table:table-cell>
          <table:table-cell table:formula="of:=IFERROR([.K334]/[.$E334];&quot;&quot; )">
            <text:p/>
          </table:table-cell>
          <table:table-cell table:formula="of:=IFERROR([.L334]/[.$E334];&quot;&quot; )">
            <text:p/>
          </table:table-cell>
          <table:table-cell table:formula="of:=IFERROR([.M334]/[.$E334];&quot;&quot; )">
            <text:p/>
          </table:table-cell>
          <table:table-cell table:formula="of:=IFERROR([.N334]/[.$E334];&quot;&quot; )">
            <text:p/>
          </table:table-cell>
          <table:table-cell table:formula="of:=IFERROR([.O334]/[.$E334];&quot;&quot; )">
            <text:p/>
          </table:table-cell>
          <table:table-cell table:formula="of:=IFERROR([.P334]/[.$E334];&quot;&quot; )">
            <text:p/>
          </table:table-cell>
          <table:table-cell table:formula="of:=IFERROR([.Q334]/[.$E334];&quot;&quot; )">
            <text:p/>
          </table:table-cell>
          <table:table-cell table:formula="of:=IFERROR([.R334]/[.$E334];&quot;&quot; )">
            <text:p/>
          </table:table-cell>
          <table:table-cell table:formula="of:=IFERROR([.S334]/[.$E334];&quot;&quot; )">
            <text:p/>
          </table:table-cell>
          <table:table-cell table:formula="of:=IFERROR([.T334]/[.$E334];&quot;&quot; )">
            <text:p/>
          </table:table-cell>
          <table:table-cell table:formula="of:=IFERROR([.U334]/[.$E334];&quot;&quot; )">
            <text:p/>
          </table:table-cell>
          <table:table-cell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valMin</text:p>
          </table:table-cell>
          <table:table-cell table:formula="of:=AVERAGE([.B422:.B530])-2*STDEV([.B422:.B530])" office:value-type="string" office:string-value="" calcext:value-type="error">
            <text:p>#DIV/0 !</text:p>
          </table:table-cell>
          <table:table-cell table:formula="of:=AVERAGE([.C422:.C530])-2*STDEV([.C422:.C530])" office:value-type="float" office:value="0.000103780829024329" calcext:value-type="float">
            <text:p>0,0001037808</text:p>
          </table:table-cell>
          <table:table-cell table:formula="of:=AVERAGE([.D422:.D530])-2*STDEV([.D422:.D530])" office:value-type="float" office:value="0.00833724037324264" calcext:value-type="float">
            <text:p>0,0083372404</text:p>
          </table:table-cell>
          <table:table-cell table:formula="of:=AVERAGE([.E422:.E530])-2*STDEV([.E422:.E530])" office:value-type="float" office:value="1" calcext:value-type="float">
            <text:p>1</text:p>
          </table:table-cell>
          <table:table-cell table:formula="of:=AVERAGE([.F422:.F530])-2*STDEV([.F422:.F530])" office:value-type="string" office:string-value="" calcext:value-type="error">
            <text:p>#DIV/0 !</text:p>
          </table:table-cell>
          <table:table-cell table:formula="of:=AVERAGE([.G422:.G530])-2*STDEV([.G422:.G530])" office:value-type="string" office:string-value="" calcext:value-type="error">
            <text:p>#DIV/0 !</text:p>
          </table:table-cell>
          <table:table-cell table:formula="of:=AVERAGE([.H422:.H530])-2*STDEV([.H422:.H530])" office:value-type="string" office:string-value="" calcext:value-type="error">
            <text:p>#DIV/0 !</text:p>
          </table:table-cell>
          <table:table-cell table:formula="of:=AVERAGE([.I422:.I530])-2*STDEV([.I422:.I530])" office:value-type="float" office:value="0.0263059457131668" calcext:value-type="float">
            <text:p>0,0263059457</text:p>
          </table:table-cell>
          <table:table-cell table:formula="of:=AVERAGE([.J422:.J530])-2*STDEV([.J422:.J530])" office:value-type="string" office:string-value="" calcext:value-type="error">
            <text:p>#DIV/0 !</text:p>
          </table:table-cell>
          <table:table-cell table:formula="of:=AVERAGE([.K422:.K530])-2*STDEV([.K422:.K530])" office:value-type="string" office:string-value="" calcext:value-type="error">
            <text:p>#DIV/0 !</text:p>
          </table:table-cell>
          <table:table-cell table:formula="of:=AVERAGE([.L422:.L530])-2*STDEV([.L422:.L530])" office:value-type="float" office:value="0.000058849019789632" calcext:value-type="float">
            <text:p>0,000058849</text:p>
          </table:table-cell>
          <table:table-cell table:formula="of:=AVERAGE([.M422:.M530])-2*STDEV([.M422:.M530])" office:value-type="float" office:value="0.0000674912437907023" calcext:value-type="float">
            <text:p>6,74912437907023E-005</text:p>
          </table:table-cell>
          <table:table-cell table:formula="of:=AVERAGE([.N422:.N530])-2*STDEV([.N422:.N530])" office:value-type="float" office:value="0.395275401528678" calcext:value-type="float">
            <text:p>0,3952754015</text:p>
          </table:table-cell>
          <table:table-cell table:formula="of:=AVERAGE([.O422:.O530])-2*STDEV([.O422:.O530])" office:value-type="float" office:value="0.0000136906162150377" calcext:value-type="float">
            <text:p>1,36906162150377E-005</text:p>
          </table:table-cell>
          <table:table-cell table:formula="of:=AVERAGE([.P422:.P530])-2*STDEV([.P422:.P530])" office:value-type="string" office:string-value="" calcext:value-type="error">
            <text:p>#DIV/0 !</text:p>
          </table:table-cell>
          <table:table-cell table:formula="of:=AVERAGE([.Q422:.Q530])-2*STDEV([.Q422:.Q530])" office:value-type="string" office:string-value="" calcext:value-type="error">
            <text:p>#DIV/0 !</text:p>
          </table:table-cell>
          <table:table-cell table:formula="of:=AVERAGE([.R422:.R530])-2*STDEV([.R422:.R530])" office:value-type="string" office:string-value="" calcext:value-type="error">
            <text:p>#DIV/0 !</text:p>
          </table:table-cell>
          <table:table-cell table:formula="of:=AVERAGE([.S422:.S530])-2*STDEV([.S422:.S530])" office:value-type="float" office:value="0.00832354465621152" calcext:value-type="float">
            <text:p>0,0083235447</text:p>
          </table:table-cell>
          <table:table-cell table:formula="of:=AVERAGE([.T422:.T530])-2*STDEV([.T422:.T530])" office:value-type="string" office:string-value="" calcext:value-type="error">
            <text:p>#DIV/0 !</text:p>
          </table:table-cell>
          <table:table-cell table:formula="of:=AVERAGE([.U422:.U530])-2*STDEV([.U422:.U530])" office:value-type="string" office:string-value="" calcext:value-type="error">
            <text:p>#DIV/0 !</text:p>
          </table:table-cell>
          <table:table-cell table:formula="of:=AVERAGE([.V422:.V530])-2*STDEV([.V422:.V530])" office:value-type="float" office:value="0.00000624552536303585" calcext:value-type="float">
            <text:p>6,24552536303585E-0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alMax</text:p>
          </table:table-cell>
          <table:table-cell table:style-name="ce5" table:formula="of:=AVERAGE([.B422:.B530])+2*STDEV([.B422:.B530])" office:value-type="string" office:string-value="" calcext:value-type="error">
            <text:p>#DIV/0 !</text:p>
          </table:table-cell>
          <table:table-cell table:style-name="ce5" table:formula="of:=AVERAGE([.C422:.C530])+2*STDEV([.C422:.C530])" office:value-type="float" office:value="0.000301251244088419" calcext:value-type="float">
            <text:p>0,0003012512</text:p>
          </table:table-cell>
          <table:table-cell table:style-name="ce5" table:formula="of:=AVERAGE([.D422:.D530])+2*STDEV([.D422:.D530])" office:value-type="float" office:value="0.0151352928546388" calcext:value-type="float">
            <text:p>0,0151352929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string" office:string-value="" calcext:value-type="error">
            <text:p>#DIV/0 !</text:p>
          </table:table-cell>
          <table:table-cell table:style-name="ce5" table:formula="of:=AVERAGE([.G422:.G530])+2*STDEV([.G422:.G530])" office:value-type="string" office:string-value="" calcext:value-type="error">
            <text:p>#DIV/0 !</text:p>
          </table:table-cell>
          <table:table-cell table:style-name="ce5" table:formula="of:=AVERAGE([.H422:.H530])+2*STDEV([.H422:.H530])" office:value-type="string" office:string-value="" calcext:value-type="error">
            <text:p>#DIV/0 !</text:p>
          </table:table-cell>
          <table:table-cell table:style-name="ce5" table:formula="of:=AVERAGE([.I422:.I530])+2*STDEV([.I422:.I530])" office:value-type="float" office:value="0.0407870669975123" calcext:value-type="float">
            <text:p>0,040787067</text:p>
          </table:table-cell>
          <table:table-cell table:style-name="ce5" table:formula="of:=AVERAGE([.J422:.J530])+2*STDEV([.J422:.J530])" office:value-type="string" office:string-value="" calcext:value-type="error">
            <text:p>#DIV/0 !</text:p>
          </table:table-cell>
          <table:table-cell table:style-name="ce5" table:formula="of:=AVERAGE([.K422:.K530])+2*STDEV([.K422:.K530])" office:value-type="string" office:string-value="" calcext:value-type="error">
            <text:p>#DIV/0 !</text:p>
          </table:table-cell>
          <table:table-cell table:style-name="ce5" table:formula="of:=AVERAGE([.L422:.L530])+2*STDEV([.L422:.L530])" office:value-type="float" office:value="0.000220238475309902" calcext:value-type="float">
            <text:p>0,0002202385</text:p>
          </table:table-cell>
          <table:table-cell table:style-name="ce5" table:formula="of:=AVERAGE([.M422:.M530])+2*STDEV([.M422:.M530])" office:value-type="float" office:value="0.000226554953044203" calcext:value-type="float">
            <text:p>0,000226555</text:p>
          </table:table-cell>
          <table:table-cell table:style-name="ce5" table:formula="of:=AVERAGE([.N422:.N530])+2*STDEV([.N422:.N530])" office:value-type="float" office:value="0.652834076870506" calcext:value-type="float">
            <text:p>0,6528340769</text:p>
          </table:table-cell>
          <table:table-cell table:style-name="ce5" table:formula="of:=AVERAGE([.O422:.O530])+2*STDEV([.O422:.O530])" office:value-type="float" office:value="0.0000372303369739666" calcext:value-type="float">
            <text:p>3,72303369739666E-005</text:p>
          </table:table-cell>
          <table:table-cell table:style-name="ce5" table:formula="of:=AVERAGE([.P422:.P530])+2*STDEV([.P422:.P530])" office:value-type="string" office:string-value="" calcext:value-type="error">
            <text:p>#DIV/0 !</text:p>
          </table:table-cell>
          <table:table-cell table:style-name="ce5" table:formula="of:=AVERAGE([.Q422:.Q530])+2*STDEV([.Q422:.Q530])" office:value-type="string" office:string-value="" calcext:value-type="error">
            <text:p>#DIV/0 !</text:p>
          </table:table-cell>
          <table:table-cell table:style-name="ce5" table:formula="of:=AVERAGE([.R422:.R530])+2*STDEV([.R422:.R530])" office:value-type="string" office:string-value="" calcext:value-type="error">
            <text:p>#DIV/0 !</text:p>
          </table:table-cell>
          <table:table-cell table:style-name="ce5" table:formula="of:=AVERAGE([.S422:.S530])+2*STDEV([.S422:.S530])" office:value-type="float" office:value="0.0134856332521994" calcext:value-type="float">
            <text:p>0,0134856333</text:p>
          </table:table-cell>
          <table:table-cell table:style-name="ce5" table:formula="of:=AVERAGE([.T422:.T530])+2*STDEV([.T422:.T530])" office:value-type="string" office:string-value="" calcext:value-type="error">
            <text:p>#DIV/0 !</text:p>
          </table:table-cell>
          <table:table-cell table:style-name="ce5" table:formula="of:=AVERAGE([.U422:.U530])+2*STDEV([.U422:.U530])" office:value-type="string" office:string-value="" calcext:value-type="error">
            <text:p>#DIV/0 !</text:p>
          </table:table-cell>
          <table:table-cell table:style-name="ce5" table:formula="of:=AVERAGE([.V422:.V530])+2*STDEV([.V422:.V530])" office:value-type="float" office:value="0.00000961638864039385" calcext:value-type="float">
            <text:p>9,61638864039385E-006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 office:value-type="float" office:value="0.000220643566947803" calcext:value-type="float">
            <text:p>0,0002206436</text:p>
          </table:table-cell>
          <table:table-cell table:formula="of:=IF(OR([.D422]&lt;[.D$549];[.D422]&gt;[.D$550]);&quot;&quot;;[.D422])" office:value-type="float" office:value="0.0109464575373075" calcext:value-type="float">
            <text:p>0,0109464575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336884569076425" calcext:value-type="float">
            <text:p>0,0336884569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 office:value-type="float" office:value="0.000120065248311085" calcext:value-type="float">
            <text:p>0,0001200652</text:p>
          </table:table-cell>
          <table:table-cell table:formula="of:=IF(OR([.M422]&lt;[.M$549];[.M422]&gt;[.M$550]);&quot;&quot;;[.M422])">
            <text:p/>
          </table:table-cell>
          <table:table-cell table:formula="of:=IF(OR([.N422]&lt;[.N$549];[.N422]&gt;[.N$550]);&quot;&quot;;[.N422])" office:value-type="float" office:value="0.518595080622804" calcext:value-type="float">
            <text:p>0,5185950806</text:p>
          </table:table-cell>
          <table:table-cell table:formula="of:=IF(OR([.O422]&lt;[.O$549];[.O422]&gt;[.O$550]);&quot;&quot;;[.O422])">
            <text:p/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 office:value-type="string" office:string-value="" calcext:value-type="error">
            <text:p>#DIV/0 !</text:p>
          </table:table-cell>
          <table:table-cell table:formula="of:=IF(OR([.S422]&lt;[.S$549];[.S422]&gt;[.S$550]);&quot;&quot;;[.S422])" office:value-type="float" office:value="0.0118760943981817" calcext:value-type="float">
            <text:p>0,0118760944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 office:value-type="string" office:string-value="" calcext:value-type="error">
            <text:p>#DIV/0 !</text:p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>
            <text:p/>
          </table:table-cell>
          <table:table-cell table:formula="of:=IF(OR([.D423]&lt;[.D$549];[.D423]&gt;[.D$550]);&quot;&quot;;[.D423])" office:value-type="float" office:value="0.00913365951857224" calcext:value-type="float">
            <text:p>0,0091336595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float" office:value="0.0299522378458251" calcext:value-type="float">
            <text:p>0,0299522378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>
            <text:p/>
          </table:table-cell>
          <table:table-cell table:formula="of:=IF(OR([.M423]&lt;[.M$549];[.M423]&gt;[.M$550]);&quot;&quot;;[.M423])" office:value-type="float" office:value="0.000130183934918612" calcext:value-type="float">
            <text:p>0,0001301839</text:p>
          </table:table-cell>
          <table:table-cell table:formula="of:=IF(OR([.N423]&lt;[.N$549];[.N423]&gt;[.N$550]);&quot;&quot;;[.N423])" office:value-type="float" office:value="0.491994466129672" calcext:value-type="float">
            <text:p>0,4919944661</text:p>
          </table:table-cell>
          <table:table-cell table:formula="of:=IF(OR([.O423]&lt;[.O$549];[.O423]&gt;[.O$550]);&quot;&quot;;[.O423])">
            <text:p/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 office:value-type="string" office:string-value="" calcext:value-type="error">
            <text:p>#DIV/0 !</text:p>
          </table:table-cell>
          <table:table-cell table:formula="of:=IF(OR([.S423]&lt;[.S$549];[.S423]&gt;[.S$550]);&quot;&quot;;[.S423])" office:value-type="float" office:value="0.00975530233568376" calcext:value-type="float">
            <text:p>0,0097553023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 office:value-type="string" office:string-value="" calcext:value-type="error">
            <text:p>#DIV/0 !</text:p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232180218745507" calcext:value-type="float">
            <text:p>0,0002321802</text:p>
          </table:table-cell>
          <table:table-cell table:formula="of:=IF(OR([.D424]&lt;[.D$549];[.D424]&gt;[.D$550]);&quot;&quot;;[.D424])" office:value-type="float" office:value="0.0101148900514738" calcext:value-type="float">
            <text:p>0,0101148901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321491866886106" calcext:value-type="float">
            <text:p>0,0321491867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>
            <text:p/>
          </table:table-cell>
          <table:table-cell table:formula="of:=IF(OR([.M424]&lt;[.M$549];[.M424]&gt;[.M$550]);&quot;&quot;;[.M424])">
            <text:p/>
          </table:table-cell>
          <table:table-cell table:formula="of:=IF(OR([.N424]&lt;[.N$549];[.N424]&gt;[.N$550]);&quot;&quot;;[.N424])" office:value-type="float" office:value="0.53572860670113" calcext:value-type="float">
            <text:p>0,5357286067</text:p>
          </table:table-cell>
          <table:table-cell table:formula="of:=IF(OR([.O424]&lt;[.O$549];[.O424]&gt;[.O$550]);&quot;&quot;;[.O424])">
            <text:p/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 office:value-type="string" office:string-value="" calcext:value-type="error">
            <text:p>#DIV/0 !</text:p>
          </table:table-cell>
          <table:table-cell table:formula="of:=IF(OR([.S424]&lt;[.S$549];[.S424]&gt;[.S$550]);&quot;&quot;;[.S424])" office:value-type="float" office:value="0.0115587048381912" calcext:value-type="float">
            <text:p>0,0115587048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 office:value-type="string" office:string-value="" calcext:value-type="error">
            <text:p>#DIV/0 !</text:p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23028365535351" calcext:value-type="float">
            <text:p>0,0002302837</text:p>
          </table:table-cell>
          <table:table-cell table:formula="of:=IF(OR([.D425]&lt;[.D$549];[.D425]&gt;[.D$550]);&quot;&quot;;[.D425])" office:value-type="float" office:value="0.0104251841483146" calcext:value-type="float">
            <text:p>0,0104251841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291008703040393" calcext:value-type="float">
            <text:p>0,0291008703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 office:value-type="float" office:value="0.000129798194521735" calcext:value-type="float">
            <text:p>0,0001297982</text:p>
          </table:table-cell>
          <table:table-cell table:formula="of:=IF(OR([.N425]&lt;[.N$549];[.N425]&gt;[.N$550]);&quot;&quot;;[.N425])" office:value-type="float" office:value="0.510628795583937" calcext:value-type="float">
            <text:p>0,5106287956</text:p>
          </table:table-cell>
          <table:table-cell table:formula="of:=IF(OR([.O425]&lt;[.O$549];[.O425]&gt;[.O$550]);&quot;&quot;;[.O425])">
            <text:p/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 office:value-type="string" office:string-value="" calcext:value-type="error">
            <text:p>#DIV/0 !</text:p>
          </table:table-cell>
          <table:table-cell table:formula="of:=IF(OR([.S425]&lt;[.S$549];[.S425]&gt;[.S$550]);&quot;&quot;;[.S425])" office:value-type="float" office:value="0.011021265719215" calcext:value-type="float">
            <text:p>0,0110212657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 office:value-type="string" office:string-value="" calcext:value-type="error">
            <text:p>#DIV/0 !</text:p>
          </table:table-cell>
          <table:table-cell table:formula="of:=IF(OR([.V425]&lt;[.V$549];[.V425]&gt;[.V$550]);&quot;&quot;;[.V425])" office:value-type="float" office:value="0.00000733506693124672" calcext:value-type="float">
            <text:p>7,33506693124672E-006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224760240832411" calcext:value-type="float">
            <text:p>0,0002247602</text:p>
          </table:table-cell>
          <table:table-cell table:formula="of:=IF(OR([.D426]&lt;[.D$549];[.D426]&gt;[.D$550]);&quot;&quot;;[.D426])" office:value-type="float" office:value="0.0104194413078637" calcext:value-type="float">
            <text:p>0,0104194413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314053662223807" calcext:value-type="float">
            <text:p>0,0314053662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>
            <text:p/>
          </table:table-cell>
          <table:table-cell table:formula="of:=IF(OR([.M426]&lt;[.M$549];[.M426]&gt;[.M$550]);&quot;&quot;;[.M426])" office:value-type="float" office:value="0.00011628860648728" calcext:value-type="float">
            <text:p>0,0001162886</text:p>
          </table:table-cell>
          <table:table-cell table:formula="of:=IF(OR([.N426]&lt;[.N$549];[.N426]&gt;[.N$550]);&quot;&quot;;[.N426])" office:value-type="float" office:value="0.538297632171371" calcext:value-type="float">
            <text:p>0,5382976322</text:p>
          </table:table-cell>
          <table:table-cell table:formula="of:=IF(OR([.O426]&lt;[.O$549];[.O426]&gt;[.O$550]);&quot;&quot;;[.O426])" office:value-type="float" office:value="0.0000293418817442153" calcext:value-type="float">
            <text:p>2,93418817442153E-005</text:p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 office:value-type="string" office:string-value="" calcext:value-type="error">
            <text:p>#DIV/0 !</text:p>
          </table:table-cell>
          <table:table-cell table:formula="of:=IF(OR([.S426]&lt;[.S$549];[.S426]&gt;[.S$550]);&quot;&quot;;[.S426])" office:value-type="float" office:value="0.0110628970044727" calcext:value-type="float">
            <text:p>0,011062897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 office:value-type="string" office:string-value="" calcext:value-type="error">
            <text:p>#DIV/0 !</text:p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173848048184782" calcext:value-type="float">
            <text:p>0,000173848</text:p>
          </table:table-cell>
          <table:table-cell table:formula="of:=IF(OR([.D427]&lt;[.D$549];[.D427]&gt;[.D$550]);&quot;&quot;;[.D427])" office:value-type="float" office:value="0.0105379010232395" calcext:value-type="float">
            <text:p>0,010537901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float" office:value="0.0336391525323008" calcext:value-type="float">
            <text:p>0,0336391525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>
            <text:p/>
          </table:table-cell>
          <table:table-cell table:formula="of:=IF(OR([.M427]&lt;[.M$549];[.M427]&gt;[.M$550]);&quot;&quot;;[.M427])" office:value-type="float" office:value="0.000117415132400516" calcext:value-type="float">
            <text:p>0,0001174151</text:p>
          </table:table-cell>
          <table:table-cell table:formula="of:=IF(OR([.N427]&lt;[.N$549];[.N427]&gt;[.N$550]);&quot;&quot;;[.N427])" office:value-type="float" office:value="0.496108804100663" calcext:value-type="float">
            <text:p>0,4961088041</text:p>
          </table:table-cell>
          <table:table-cell table:formula="of:=IF(OR([.O427]&lt;[.O$549];[.O427]&gt;[.O$550]);&quot;&quot;;[.O427])">
            <text:p/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 office:value-type="string" office:string-value="" calcext:value-type="error">
            <text:p>#DIV/0 !</text:p>
          </table:table-cell>
          <table:table-cell table:formula="of:=IF(OR([.S427]&lt;[.S$549];[.S427]&gt;[.S$550]);&quot;&quot;;[.S427])" office:value-type="float" office:value="0.012163983358651" calcext:value-type="float">
            <text:p>0,0121639834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 office:value-type="string" office:string-value="" calcext:value-type="error">
            <text:p>#DIV/0 !</text:p>
          </table:table-cell>
          <table:table-cell table:formula="of:=IF(OR([.V427]&lt;[.V$549];[.V427]&gt;[.V$550]);&quot;&quot;;[.V42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182536407339865" calcext:value-type="float">
            <text:p>0,0001825364</text:p>
          </table:table-cell>
          <table:table-cell table:formula="of:=IF(OR([.D428]&lt;[.D$549];[.D428]&gt;[.D$550]);&quot;&quot;;[.D428])" office:value-type="float" office:value="0.0120321033519077" calcext:value-type="float">
            <text:p>0,0120321034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float" office:value="0.0334025480887081" calcext:value-type="float">
            <text:p>0,0334025481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>
            <text:p/>
          </table:table-cell>
          <table:table-cell table:formula="of:=IF(OR([.M428]&lt;[.M$549];[.M428]&gt;[.M$550]);&quot;&quot;;[.M428])">
            <text:p/>
          </table:table-cell>
          <table:table-cell table:formula="of:=IF(OR([.N428]&lt;[.N$549];[.N428]&gt;[.N$550]);&quot;&quot;;[.N428])" office:value-type="float" office:value="0.491613214654853" calcext:value-type="float">
            <text:p>0,4916132147</text:p>
          </table:table-cell>
          <table:table-cell table:formula="of:=IF(OR([.O428]&lt;[.O$549];[.O428]&gt;[.O$550]);&quot;&quot;;[.O428])">
            <text:p/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 office:value-type="string" office:string-value="" calcext:value-type="error">
            <text:p>#DIV/0 !</text:p>
          </table:table-cell>
          <table:table-cell table:formula="of:=IF(OR([.S428]&lt;[.S$549];[.S428]&gt;[.S$550]);&quot;&quot;;[.S428])" office:value-type="float" office:value="0.0118211697206409" calcext:value-type="float">
            <text:p>0,0118211697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 office:value-type="string" office:string-value="" calcext:value-type="error">
            <text:p>#DIV/0 !</text:p>
          </table:table-cell>
          <table:table-cell table:formula="of:=IF(OR([.V428]&lt;[.V$549];[.V428]&gt;[.V$550]);&quot;&quot;;[.V42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274537535264581" calcext:value-type="float">
            <text:p>0,0002745375</text:p>
          </table:table-cell>
          <table:table-cell table:formula="of:=IF(OR([.D429]&lt;[.D$549];[.D429]&gt;[.D$550]);&quot;&quot;;[.D429])" office:value-type="float" office:value="0.0124633143796724" calcext:value-type="float">
            <text:p>0,0124633144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345719266193095" calcext:value-type="float">
            <text:p>0,0345719266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 office:value-type="float" office:value="0.000121028318770744" calcext:value-type="float">
            <text:p>0,0001210283</text:p>
          </table:table-cell>
          <table:table-cell table:formula="of:=IF(OR([.M429]&lt;[.M$549];[.M429]&gt;[.M$550]);&quot;&quot;;[.M429])">
            <text:p/>
          </table:table-cell>
          <table:table-cell table:formula="of:=IF(OR([.N429]&lt;[.N$549];[.N429]&gt;[.N$550]);&quot;&quot;;[.N429])" office:value-type="float" office:value="0.525428671233992" calcext:value-type="float">
            <text:p>0,5254286712</text:p>
          </table:table-cell>
          <table:table-cell table:formula="of:=IF(OR([.O429]&lt;[.O$549];[.O429]&gt;[.O$550]);&quot;&quot;;[.O429])" office:value-type="float" office:value="0.0000330781821820987" calcext:value-type="float">
            <text:p>3,30781821820987E-005</text:p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 office:value-type="string" office:string-value="" calcext:value-type="error">
            <text:p>#DIV/0 !</text:p>
          </table:table-cell>
          <table:table-cell table:formula="of:=IF(OR([.S429]&lt;[.S$549];[.S429]&gt;[.S$550]);&quot;&quot;;[.S429])" office:value-type="float" office:value="0.0112270813153799" calcext:value-type="float">
            <text:p>0,0112270813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 office:value-type="string" office:string-value="" calcext:value-type="error">
            <text:p>#DIV/0 !</text:p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200936418382663" calcext:value-type="float">
            <text:p>0,0002009364</text:p>
          </table:table-cell>
          <table:table-cell table:formula="of:=IF(OR([.D430]&lt;[.D$549];[.D430]&gt;[.D$550]);&quot;&quot;;[.D430])" office:value-type="float" office:value="0.00966432676958776" calcext:value-type="float">
            <text:p>0,0096643268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337945839835144" calcext:value-type="float">
            <text:p>0,033794584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>
            <text:p/>
          </table:table-cell>
          <table:table-cell table:formula="of:=IF(OR([.M430]&lt;[.M$549];[.M430]&gt;[.M$550]);&quot;&quot;;[.M430])" office:value-type="float" office:value="0.000139117157609071" calcext:value-type="float">
            <text:p>0,0001391172</text:p>
          </table:table-cell>
          <table:table-cell table:formula="of:=IF(OR([.N430]&lt;[.N$549];[.N430]&gt;[.N$550]);&quot;&quot;;[.N430])" office:value-type="float" office:value="0.495019785810505" calcext:value-type="float">
            <text:p>0,4950197858</text:p>
          </table:table-cell>
          <table:table-cell table:formula="of:=IF(OR([.O430]&lt;[.O$549];[.O430]&gt;[.O$550]);&quot;&quot;;[.O430])">
            <text:p/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 office:value-type="string" office:string-value="" calcext:value-type="error">
            <text:p>#DIV/0 !</text:p>
          </table:table-cell>
          <table:table-cell table:formula="of:=IF(OR([.S430]&lt;[.S$549];[.S430]&gt;[.S$550]);&quot;&quot;;[.S430])" office:value-type="float" office:value="0.0103756310451984" calcext:value-type="float">
            <text:p>0,010375631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 office:value-type="string" office:string-value="" calcext:value-type="error">
            <text:p>#DIV/0 !</text:p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173205653652024" calcext:value-type="float">
            <text:p>0,0001732057</text:p>
          </table:table-cell>
          <table:table-cell table:formula="of:=IF(OR([.D431]&lt;[.D$549];[.D431]&gt;[.D$550]);&quot;&quot;;[.D431])" office:value-type="float" office:value="0.0114136191348701" calcext:value-type="float">
            <text:p>0,0114136191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307617815736203" calcext:value-type="float">
            <text:p>0,0307617816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>
            <text:p/>
          </table:table-cell>
          <table:table-cell table:formula="of:=IF(OR([.M431]&lt;[.M$549];[.M431]&gt;[.M$550]);&quot;&quot;;[.M431])">
            <text:p/>
          </table:table-cell>
          <table:table-cell table:formula="of:=IF(OR([.N431]&lt;[.N$549];[.N431]&gt;[.N$550]);&quot;&quot;;[.N431])" office:value-type="float" office:value="0.486998389750479" calcext:value-type="float">
            <text:p>0,4869983898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 office:value-type="string" office:string-value="" calcext:value-type="error">
            <text:p>#DIV/0 !</text:p>
          </table:table-cell>
          <table:table-cell table:formula="of:=IF(OR([.S431]&lt;[.S$549];[.S431]&gt;[.S$550]);&quot;&quot;;[.S431])" office:value-type="float" office:value="0.0112044044572414" calcext:value-type="float">
            <text:p>0,0112044045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 office:value-type="string" office:string-value="" calcext:value-type="error">
            <text:p>#DIV/0 !</text:p>
          </table:table-cell>
          <table:table-cell table:formula="of:=IF(OR([.V431]&lt;[.V$549];[.V431]&gt;[.V$550]);&quot;&quot;;[.V43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254800523285881" calcext:value-type="float">
            <text:p>0,0002548005</text:p>
          </table:table-cell>
          <table:table-cell table:formula="of:=IF(OR([.D432]&lt;[.D$549];[.D432]&gt;[.D$550]);&quot;&quot;;[.D432])" office:value-type="float" office:value="0.0119897111789493" calcext:value-type="float">
            <text:p>0,0119897112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float" office:value="0.0308097302724497" calcext:value-type="float">
            <text:p>0,0308097303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 office:value-type="float" office:value="0.0000882740285907478" calcext:value-type="float">
            <text:p>0,000088274</text:p>
          </table:table-cell>
          <table:table-cell table:formula="of:=IF(OR([.N432]&lt;[.N$549];[.N432]&gt;[.N$550]);&quot;&quot;;[.N432])" office:value-type="float" office:value="0.475949311437547" calcext:value-type="float">
            <text:p>0,4759493114</text:p>
          </table:table-cell>
          <table:table-cell table:formula="of:=IF(OR([.O432]&lt;[.O$549];[.O432]&gt;[.O$550]);&quot;&quot;;[.O432])">
            <text:p/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 office:value-type="string" office:string-value="" calcext:value-type="error">
            <text:p>#DIV/0 !</text:p>
          </table:table-cell>
          <table:table-cell table:formula="of:=IF(OR([.S432]&lt;[.S$549];[.S432]&gt;[.S$550]);&quot;&quot;;[.S432])" office:value-type="float" office:value="0.0108946994349645" calcext:value-type="float">
            <text:p>0,0108946994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 office:value-type="string" office:string-value="" calcext:value-type="error">
            <text:p>#DIV/0 !</text:p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238500594719427" calcext:value-type="float">
            <text:p>0,0002385006</text:p>
          </table:table-cell>
          <table:table-cell table:formula="of:=IF(OR([.D433]&lt;[.D$549];[.D433]&gt;[.D$550]);&quot;&quot;;[.D433])" office:value-type="float" office:value="0.0124679589369637" calcext:value-type="float">
            <text:p>0,0124679589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329635247427893" calcext:value-type="float">
            <text:p>0,0329635247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 office:value-type="float" office:value="0.000208192160022736" calcext:value-type="float">
            <text:p>0,0002081922</text:p>
          </table:table-cell>
          <table:table-cell table:formula="of:=IF(OR([.N433]&lt;[.N$549];[.N433]&gt;[.N$550]);&quot;&quot;;[.N433])" office:value-type="float" office:value="0.499163155750199" calcext:value-type="float">
            <text:p>0,4991631558</text:p>
          </table:table-cell>
          <table:table-cell table:formula="of:=IF(OR([.O433]&lt;[.O$549];[.O433]&gt;[.O$550]);&quot;&quot;;[.O433])" office:value-type="float" office:value="0.0000207701241795776" calcext:value-type="float">
            <text:p>2,07701241795776E-005</text:p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 office:value-type="string" office:string-value="" calcext:value-type="error">
            <text:p>#DIV/0 !</text:p>
          </table:table-cell>
          <table:table-cell table:formula="of:=IF(OR([.S433]&lt;[.S$549];[.S433]&gt;[.S$550]);&quot;&quot;;[.S433])" office:value-type="float" office:value="0.0113292691673997" calcext:value-type="float">
            <text:p>0,0113292692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 office:value-type="string" office:string-value="" calcext:value-type="error">
            <text:p>#DIV/0 !</text:p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262964398550259" calcext:value-type="float">
            <text:p>0,0002629644</text:p>
          </table:table-cell>
          <table:table-cell table:formula="of:=IF(OR([.D434]&lt;[.D$549];[.D434]&gt;[.D$550]);&quot;&quot;;[.D434])" office:value-type="float" office:value="0.010972453447418" calcext:value-type="float">
            <text:p>0,0109724534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321586661661103" calcext:value-type="float">
            <text:p>0,0321586662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 office:value-type="float" office:value="0.000135960290237232" calcext:value-type="float">
            <text:p>0,0001359603</text:p>
          </table:table-cell>
          <table:table-cell table:formula="of:=IF(OR([.N434]&lt;[.N$549];[.N434]&gt;[.N$550]);&quot;&quot;;[.N434])" office:value-type="float" office:value="0.542179309041666" calcext:value-type="float">
            <text:p>0,542179309</text:p>
          </table:table-cell>
          <table:table-cell table:formula="of:=IF(OR([.O434]&lt;[.O$549];[.O434]&gt;[.O$550]);&quot;&quot;;[.O434])">
            <text:p/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 office:value-type="string" office:string-value="" calcext:value-type="error">
            <text:p>#DIV/0 !</text:p>
          </table:table-cell>
          <table:table-cell table:formula="of:=IF(OR([.S434]&lt;[.S$549];[.S434]&gt;[.S$550]);&quot;&quot;;[.S434])" office:value-type="float" office:value="0.00979792340399425" calcext:value-type="float">
            <text:p>0,0097979234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 office:value-type="string" office:string-value="" calcext:value-type="error">
            <text:p>#DIV/0 !</text:p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261698656904337" calcext:value-type="float">
            <text:p>0,0002616987</text:p>
          </table:table-cell>
          <table:table-cell table:formula="of:=IF(OR([.D435]&lt;[.D$549];[.D435]&gt;[.D$550]);&quot;&quot;;[.D435])" office:value-type="float" office:value="0.0128246101227169" calcext:value-type="float">
            <text:p>0,0128246101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float" office:value="0.0329551540343993" calcext:value-type="float">
            <text:p>0,032955154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>
            <text:p/>
          </table:table-cell>
          <table:table-cell table:formula="of:=IF(OR([.M435]&lt;[.M$549];[.M435]&gt;[.M$550]);&quot;&quot;;[.M435])" office:value-type="float" office:value="0.0002086709583213" calcext:value-type="float">
            <text:p>0,000208671</text:p>
          </table:table-cell>
          <table:table-cell table:formula="of:=IF(OR([.N435]&lt;[.N$549];[.N435]&gt;[.N$550]);&quot;&quot;;[.N435])" office:value-type="float" office:value="0.506424905367061" calcext:value-type="float">
            <text:p>0,5064249054</text:p>
          </table:table-cell>
          <table:table-cell table:formula="of:=IF(OR([.O435]&lt;[.O$549];[.O435]&gt;[.O$550]);&quot;&quot;;[.O435])">
            <text:p/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string" office:string-value="" calcext:value-type="error">
            <text:p>#DIV/0 !</text:p>
          </table:table-cell>
          <table:table-cell table:formula="of:=IF(OR([.S435]&lt;[.S$549];[.S435]&gt;[.S$550]);&quot;&quot;;[.S435])" office:value-type="float" office:value="0.0116533476555227" calcext:value-type="float">
            <text:p>0,0116533477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 office:value-type="string" office:string-value="" calcext:value-type="error">
            <text:p>#DIV/0 !</text:p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254026717691794" calcext:value-type="float">
            <text:p>0,0002540267</text:p>
          </table:table-cell>
          <table:table-cell table:formula="of:=IF(OR([.D436]&lt;[.D$549];[.D436]&gt;[.D$550]);&quot;&quot;;[.D436])" office:value-type="float" office:value="0.0112757982066724" calcext:value-type="float">
            <text:p>0,0112757982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314927754976696" calcext:value-type="float">
            <text:p>0,0314927755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>
            <text:p/>
          </table:table-cell>
          <table:table-cell table:formula="of:=IF(OR([.M436]&lt;[.M$549];[.M436]&gt;[.M$550]);&quot;&quot;;[.M436])" office:value-type="float" office:value="0.000102183388422614" calcext:value-type="float">
            <text:p>0,0001021834</text:p>
          </table:table-cell>
          <table:table-cell table:formula="of:=IF(OR([.N436]&lt;[.N$549];[.N436]&gt;[.N$550]);&quot;&quot;;[.N436])" office:value-type="float" office:value="0.551796739627328" calcext:value-type="float">
            <text:p>0,5517967396</text:p>
          </table:table-cell>
          <table:table-cell table:formula="of:=IF(OR([.O436]&lt;[.O$549];[.O436]&gt;[.O$550]);&quot;&quot;;[.O436])" office:value-type="float" office:value="0.0000187841273909007" calcext:value-type="float">
            <text:p>1,87841273909007E-005</text:p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 office:value-type="string" office:string-value="" calcext:value-type="error">
            <text:p>#DIV/0 !</text:p>
          </table:table-cell>
          <table:table-cell table:formula="of:=IF(OR([.S436]&lt;[.S$549];[.S436]&gt;[.S$550]);&quot;&quot;;[.S436])" office:value-type="float" office:value="0.0102459876236796" calcext:value-type="float">
            <text:p>0,0102459876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 office:value-type="string" office:string-value="" calcext:value-type="error">
            <text:p>#DIV/0 !</text:p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186195446658854" calcext:value-type="float">
            <text:p>0,0001861954</text:p>
          </table:table-cell>
          <table:table-cell table:formula="of:=IF(OR([.D437]&lt;[.D$549];[.D437]&gt;[.D$550]);&quot;&quot;;[.D437])" office:value-type="float" office:value="0.0104254294813789" calcext:value-type="float">
            <text:p>0,0104254295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291231535294434" calcext:value-type="float">
            <text:p>0,0291231535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>
            <text:p/>
          </table:table-cell>
          <table:table-cell table:formula="of:=IF(OR([.M437]&lt;[.M$549];[.M437]&gt;[.M$550]);&quot;&quot;;[.M437])" office:value-type="float" office:value="0.000187344495099876" calcext:value-type="float">
            <text:p>0,0001873445</text:p>
          </table:table-cell>
          <table:table-cell table:formula="of:=IF(OR([.N437]&lt;[.N$549];[.N437]&gt;[.N$550]);&quot;&quot;;[.N437])" office:value-type="float" office:value="0.455533949832082" calcext:value-type="float">
            <text:p>0,4555339498</text:p>
          </table:table-cell>
          <table:table-cell table:formula="of:=IF(OR([.O437]&lt;[.O$549];[.O437]&gt;[.O$550]);&quot;&quot;;[.O437])" office:value-type="float" office:value="0.000022881770393878" calcext:value-type="float">
            <text:p>2,2881770393878E-005</text:p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 office:value-type="string" office:string-value="" calcext:value-type="error">
            <text:p>#DIV/0 !</text:p>
          </table:table-cell>
          <table:table-cell table:formula="of:=IF(OR([.S437]&lt;[.S$549];[.S437]&gt;[.S$550]);&quot;&quot;;[.S437])" office:value-type="float" office:value="0.00947504517813229" calcext:value-type="float">
            <text:p>0,0094750452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 office:value-type="string" office:string-value="" calcext:value-type="error">
            <text:p>#DIV/0 !</text:p>
          </table:table-cell>
          <table:table-cell table:formula="of:=IF(OR([.V437]&lt;[.V$549];[.V437]&gt;[.V$550]);&quot;&quot;;[.V43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205053365365179" calcext:value-type="float">
            <text:p>0,0002050534</text:p>
          </table:table-cell>
          <table:table-cell table:formula="of:=IF(OR([.D438]&lt;[.D$549];[.D438]&gt;[.D$550]);&quot;&quot;;[.D438])" office:value-type="float" office:value="0.0100124076738584" calcext:value-type="float">
            <text:p>0,0100124077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293361858750275" calcext:value-type="float">
            <text:p>0,0293361859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 office:value-type="float" office:value="0.00011706947455246" calcext:value-type="float">
            <text:p>0,0001170695</text:p>
          </table:table-cell>
          <table:table-cell table:formula="of:=IF(OR([.M438]&lt;[.M$549];[.M438]&gt;[.M$550]);&quot;&quot;;[.M438])" office:value-type="float" office:value="0.0000866756610312623" calcext:value-type="float">
            <text:p>8,66756610312623E-005</text:p>
          </table:table-cell>
          <table:table-cell table:formula="of:=IF(OR([.N438]&lt;[.N$549];[.N438]&gt;[.N$550]);&quot;&quot;;[.N438])" office:value-type="float" office:value="0.479032783772208" calcext:value-type="float">
            <text:p>0,4790327838</text:p>
          </table:table-cell>
          <table:table-cell table:formula="of:=IF(OR([.O438]&lt;[.O$549];[.O438]&gt;[.O$550]);&quot;&quot;;[.O438])">
            <text:p/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 office:value-type="string" office:string-value="" calcext:value-type="error">
            <text:p>#DIV/0 !</text:p>
          </table:table-cell>
          <table:table-cell table:formula="of:=IF(OR([.S438]&lt;[.S$549];[.S438]&gt;[.S$550]);&quot;&quot;;[.S438])" office:value-type="float" office:value="0.0124296713847979" calcext:value-type="float">
            <text:p>0,0124296714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 office:value-type="string" office:string-value="" calcext:value-type="error">
            <text:p>#DIV/0 !</text:p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25795112270347" calcext:value-type="float">
            <text:p>0,0002579511</text:p>
          </table:table-cell>
          <table:table-cell table:formula="of:=IF(OR([.D439]&lt;[.D$549];[.D439]&gt;[.D$550]);&quot;&quot;;[.D439])" office:value-type="float" office:value="0.00985846005859114" calcext:value-type="float">
            <text:p>0,0098584601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289561984122029" calcext:value-type="float">
            <text:p>0,0289561984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 office:value-type="float" office:value="0.000191397526507326" calcext:value-type="float">
            <text:p>0,0001913975</text:p>
          </table:table-cell>
          <table:table-cell table:formula="of:=IF(OR([.N439]&lt;[.N$549];[.N439]&gt;[.N$550]);&quot;&quot;;[.N439])">
            <text:p/>
          </table:table-cell>
          <table:table-cell table:formula="of:=IF(OR([.O439]&lt;[.O$549];[.O439]&gt;[.O$550]);&quot;&quot;;[.O439])" office:value-type="float" office:value="0.0000205568345505405" calcext:value-type="float">
            <text:p>2,05568345505405E-005</text:p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 office:value-type="string" office:string-value="" calcext:value-type="error">
            <text:p>#DIV/0 !</text:p>
          </table:table-cell>
          <table:table-cell table:formula="of:=IF(OR([.S439]&lt;[.S$549];[.S439]&gt;[.S$550]);&quot;&quot;;[.S439])" office:value-type="float" office:value="0.0112656716381953" calcext:value-type="float">
            <text:p>0,0112656716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 office:value-type="string" office:string-value="" calcext:value-type="error">
            <text:p>#DIV/0 !</text:p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185499877853329" calcext:value-type="float">
            <text:p>0,0001854999</text:p>
          </table:table-cell>
          <table:table-cell table:formula="of:=IF(OR([.D440]&lt;[.D$549];[.D440]&gt;[.D$550]);&quot;&quot;;[.D440])" office:value-type="float" office:value="0.0103100775794074" calcext:value-type="float">
            <text:p>0,0103100776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31106529938081" calcext:value-type="float">
            <text:p>0,0311065299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>
            <text:p/>
          </table:table-cell>
          <table:table-cell table:formula="of:=IF(OR([.M440]&lt;[.M$549];[.M440]&gt;[.M$550]);&quot;&quot;;[.M440])" office:value-type="float" office:value="0.000140552027439237" calcext:value-type="float">
            <text:p>0,000140552</text:p>
          </table:table-cell>
          <table:table-cell table:formula="of:=IF(OR([.N440]&lt;[.N$549];[.N440]&gt;[.N$550]);&quot;&quot;;[.N440])" office:value-type="float" office:value="0.491345012538585" calcext:value-type="float">
            <text:p>0,4913450125</text:p>
          </table:table-cell>
          <table:table-cell table:formula="of:=IF(OR([.O440]&lt;[.O$549];[.O440]&gt;[.O$550]);&quot;&quot;;[.O440])">
            <text:p/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 office:value-type="string" office:string-value="" calcext:value-type="error">
            <text:p>#DIV/0 !</text:p>
          </table:table-cell>
          <table:table-cell table:formula="of:=IF(OR([.S440]&lt;[.S$549];[.S440]&gt;[.S$550]);&quot;&quot;;[.S440])">
            <text:p/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 office:value-type="string" office:string-value="" calcext:value-type="error">
            <text:p>#DIV/0 !</text:p>
          </table:table-cell>
          <table:table-cell table:formula="of:=IF(OR([.V440]&lt;[.V$549];[.V440]&gt;[.V$550]);&quot;&quot;;[.V44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151970121610243" calcext:value-type="float">
            <text:p>0,0001519701</text:p>
          </table:table-cell>
          <table:table-cell table:formula="of:=IF(OR([.D441]&lt;[.D$549];[.D441]&gt;[.D$550]);&quot;&quot;;[.D441])" office:value-type="float" office:value="0.010017290447773" calcext:value-type="float">
            <text:p>0,0100172904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float" office:value="0.0302174427050192" calcext:value-type="float">
            <text:p>0,0302174427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 office:value-type="float" office:value="0.000134814141942576" calcext:value-type="float">
            <text:p>0,0001348141</text:p>
          </table:table-cell>
          <table:table-cell table:formula="of:=IF(OR([.N441]&lt;[.N$549];[.N441]&gt;[.N$550]);&quot;&quot;;[.N441])" office:value-type="float" office:value="0.47225109943691" calcext:value-type="float">
            <text:p>0,4722510994</text:p>
          </table:table-cell>
          <table:table-cell table:formula="of:=IF(OR([.O441]&lt;[.O$549];[.O441]&gt;[.O$550]);&quot;&quot;;[.O441])">
            <text:p/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 office:value-type="string" office:string-value="" calcext:value-type="error">
            <text:p>#DIV/0 !</text:p>
          </table:table-cell>
          <table:table-cell table:formula="of:=IF(OR([.S441]&lt;[.S$549];[.S441]&gt;[.S$550]);&quot;&quot;;[.S441])" office:value-type="float" office:value="0.00903091170078937" calcext:value-type="float">
            <text:p>0,0090309117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 office:value-type="string" office:string-value="" calcext:value-type="error">
            <text:p>#DIV/0 !</text:p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12081575850401" calcext:value-type="float">
            <text:p>0,0001208158</text:p>
          </table:table-cell>
          <table:table-cell table:formula="of:=IF(OR([.D442]&lt;[.D$549];[.D442]&gt;[.D$550]);&quot;&quot;;[.D442])" office:value-type="float" office:value="0.00964920106848033" calcext:value-type="float">
            <text:p>0,0096492011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float" office:value="0.0291463371553231" calcext:value-type="float">
            <text:p>0,0291463372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>
            <text:p/>
          </table:table-cell>
          <table:table-cell table:formula="of:=IF(OR([.M442]&lt;[.M$549];[.M442]&gt;[.M$550]);&quot;&quot;;[.M442])" office:value-type="float" office:value="0.00014609211286206" calcext:value-type="float">
            <text:p>0,0001460921</text:p>
          </table:table-cell>
          <table:table-cell table:formula="of:=IF(OR([.N442]&lt;[.N$549];[.N442]&gt;[.N$550]);&quot;&quot;;[.N442])" office:value-type="float" office:value="0.438146524889128" calcext:value-type="float">
            <text:p>0,4381465249</text:p>
          </table:table-cell>
          <table:table-cell table:formula="of:=IF(OR([.O442]&lt;[.O$549];[.O442]&gt;[.O$550]);&quot;&quot;;[.O442])" office:value-type="float" office:value="0.0000338816446891268" calcext:value-type="float">
            <text:p>3,38816446891268E-005</text:p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 office:value-type="string" office:string-value="" calcext:value-type="error">
            <text:p>#DIV/0 !</text:p>
          </table:table-cell>
          <table:table-cell table:formula="of:=IF(OR([.S442]&lt;[.S$549];[.S442]&gt;[.S$550]);&quot;&quot;;[.S442])" office:value-type="float" office:value="0.0103065031770606" calcext:value-type="float">
            <text:p>0,0103065032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 office:value-type="string" office:string-value="" calcext:value-type="error">
            <text:p>#DIV/0 !</text:p>
          </table:table-cell>
          <table:table-cell table:formula="of:=IF(OR([.V442]&lt;[.V$549];[.V442]&gt;[.V$550]);&quot;&quot;;[.V44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>
            <text:p/>
          </table:table-cell>
          <table:table-cell table:formula="of:=IF(OR([.D443]&lt;[.D$549];[.D443]&gt;[.D$550]);&quot;&quot;;[.D443])" office:value-type="float" office:value="0.0118711837943115" calcext:value-type="float">
            <text:p>0,0118711838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float" office:value="0.0337585105876659" calcext:value-type="float">
            <text:p>0,0337585106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>
            <text:p/>
          </table:table-cell>
          <table:table-cell table:formula="of:=IF(OR([.M443]&lt;[.M$549];[.M443]&gt;[.M$550]);&quot;&quot;;[.M443])" office:value-type="float" office:value="0.000102766760614637" calcext:value-type="float">
            <text:p>0,0001027668</text:p>
          </table:table-cell>
          <table:table-cell table:formula="of:=IF(OR([.N443]&lt;[.N$549];[.N443]&gt;[.N$550]);&quot;&quot;;[.N443])" office:value-type="float" office:value="0.614796874956134" calcext:value-type="float">
            <text:p>0,614796875</text:p>
          </table:table-cell>
          <table:table-cell table:formula="of:=IF(OR([.O443]&lt;[.O$549];[.O443]&gt;[.O$550]);&quot;&quot;;[.O443])">
            <text:p/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 office:value-type="string" office:string-value="" calcext:value-type="error">
            <text:p>#DIV/0 !</text:p>
          </table:table-cell>
          <table:table-cell table:formula="of:=IF(OR([.S443]&lt;[.S$549];[.S443]&gt;[.S$550]);&quot;&quot;;[.S443])" office:value-type="float" office:value="0.010600450490749" calcext:value-type="float">
            <text:p>0,0106004505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 office:value-type="string" office:string-value="" calcext:value-type="error">
            <text:p>#DIV/0 !</text:p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201207543627486" calcext:value-type="float">
            <text:p>0,0002012075</text:p>
          </table:table-cell>
          <table:table-cell table:formula="of:=IF(OR([.D444]&lt;[.D$549];[.D444]&gt;[.D$550]);&quot;&quot;;[.D444])" office:value-type="float" office:value="0.0143150496510473" calcext:value-type="float">
            <text:p>0,0143150497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357457506947056" calcext:value-type="float">
            <text:p>0,0357457507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>
            <text:p/>
          </table:table-cell>
          <table:table-cell table:formula="of:=IF(OR([.M444]&lt;[.M$549];[.M444]&gt;[.M$550]);&quot;&quot;;[.M444])" office:value-type="float" office:value="0.000148081027921102" calcext:value-type="float">
            <text:p>0,000148081</text:p>
          </table:table-cell>
          <table:table-cell table:formula="of:=IF(OR([.N444]&lt;[.N$549];[.N444]&gt;[.N$550]);&quot;&quot;;[.N444])" office:value-type="float" office:value="0.46828373516898" calcext:value-type="float">
            <text:p>0,4682837352</text:p>
          </table:table-cell>
          <table:table-cell table:formula="of:=IF(OR([.O444]&lt;[.O$549];[.O444]&gt;[.O$550]);&quot;&quot;;[.O444])">
            <text:p/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 office:value-type="string" office:string-value="" calcext:value-type="error">
            <text:p>#DIV/0 !</text:p>
          </table:table-cell>
          <table:table-cell table:formula="of:=IF(OR([.S444]&lt;[.S$549];[.S444]&gt;[.S$550]);&quot;&quot;;[.S444])" office:value-type="float" office:value="0.008768389239257" calcext:value-type="float">
            <text:p>0,0087683892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 office:value-type="string" office:string-value="" calcext:value-type="error">
            <text:p>#DIV/0 !</text:p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227108419343141" calcext:value-type="float">
            <text:p>0,0002271084</text:p>
          </table:table-cell>
          <table:table-cell table:formula="of:=IF(OR([.D445]&lt;[.D$549];[.D445]&gt;[.D$550]);&quot;&quot;;[.D445])" office:value-type="float" office:value="0.0123717107935008" calcext:value-type="float">
            <text:p>0,0123717108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351710953691561" calcext:value-type="float">
            <text:p>0,0351710954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>
            <text:p/>
          </table:table-cell>
          <table:table-cell table:formula="of:=IF(OR([.M445]&lt;[.M$549];[.M445]&gt;[.M$550]);&quot;&quot;;[.M445])">
            <text:p/>
          </table:table-cell>
          <table:table-cell table:formula="of:=IF(OR([.N445]&lt;[.N$549];[.N445]&gt;[.N$550]);&quot;&quot;;[.N445])" office:value-type="float" office:value="0.467477539100964" calcext:value-type="float">
            <text:p>0,4674775391</text:p>
          </table:table-cell>
          <table:table-cell table:formula="of:=IF(OR([.O445]&lt;[.O$549];[.O445]&gt;[.O$550]);&quot;&quot;;[.O445])">
            <text:p/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string" office:string-value="" calcext:value-type="error">
            <text:p>#DIV/0 !</text:p>
          </table:table-cell>
          <table:table-cell table:formula="of:=IF(OR([.S445]&lt;[.S$549];[.S445]&gt;[.S$550]);&quot;&quot;;[.S445])" office:value-type="float" office:value="0.00996959040227871" calcext:value-type="float">
            <text:p>0,0099695904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 office:value-type="string" office:string-value="" calcext:value-type="error">
            <text:p>#DIV/0 !</text:p>
          </table:table-cell>
          <table:table-cell table:formula="of:=IF(OR([.V445]&lt;[.V$549];[.V445]&gt;[.V$550]);&quot;&quot;;[.V44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134734091436335" calcext:value-type="float">
            <text:p>0,0001347341</text:p>
          </table:table-cell>
          <table:table-cell table:formula="of:=IF(OR([.D446]&lt;[.D$549];[.D446]&gt;[.D$550]);&quot;&quot;;[.D446])" office:value-type="float" office:value="0.0141322505977892" calcext:value-type="float">
            <text:p>0,0141322506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402110146937158" calcext:value-type="float">
            <text:p>0,0402110147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>
            <text:p/>
          </table:table-cell>
          <table:table-cell table:formula="of:=IF(OR([.M446]&lt;[.M$549];[.M446]&gt;[.M$550]);&quot;&quot;;[.M446])" office:value-type="float" office:value="0.000171683682457436" calcext:value-type="float">
            <text:p>0,0001716837</text:p>
          </table:table-cell>
          <table:table-cell table:formula="of:=IF(OR([.N446]&lt;[.N$549];[.N446]&gt;[.N$550]);&quot;&quot;;[.N446])" office:value-type="float" office:value="0.490233784544454" calcext:value-type="float">
            <text:p>0,4902337845</text:p>
          </table:table-cell>
          <table:table-cell table:formula="of:=IF(OR([.O446]&lt;[.O$549];[.O446]&gt;[.O$550]);&quot;&quot;;[.O446])">
            <text:p/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 office:value-type="string" office:string-value="" calcext:value-type="error">
            <text:p>#DIV/0 !</text:p>
          </table:table-cell>
          <table:table-cell table:formula="of:=IF(OR([.S446]&lt;[.S$549];[.S446]&gt;[.S$550]);&quot;&quot;;[.S446])" office:value-type="float" office:value="0.0089337280441092" calcext:value-type="float">
            <text:p>0,008933728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 office:value-type="string" office:string-value="" calcext:value-type="error">
            <text:p>#DIV/0 !</text:p>
          </table:table-cell>
          <table:table-cell table:formula="of:=IF(OR([.V446]&lt;[.V$549];[.V446]&gt;[.V$550]);&quot;&quot;;[.V44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14913051671729" calcext:value-type="float">
            <text:p>0,0001491305</text:p>
          </table:table-cell>
          <table:table-cell table:formula="of:=IF(OR([.D447]&lt;[.D$549];[.D447]&gt;[.D$550]);&quot;&quot;;[.D447])" office:value-type="float" office:value="0.0135709047303995" calcext:value-type="float">
            <text:p>0,0135709047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>
            <text:p/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>
            <text:p/>
          </table:table-cell>
          <table:table-cell table:formula="of:=IF(OR([.M447]&lt;[.M$549];[.M447]&gt;[.M$550]);&quot;&quot;;[.M447])" office:value-type="float" office:value="0.000165908392576138" calcext:value-type="float">
            <text:p>0,0001659084</text:p>
          </table:table-cell>
          <table:table-cell table:formula="of:=IF(OR([.N447]&lt;[.N$549];[.N447]&gt;[.N$550]);&quot;&quot;;[.N447])" office:value-type="float" office:value="0.495424886151745" calcext:value-type="float">
            <text:p>0,4954248862</text:p>
          </table:table-cell>
          <table:table-cell table:formula="of:=IF(OR([.O447]&lt;[.O$549];[.O447]&gt;[.O$550]);&quot;&quot;;[.O447])">
            <text:p/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 office:value-type="string" office:string-value="" calcext:value-type="error">
            <text:p>#DIV/0 !</text:p>
          </table:table-cell>
          <table:table-cell table:formula="of:=IF(OR([.S447]&lt;[.S$549];[.S447]&gt;[.S$550]);&quot;&quot;;[.S447])" office:value-type="float" office:value="0.0120039767398881" calcext:value-type="float">
            <text:p>0,0120039767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 office:value-type="string" office:string-value="" calcext:value-type="error">
            <text:p>#DIV/0 !</text:p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148785359295878" calcext:value-type="float">
            <text:p>0,0001487854</text:p>
          </table:table-cell>
          <table:table-cell table:formula="of:=IF(OR([.D448]&lt;[.D$549];[.D448]&gt;[.D$550]);&quot;&quot;;[.D448])" office:value-type="float" office:value="0.0129126393496361" calcext:value-type="float">
            <text:p>0,0129126393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377474672751888" calcext:value-type="float">
            <text:p>0,0377474673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>
            <text:p/>
          </table:table-cell>
          <table:table-cell table:formula="of:=IF(OR([.M448]&lt;[.M$549];[.M448]&gt;[.M$550]);&quot;&quot;;[.M448])" office:value-type="float" office:value="0.000150615982889245" calcext:value-type="float">
            <text:p>0,000150616</text:p>
          </table:table-cell>
          <table:table-cell table:formula="of:=IF(OR([.N448]&lt;[.N$549];[.N448]&gt;[.N$550]);&quot;&quot;;[.N448])" office:value-type="float" office:value="0.520884223681482" calcext:value-type="float">
            <text:p>0,5208842237</text:p>
          </table:table-cell>
          <table:table-cell table:formula="of:=IF(OR([.O448]&lt;[.O$549];[.O448]&gt;[.O$550]);&quot;&quot;;[.O448])">
            <text:p/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string" office:string-value="" calcext:value-type="error">
            <text:p>#DIV/0 !</text:p>
          </table:table-cell>
          <table:table-cell table:formula="of:=IF(OR([.S448]&lt;[.S$549];[.S448]&gt;[.S$550]);&quot;&quot;;[.S448])" office:value-type="float" office:value="0.0101662342312301" calcext:value-type="float">
            <text:p>0,0101662342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 office:value-type="string" office:string-value="" calcext:value-type="error">
            <text:p>#DIV/0 !</text:p>
          </table:table-cell>
          <table:table-cell table:formula="of:=IF(OR([.V448]&lt;[.V$549];[.V448]&gt;[.V$550]);&quot;&quot;;[.V44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210402682566436" calcext:value-type="float">
            <text:p>0,0002104027</text:p>
          </table:table-cell>
          <table:table-cell table:formula="of:=IF(OR([.D449]&lt;[.D$549];[.D449]&gt;[.D$550]);&quot;&quot;;[.D449])" office:value-type="float" office:value="0.0142994872110236" calcext:value-type="float">
            <text:p>0,0142994872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374052615383317" calcext:value-type="float">
            <text:p>0,0374052615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>
            <text:p/>
          </table:table-cell>
          <table:table-cell table:formula="of:=IF(OR([.M449]&lt;[.M$549];[.M449]&gt;[.M$550]);&quot;&quot;;[.M449])">
            <text:p/>
          </table:table-cell>
          <table:table-cell table:formula="of:=IF(OR([.N449]&lt;[.N$549];[.N449]&gt;[.N$550]);&quot;&quot;;[.N449])" office:value-type="float" office:value="0.529953009985914" calcext:value-type="float">
            <text:p>0,52995301</text:p>
          </table:table-cell>
          <table:table-cell table:formula="of:=IF(OR([.O449]&lt;[.O$549];[.O449]&gt;[.O$550]);&quot;&quot;;[.O449])">
            <text:p/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 office:value-type="string" office:string-value="" calcext:value-type="error">
            <text:p>#DIV/0 !</text:p>
          </table:table-cell>
          <table:table-cell table:formula="of:=IF(OR([.S449]&lt;[.S$549];[.S449]&gt;[.S$550]);&quot;&quot;;[.S449])" office:value-type="float" office:value="0.0128914507413559" calcext:value-type="float">
            <text:p>0,0128914507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 office:value-type="string" office:string-value="" calcext:value-type="error">
            <text:p>#DIV/0 !</text:p>
          </table:table-cell>
          <table:table-cell table:formula="of:=IF(OR([.V449]&lt;[.V$549];[.V449]&gt;[.V$550]);&quot;&quot;;[.V44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147427091940464" calcext:value-type="float">
            <text:p>0,0001474271</text:p>
          </table:table-cell>
          <table:table-cell table:formula="of:=IF(OR([.D450]&lt;[.D$549];[.D450]&gt;[.D$550]);&quot;&quot;;[.D450])" office:value-type="float" office:value="0.0122179641681053" calcext:value-type="float">
            <text:p>0,0122179642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357167260787767" calcext:value-type="float">
            <text:p>0,0357167261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>
            <text:p/>
          </table:table-cell>
          <table:table-cell table:formula="of:=IF(OR([.M450]&lt;[.M$549];[.M450]&gt;[.M$550]);&quot;&quot;;[.M450])">
            <text:p/>
          </table:table-cell>
          <table:table-cell table:formula="of:=IF(OR([.N450]&lt;[.N$549];[.N450]&gt;[.N$550]);&quot;&quot;;[.N450])" office:value-type="float" office:value="0.613074199384118" calcext:value-type="float">
            <text:p>0,6130741994</text:p>
          </table:table-cell>
          <table:table-cell table:formula="of:=IF(OR([.O450]&lt;[.O$549];[.O450]&gt;[.O$550]);&quot;&quot;;[.O450])">
            <text:p/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 office:value-type="string" office:string-value="" calcext:value-type="error">
            <text:p>#DIV/0 !</text:p>
          </table:table-cell>
          <table:table-cell table:formula="of:=IF(OR([.S450]&lt;[.S$549];[.S450]&gt;[.S$550]);&quot;&quot;;[.S450])" office:value-type="float" office:value="0.00961931036703472" calcext:value-type="float">
            <text:p>0,0096193104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 office:value-type="string" office:string-value="" calcext:value-type="error">
            <text:p>#DIV/0 !</text:p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16331549773771" calcext:value-type="float">
            <text:p>0,0001633155</text:p>
          </table:table-cell>
          <table:table-cell table:formula="of:=IF(OR([.D451]&lt;[.D$549];[.D451]&gt;[.D$550]);&quot;&quot;;[.D451])">
            <text:p/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>
            <text:p/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>
            <text:p/>
          </table:table-cell>
          <table:table-cell table:formula="of:=IF(OR([.M451]&lt;[.M$549];[.M451]&gt;[.M$550]);&quot;&quot;;[.M451])">
            <text:p/>
          </table:table-cell>
          <table:table-cell table:formula="of:=IF(OR([.N451]&lt;[.N$549];[.N451]&gt;[.N$550]);&quot;&quot;;[.N451])">
            <text:p/>
          </table:table-cell>
          <table:table-cell table:formula="of:=IF(OR([.O451]&lt;[.O$549];[.O451]&gt;[.O$550]);&quot;&quot;;[.O451])">
            <text:p/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 office:value-type="string" office:string-value="" calcext:value-type="error">
            <text:p>#DIV/0 !</text:p>
          </table:table-cell>
          <table:table-cell table:formula="of:=IF(OR([.S451]&lt;[.S$549];[.S451]&gt;[.S$550]);&quot;&quot;;[.S451])">
            <text:p/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 office:value-type="string" office:string-value="" calcext:value-type="error">
            <text:p>#DIV/0 !</text:p>
          </table:table-cell>
          <table:table-cell table:formula="of:=IF(OR([.V451]&lt;[.V$549];[.V451]&gt;[.V$550]);&quot;&quot;;[.V45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168326044685605" calcext:value-type="float">
            <text:p>0,000168326</text:p>
          </table:table-cell>
          <table:table-cell table:formula="of:=IF(OR([.D452]&lt;[.D$549];[.D452]&gt;[.D$550]);&quot;&quot;;[.D452])" office:value-type="float" office:value="0.0124549279623877" calcext:value-type="float">
            <text:p>0,012454928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float" office:value="0.036535332812137" calcext:value-type="float">
            <text:p>0,0365353328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 office:value-type="float" office:value="0.000200011948564779" calcext:value-type="float">
            <text:p>0,0002000119</text:p>
          </table:table-cell>
          <table:table-cell table:formula="of:=IF(OR([.M452]&lt;[.M$549];[.M452]&gt;[.M$550]);&quot;&quot;;[.M452])" office:value-type="float" office:value="0.000138864731127618" calcext:value-type="float">
            <text:p>0,0001388647</text:p>
          </table:table-cell>
          <table:table-cell table:formula="of:=IF(OR([.N452]&lt;[.N$549];[.N452]&gt;[.N$550]);&quot;&quot;;[.N452])" office:value-type="float" office:value="0.624164464186839" calcext:value-type="float">
            <text:p>0,6241644642</text:p>
          </table:table-cell>
          <table:table-cell table:formula="of:=IF(OR([.O452]&lt;[.O$549];[.O452]&gt;[.O$550]);&quot;&quot;;[.O452])" office:value-type="float" office:value="0.0000243892476256793" calcext:value-type="float">
            <text:p>2,43892476256793E-005</text:p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 office:value-type="string" office:string-value="" calcext:value-type="error">
            <text:p>#DIV/0 !</text:p>
          </table:table-cell>
          <table:table-cell table:formula="of:=IF(OR([.S452]&lt;[.S$549];[.S452]&gt;[.S$550]);&quot;&quot;;[.S452])" office:value-type="float" office:value="0.0100453793986176" calcext:value-type="float">
            <text:p>0,0100453794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 office:value-type="string" office:string-value="" calcext:value-type="error">
            <text:p>#DIV/0 !</text:p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226558326707902" calcext:value-type="float">
            <text:p>0,0002265583</text:p>
          </table:table-cell>
          <table:table-cell table:formula="of:=IF(OR([.D453]&lt;[.D$549];[.D453]&gt;[.D$550]);&quot;&quot;;[.D453])" office:value-type="float" office:value="0.0149338602742918" calcext:value-type="float">
            <text:p>0,0149338603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float" office:value="0.0366592263388712" calcext:value-type="float">
            <text:p>0,0366592263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>
            <text:p/>
          </table:table-cell>
          <table:table-cell table:formula="of:=IF(OR([.M453]&lt;[.M$549];[.M453]&gt;[.M$550]);&quot;&quot;;[.M453])">
            <text:p/>
          </table:table-cell>
          <table:table-cell table:formula="of:=IF(OR([.N453]&lt;[.N$549];[.N453]&gt;[.N$550]);&quot;&quot;;[.N453])" office:value-type="float" office:value="0.531737261613124" calcext:value-type="float">
            <text:p>0,5317372616</text:p>
          </table:table-cell>
          <table:table-cell table:formula="of:=IF(OR([.O453]&lt;[.O$549];[.O453]&gt;[.O$550]);&quot;&quot;;[.O453])">
            <text:p/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 office:value-type="string" office:string-value="" calcext:value-type="error">
            <text:p>#DIV/0 !</text:p>
          </table:table-cell>
          <table:table-cell table:formula="of:=IF(OR([.S453]&lt;[.S$549];[.S453]&gt;[.S$550]);&quot;&quot;;[.S453])" office:value-type="float" office:value="0.00987314669298643" calcext:value-type="float">
            <text:p>0,0098731467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 office:value-type="string" office:string-value="" calcext:value-type="error">
            <text:p>#DIV/0 !</text:p>
          </table:table-cell>
          <table:table-cell table:formula="of:=IF(OR([.V453]&lt;[.V$549];[.V453]&gt;[.V$550]);&quot;&quot;;[.V453])" office:value-type="float" office:value="0.00000852684707218299" calcext:value-type="float">
            <text:p>8,52684707218299E-006</text:p>
          </table:table-cell>
          <table:table-cell table:number-columns-repeated="1002"/>
        </table:table-row>
        <table:table-row table:style-name="ro2" table:number-rows-repeated="88">
          <table:table-cell table:number-columns-repeated="1024"/>
        </table:table-row>
        <table:table-row table:style-name="ro2">
          <table:table-cell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0643566947803" calcext:value-type="float">
            <text:p>0,0002206436</text:p>
          </table:table-cell>
          <table:table-cell table:style-name="Default" office:value-type="float" office:value="0.0109464575373075" calcext:value-type="float">
            <text:p>0,010946457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36884569076425" calcext:value-type="float">
            <text:p>0,0336884569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20065248311085" calcext:value-type="float">
            <text:p>0,00012006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518595080622804" calcext:value-type="float">
            <text:p>0,518595080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8760943981817" calcext:value-type="float">
            <text:p>0,011876094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913365951857224" calcext:value-type="float">
            <text:p>0,009133659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9522378458251" calcext:value-type="float">
            <text:p>0,0299522378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30183934918612" calcext:value-type="float">
            <text:p>0,0001301839</text:p>
          </table:table-cell>
          <table:table-cell table:style-name="Default" office:value-type="float" office:value="0.491994466129672" calcext:value-type="float">
            <text:p>0,491994466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75530233568376" calcext:value-type="float">
            <text:p>0,009755302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2180218745507" calcext:value-type="float">
            <text:p>0,0002321802</text:p>
          </table:table-cell>
          <table:table-cell table:style-name="Default" office:value-type="float" office:value="0.0101148900514738" calcext:value-type="float">
            <text:p>0,010114890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21491866886106" calcext:value-type="float">
            <text:p>0,032149186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3572860670113" calcext:value-type="float">
            <text:p>0,535728606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5587048381912" calcext:value-type="float">
            <text:p>0,0115587048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028365535351" calcext:value-type="float">
            <text:p>0,0002302837</text:p>
          </table:table-cell>
          <table:table-cell table:style-name="Default" office:value-type="float" office:value="0.0104251841483146" calcext:value-type="float">
            <text:p>0,010425184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1008703040393" calcext:value-type="float">
            <text:p>0,029100870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29798194521735" calcext:value-type="float">
            <text:p>0,0001297982</text:p>
          </table:table-cell>
          <table:table-cell table:style-name="Default" office:value-type="float" office:value="0.510628795583937" calcext:value-type="float">
            <text:p>0,510628795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021265719215" calcext:value-type="float">
            <text:p>0,01102126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4760240832411" calcext:value-type="float">
            <text:p>0,0002247602</text:p>
          </table:table-cell>
          <table:table-cell table:style-name="Default" office:value-type="float" office:value="0.0104194413078637" calcext:value-type="float">
            <text:p>0,01041944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14053662223807" calcext:value-type="float">
            <text:p>0,031405366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628860648728" calcext:value-type="float">
            <text:p>0,0001162886</text:p>
          </table:table-cell>
          <table:table-cell table:style-name="Default" office:value-type="float" office:value="0.538297632171371" calcext:value-type="float">
            <text:p>0,5382976322</text:p>
          </table:table-cell>
          <table:table-cell table:style-name="ce6" office:value-type="float" office:value="0.0000293418817442153" calcext:value-type="float">
            <text:p>2,93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0628970044727" calcext:value-type="float">
            <text:p>0,01106289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3848048184782" calcext:value-type="float">
            <text:p>0,000173848</text:p>
          </table:table-cell>
          <table:table-cell table:style-name="Default" office:value-type="float" office:value="0.0105379010232395" calcext:value-type="float">
            <text:p>0,01053790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36391525323008" calcext:value-type="float">
            <text:p>0,033639152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7415132400516" calcext:value-type="float">
            <text:p>0,0001174151</text:p>
          </table:table-cell>
          <table:table-cell table:style-name="Default" office:value-type="float" office:value="0.496108804100663" calcext:value-type="float">
            <text:p>0,496108804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2163983358651" calcext:value-type="float">
            <text:p>0,012163983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2536407339865" calcext:value-type="float">
            <text:p>0,0001825364</text:p>
          </table:table-cell>
          <table:table-cell table:style-name="Default" office:value-type="float" office:value="0.0120321033519077" calcext:value-type="float">
            <text:p>0,012032103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34025480887081" calcext:value-type="float">
            <text:p>0,033402548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91613214654853" calcext:value-type="float">
            <text:p>0,491613214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8211697206409" calcext:value-type="float">
            <text:p>0,011821169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74537535264581" calcext:value-type="float">
            <text:p>0,0002745375</text:p>
          </table:table-cell>
          <table:table-cell table:style-name="Default" office:value-type="float" office:value="0.0124633143796724" calcext:value-type="float">
            <text:p>0,012463314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45719266193095" calcext:value-type="float">
            <text:p>0,034571926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21028318770744" calcext:value-type="float">
            <text:p>0,00012102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525428671233992" calcext:value-type="float">
            <text:p>0,5254286712</text:p>
          </table:table-cell>
          <table:table-cell table:style-name="ce6" office:value-type="float" office:value="0.0000330781821820987" calcext:value-type="float">
            <text:p>3,31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2270813153799" calcext:value-type="float">
            <text:p>0,011227081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00936418382663" calcext:value-type="float">
            <text:p>0,0002009364</text:p>
          </table:table-cell>
          <table:table-cell table:style-name="Default" office:value-type="float" office:value="0.00966432676958776" calcext:value-type="float">
            <text:p>0,009664326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37945839835144" calcext:value-type="float">
            <text:p>0,033794584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39117157609071" calcext:value-type="float">
            <text:p>0,0001391172</text:p>
          </table:table-cell>
          <table:table-cell table:style-name="Default" office:value-type="float" office:value="0.495019785810505" calcext:value-type="float">
            <text:p>0,495019785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3756310451984" calcext:value-type="float">
            <text:p>0,01037563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3205653652024" calcext:value-type="float">
            <text:p>0,0001732057</text:p>
          </table:table-cell>
          <table:table-cell table:style-name="Default" office:value-type="float" office:value="0.0114136191348701" calcext:value-type="float">
            <text:p>0,011413619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07617815736203" calcext:value-type="float">
            <text:p>0,030761781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86998389750479" calcext:value-type="float">
            <text:p>0,486998389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2044044572414" calcext:value-type="float">
            <text:p>0,011204404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54800523285881" calcext:value-type="float">
            <text:p>0,0002548005</text:p>
          </table:table-cell>
          <table:table-cell table:style-name="Default" office:value-type="float" office:value="0.0119897111789493" calcext:value-type="float">
            <text:p>0,01198971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08097302724497" calcext:value-type="float">
            <text:p>0,030809730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882740285907479" calcext:value-type="float">
            <text:p>8,83E-005</text:p>
          </table:table-cell>
          <table:table-cell table:style-name="Default" office:value-type="float" office:value="0.475949311437547" calcext:value-type="float">
            <text:p>0,475949311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8946994349645" calcext:value-type="float">
            <text:p>0,0108946994</text:p>
          </table:table-cell>
          <table:table-cell table:style-name="ce6" office:value-type="float" office:value="0.0000488879889865848" calcext:value-type="float">
            <text:p>4,89E-0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8500594719427" calcext:value-type="float">
            <text:p>0,0002385006</text:p>
          </table:table-cell>
          <table:table-cell table:style-name="Default" office:value-type="float" office:value="0.0124679589369637" calcext:value-type="float">
            <text:p>0,012467958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29635247427893" calcext:value-type="float">
            <text:p>0,032963524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208192160022736" calcext:value-type="float">
            <text:p>0,0002081922</text:p>
          </table:table-cell>
          <table:table-cell table:style-name="Default" office:value-type="float" office:value="0.499163155750199" calcext:value-type="float">
            <text:p>0,4991631558</text:p>
          </table:table-cell>
          <table:table-cell table:style-name="ce6" office:value-type="float" office:value="0.0000207701241795776" calcext:value-type="float">
            <text:p>2,08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3292691673997" calcext:value-type="float">
            <text:p>0,011329269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62964398550259" calcext:value-type="float">
            <text:p>0,0002629644</text:p>
          </table:table-cell>
          <table:table-cell table:style-name="Default" office:value-type="float" office:value="0.010972453447418" calcext:value-type="float">
            <text:p>0,010972453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21586661661103" calcext:value-type="float">
            <text:p>0,032158666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35960290237232" calcext:value-type="float">
            <text:p>0,0001359603</text:p>
          </table:table-cell>
          <table:table-cell table:style-name="Default" office:value-type="float" office:value="0.542179309041666" calcext:value-type="float">
            <text:p>0,54217930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79792340399425" calcext:value-type="float">
            <text:p>0,009797923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61698656904337" calcext:value-type="float">
            <text:p>0,0002616987</text:p>
          </table:table-cell>
          <table:table-cell table:style-name="Default" office:value-type="float" office:value="0.0128246101227169" calcext:value-type="float">
            <text:p>0,012824610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29551540343993" calcext:value-type="float">
            <text:p>0,032955154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2086709583213" calcext:value-type="float">
            <text:p>0,000208671</text:p>
          </table:table-cell>
          <table:table-cell table:style-name="Default" office:value-type="float" office:value="0.506424905367061" calcext:value-type="float">
            <text:p>0,506424905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6533476555227" calcext:value-type="float">
            <text:p>0,011653347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54026717691794" calcext:value-type="float">
            <text:p>0,0002540267</text:p>
          </table:table-cell>
          <table:table-cell table:style-name="Default" office:value-type="float" office:value="0.0112757982066724" calcext:value-type="float">
            <text:p>0,01127579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14927754976696" calcext:value-type="float">
            <text:p>0,031492775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02183388422614" calcext:value-type="float">
            <text:p>0,0001021834</text:p>
          </table:table-cell>
          <table:table-cell table:style-name="Default" office:value-type="float" office:value="0.551796739627328" calcext:value-type="float">
            <text:p>0,5517967396</text:p>
          </table:table-cell>
          <table:table-cell table:style-name="ce6" office:value-type="float" office:value="0.0000187841273909007" calcext:value-type="float">
            <text:p>1,88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2459876236796" calcext:value-type="float">
            <text:p>0,010245987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6195446658854" calcext:value-type="float">
            <text:p>0,0001861954</text:p>
          </table:table-cell>
          <table:table-cell table:style-name="Default" office:value-type="float" office:value="0.0104254294813789" calcext:value-type="float">
            <text:p>0,010425429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1231535294434" calcext:value-type="float">
            <text:p>0,029123153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87344495099876" calcext:value-type="float">
            <text:p>0,0001873445</text:p>
          </table:table-cell>
          <table:table-cell table:style-name="Default" office:value-type="float" office:value="0.455533949832082" calcext:value-type="float">
            <text:p>0,4555339498</text:p>
          </table:table-cell>
          <table:table-cell table:style-name="ce6" office:value-type="float" office:value="0.000022881770393878" calcext:value-type="float">
            <text:p>2,29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4750451781323" calcext:value-type="float">
            <text:p>0,009475045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05053365365179" calcext:value-type="float">
            <text:p>0,0002050534</text:p>
          </table:table-cell>
          <table:table-cell table:style-name="Default" office:value-type="float" office:value="0.0100124076738584" calcext:value-type="float">
            <text:p>0,010012407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3361858750275" calcext:value-type="float">
            <text:p>0,0293361859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1706947455246" calcext:value-type="float">
            <text:p>0,0001170695</text:p>
          </table:table-cell>
          <table:table-cell table:style-name="ce6" office:value-type="float" office:value="0.0000866756610312623" calcext:value-type="float">
            <text:p>8,67E-005</text:p>
          </table:table-cell>
          <table:table-cell table:style-name="Default" office:value-type="float" office:value="0.479032783772208" calcext:value-type="float">
            <text:p>0,479032783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24296713847979" calcext:value-type="float">
            <text:p>0,012429671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5795112270347" calcext:value-type="float">
            <text:p>0,0002579511</text:p>
          </table:table-cell>
          <table:table-cell table:style-name="Default" office:value-type="float" office:value="0.00985846005859114" calcext:value-type="float">
            <text:p>0,009858460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9561984122029" calcext:value-type="float">
            <text:p>0,0289561984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91397526507326" calcext:value-type="float">
            <text:p>0,0001913975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205568345505405" calcext:value-type="float">
            <text:p>2,06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2656716381953" calcext:value-type="float">
            <text:p>0,011265671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5499877853329" calcext:value-type="float">
            <text:p>0,0001854999</text:p>
          </table:table-cell>
          <table:table-cell table:style-name="Default" office:value-type="float" office:value="0.0103100775794074" calcext:value-type="float">
            <text:p>0,010310077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1106529938081" calcext:value-type="float">
            <text:p>0,031106529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40552027439237" calcext:value-type="float">
            <text:p>0,000140552</text:p>
          </table:table-cell>
          <table:table-cell table:style-name="Default" office:value-type="float" office:value="0.491345012538585" calcext:value-type="float">
            <text:p>0,4913450125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1970121610243" calcext:value-type="float">
            <text:p>0,0001519701</text:p>
          </table:table-cell>
          <table:table-cell table:style-name="Default" office:value-type="float" office:value="0.010017290447773" calcext:value-type="float">
            <text:p>0,010017290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02174427050192" calcext:value-type="float">
            <text:p>0,030217442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34814141942576" calcext:value-type="float">
            <text:p>0,0001348141</text:p>
          </table:table-cell>
          <table:table-cell table:style-name="Default" office:value-type="float" office:value="0.47225109943691" calcext:value-type="float">
            <text:p>0,472251099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03091170078937" calcext:value-type="float">
            <text:p>0,009030911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081575850401" calcext:value-type="float">
            <text:p>0,0001208158</text:p>
          </table:table-cell>
          <table:table-cell table:style-name="Default" office:value-type="float" office:value="0.00964920106848033" calcext:value-type="float">
            <text:p>0,00964920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1463371553231" calcext:value-type="float">
            <text:p>0,029146337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4609211286206" calcext:value-type="float">
            <text:p>0,0001460921</text:p>
          </table:table-cell>
          <table:table-cell table:style-name="Default" office:value-type="float" office:value="0.438146524889128" calcext:value-type="float">
            <text:p>0,4381465249</text:p>
          </table:table-cell>
          <table:table-cell table:style-name="ce6" office:value-type="float" office:value="0.0000338816446891268" calcext:value-type="float">
            <text:p>3,39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3065031770606" calcext:value-type="float">
            <text:p>0,010306503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118711837943115" calcext:value-type="float">
            <text:p>0,011871183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37585105876659" calcext:value-type="float">
            <text:p>0,03375851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02766760614637" calcext:value-type="float">
            <text:p>0,0001027668</text:p>
          </table:table-cell>
          <table:table-cell table:style-name="Default" office:value-type="float" office:value="0.614796874956134" calcext:value-type="float">
            <text:p>0,61479687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600450490749" calcext:value-type="float">
            <text:p>0,010600450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01207543627486" calcext:value-type="float">
            <text:p>0,0002012075</text:p>
          </table:table-cell>
          <table:table-cell table:style-name="Default" office:value-type="float" office:value="0.0143150496510473" calcext:value-type="float">
            <text:p>0,014315049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57457506947056" calcext:value-type="float">
            <text:p>0,035745750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48081027921102" calcext:value-type="float">
            <text:p>0,000148081</text:p>
          </table:table-cell>
          <table:table-cell table:style-name="Default" office:value-type="float" office:value="0.46828373516898" calcext:value-type="float">
            <text:p>0,468283735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768389239257" calcext:value-type="float">
            <text:p>0,008768389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7108419343141" calcext:value-type="float">
            <text:p>0,0002271084</text:p>
          </table:table-cell>
          <table:table-cell table:style-name="Default" office:value-type="float" office:value="0.0123717107935008" calcext:value-type="float">
            <text:p>0,012371710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51710953691561" calcext:value-type="float">
            <text:p>0,035171095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67477539100964" calcext:value-type="float">
            <text:p>0,467477539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96959040227871" calcext:value-type="float">
            <text:p>0,009969590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4734091436335" calcext:value-type="float">
            <text:p>0,0001347341</text:p>
          </table:table-cell>
          <table:table-cell table:style-name="Default" office:value-type="float" office:value="0.0141322505977892" calcext:value-type="float">
            <text:p>0,014132250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402110146937158" calcext:value-type="float">
            <text:p>0,040211014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71683682457436" calcext:value-type="float">
            <text:p>0,0001716837</text:p>
          </table:table-cell>
          <table:table-cell table:style-name="Default" office:value-type="float" office:value="0.490233784544454" calcext:value-type="float">
            <text:p>0,490233784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9337280441092" calcext:value-type="float">
            <text:p>0,008933728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913051671729" calcext:value-type="float">
            <text:p>0,0001491305</text:p>
          </table:table-cell>
          <table:table-cell table:style-name="Default" office:value-type="float" office:value="0.0135709047303995" calcext:value-type="float">
            <text:p>0,013570904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65908392576138" calcext:value-type="float">
            <text:p>0,0001659084</text:p>
          </table:table-cell>
          <table:table-cell table:style-name="Default" office:value-type="float" office:value="0.495424886151744" calcext:value-type="float">
            <text:p>0,495424886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20039767398881" calcext:value-type="float">
            <text:p>0,012003976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8785359295878" calcext:value-type="float">
            <text:p>0,0001487854</text:p>
          </table:table-cell>
          <table:table-cell table:style-name="Default" office:value-type="float" office:value="0.0129126393496361" calcext:value-type="float">
            <text:p>0,012912639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77474672751888" calcext:value-type="float">
            <text:p>0,037747467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50615982889245" calcext:value-type="float">
            <text:p>0,000150616</text:p>
          </table:table-cell>
          <table:table-cell table:style-name="Default" office:value-type="float" office:value="0.520884223681482" calcext:value-type="float">
            <text:p>0,520884223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1662342312301" calcext:value-type="float">
            <text:p>0,010166234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0402682566436" calcext:value-type="float">
            <text:p>0,0002104027</text:p>
          </table:table-cell>
          <table:table-cell table:style-name="Default" office:value-type="float" office:value="0.0142994872110236" calcext:value-type="float">
            <text:p>0,014299487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74052615383317" calcext:value-type="float">
            <text:p>0,037405261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29953009985914" calcext:value-type="float">
            <text:p>0,5299530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28914507413559" calcext:value-type="float">
            <text:p>0,012891450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7427091940464" calcext:value-type="float">
            <text:p>0,0001474271</text:p>
          </table:table-cell>
          <table:table-cell table:style-name="Default" office:value-type="float" office:value="0.0122179641681053" calcext:value-type="float">
            <text:p>0,012217964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57167260787767" calcext:value-type="float">
            <text:p>0,035716726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613074199384118" calcext:value-type="float">
            <text:p>0,6130741994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565956871319967" calcext:value-type="float">
            <text:p>5,66E-005</text:p>
          </table:table-cell>
          <table:table-cell table:style-name="Default" office:value-type="float" office:value="0.00961931036703472" calcext:value-type="float">
            <text:p>0,009619310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331549773771" calcext:value-type="float">
            <text:p>0,000163315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8326044685605" calcext:value-type="float">
            <text:p>0,000168326</text:p>
          </table:table-cell>
          <table:table-cell table:style-name="Default" office:value-type="float" office:value="0.0124549279623877" calcext:value-type="float">
            <text:p>0,01245492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6535332812137" calcext:value-type="float">
            <text:p>0,036535332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200011948564779" calcext:value-type="float">
            <text:p>0,0002000119</text:p>
          </table:table-cell>
          <table:table-cell table:style-name="Default" office:value-type="float" office:value="0.000138864731127618" calcext:value-type="float">
            <text:p>0,0001388647</text:p>
          </table:table-cell>
          <table:table-cell table:style-name="Default" office:value-type="float" office:value="0.624164464186839" calcext:value-type="float">
            <text:p>0,6241644642</text:p>
          </table:table-cell>
          <table:table-cell table:style-name="ce6" office:value-type="float" office:value="0.0000243892476256793" calcext:value-type="float">
            <text:p>2,4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0453793986176" calcext:value-type="float">
            <text:p>0,010045379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6558326707902" calcext:value-type="float">
            <text:p>0,0002265583</text:p>
          </table:table-cell>
          <table:table-cell table:style-name="Default" office:value-type="float" office:value="0.0149338602742918" calcext:value-type="float">
            <text:p>0,014933860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66592263388712" calcext:value-type="float">
            <text:p>0,036659226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31737261613125" calcext:value-type="float">
            <text:p>0,531737261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87314669298643" calcext:value-type="float">
            <text:p>0,009873146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 table:number-rows-repeated="125">
          <table:table-cell table:number-columns-repeated="1024"/>
        </table:table-row>
        <table:table-row table:style-name="ro2">
          <table:table-cell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float" office:value="0" calcext:value-type="float">
            <text:p>0</text:p>
          </table:table-cell>
          <table:table-cell table:formula="of:=[.D554]-[.D676]" office:value-type="float" office:value="0" calcext:value-type="float">
            <text:p>0</text:p>
          </table:table-cell>
          <table:table-cell table:formula="of:=[.E554]-[.E676]" office:value-type="float" office:value="0" calcext:value-type="float">
            <text:p>0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" calcext:value-type="float">
            <text:p>0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float" office:value="0" calcext:value-type="float">
            <text:p>0</text:p>
          </table:table-cell>
          <table:table-cell table:formula="of:=[.M554]-[.M676]" office:value-type="string" office:string-value="" calcext:value-type="error">
            <text:p>#VALEUR !</text:p>
          </table:table-cell>
          <table:table-cell table:formula="of:=[.N554]-[.N676]" office:value-type="float" office:value="0" calcext:value-type="float">
            <text:p>0</text:p>
          </table:table-cell>
          <table:table-cell table:formula="of:=[.O554]-[.O676]" office:value-type="string" office:string-value="" calcext:value-type="error">
            <text:p>#VALEUR !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DIV/0 !</text:p>
          </table:table-cell>
          <table:table-cell table:formula="of:=[.S554]-[.S676]" office:value-type="float" office:value="0" calcext:value-type="float">
            <text:p>0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DIV/0 !</text:p>
          </table:table-cell>
          <table:table-cell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string" office:string-value="" calcext:value-type="error">
            <text:p>#VALEUR !</text:p>
          </table:table-cell>
          <table:table-cell table:formula="of:=[.D555]-[.D677]" office:value-type="float" office:value="0" calcext:value-type="float">
            <text:p>0</text:p>
          </table:table-cell>
          <table:table-cell table:formula="of:=[.E555]-[.E677]" office:value-type="float" office:value="0" calcext:value-type="float">
            <text:p>0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float" office:value="0" calcext:value-type="float">
            <text:p>0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string" office:string-value="" calcext:value-type="error">
            <text:p>#VALEUR !</text:p>
          </table:table-cell>
          <table:table-cell table:formula="of:=[.M555]-[.M677]" office:value-type="float" office:value="0" calcext:value-type="float">
            <text:p>0</text:p>
          </table:table-cell>
          <table:table-cell table:formula="of:=[.N555]-[.N677]" office:value-type="float" office:value="0" calcext:value-type="float">
            <text:p>0</text:p>
          </table:table-cell>
          <table:table-cell table:formula="of:=[.O555]-[.O677]" office:value-type="string" office:string-value="" calcext:value-type="error">
            <text:p>#VALEUR !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DIV/0 !</text:p>
          </table:table-cell>
          <table:table-cell table:formula="of:=[.S555]-[.S677]" office:value-type="float" office:value="0" calcext:value-type="float">
            <text:p>0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DIV/0 !</text:p>
          </table:table-cell>
          <table:table-cell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" calcext:value-type="float">
            <text:p>0</text:p>
          </table:table-cell>
          <table:table-cell table:formula="of:=[.D556]-[.D678]" office:value-type="float" office:value="0" calcext:value-type="float">
            <text:p>0</text:p>
          </table:table-cell>
          <table:table-cell table:formula="of:=[.E556]-[.E678]" office:value-type="float" office:value="0" calcext:value-type="float">
            <text:p>0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" calcext:value-type="float">
            <text:p>0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VALEUR !</text:p>
          </table:table-cell>
          <table:table-cell table:formula="of:=[.M556]-[.M678]" office:value-type="string" office:string-value="" calcext:value-type="error">
            <text:p>#VALEUR !</text:p>
          </table:table-cell>
          <table:table-cell table:formula="of:=[.N556]-[.N678]" office:value-type="float" office:value="0" calcext:value-type="float">
            <text:p>0</text:p>
          </table:table-cell>
          <table:table-cell table:formula="of:=[.O556]-[.O678]" office:value-type="string" office:string-value="" calcext:value-type="error">
            <text:p>#VALEUR !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DIV/0 !</text:p>
          </table:table-cell>
          <table:table-cell table:formula="of:=[.S556]-[.S678]" office:value-type="float" office:value="0" calcext:value-type="float">
            <text:p>0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DIV/0 !</text:p>
          </table:table-cell>
          <table:table-cell table:formula="of:=[.V556]-[.V6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" calcext:value-type="float">
            <text:p>0</text:p>
          </table:table-cell>
          <table:table-cell table:formula="of:=[.D557]-[.D679]" office:value-type="float" office:value="0" calcext:value-type="float">
            <text:p>0</text:p>
          </table:table-cell>
          <table:table-cell table:formula="of:=[.E557]-[.E679]" office:value-type="float" office:value="0" calcext:value-type="float">
            <text:p>0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" calcext:value-type="float">
            <text:p>0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float" office:value="0" calcext:value-type="float">
            <text:p>0</text:p>
          </table:table-cell>
          <table:table-cell table:formula="of:=[.N557]-[.N679]" office:value-type="float" office:value="0" calcext:value-type="float">
            <text:p>0</text:p>
          </table:table-cell>
          <table:table-cell table:formula="of:=[.O557]-[.O679]" office:value-type="string" office:string-value="" calcext:value-type="error">
            <text:p>#VALEUR !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DIV/0 !</text:p>
          </table:table-cell>
          <table:table-cell table:formula="of:=[.S557]-[.S679]" office:value-type="float" office:value="0" calcext:value-type="float">
            <text:p>0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DIV/0 !</text:p>
          </table:table-cell>
          <table:table-cell table:formula="of:=[.V557]-[.V67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" calcext:value-type="float">
            <text:p>0</text:p>
          </table:table-cell>
          <table:table-cell table:formula="of:=[.D558]-[.D680]" office:value-type="float" office:value="0" calcext:value-type="float">
            <text:p>0</text:p>
          </table:table-cell>
          <table:table-cell table:formula="of:=[.E558]-[.E680]" office:value-type="float" office:value="0" calcext:value-type="float">
            <text:p>0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" calcext:value-type="float">
            <text:p>0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VALEUR !</text:p>
          </table:table-cell>
          <table:table-cell table:formula="of:=[.M558]-[.M680]" office:value-type="float" office:value="-4.20128341838133E-019" calcext:value-type="float">
            <text:p>-4,20128341838133E-019</text:p>
          </table:table-cell>
          <table:table-cell table:formula="of:=[.N558]-[.N680]" office:value-type="float" office:value="0" calcext:value-type="float">
            <text:p>0</text:p>
          </table:table-cell>
          <table:table-cell table:formula="of:=[.O558]-[.O680]" office:value-type="float" office:value="0" calcext:value-type="float">
            <text:p>0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DIV/0 !</text:p>
          </table:table-cell>
          <table:table-cell table:formula="of:=[.S558]-[.S680]" office:value-type="float" office:value="0" calcext:value-type="float">
            <text:p>0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DIV/0 !</text:p>
          </table:table-cell>
          <table:table-cell table:formula="of:=[.V558]-[.V68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" calcext:value-type="float">
            <text:p>0</text:p>
          </table:table-cell>
          <table:table-cell table:formula="of:=[.D559]-[.D681]" office:value-type="float" office:value="0" calcext:value-type="float">
            <text:p>0</text:p>
          </table:table-cell>
          <table:table-cell table:formula="of:=[.E559]-[.E681]" office:value-type="float" office:value="0" calcext:value-type="float">
            <text:p>0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float" office:value="0" calcext:value-type="float">
            <text:p>0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VALEUR !</text:p>
          </table:table-cell>
          <table:table-cell table:formula="of:=[.M559]-[.M681]" office:value-type="float" office:value="0" calcext:value-type="float">
            <text:p>0</text:p>
          </table:table-cell>
          <table:table-cell table:formula="of:=[.N559]-[.N681]" office:value-type="float" office:value="0" calcext:value-type="float">
            <text:p>0</text:p>
          </table:table-cell>
          <table:table-cell table:formula="of:=[.O559]-[.O681]" office:value-type="string" office:string-value="" calcext:value-type="error">
            <text:p>#VALEUR !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DIV/0 !</text:p>
          </table:table-cell>
          <table:table-cell table:formula="of:=[.S559]-[.S681]" office:value-type="float" office:value="0" calcext:value-type="float">
            <text:p>0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DIV/0 !</text:p>
          </table:table-cell>
          <table:table-cell table:formula="of:=[.V559]-[.V68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" calcext:value-type="float">
            <text:p>0</text:p>
          </table:table-cell>
          <table:table-cell table:formula="of:=[.D560]-[.D682]" office:value-type="float" office:value="0" calcext:value-type="float">
            <text:p>0</text:p>
          </table:table-cell>
          <table:table-cell table:formula="of:=[.E560]-[.E682]" office:value-type="float" office:value="0" calcext:value-type="float">
            <text:p>0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float" office:value="0" calcext:value-type="float">
            <text:p>0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VALEUR !</text:p>
          </table:table-cell>
          <table:table-cell table:formula="of:=[.M560]-[.M682]" office:value-type="string" office:string-value="" calcext:value-type="error">
            <text:p>#VALEUR !</text:p>
          </table:table-cell>
          <table:table-cell table:formula="of:=[.N560]-[.N682]" office:value-type="float" office:value="0" calcext:value-type="float">
            <text:p>0</text:p>
          </table:table-cell>
          <table:table-cell table:formula="of:=[.O560]-[.O682]" office:value-type="string" office:string-value="" calcext:value-type="error">
            <text:p>#VALEUR !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DIV/0 !</text:p>
          </table:table-cell>
          <table:table-cell table:formula="of:=[.S560]-[.S682]" office:value-type="float" office:value="0" calcext:value-type="float">
            <text:p>0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DIV/0 !</text:p>
          </table:table-cell>
          <table:table-cell table:formula="of:=[.V560]-[.V68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" calcext:value-type="float">
            <text:p>0</text:p>
          </table:table-cell>
          <table:table-cell table:formula="of:=[.D561]-[.D683]" office:value-type="float" office:value="0" calcext:value-type="float">
            <text:p>0</text:p>
          </table:table-cell>
          <table:table-cell table:formula="of:=[.E561]-[.E683]" office:value-type="float" office:value="0" calcext:value-type="float">
            <text:p>0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0" calcext:value-type="float">
            <text:p>0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float" office:value="0" calcext:value-type="float">
            <text:p>0</text:p>
          </table:table-cell>
          <table:table-cell table:formula="of:=[.M561]-[.M683]" office:value-type="string" office:string-value="" calcext:value-type="error">
            <text:p>#VALEUR !</text:p>
          </table:table-cell>
          <table:table-cell table:formula="of:=[.N561]-[.N683]" office:value-type="float" office:value="0" calcext:value-type="float">
            <text:p>0</text:p>
          </table:table-cell>
          <table:table-cell table:formula="of:=[.O561]-[.O683]" office:value-type="float" office:value="0" calcext:value-type="float">
            <text:p>0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DIV/0 !</text:p>
          </table:table-cell>
          <table:table-cell table:formula="of:=[.S561]-[.S683]" office:value-type="float" office:value="0" calcext:value-type="float">
            <text:p>0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DIV/0 !</text:p>
          </table:table-cell>
          <table:table-cell table:formula="of:=[.V561]-[.V68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" calcext:value-type="float">
            <text:p>0</text:p>
          </table:table-cell>
          <table:table-cell table:formula="of:=[.D562]-[.D684]" office:value-type="float" office:value="0" calcext:value-type="float">
            <text:p>0</text:p>
          </table:table-cell>
          <table:table-cell table:formula="of:=[.E562]-[.E684]" office:value-type="float" office:value="0" calcext:value-type="float">
            <text:p>0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" calcext:value-type="float">
            <text:p>0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VALEUR !</text:p>
          </table:table-cell>
          <table:table-cell table:formula="of:=[.M562]-[.M684]" office:value-type="float" office:value="0" calcext:value-type="float">
            <text:p>0</text:p>
          </table:table-cell>
          <table:table-cell table:formula="of:=[.N562]-[.N684]" office:value-type="float" office:value="0" calcext:value-type="float">
            <text:p>0</text:p>
          </table:table-cell>
          <table:table-cell table:formula="of:=[.O562]-[.O684]" office:value-type="string" office:string-value="" calcext:value-type="error">
            <text:p>#VALEUR !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DIV/0 !</text:p>
          </table:table-cell>
          <table:table-cell table:formula="of:=[.S562]-[.S684]" office:value-type="float" office:value="0" calcext:value-type="float">
            <text:p>0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DIV/0 !</text:p>
          </table:table-cell>
          <table:table-cell table:formula="of:=[.V562]-[.V68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" calcext:value-type="float">
            <text:p>0</text:p>
          </table:table-cell>
          <table:table-cell table:formula="of:=[.D563]-[.D685]" office:value-type="float" office:value="4.85722573273506E-017" calcext:value-type="float">
            <text:p>4,85722573273506E-017</text:p>
          </table:table-cell>
          <table:table-cell table:formula="of:=[.E563]-[.E685]" office:value-type="float" office:value="0" calcext:value-type="float">
            <text:p>0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" calcext:value-type="float">
            <text:p>0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VALEUR !</text:p>
          </table:table-cell>
          <table:table-cell table:formula="of:=[.M563]-[.M685]" office:value-type="string" office:string-value="" calcext:value-type="error">
            <text:p>#VALEUR !</text:p>
          </table:table-cell>
          <table:table-cell table:formula="of:=[.N563]-[.N685]" office:value-type="float" office:value="0" calcext:value-type="float">
            <text:p>0</text:p>
          </table:table-cell>
          <table:table-cell table:formula="of:=[.O563]-[.O685]" office:value-type="string" office:string-value="" calcext:value-type="error">
            <text:p>#VALEUR !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DIV/0 !</text:p>
          </table:table-cell>
          <table:table-cell table:formula="of:=[.S563]-[.S685]" office:value-type="float" office:value="0" calcext:value-type="float">
            <text:p>0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DIV/0 !</text:p>
          </table:table-cell>
          <table:table-cell table:formula="of:=[.V563]-[.V68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" calcext:value-type="float">
            <text:p>0</text:p>
          </table:table-cell>
          <table:table-cell table:formula="of:=[.D564]-[.D686]" office:value-type="float" office:value="4.68375338513738E-017" calcext:value-type="float">
            <text:p>4,68375338513738E-017</text:p>
          </table:table-cell>
          <table:table-cell table:formula="of:=[.E564]-[.E686]" office:value-type="float" office:value="0" calcext:value-type="float">
            <text:p>0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float" office:value="0" calcext:value-type="float">
            <text:p>0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float" office:value="0" calcext:value-type="float">
            <text:p>0</text:p>
          </table:table-cell>
          <table:table-cell table:formula="of:=[.N564]-[.N686]" office:value-type="float" office:value="0" calcext:value-type="float">
            <text:p>0</text:p>
          </table:table-cell>
          <table:table-cell table:formula="of:=[.O564]-[.O686]" office:value-type="string" office:string-value="" calcext:value-type="error">
            <text:p>#VALEUR !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DIV/0 !</text:p>
          </table:table-cell>
          <table:table-cell table:formula="of:=[.S564]-[.S686]" office:value-type="float" office:value="0" calcext:value-type="float">
            <text:p>0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DIV/0 !</text:p>
          </table:table-cell>
          <table:table-cell table:formula="of:=[.V564]-[.V68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" calcext:value-type="float">
            <text:p>0</text:p>
          </table:table-cell>
          <table:table-cell table:formula="of:=[.D565]-[.D687]" office:value-type="float" office:value="0" calcext:value-type="float">
            <text:p>0</text:p>
          </table:table-cell>
          <table:table-cell table:formula="of:=[.E565]-[.E687]" office:value-type="float" office:value="0" calcext:value-type="float">
            <text:p>0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" calcext:value-type="float">
            <text:p>0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float" office:value="0" calcext:value-type="float">
            <text:p>0</text:p>
          </table:table-cell>
          <table:table-cell table:formula="of:=[.N565]-[.N687]" office:value-type="float" office:value="0" calcext:value-type="float">
            <text:p>0</text:p>
          </table:table-cell>
          <table:table-cell table:formula="of:=[.O565]-[.O687]" office:value-type="float" office:value="0" calcext:value-type="float">
            <text:p>0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DIV/0 !</text:p>
          </table:table-cell>
          <table:table-cell table:formula="of:=[.S565]-[.S687]" office:value-type="float" office:value="0" calcext:value-type="float">
            <text:p>0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DIV/0 !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" calcext:value-type="float">
            <text:p>0</text:p>
          </table:table-cell>
          <table:table-cell table:formula="of:=[.D566]-[.D688]" office:value-type="float" office:value="0" calcext:value-type="float">
            <text:p>0</text:p>
          </table:table-cell>
          <table:table-cell table:formula="of:=[.E566]-[.E688]" office:value-type="float" office:value="0" calcext:value-type="float">
            <text:p>0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" calcext:value-type="float">
            <text:p>0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float" office:value="0" calcext:value-type="float">
            <text:p>0</text:p>
          </table:table-cell>
          <table:table-cell table:formula="of:=[.N566]-[.N688]" office:value-type="float" office:value="0" calcext:value-type="float">
            <text:p>0</text:p>
          </table:table-cell>
          <table:table-cell table:formula="of:=[.O566]-[.O688]" office:value-type="string" office:string-value="" calcext:value-type="error">
            <text:p>#VALEUR !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DIV/0 !</text:p>
          </table:table-cell>
          <table:table-cell table:formula="of:=[.S566]-[.S688]" office:value-type="float" office:value="0" calcext:value-type="float">
            <text:p>0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DIV/0 !</text:p>
          </table:table-cell>
          <table:table-cell table:formula="of:=[.V566]-[.V68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" calcext:value-type="float">
            <text:p>0</text:p>
          </table:table-cell>
          <table:table-cell table:formula="of:=[.D567]-[.D689]" office:value-type="float" office:value="0" calcext:value-type="float">
            <text:p>0</text:p>
          </table:table-cell>
          <table:table-cell table:formula="of:=[.E567]-[.E689]" office:value-type="float" office:value="0" calcext:value-type="float">
            <text:p>0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float" office:value="0" calcext:value-type="float">
            <text:p>0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VALEUR !</text:p>
          </table:table-cell>
          <table:table-cell table:formula="of:=[.M567]-[.M689]" office:value-type="float" office:value="0" calcext:value-type="float">
            <text:p>0</text:p>
          </table:table-cell>
          <table:table-cell table:formula="of:=[.N567]-[.N689]" office:value-type="float" office:value="0" calcext:value-type="float">
            <text:p>0</text:p>
          </table:table-cell>
          <table:table-cell table:formula="of:=[.O567]-[.O689]" office:value-type="string" office:string-value="" calcext:value-type="error">
            <text:p>#VALEUR !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DIV/0 !</text:p>
          </table:table-cell>
          <table:table-cell table:formula="of:=[.S567]-[.S689]" office:value-type="float" office:value="0" calcext:value-type="float">
            <text:p>0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DIV/0 !</text:p>
          </table:table-cell>
          <table:table-cell table:formula="of:=[.V567]-[.V68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" calcext:value-type="float">
            <text:p>0</text:p>
          </table:table-cell>
          <table:table-cell table:formula="of:=[.D568]-[.D690]" office:value-type="float" office:value="4.5102810375397E-017" calcext:value-type="float">
            <text:p>4,5102810375397E-017</text:p>
          </table:table-cell>
          <table:table-cell table:formula="of:=[.E568]-[.E690]" office:value-type="float" office:value="0" calcext:value-type="float">
            <text:p>0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" calcext:value-type="float">
            <text:p>0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VALEUR !</text:p>
          </table:table-cell>
          <table:table-cell table:formula="of:=[.M568]-[.M690]" office:value-type="float" office:value="0" calcext:value-type="float">
            <text:p>0</text:p>
          </table:table-cell>
          <table:table-cell table:formula="of:=[.N568]-[.N690]" office:value-type="float" office:value="0" calcext:value-type="float">
            <text:p>0</text:p>
          </table:table-cell>
          <table:table-cell table:formula="of:=[.O568]-[.O690]" office:value-type="float" office:value="0" calcext:value-type="float">
            <text:p>0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DIV/0 !</text:p>
          </table:table-cell>
          <table:table-cell table:formula="of:=[.S568]-[.S690]" office:value-type="float" office:value="0" calcext:value-type="float">
            <text:p>0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DIV/0 !</text:p>
          </table:table-cell>
          <table:table-cell table:formula="of:=[.V568]-[.V69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" calcext:value-type="float">
            <text:p>0</text:p>
          </table:table-cell>
          <table:table-cell table:formula="of:=[.D569]-[.D691]" office:value-type="float" office:value="0" calcext:value-type="float">
            <text:p>0</text:p>
          </table:table-cell>
          <table:table-cell table:formula="of:=[.E569]-[.E691]" office:value-type="float" office:value="0" calcext:value-type="float">
            <text:p>0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" calcext:value-type="float">
            <text:p>0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VALEUR !</text:p>
          </table:table-cell>
          <table:table-cell table:formula="of:=[.M569]-[.M691]" office:value-type="float" office:value="0" calcext:value-type="float">
            <text:p>0</text:p>
          </table:table-cell>
          <table:table-cell table:formula="of:=[.N569]-[.N691]" office:value-type="float" office:value="0" calcext:value-type="float">
            <text:p>0</text:p>
          </table:table-cell>
          <table:table-cell table:formula="of:=[.O569]-[.O691]" office:value-type="float" office:value="0" calcext:value-type="float">
            <text:p>0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DIV/0 !</text:p>
          </table:table-cell>
          <table:table-cell table:formula="of:=[.S569]-[.S691]" office:value-type="float" office:value="0" calcext:value-type="float">
            <text:p>0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DIV/0 !</text:p>
          </table:table-cell>
          <table:table-cell table:formula="of:=[.V569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" calcext:value-type="float">
            <text:p>0</text:p>
          </table:table-cell>
          <table:table-cell table:formula="of:=[.D570]-[.D692]" office:value-type="float" office:value="0" calcext:value-type="float">
            <text:p>0</text:p>
          </table:table-cell>
          <table:table-cell table:formula="of:=[.E570]-[.E692]" office:value-type="float" office:value="0" calcext:value-type="float">
            <text:p>0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" calcext:value-type="float">
            <text:p>0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float" office:value="0" calcext:value-type="float">
            <text:p>0</text:p>
          </table:table-cell>
          <table:table-cell table:formula="of:=[.M570]-[.M692]" office:value-type="float" office:value="0" calcext:value-type="float">
            <text:p>0</text:p>
          </table:table-cell>
          <table:table-cell table:formula="of:=[.N570]-[.N692]" office:value-type="float" office:value="0" calcext:value-type="float">
            <text:p>0</text:p>
          </table:table-cell>
          <table:table-cell table:formula="of:=[.O570]-[.O692]" office:value-type="string" office:string-value="" calcext:value-type="error">
            <text:p>#VALEUR !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DIV/0 !</text:p>
          </table:table-cell>
          <table:table-cell table:formula="of:=[.S570]-[.S692]" office:value-type="float" office:value="0" calcext:value-type="float">
            <text:p>0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DIV/0 !</text:p>
          </table:table-cell>
          <table:table-cell table:formula="of:=[.V570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" calcext:value-type="float">
            <text:p>0</text:p>
          </table:table-cell>
          <table:table-cell table:formula="of:=[.D571]-[.D693]" office:value-type="float" office:value="0" calcext:value-type="float">
            <text:p>0</text:p>
          </table:table-cell>
          <table:table-cell table:formula="of:=[.E571]-[.E693]" office:value-type="float" office:value="0" calcext:value-type="float">
            <text:p>0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" calcext:value-type="float">
            <text:p>0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float" office:value="0" calcext:value-type="float">
            <text:p>0</text:p>
          </table:table-cell>
          <table:table-cell table:formula="of:=[.N571]-[.N693]" office:value-type="string" office:string-value="" calcext:value-type="error">
            <text:p>#VALEUR !</text:p>
          </table:table-cell>
          <table:table-cell table:formula="of:=[.O571]-[.O693]" office:value-type="float" office:value="0" calcext:value-type="float">
            <text:p>0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DIV/0 !</text:p>
          </table:table-cell>
          <table:table-cell table:formula="of:=[.S571]-[.S693]" office:value-type="float" office:value="-4.68375338513738E-017" calcext:value-type="float">
            <text:p>-4,68375338513738E-017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DIV/0 !</text:p>
          </table:table-cell>
          <table:table-cell table:formula="of:=[.V571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" calcext:value-type="float">
            <text:p>0</text:p>
          </table:table-cell>
          <table:table-cell table:formula="of:=[.D572]-[.D694]" office:value-type="float" office:value="4.85722573273506E-017" calcext:value-type="float">
            <text:p>4,85722573273506E-017</text:p>
          </table:table-cell>
          <table:table-cell table:formula="of:=[.E572]-[.E694]" office:value-type="float" office:value="0" calcext:value-type="float">
            <text:p>0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" calcext:value-type="float">
            <text:p>0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VALEUR !</text:p>
          </table:table-cell>
          <table:table-cell table:formula="of:=[.M572]-[.M694]" office:value-type="float" office:value="0" calcext:value-type="float">
            <text:p>0</text:p>
          </table:table-cell>
          <table:table-cell table:formula="of:=[.N572]-[.N694]" office:value-type="float" office:value="0" calcext:value-type="float">
            <text:p>0</text:p>
          </table:table-cell>
          <table:table-cell table:formula="of:=[.O572]-[.O694]" office:value-type="string" office:string-value="" calcext:value-type="error">
            <text:p>#VALEUR !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DIV/0 !</text:p>
          </table:table-cell>
          <table:table-cell table:formula="of:=[.S572]-[.S694]" office:value-type="string" office:string-value="" calcext:value-type="error">
            <text:p>#VALEUR !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DIV/0 !</text:p>
          </table:table-cell>
          <table:table-cell table:formula="of:=[.V572]-[.V69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" calcext:value-type="float">
            <text:p>0</text:p>
          </table:table-cell>
          <table:table-cell table:formula="of:=[.D573]-[.D695]" office:value-type="float" office:value="0" calcext:value-type="float">
            <text:p>0</text:p>
          </table:table-cell>
          <table:table-cell table:formula="of:=[.E573]-[.E695]" office:value-type="float" office:value="0" calcext:value-type="float">
            <text:p>0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float" office:value="0" calcext:value-type="float">
            <text:p>0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float" office:value="0" calcext:value-type="float">
            <text:p>0</text:p>
          </table:table-cell>
          <table:table-cell table:formula="of:=[.N573]-[.N695]" office:value-type="float" office:value="0" calcext:value-type="float">
            <text:p>0</text:p>
          </table:table-cell>
          <table:table-cell table:formula="of:=[.O573]-[.O695]" office:value-type="string" office:string-value="" calcext:value-type="error">
            <text:p>#VALEUR !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DIV/0 !</text:p>
          </table:table-cell>
          <table:table-cell table:formula="of:=[.S573]-[.S695]" office:value-type="float" office:value="0" calcext:value-type="float">
            <text:p>0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DIV/0 !</text:p>
          </table:table-cell>
          <table:table-cell table:formula="of:=[.V573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-4.60785923306339E-019" calcext:value-type="float">
            <text:p>-4,60785923306339E-019</text:p>
          </table:table-cell>
          <table:table-cell table:formula="of:=[.D574]-[.D696]" office:value-type="float" office:value="0" calcext:value-type="float">
            <text:p>0</text:p>
          </table:table-cell>
          <table:table-cell table:formula="of:=[.E574]-[.E696]" office:value-type="float" office:value="0" calcext:value-type="float">
            <text:p>0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float" office:value="0" calcext:value-type="float">
            <text:p>0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VALEUR !</text:p>
          </table:table-cell>
          <table:table-cell table:formula="of:=[.M574]-[.M696]" office:value-type="float" office:value="0" calcext:value-type="float">
            <text:p>0</text:p>
          </table:table-cell>
          <table:table-cell table:formula="of:=[.N574]-[.N696]" office:value-type="float" office:value="0" calcext:value-type="float">
            <text:p>0</text:p>
          </table:table-cell>
          <table:table-cell table:formula="of:=[.O574]-[.O696]" office:value-type="float" office:value="0" calcext:value-type="float">
            <text:p>0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DIV/0 !</text:p>
          </table:table-cell>
          <table:table-cell table:formula="of:=[.S574]-[.S696]" office:value-type="float" office:value="0" calcext:value-type="float">
            <text:p>0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DIV/0 !</text:p>
          </table:table-cell>
          <table:table-cell table:formula="of:=[.V574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string" office:string-value="" calcext:value-type="error">
            <text:p>#VALEUR !</text:p>
          </table:table-cell>
          <table:table-cell table:formula="of:=[.D575]-[.D697]" office:value-type="float" office:value="0" calcext:value-type="float">
            <text:p>0</text:p>
          </table:table-cell>
          <table:table-cell table:formula="of:=[.E575]-[.E697]" office:value-type="float" office:value="0" calcext:value-type="float">
            <text:p>0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float" office:value="0" calcext:value-type="float">
            <text:p>0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VALEUR !</text:p>
          </table:table-cell>
          <table:table-cell table:formula="of:=[.M575]-[.M697]" office:value-type="float" office:value="0" calcext:value-type="float">
            <text:p>0</text:p>
          </table:table-cell>
          <table:table-cell table:formula="of:=[.N575]-[.N697]" office:value-type="float" office:value="0" calcext:value-type="float">
            <text:p>0</text:p>
          </table:table-cell>
          <table:table-cell table:formula="of:=[.O575]-[.O697]" office:value-type="string" office:string-value="" calcext:value-type="error">
            <text:p>#VALEUR !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DIV/0 !</text:p>
          </table:table-cell>
          <table:table-cell table:formula="of:=[.S575]-[.S697]" office:value-type="float" office:value="-4.68375338513738E-017" calcext:value-type="float">
            <text:p>-4,68375338513738E-017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DIV/0 !</text:p>
          </table:table-cell>
          <table:table-cell table:formula="of:=[.V575]-[.V69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" calcext:value-type="float">
            <text:p>0</text:p>
          </table:table-cell>
          <table:table-cell table:formula="of:=[.D576]-[.D698]" office:value-type="float" office:value="0" calcext:value-type="float">
            <text:p>0</text:p>
          </table:table-cell>
          <table:table-cell table:formula="of:=[.E576]-[.E698]" office:value-type="float" office:value="0" calcext:value-type="float">
            <text:p>0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" calcext:value-type="float">
            <text:p>0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VALEUR !</text:p>
          </table:table-cell>
          <table:table-cell table:formula="of:=[.M576]-[.M698]" office:value-type="float" office:value="0" calcext:value-type="float">
            <text:p>0</text:p>
          </table:table-cell>
          <table:table-cell table:formula="of:=[.N576]-[.N698]" office:value-type="float" office:value="0" calcext:value-type="float">
            <text:p>0</text:p>
          </table:table-cell>
          <table:table-cell table:formula="of:=[.O576]-[.O698]" office:value-type="string" office:string-value="" calcext:value-type="error">
            <text:p>#VALEUR !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DIV/0 !</text:p>
          </table:table-cell>
          <table:table-cell table:formula="of:=[.S576]-[.S698]" office:value-type="float" office:value="0" calcext:value-type="float">
            <text:p>0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DIV/0 !</text:p>
          </table:table-cell>
          <table:table-cell table:formula="of:=[.V576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" calcext:value-type="float">
            <text:p>0</text:p>
          </table:table-cell>
          <table:table-cell table:formula="of:=[.D577]-[.D699]" office:value-type="float" office:value="0" calcext:value-type="float">
            <text:p>0</text:p>
          </table:table-cell>
          <table:table-cell table:formula="of:=[.E577]-[.E699]" office:value-type="float" office:value="0" calcext:value-type="float">
            <text:p>0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" calcext:value-type="float">
            <text:p>0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VALEUR !</text:p>
          </table:table-cell>
          <table:table-cell table:formula="of:=[.M577]-[.M699]" office:value-type="string" office:string-value="" calcext:value-type="error">
            <text:p>#VALEUR !</text:p>
          </table:table-cell>
          <table:table-cell table:formula="of:=[.N577]-[.N699]" office:value-type="float" office:value="0" calcext:value-type="float">
            <text:p>0</text:p>
          </table:table-cell>
          <table:table-cell table:formula="of:=[.O577]-[.O699]" office:value-type="string" office:string-value="" calcext:value-type="error">
            <text:p>#VALEUR !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DIV/0 !</text:p>
          </table:table-cell>
          <table:table-cell table:formula="of:=[.S577]-[.S699]" office:value-type="float" office:value="0" calcext:value-type="float">
            <text:p>0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DIV/0 !</text:p>
          </table:table-cell>
          <table:table-cell table:formula="of:=[.V577]-[.V69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" calcext:value-type="float">
            <text:p>0</text:p>
          </table:table-cell>
          <table:table-cell table:formula="of:=[.D578]-[.D700]" office:value-type="float" office:value="0" calcext:value-type="float">
            <text:p>0</text:p>
          </table:table-cell>
          <table:table-cell table:formula="of:=[.E578]-[.E700]" office:value-type="float" office:value="0" calcext:value-type="float">
            <text:p>0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" calcext:value-type="float">
            <text:p>0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VALEUR !</text:p>
          </table:table-cell>
          <table:table-cell table:formula="of:=[.M578]-[.M700]" office:value-type="float" office:value="0" calcext:value-type="float">
            <text:p>0</text:p>
          </table:table-cell>
          <table:table-cell table:formula="of:=[.N578]-[.N700]" office:value-type="float" office:value="0" calcext:value-type="float">
            <text:p>0</text:p>
          </table:table-cell>
          <table:table-cell table:formula="of:=[.O578]-[.O700]" office:value-type="string" office:string-value="" calcext:value-type="error">
            <text:p>#VALEUR !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DIV/0 !</text:p>
          </table:table-cell>
          <table:table-cell table:formula="of:=[.S578]-[.S700]" office:value-type="float" office:value="0" calcext:value-type="float">
            <text:p>0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DIV/0 !</text:p>
          </table:table-cell>
          <table:table-cell table:formula="of:=[.V578]-[.V70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" calcext:value-type="float">
            <text:p>0</text:p>
          </table:table-cell>
          <table:table-cell table:formula="of:=[.D579]-[.D701]" office:value-type="float" office:value="0" calcext:value-type="float">
            <text:p>0</text:p>
          </table:table-cell>
          <table:table-cell table:formula="of:=[.E579]-[.E701]" office:value-type="float" office:value="0" calcext:value-type="float">
            <text:p>0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string" office:string-value="" calcext:value-type="error">
            <text:p>#VALEUR !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VALEUR !</text:p>
          </table:table-cell>
          <table:table-cell table:formula="of:=[.M579]-[.M701]" office:value-type="float" office:value="0" calcext:value-type="float">
            <text:p>0</text:p>
          </table:table-cell>
          <table:table-cell table:formula="of:=[.N579]-[.N701]" office:value-type="float" office:value="0" calcext:value-type="float">
            <text:p>0</text:p>
          </table:table-cell>
          <table:table-cell table:formula="of:=[.O579]-[.O701]" office:value-type="string" office:string-value="" calcext:value-type="error">
            <text:p>#VALEUR !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DIV/0 !</text:p>
          </table:table-cell>
          <table:table-cell table:formula="of:=[.S579]-[.S701]" office:value-type="float" office:value="0" calcext:value-type="float">
            <text:p>0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DIV/0 !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" calcext:value-type="float">
            <text:p>0</text:p>
          </table:table-cell>
          <table:table-cell table:formula="of:=[.D580]-[.D702]" office:value-type="float" office:value="0" calcext:value-type="float">
            <text:p>0</text:p>
          </table:table-cell>
          <table:table-cell table:formula="of:=[.E580]-[.E702]" office:value-type="float" office:value="0" calcext:value-type="float">
            <text:p>0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" calcext:value-type="float">
            <text:p>0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VALEUR !</text:p>
          </table:table-cell>
          <table:table-cell table:formula="of:=[.M580]-[.M702]" office:value-type="float" office:value="0" calcext:value-type="float">
            <text:p>0</text:p>
          </table:table-cell>
          <table:table-cell table:formula="of:=[.N580]-[.N702]" office:value-type="float" office:value="0" calcext:value-type="float">
            <text:p>0</text:p>
          </table:table-cell>
          <table:table-cell table:formula="of:=[.O580]-[.O702]" office:value-type="string" office:string-value="" calcext:value-type="error">
            <text:p>#VALEUR !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DIV/0 !</text:p>
          </table:table-cell>
          <table:table-cell table:formula="of:=[.S580]-[.S702]" office:value-type="float" office:value="-3.81639164714898E-017" calcext:value-type="float">
            <text:p>-3,81639164714898E-017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DIV/0 !</text:p>
          </table:table-cell>
          <table:table-cell table:formula="of:=[.V580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" calcext:value-type="float">
            <text:p>0</text:p>
          </table:table-cell>
          <table:table-cell table:formula="of:=[.D581]-[.D703]" office:value-type="float" office:value="0" calcext:value-type="float">
            <text:p>0</text:p>
          </table:table-cell>
          <table:table-cell table:formula="of:=[.E581]-[.E703]" office:value-type="float" office:value="0" calcext:value-type="float">
            <text:p>0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" calcext:value-type="float">
            <text:p>0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VALEUR !</text:p>
          </table:table-cell>
          <table:table-cell table:formula="of:=[.M581]-[.M703]" office:value-type="string" office:string-value="" calcext:value-type="error">
            <text:p>#VALEUR !</text:p>
          </table:table-cell>
          <table:table-cell table:formula="of:=[.N581]-[.N703]" office:value-type="float" office:value="0" calcext:value-type="float">
            <text:p>0</text:p>
          </table:table-cell>
          <table:table-cell table:formula="of:=[.O581]-[.O703]" office:value-type="string" office:string-value="" calcext:value-type="error">
            <text:p>#VALEUR !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DIV/0 !</text:p>
          </table:table-cell>
          <table:table-cell table:formula="of:=[.S581]-[.S703]" office:value-type="float" office:value="0" calcext:value-type="float">
            <text:p>0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DIV/0 !</text:p>
          </table:table-cell>
          <table:table-cell table:formula="of:=[.V581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" calcext:value-type="float">
            <text:p>0</text:p>
          </table:table-cell>
          <table:table-cell table:formula="of:=[.D582]-[.D704]" office:value-type="float" office:value="0" calcext:value-type="float">
            <text:p>0</text:p>
          </table:table-cell>
          <table:table-cell table:formula="of:=[.E582]-[.E704]" office:value-type="float" office:value="0" calcext:value-type="float">
            <text:p>0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" calcext:value-type="float">
            <text:p>0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VALEUR !</text:p>
          </table:table-cell>
          <table:table-cell table:formula="of:=[.M582]-[.M704]" office:value-type="string" office:string-value="" calcext:value-type="error">
            <text:p>#VALEUR !</text:p>
          </table:table-cell>
          <table:table-cell table:formula="of:=[.N582]-[.N704]" office:value-type="float" office:value="0" calcext:value-type="float">
            <text:p>0</text:p>
          </table:table-cell>
          <table:table-cell table:formula="of:=[.O582]-[.O704]" office:value-type="string" office:string-value="" calcext:value-type="error">
            <text:p>#VALEUR !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DIV/0 !</text:p>
          </table:table-cell>
          <table:table-cell table:formula="of:=[.S582]-[.S704]" office:value-type="float" office:value="0" calcext:value-type="float">
            <text:p>0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DIV/0 !</text:p>
          </table:table-cell>
          <table:table-cell table:formula="of:=[.V582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" calcext:value-type="float">
            <text:p>0</text:p>
          </table:table-cell>
          <table:table-cell table:formula="of:=[.D583]-[.D705]" office:value-type="string" office:string-value="" calcext:value-type="error">
            <text:p>#VALEUR !</text:p>
          </table:table-cell>
          <table:table-cell table:formula="of:=[.E583]-[.E705]" office:value-type="float" office:value="0" calcext:value-type="float">
            <text:p>0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string" office:string-value="" calcext:value-type="error">
            <text:p>#VALEUR !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VALEUR !</text:p>
          </table:table-cell>
          <table:table-cell table:formula="of:=[.M583]-[.M705]" office:value-type="string" office:string-value="" calcext:value-type="error">
            <text:p>#VALEUR !</text:p>
          </table:table-cell>
          <table:table-cell table:formula="of:=[.N583]-[.N705]" office:value-type="string" office:string-value="" calcext:value-type="error">
            <text:p>#VALEUR !</text:p>
          </table:table-cell>
          <table:table-cell table:formula="of:=[.O583]-[.O705]" office:value-type="string" office:string-value="" calcext:value-type="error">
            <text:p>#VALEUR !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DIV/0 !</text:p>
          </table:table-cell>
          <table:table-cell table:formula="of:=[.S583]-[.S705]" office:value-type="string" office:string-value="" calcext:value-type="error">
            <text:p>#VALEUR !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DIV/0 !</text:p>
          </table:table-cell>
          <table:table-cell table:formula="of:=[.V583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" calcext:value-type="float">
            <text:p>0</text:p>
          </table:table-cell>
          <table:table-cell table:formula="of:=[.D584]-[.D706]" office:value-type="float" office:value="0" calcext:value-type="float">
            <text:p>0</text:p>
          </table:table-cell>
          <table:table-cell table:formula="of:=[.E584]-[.E706]" office:value-type="float" office:value="0" calcext:value-type="float">
            <text:p>0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float" office:value="0" calcext:value-type="float">
            <text:p>0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float" office:value="0" calcext:value-type="float">
            <text:p>0</text:p>
          </table:table-cell>
          <table:table-cell table:formula="of:=[.M584]-[.M706]" office:value-type="float" office:value="0" calcext:value-type="float">
            <text:p>0</text:p>
          </table:table-cell>
          <table:table-cell table:formula="of:=[.N584]-[.N706]" office:value-type="float" office:value="0" calcext:value-type="float">
            <text:p>0</text:p>
          </table:table-cell>
          <table:table-cell table:formula="of:=[.O584]-[.O706]" office:value-type="float" office:value="0" calcext:value-type="float">
            <text:p>0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DIV/0 !</text:p>
          </table:table-cell>
          <table:table-cell table:formula="of:=[.S584]-[.S706]" office:value-type="float" office:value="3.98986399474666E-017" calcext:value-type="float">
            <text:p>3,98986399474666E-017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DIV/0 !</text:p>
          </table:table-cell>
          <table:table-cell table:formula="of:=[.V584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" calcext:value-type="float">
            <text:p>0</text:p>
          </table:table-cell>
          <table:table-cell table:formula="of:=[.D585]-[.D707]" office:value-type="float" office:value="0" calcext:value-type="float">
            <text:p>0</text:p>
          </table:table-cell>
          <table:table-cell table:formula="of:=[.E585]-[.E707]" office:value-type="float" office:value="0" calcext:value-type="float">
            <text:p>0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float" office:value="0" calcext:value-type="float">
            <text:p>0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VALEUR !</text:p>
          </table:table-cell>
          <table:table-cell table:formula="of:=[.M585]-[.M707]" office:value-type="string" office:string-value="" calcext:value-type="error">
            <text:p>#VALEUR !</text:p>
          </table:table-cell>
          <table:table-cell table:formula="of:=[.N585]-[.N707]" office:value-type="float" office:value="0" calcext:value-type="float">
            <text:p>0</text:p>
          </table:table-cell>
          <table:table-cell table:formula="of:=[.O585]-[.O707]" office:value-type="string" office:string-value="" calcext:value-type="error">
            <text:p>#VALEUR !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DIV/0 !</text:p>
          </table:table-cell>
          <table:table-cell table:formula="of:=[.S585]-[.S707]" office:value-type="float" office:value="0" calcext:value-type="float">
            <text:p>0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DIV/0 !</text:p>
          </table:table-cell>
          <table:table-cell table:formula="of:=[.V585]-[.V70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clusions: traitements identiques</text:p>
          </table:table-cell>
          <table:table-cell table:style-name="ce4" table:number-columns-repeated="3"/>
          <table:table-cell table:number-columns-repeated="1020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36:35.222090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37:24.975009140</dc:date>
    <meta:generator>LibreOffice/4.2.8.2$Linux_X86_64 LibreOffice_project/420m0$Build-2</meta:generator>
    <meta:editing-duration>PT57M28S</meta:editing-duration>
    <meta:editing-cycles>15</meta:editing-cycles>
    <meta:document-statistic meta:table-count="1" meta:cell-count="7079" meta:object-count="0"/>
  </office:meta>
</office:document-meta>
</file>